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FD000000FDE400028F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Pictures/2000000A000000FD000000FDE400028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FD000000FDE400028F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Pictures/2000000A000000FD000000FDE400028F.svm" manifest:media-type="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Pictures/2000000A000000FD000000FDE400028F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Pictures/2000000A000000FD000000FDE400028F.svm" manifest:media-type="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Pictures/2000000A000000FD000000FDE400028F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Pictures/2000000A000000FD000000FDE400028F.svm" manifest:media-type="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Pictures/2000000A000000FD000000FDE400028F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Pictures/2000000A000000FD000000FDE400028F.svm" manifest:media-type="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Pictures/2000000A000000FD000000FDE400028F.svm" manifest:media-type="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Pictures/2000000A000000FD000000FDE400028F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3409in"/>
    </style:style>
    <style:style style:name="co8" style:family="table-column">
      <style:table-column-properties fo:break-before="auto" style:column-width="1.2264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0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9"/>
    <style:style style:name="ce1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blem_Setup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6"/>
          <table:table-cell table:style-name="ce8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Geometry</text:p>
          </table:table-cell>
          <table:table-cell table:number-columns-repeated="3"/>
          <table:table-cell table:style-name="ce9" office:value-type="string" calcext:value-type="string">
            <text:p>Solid <text:s/>Properties</text:p>
          </table:table-cell>
          <table:table-cell table:number-columns-repeated="4"/>
          <table:table-cell table:style-name="ce9" office:value-type="string" calcext:value-type="string">
            <text:p>Unit Convers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radia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_fuel</text:p>
          </table:table-cell>
          <table:table-cell table:style-name="ce10" office:value-type="float" office:value="5.377069796" calcext:value-type="float">
            <text:p>5.377</text:p>
          </table:table-cell>
          <table:table-cell office:value-type="string" calcext:value-type="string">
            <text:p>W/m-k</text:p>
          </table:table-cell>
          <table:table-cell table:number-columns-repeated="2"/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/FR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xial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k_clad</text:p>
          </table:table-cell>
          <table:table-cell table:style-name="ce10" office:value-type="float" office:value="14.83" calcext:value-type="float">
            <text:p>14.830</text:p>
          </table:table-cell>
          <table:table-cell office:value-type="string" calcext:value-type="string">
            <text:p>W/m-k</text:p>
          </table:table-cell>
          <table:table-cell table:number-columns-repeated="2"/>
          <table:table-cell table:style-name="ce1" office:value-type="string" calcext:value-type="string">
            <text:p>BTU/sec</text:p>
          </table:table-cell>
          <table:table-cell table:style-name="ce1" office:value-type="string" calcext:value-type="string">
            <text:p>KW</text:p>
          </table:table-cell>
          <table:table-cell table:style-name="ce1" office:value-type="float" office:value="1.05435" calcext:value-type="float">
            <text:p>1.05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chan</text:p>
          </table:table-cell>
          <table:table-cell office:value-type="float" office:value="3.658" calcext:value-type="float">
            <text:p>3.65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ho_fuel</text:p>
          </table:table-cell>
          <table:table-cell table:style-name="ce11" office:value-type="float" office:value="10970.40457" calcext:value-type="float">
            <text:p>10970.40</text:p>
          </table:table-cell>
          <table:table-cell office:value-type="string" calcext:value-type="string">
            <text:p>kg/m^3</text:p>
          </table:table-cell>
          <table:table-cell table:number-columns-repeated="2"/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304801" calcext:value-type="float">
            <text:p>0.3048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z</text:p>
          </table:table-cell>
          <table:table-cell table:formula="of:=[Problem_Setup.D6]/[Problem_Setup.D5]" office:value-type="float" office:value="0.1829" calcext:value-type="float">
            <text:p>0.182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ho_clad</text:p>
          </table:table-cell>
          <table:table-cell table:style-name="ce1" office:value-type="float" office:value="8470.57" calcext:value-type="float">
            <text:p>8470.57</text:p>
          </table:table-cell>
          <table:table-cell office:value-type="string" calcext:value-type="string">
            <text:p>kg/m^3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K</text:p>
          </table:table-cell>
          <table:table-cell table:style-name="ce1" table:formula="of:=5/9" office:value-type="float" office:value="0.555555555555556" calcext:value-type="float">
            <text:p>0.55555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_rod</text:p>
          </table:table-cell>
          <table:table-cell table:formula="of:=0.45" office:value-type="float" office:value="0.45" calcext:value-type="float">
            <text:p>0.45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cp_fuel</text:p>
          </table:table-cell>
          <table:table-cell table:style-name="ce6" office:value-type="float" office:value="0.288947796" calcext:value-type="float">
            <text:p>0.28895</text:p>
          </table:table-cell>
          <table:table-cell office:value-type="string" calcext:value-type="string">
            <text:p>kJ/kg-K</text:p>
          </table:table-cell>
          <table:table-cell table:number-columns-repeated="2"/>
          <table:table-cell office:value-type="string" calcext:value-type="string">
            <text:p>BTU/hr-ft^2-F</text:p>
          </table:table-cell>
          <table:table-cell office:value-type="string" calcext:value-type="string">
            <text:p>W/m^2-K</text:p>
          </table:table-cell>
          <table:table-cell table:formula="of:=1000*t_btu_kw/(t_R_K*t_ft_m^2)/3600" office:value-type="float" office:value="5.67442724009333" calcext:value-type="float">
            <text:p>5.6744272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_fuel</text:p>
          </table:table-cell>
          <table:table-cell table:formula="of:=0.8192/2" office:value-type="float" office:value="0.4096" calcext:value-type="float">
            <text:p>0.4096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cp_clad</text:p>
          </table:table-cell>
          <table:table-cell table:style-name="ce6" office:value-type="float" office:value="0.431" calcext:value-type="float">
            <text:p>0.43100</text:p>
          </table:table-cell>
          <table:table-cell office:value-type="string" calcext:value-type="string">
            <text:p>kJ/kg-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_clad</text:p>
          </table:table-cell>
          <table:table-cell table:style-name="ce3" table:formula="of:=0.057" office:value-type="float" office:value="0.057" calcext:value-type="float">
            <text:p>0.0570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hgap</text:p>
          </table:table-cell>
          <table:table-cell table:style-name="ce11" office:value-type="float" office:value="5678.3" calcext:value-type="float">
            <text:p>5678.30</text:p>
          </table:table-cell>
          <table:table-cell office:value-type="string" calcext:value-type="string">
            <text:p>W/m^2-K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_gap</text:p>
          </table:table-cell>
          <table:table-cell table:formula="of:=[.D10]-([.D8]-[.D9])" office:value-type="float" office:value="0.0166" calcext:value-type="float">
            <text:p>0.0166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_surf</text:p>
          </table:table-cell>
          <table:table-cell table:style-name="ce4" table:formula="of:=(2*PI()*['SS Rod Radial Profile_10'.O30]/100*[Problem_Setup.D7])" office:value-type="float" office:value="0.0054586922242814" calcext:value-type="float">
            <text:p>5.4587E-03</text:p>
          </table:table-cell>
          <table:table-cell office:value-type="string" calcext:value-type="string">
            <text:p>m^2</text:p>
          </table:table-cell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_mom</text:p>
          </table:table-cell>
          <table:table-cell table:style-name="ce5" table:formula="of:=([.D12]^2-(PI()*[.D8]^2))*10^-4" office:value-type="float" office:value="0.0000951427487648067" calcext:value-type="float">
            <text:p>9.514275E-05</text:p>
          </table:table-cell>
          <table:table-cell office:value-type="string" calcext:value-type="string">
            <text:p>m^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ett. Perimeter</text:p>
          </table:table-cell>
          <table:table-cell table:style-name="ce5" table:formula="of:=2*PI()*[.D8]/100" office:value-type="float" office:value="0.0282743338823081" calcext:value-type="float">
            <text:p>2.827433E-02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Dittus-Boetler </text:p>
          </table:table-cell>
          <table:table-cell table:number-columns-repeated="5"/>
          <table:table-cell table:style-name="ce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hyd. Diameter</text:p>
          </table:table-cell>
          <table:table-cell/>
          <table:table-cell office:value-type="string" calcext:value-type="string">
            <text:p>m </text:p>
          </table:table-cell>
          <table:table-cell/>
          <table:table-cell office:value-type="string" calcext:value-type="string">
            <text:p>kl</text:p>
          </table:table-cell>
          <table:table-cell table:style-name="ce3" office:value-type="float" office:value="0.311103548387097" calcext:value-type="float">
            <text:p>0.3111</text:p>
          </table:table-cell>
          <table:table-cell office:value-type="string" calcext:value-type="string">
            <text:p>btu/hr-ft-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lume fuel</text:p>
          </table:table-cell>
          <table:table-cell table:formula="of:=A_surf*L_chan" office:value-type="float" office:value="0.0199678961564214" calcext:value-type="float">
            <text:p>0.0199678962</text:p>
          </table:table-cell>
          <table:table-cell office:value-type="string" calcext:value-type="string">
            <text:p>m^3 </text:p>
          </table:table-cell>
          <table:table-cell/>
          <table:table-cell office:value-type="string" calcext:value-type="string">
            <text:p>De</text:p>
          </table:table-cell>
          <table:table-cell table:style-name="ce3" office:value-type="float" office:value="0.038641217872043" calcext:value-type="float">
            <text:p>0.0386</text:p>
          </table:table-cell>
          <table:table-cell office:value-type="string" calcext:value-type="string">
            <text:p>Ft^2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ss fuel</text:p>
          </table:table-cell>
          <table:table-cell table:formula="of:=vol_fuel*Rho_fuel" office:value-type="float" office:value="219.05589924769" calcext:value-type="float">
            <text:p>219.0558992477</text:p>
          </table:table-cell>
          <table:table-cell office:value-type="string" calcext:value-type="string">
            <text:p>kg </text:p>
          </table:table-cell>
          <table:table-cell/>
          <table:table-cell office:value-type="string" calcext:value-type="string">
            <text:p>L/D</text:p>
          </table:table-cell>
          <table:table-cell table:style-name="ce3" table:formula="of:=[Problem_Setup.D6]/(2*['SS Rod Radial Profile_10'.O30]/100)" office:value-type="float" office:value="385.051368287058" calcext:value-type="float">
            <text:p>385.0514</text:p>
          </table:table-cell>
          <table:table-cell/>
          <table:table-cell office:value-type="string" calcext:value-type="string">
            <text:p>L/D&gt;1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Nu</text:p>
          </table:table-cell>
          <table:table-cell table:style-name="ce3" office:value-type="float" office:value="738.529978402469" calcext:value-type="float">
            <text:p>738.53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Re</text:p>
          </table:table-cell>
          <table:table-cell table:style-name="ce7" office:value-type="float" office:value="449606.212166619" calcext:value-type="float">
            <text:p>4.50E+005</text:p>
          </table:table-cell>
          <table:table-cell/>
          <table:table-cell office:value-type="string" calcext:value-type="string">
            <text:p>Re&gt;100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r</text:p>
          </table:table-cell>
          <table:table-cell table:style-name="ce3" office:value-type="float" office:value="0.913978807329116" calcext:value-type="float">
            <text:p>0.9140</text:p>
          </table:table-cell>
          <table:table-cell/>
          <table:table-cell office:value-type="string" calcext:value-type="string">
            <text:p>0.6&gt;Pr&gt;6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Rod Power</text:p>
          </table:table-cell>
          <table:table-cell table:number-columns-repeated="3"/>
          <table:table-cell office:value-type="string" calcext:value-type="string">
            <text:p>htc</text:p>
          </table:table-cell>
          <table:table-cell table:style-name="ce3" office:value-type="float" office:value="1.65522355798267" calcext:value-type="float">
            <text:p>1.6552</text:p>
          </table:table-cell>
          <table:table-cell office:value-type="string" calcext:value-type="string">
            <text:p>btu/sec-ft^2-F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W/m</text:p>
          </table:table-cell>
          <table:table-cell/>
          <table:table-cell office:value-type="string" calcext:value-type="string">
            <text:p>htc</text:p>
          </table:table-cell>
          <table:table-cell table:style-name="ce7" table:formula="of:=[Problem_Setup.H22]*3600*t_htc" office:value-type="float" office:value="33812.8043250998" calcext:value-type="float">
            <text:p>3.38E+004</text:p>
          </table:table-cell>
          <table:table-cell office:value-type="string" calcext:value-type="string">
            <text:p>W/m^2-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 </text:p>
          </table:table-cell>
          <table:table-cell table:style-name="ce6" table:formula="of:=[Problem_Setup.D23]*[Problem_Setup.D6]" office:value-type="float" office:value="14.632" calcext:value-type="float">
            <text:p>14.6320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Tw-Tf</text:p>
          </table:table-cell>
          <table:table-cell table:style-name="ce3" table:formula="of:=[Problem_Setup.D24]*1000/([Problem_Setup.H23]*A_surf*[Problem_Setup.D5])" office:value-type="float" office:value="3.96372848086904" calcext:value-type="float">
            <text:p>3.9637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_dot</text:p>
          </table:table-cell>
          <table:table-cell table:formula="of:=[Problem_Setup.D23]/(PI()*(([Problem_Setup.D9]/100)^2))" office:value-type="float" office:value="75890.9907779195" calcext:value-type="float">
            <text:p>75890.9907779195</text:p>
          </table:table-cell>
          <table:table-cell office:value-type="string" calcext:value-type="string">
            <text:p>kW/m^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''</text:p>
          </table:table-cell>
          <table:table-cell table:formula="of:=[Problem_Setup.D24]/A_surf" office:value-type="float" office:value="2680.495510429" calcext:value-type="float">
            <text:p>2680.495510429</text:p>
          </table:table-cell>
          <table:table-cell office:value-type="string" calcext:value-type="string">
            <text:p>kW/m^2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9" office:value-type="string" calcext:value-type="string">
            <text:p>Thermal Resistance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_gap</text:p>
          </table:table-cell>
          <table:table-cell table:formula="of:=1/(hgap*2*PI()*R_fuel/100*dz)" office:value-type="float" office:value="0.0374134833287124" calcext:value-type="float">
            <text:p>0.0374134833</text:p>
          </table:table-cell>
          <table:table-cell office:value-type="string" calcext:value-type="string">
            <text:p>K/W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luid Condtions</text:p>
          </table:table-cell>
          <table:table-cell table:number-columns-repeated="3"/>
          <table:table-cell office:value-type="string" calcext:value-type="string">
            <text:p>R_clad</text:p>
          </table:table-cell>
          <table:table-cell table:formula="of:=LN(R_rod/(R_rod-[.D10]))/(2*PI()*dz*k_clad)" office:value-type="float" office:value="0.00794704576057062" calcext:value-type="float">
            <text:p>0.0079470458</text:p>
          </table:table-cell>
          <table:table-cell office:value-type="string" calcext:value-type="string">
            <text:p>K/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_do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kg/sec</text:p>
          </table:table-cell>
          <table:table-cell/>
          <table:table-cell office:value-type="string" calcext:value-type="string">
            <text:p>R_fluid</text:p>
          </table:table-cell>
          <table:table-cell table:formula="of:=1/(A_surf*[.H23])" office:value-type="float" office:value="0.00541789021441914" calcext:value-type="float">
            <text:p>0.0054178902</text:p>
          </table:table-cell>
          <table:table-cell office:value-type="string" calcext:value-type="string">
            <text:p>K/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f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_i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</text:p>
          </table:table-cell>
          <table:table-cell/>
          <table:table-cell table:style-name="ce9" office:value-type="string" calcext:value-type="string">
            <text:p>Temperature Dro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_in</text:p>
          </table:table-cell>
          <table:table-cell office:value-type="float" office:value="1283.8" calcext:value-type="float">
            <text:p>1283.8</text:p>
          </table:table-cell>
          <table:table-cell office:value-type="string" calcext:value-type="string">
            <text:p>kJ/kg</text:p>
          </table:table-cell>
          <table:table-cell/>
          <table:table-cell office:value-type="string" calcext:value-type="string">
            <text:p>T_gap</text:p>
          </table:table-cell>
          <table:table-cell table:formula="of:=q_lin*dz*1000*[.H28]" office:value-type="float" office:value="27.371704403286" calcext:value-type="float">
            <text:p>27.3717044033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p_in</text:p>
          </table:table-cell>
          <table:table-cell office:value-type="float" office:value="5.2189" calcext:value-type="float">
            <text:p>5.2189</text:p>
          </table:table-cell>
          <table:table-cell office:value-type="string" calcext:value-type="string">
            <text:p>kJ/kg-k</text:p>
          </table:table-cell>
          <table:table-cell/>
          <table:table-cell office:value-type="string" calcext:value-type="string">
            <text:p>T_clad</text:p>
          </table:table-cell>
          <table:table-cell table:formula="of:=q_lin*dz*1000*[.H29]" office:value-type="float" office:value="5.81405867843346" calcext:value-type="float">
            <text:p>5.8140586784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l_in</text:p>
          </table:table-cell>
          <table:table-cell office:value-type="float" office:value="0.58213" calcext:value-type="float">
            <text:p>0.58213</text:p>
          </table:table-cell>
          <table:table-cell office:value-type="string" calcext:value-type="string">
            <text:p>W/m-K</text:p>
          </table:table-cell>
          <table:table-cell/>
          <table:table-cell office:value-type="string" calcext:value-type="string">
            <text:p>T_fluid</text:p>
          </table:table-cell>
          <table:table-cell table:formula="of:=q_lin*dz*1000*[.H30]" office:value-type="float" office:value="3.96372848086904" calcext:value-type="float">
            <text:p>3.9637284809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_in</text:p>
          </table:table-cell>
          <table:table-cell table:style-name="ce7" office:value-type="float" office:value="0.000092745" calcext:value-type="float">
            <text:p>9.27E-005</text:p>
          </table:table-cell>
          <table:table-cell office:value-type="string" calcext:value-type="string">
            <text:p>Pa-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p_bar</text:p>
          </table:table-cell>
          <table:table-cell table:style-name="ce1" table:formula="of:=([.D34]+[.D38])/2" office:value-type="float" office:value="5.32135" calcext:value-type="float">
            <text:p>5.32135</text:p>
          </table:table-cell>
          <table:table-cell office:value-type="string" calcext:value-type="string">
            <text:p>T_out</text:p>
          </table:table-cell>
          <table:table-cell table:formula="of:=[.D32]+[.D24]/([.B37]*M_dot)" office:value-type="float" office:value="299.165593943893" calcext:value-type="float">
            <text:p>299.1655939439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kJ/kg-k</text:p>
          </table:table-cell>
          <table:table-cell/>
          <table:table-cell office:value-type="string" calcext:value-type="string">
            <text:p>cp_out</text:p>
          </table:table-cell>
          <table:table-cell office:value-type="float" office:value="5.4238" calcext:value-type="float">
            <text:p>5.4238</text:p>
          </table:table-cell>
          <table:table-cell office:value-type="string" calcext:value-type="string">
            <text:p>kJ/kg-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l_out</text:p>
          </table:table-cell>
          <table:table-cell office:value-type="float" office:value="0.58213" calcext:value-type="float">
            <text:p>0.58213</text:p>
          </table:table-cell>
          <table:table-cell office:value-type="string" calcext:value-type="string">
            <text:p>W/m-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u_out</text:p>
          </table:table-cell>
          <table:table-cell/>
          <table:table-cell office:value-type="string" calcext:value-type="string">
            <text:p>Pa-s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S Rod Radial Profile_5" table:style-name="ta1">
        <table:shapes>
          <draw:frame draw:z-index="0" draw:style-name="gr1" draw:text-style-name="P1" svg:width="5.7008in" svg:height="3.0457in" svg:x="0.7925in" svg:y="8.9957in">
            <draw:object draw:notify-on-update-of-ranges="'SS Rod Radial Profile_5'.C30:'SS Rod Radial Profile_5'.J30 'SS Rod Radial Profile_5'.B31:'SS Rod Radial Profile_5'.B31 'SS Rod Radial Profile_5'.C31:'SS Rod Radial Profile_5'.J31 'SS Rod Radial Profile_5'.C30:'SS Rod Radial Profile_5'.J30 'SS Rod Radial Profile_5'.B32:'SS Rod Radial Profile_5'.B32 'SS Rod Radial Profile_5'.C32:'SS Rod Radial Profile_5'.J32 'SS Rod Radial Profile_5'.C30:'SS Rod Radial Profile_5'.J30 'SS Rod Radial Profile_5'.B33:'SS Rod Radial Profile_5'.B33 'SS Rod Radial Profile_5'.C33:'SS Rod Radial Profile_5'.J33 'SS Rod Radial Profile_5'.C30:'SS Rod Radial Profile_5'.J30 'SS Rod Radial Profile_5'.B34:'SS Rod Radial Profile_5'.B34 'SS Rod Radial Profile_5'.C34:'SS Rod Radial Profile_5'.J3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0461in" svg:height="3.0339in" svg:x="6.4925in" svg:y="0.5098in">
            <draw:object draw:notify-on-update-of-ranges="'SS Rod Radial Profile_5'.D30:'SS Rod Radial Profile_5'.I30 'SS Rod Radial Profile_5'.L39:'SS Rod Radial Profile_5'.L39 'SS Rod Radial Profile_5'.M39:'SS Rod Radial Profile_5'.W39 'SS Rod Radial Profile_5'.D30:'SS Rod Radial Profile_5'.I30 'SS Rod Radial Profile_5'.L41:'SS Rod Radial Profile_5'.L41 'SS Rod Radial Profile_5'.M41:'SS Rod Radial Profile_5'.W41 'SS Rod Radial Profile_5'.D30:'SS Rod Radial Profile_5'.I30 'SS Rod Radial Profile_5'.L40:'SS Rod Radial Profile_5'.L40 'SS Rod Radial Profile_5'.M40:'SS Rod Radial Profile_5'.W4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5.3354in" svg:height="3.0461in" svg:x="7.8264in" svg:y="8.4858in">
            <draw:object draw:notify-on-update-of-ranges="'SS Rod Radial Profile_5'.C37:'SS Rod Radial Profile_5'.J37 'SS Rod Radial Profile_5'.B38:'SS Rod Radial Profile_5'.B38 'SS Rod Radial Profile_5'.C38:'SS Rod Radial Profile_5'.J38 'SS Rod Radial Profile_5'.C37:'SS Rod Radial Profile_5'.J37 'SS Rod Radial Profile_5'.B39:'SS Rod Radial Profile_5'.B39 'SS Rod Radial Profile_5'.C39:'SS Rod Radial Profile_5'.J39 'SS Rod Radial Profile_5'.C37:'SS Rod Radial Profile_5'.J37 'SS Rod Radial Profile_5'.B40:'SS Rod Radial Profile_5'.B40 'SS Rod Radial Profile_5'.C40:'SS Rod Radial Profile_5'.J4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7.0228in" svg:height="4.2906in" svg:x="0.2886in" svg:y="12.7882in">
            <draw:object draw:notify-on-update-of-ranges="'SS Rod Radial Profile_5'.C30:'SS Rod Radial Profile_5'.J30 'SS Rod Radial Profile_5'.B31:'SS Rod Radial Profile_5'.B31 'SS Rod Radial Profile_5'.C31:'SS Rod Radial Profile_5'.J31 'SS Rod Radial Profile_5'.C30:'SS Rod Radial Profile_5'.J30 'SS Rod Radial Profile_5'.B32:'SS Rod Radial Profile_5'.B32 'SS Rod Radial Profile_5'.C32:'SS Rod Radial Profile_5'.J32 'SS Rod Radial Profile_5'.C30:'SS Rod Radial Profile_5'.J30 'SS Rod Radial Profile_5'.B33:'SS Rod Radial Profile_5'.B33 'SS Rod Radial Profile_5'.C33:'SS Rod Radial Profile_5'.J33 'SS Rod Radial Profile_5'.C30:'SS Rod Radial Profile_5'.J30 'SS Rod Radial Profile_5'.B34:'SS Rod Radial Profile_5'.B34 'SS Rod Radial Profile_5'.C34:'SS Rod Radial Profile_5'.J3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draw:text-style-name="P1" svg:width="6.0461in" svg:height="3.0339in" svg:x="7.8268in" svg:y="11.8283in">
            <draw:object draw:notify-on-update-of-ranges="'SS Rod Radial Profile_5'.C30:'SS Rod Radial Profile_5'.I30 'SS Rod Radial Profile_5'.L31:'SS Rod Radial Profile_5'.L31 'SS Rod Radial Profile_5'.M31:'SS Rod Radial Profile_5'.Y31 'SS Rod Radial Profile_5'.C30:'SS Rod Radial Profile_5'.I30 'SS Rod Radial Profile_5'.L32:'SS Rod Radial Profile_5'.L32 'SS Rod Radial Profile_5'.M32:'SS Rod Radial Profile_5'.Y3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6" table:default-cell-style-name="ce10"/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number-columns-repeated="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3" office:value-type="string" calcext:value-type="string" table:number-columns-spanned="4" table:number-rows-spanned="2">
            <text:p>AXIAL LEVEL 3 10 Radial Nodes</text:p>
          </table:table-cell>
          <table:covered-table-cell table:style-name="Default"/>
          <table:covered-table-cell table:number-columns-repeated="2"/>
          <table:table-cell table:number-columns-repeated="25"/>
        </table:table-row>
        <table:table-row table:style-name="ro1">
          <table:table-cell/>
          <table:covered-table-cell table:number-columns-repeated="2" table:style-name="Default"/>
          <table:covered-table-cell table:number-columns-repeated="2"/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Default" office:value-type="string" calcext:value-type="string">
            <text:p>Fluid Energy Balance</text:p>
          </table:table-cell>
          <table:table-cell table:style-name="Default"/>
          <table:table-cell table:number-columns-repeated="27"/>
        </table:table-row>
        <table:table-row table:style-name="ro1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ce9" office:value-type="string" calcext:value-type="string">
            <text:p>Raw Data</text:p>
          </table:table-cell>
          <table:table-cell table:style-name="Default"/>
          <table:table-cell table:number-columns-repeated="2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low rate</text:p>
          </table:table-cell>
          <table:table-cell table:number-columns-repeated="2" office:value-type="string" calcext:value-type="string">
            <text:p>enthalpy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bm/sec</text:p>
          </table:table-cell>
          <table:table-cell office:value-type="string" calcext:value-type="string">
            <text:p>btu/lbm</text:p>
          </table:table-cell>
          <table:table-cell office:value-type="string" calcext:value-type="string">
            <text:p>kJ/kg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let</text:p>
          </table:table-cell>
          <table:table-cell table:style-name="ce6" office:value-type="float" office:value="0.661386" calcext:value-type="float">
            <text:p>0.66139</text:p>
          </table:table-cell>
          <table:table-cell table:style-name="ce1" office:value-type="float" office:value="554.232258064516" calcext:value-type="float">
            <text:p>554.2322580645</text:p>
          </table:table-cell>
          <table:table-cell table:style-name="ce1" table:formula="of:=2.326*[.D9]" office:value-type="float" office:value="1289.14423225806" calcext:value-type="float">
            <text:p>1289.144232258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style-name="ce6" office:value-type="float" office:value="0.661395386741239" calcext:value-type="float">
            <text:p>0.66140</text:p>
          </table:table-cell>
          <table:table-cell table:style-name="ce1" office:value-type="float" office:value="575.139866822724" calcext:value-type="float">
            <text:p>575.1398668227</text:p>
          </table:table-cell>
          <table:table-cell table:style-name="ce1" table:formula="of:=2.326*[.D10]" office:value-type="float" office:value="1337.77533022966" calcext:value-type="float">
            <text:p>1337.7753302297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style-name="ce1" table:formula="of:=[.C10]" office:value-type="float" office:value="0.661395386741239" calcext:value-type="float">
            <text:p>0.6613953867</text:p>
          </table:table-cell>
          <table:table-cell table:style-name="ce1" office:value-type="float" office:value="574.870138449992" calcext:value-type="float">
            <text:p>574.87013845</text:p>
          </table:table-cell>
          <table:table-cell table:style-name="ce1" table:formula="of:=2.326*[.D11]" office:value-type="float" office:value="1337.14794203468" calcext:value-type="float">
            <text:p>1337.1479420347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style-name="ce1" table:formula="of:=[.C11]" office:value-type="float" office:value="0.661395386741239" calcext:value-type="float">
            <text:p>0.6613953867</text:p>
          </table:table-cell>
          <table:table-cell table:style-name="ce1" office:value-type="float" office:value="575.510495589131" calcext:value-type="float">
            <text:p>575.5104955891</text:p>
          </table:table-cell>
          <table:table-cell table:style-name="ce1" table:formula="of:=2.326*[.D12]" office:value-type="float" office:value="1338.63741274032" calcext:value-type="float">
            <text:p>1338.6374127403</text:p>
          </table:table-cell>
          <table:table-cell table:number-columns-repeated="2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ce9" office:value-type="string" calcext:value-type="string">
            <text:p>Output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Enthalpy Change</text:p>
          </table:table-cell>
          <table:table-cell table:style-name="ce1" office:value-type="string" calcext:value-type="string">
            <text:p>Total Power</text:p>
          </table:table-cell>
          <table:table-cell table:style-name="ce1" office:value-type="string" calcext:value-type="string">
            <text:p>Rod Energy Rate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kJ/kg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/m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nalytical</text:p>
          </table:table-cell>
          <table:table-cell table:style-name="ce1" table:formula="of:=q_lin*L_chan/(M_dot)" office:value-type="float" office:value="48.7733333333333" calcext:value-type="float">
            <text:p>48.7733333333</text:p>
          </table:table-cell>
          <table:table-cell table:style-name="ce14" table:formula="of:=M_dot*[.C19]" office:value-type="float" office:value="14.632" calcext:value-type="float">
            <text:p>14.63200000</text:p>
          </table:table-cell>
          <table:table-cell table:style-name="ce10" table:formula="of:=q_lin" office:value-type="float" office:value="4" calcext:value-type="float">
            <text:p>4.000</text:p>
          </table:table-cell>
          <table:table-cell office:value-type="string" calcext:value-type="string">
            <text:p>Erro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formula="of:=[.E10]-[.$E$9]" office:value-type="float" office:value="48.6310979715913" calcext:value-type="float">
            <text:p>48.631</text:p>
          </table:table-cell>
          <table:table-cell table:style-name="ce14" table:formula="of:=M_dot*[.C20]" office:value-type="float" office:value="14.5893293914774" calcext:value-type="float">
            <text:p>14.58932939</text:p>
          </table:table-cell>
          <table:table-cell table:style-name="ce10" table:formula="of:=[.D20]/L_chan" office:value-type="float" office:value="3.98833498946894" calcext:value-type="float">
            <text:p>3.988</text:p>
          </table:table-cell>
          <table:table-cell table:style-name="ce17" table:formula="of:=([.E20]-[.$E$19])/[.$E$19]" office:value-type="percentage" office:value="-0.00291625263276396" calcext:value-type="percentage">
            <text:p>-0.29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formula="of:=[.E11]-[.$E$9]" office:value-type="float" office:value="48.003709776616" calcext:value-type="float">
            <text:p>48.004</text:p>
          </table:table-cell>
          <table:table-cell table:style-name="ce14" table:formula="of:=M_dot*[.C21]" office:value-type="float" office:value="14.4011129329848" calcext:value-type="float">
            <text:p>14.40111293</text:p>
          </table:table-cell>
          <table:table-cell table:style-name="ce10" table:formula="of:=[.D21]/L_chan" office:value-type="float" office:value="3.93688161098546" calcext:value-type="float">
            <text:p>3.937</text:p>
          </table:table-cell>
          <table:table-cell table:style-name="ce17" table:formula="of:=([.E21]-[.$E$19])/[.$E$19]" office:value-type="percentage" office:value="-0.0157795972536356" calcext:value-type="percentage">
            <text:p>-1.58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formula="of:=[.E12]-[.$E$9]" office:value-type="float" office:value="49.4931804822545" calcext:value-type="float">
            <text:p>49.493</text:p>
          </table:table-cell>
          <table:table-cell table:style-name="ce14" table:formula="of:=M_dot*[.C22]" office:value-type="float" office:value="14.8479541446764" calcext:value-type="float">
            <text:p>14.84795414</text:p>
          </table:table-cell>
          <table:table-cell table:style-name="ce10" table:formula="of:=[.D22]/L_chan" office:value-type="float" office:value="4.05903612484318" calcext:value-type="float">
            <text:p>4.059</text:p>
          </table:table-cell>
          <table:table-cell table:style-name="ce17" table:formula="of:=([.E22]-[.$E$19])/[.$E$19]" office:value-type="percentage" office:value="0.014759031210795" calcext:value-type="percentage">
            <text:p>1.48%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aw Data</text:p>
          </table:table-cell>
          <table:table-cell table:number-columns-repeated="27"/>
        </table:table-row>
        <table:table-row table:style-name="ro1">
          <table:table-cell/>
          <table:table-cell table:style-name="Default" office:value-type="string" calcext:value-type="string">
            <text:p>dr [ft]</text:p>
          </table:table-cell>
          <table:table-cell table:style-name="Default"/>
          <table:table-cell table:style-name="ce12" table:formula="of:=[.D25]" office:value-type="float" office:value="0.00211162829960637" calcext:value-type="float">
            <text:p>2.11E-003</text:p>
          </table:table-cell>
          <table:table-cell table:style-name="ce12" table:formula="of:=[.E25]" office:value-type="float" office:value="0.00472174442113214" calcext:value-type="float">
            <text:p>4.72E-003</text:p>
          </table:table-cell>
          <table:table-cell table:formula="of:=[.F25]-[.E25]" office:value-type="float" office:value="0.00289183968781947" calcext:value-type="float">
            <text:p>0.0028918397</text:p>
          </table:table-cell>
          <table:table-cell table:formula="of:=[.G25]-[.F25]" office:value-type="float" office:value="0.00294455738908025" calcext:value-type="float">
            <text:p>0.0029445574</text:p>
          </table:table-cell>
          <table:table-cell table:formula="of:=[.H25]-[.#REF!25]" office:value-type="string" office:string-value="" calcext:value-type="error">
            <text:p>#REF!</text:p>
          </table:table-cell>
          <table:table-cell table:formula="of:=[.I25]-[.H25]" office:value-type="float" office:value="0.000275590551181102" calcext:value-type="float">
            <text:p>0.0002755906</text:p>
          </table:table-cell>
          <table:table-cell table:formula="of:=[.J25]-[.I25]" office:value-type="float" office:value="0.00187007874015748" calcext:value-type="float">
            <text:p>0.0018700787</text:p>
          </table:table-cell>
          <table:table-cell table:style-name="ce1" office:value-type="string" calcext:value-type="string">
            <text:p>FLUID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r [ft]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2" office:value-type="float" office:value="0.00211162829960637" calcext:value-type="float">
            <text:p>2.11E-003</text:p>
          </table:table-cell>
          <table:table-cell table:style-name="ce12" office:value-type="float" office:value="0.00472174442113214" calcext:value-type="float">
            <text:p>4.72E-003</text:p>
          </table:table-cell>
          <table:table-cell table:style-name="ce12" office:value-type="float" office:value="0.00761358410895161" calcext:value-type="float">
            <text:p>7.61E-003</text:p>
          </table:table-cell>
          <table:table-cell table:style-name="ce12" office:value-type="float" office:value="0.0105581414980319" calcext:value-type="float">
            <text:p>1.06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style-name="ce18" table:formula="of:=(t_in+q_lin*dz*2/(M_dot*cp_in))*9/5+32" office:value-type="float" office:value="555.682193565694" calcext:value-type="float">
            <text:p>555.682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Semi-implicit Trans</text:p>
          </table:table-cell>
          <table:table-cell table:formula="of:=1/3*(4*[.D26]-[.E26])" office:value-type="float" office:value="722.306567333333" calcext:value-type="float">
            <text:p>722.307</text:p>
          </table:table-cell>
          <table:table-cell table:style-name="ce15" office:value-type="float" office:value="719.22506" calcext:value-type="float">
            <text:p>719.225</text:p>
          </table:table-cell>
          <table:table-cell table:style-name="ce10" office:value-type="float" office:value="709.980538" calcext:value-type="float">
            <text:p>709.981</text:p>
          </table:table-cell>
          <table:table-cell table:style-name="ce10" office:value-type="float" office:value="691.125854" calcext:value-type="float">
            <text:p>691.126</text:p>
          </table:table-cell>
          <table:table-cell table:style-name="ce10" office:value-type="float" office:value="661.502762" calcext:value-type="float">
            <text:p>661.503</text:p>
          </table:table-cell>
          <table:table-cell table:style-name="ce10" office:value-type="float" office:value="621.495554" calcext:value-type="float">
            <text:p>621.496</text:p>
          </table:table-cell>
          <table:table-cell table:style-name="ce10" office:value-type="float" office:value="573.289563" calcext:value-type="float">
            <text:p>573.290</text:p>
          </table:table-cell>
          <table:table-cell table:style-name="ce10" office:value-type="float" office:value="563.427273" calcext:value-type="float">
            <text:p>563.427</text:p>
          </table:table-cell>
          <table:table-cell table:style-name="ce12" table:formula="of:=[.K25]" office:value-type="float" office:value="555.682193565694" calcext:value-type="float">
            <text:p>5.56E+0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SS</text:p>
          </table:table-cell>
          <table:table-cell table:formula="of:=1/3*(4*[.D27]-[.E27])" office:value-type="float" office:value="722.653449666667" calcext:value-type="float">
            <text:p>722.653</text:p>
          </table:table-cell>
          <table:table-cell table:style-name="ce16" office:value-type="float" office:value="719.564366" calcext:value-type="float">
            <text:p>719.564366</text:p>
          </table:table-cell>
          <table:table-cell office:value-type="float" office:value="710.297115" calcext:value-type="float">
            <text:p>710.297115</text:p>
          </table:table-cell>
          <table:table-cell office:value-type="float" office:value="691.398346" calcext:value-type="float">
            <text:p>691.398346</text:p>
          </table:table-cell>
          <table:table-cell office:value-type="float" office:value="661.712127" calcext:value-type="float">
            <text:p>661.712127</text:p>
          </table:table-cell>
          <table:table-cell office:value-type="float" office:value="621.630469" calcext:value-type="float">
            <text:p>621.630469</text:p>
          </table:table-cell>
          <table:table-cell office:value-type="float" office:value="573.328937" calcext:value-type="float">
            <text:p>573.328937</text:p>
          </table:table-cell>
          <table:table-cell office:value-type="float" office:value="563.446623" calcext:value-type="float">
            <text:p>563.446623</text:p>
          </table:table-cell>
          <table:table-cell table:style-name="ce12" table:formula="of:=[.K26]" office:value-type="float" office:value="555.682193565694" calcext:value-type="float">
            <text:p>5.56E+0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Trans</text:p>
          </table:table-cell>
          <table:table-cell table:formula="of:=1/3*(4*[.D28]-[.E28])" office:value-type="float" office:value="722.248354333333" calcext:value-type="float">
            <text:p>722.248</text:p>
          </table:table-cell>
          <table:table-cell table:style-name="ce16" office:value-type="float" office:value="719.168119" calcext:value-type="float">
            <text:p>719.168119</text:p>
          </table:table-cell>
          <table:table-cell office:value-type="float" office:value="709.927413" calcext:value-type="float">
            <text:p>709.927413</text:p>
          </table:table-cell>
          <table:table-cell table:style-name="ce12" office:value-type="float" office:value="691.080128" calcext:value-type="float">
            <text:p>6.91E+002</text:p>
          </table:table-cell>
          <table:table-cell table:style-name="ce12" office:value-type="float" office:value="661.467631" calcext:value-type="float">
            <text:p>6.61E+002</text:p>
          </table:table-cell>
          <table:table-cell table:style-name="ce12" office:value-type="float" office:value="621.472919" calcext:value-type="float">
            <text:p>6.21E+002</text:p>
          </table:table-cell>
          <table:table-cell table:style-name="ce12" office:value-type="float" office:value="573.282963" calcext:value-type="float">
            <text:p>5.73E+002</text:p>
          </table:table-cell>
          <table:table-cell table:style-name="ce12" office:value-type="float" office:value="563.424034" calcext:value-type="float">
            <text:p>5.63E+002</text:p>
          </table:table-cell>
          <table:table-cell table:style-name="ce12" table:formula="of:=[.K27]" office:value-type="float" office:value="555.682193565694" calcext:value-type="float">
            <text:p>5.56E+002</text:p>
          </table:table-cell>
          <table:table-cell/>
          <table:table-cell table:style-name="ce12"/>
          <table:table-cell table:number-columns-repeated="17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elative Temperature Difference</text:p>
          </table:table-cell>
          <table:table-cell table:number-columns-repeated="7"/>
          <table:table-cell table:formula="of:=[.D24]/[.D5]*[.I2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formula="of:=([.C25])*t_ft_m*100" office:value-type="float" office:value="0" calcext:value-type="float">
            <text:p>0.000</text:p>
          </table:table-cell>
          <table:table-cell table:style-name="ce10" table:formula="of:=([.D25])*t_ft_m*100" office:value-type="float" office:value="0.0643626417348321" calcext:value-type="float">
            <text:p>0.064</text:p>
          </table:table-cell>
          <table:table-cell table:style-name="ce10" table:formula="of:=([.E25])*t_ft_m*100" office:value-type="float" office:value="0.14391924213055" calcext:value-type="float">
            <text:p>0.144</text:p>
          </table:table-cell>
          <table:table-cell table:style-name="ce10" table:formula="of:=([.F25])*t_ft_m*100" office:value-type="float" office:value="0.232062804999256" calcext:value-type="float">
            <text:p>0.232</text:p>
          </table:table-cell>
          <table:table-cell table:style-name="ce10" table:formula="of:=([.G25])*t_ft_m*100" office:value-type="float" office:value="0.321813208674161" calcext:value-type="float">
            <text:p>0.322</text:p>
          </table:table-cell>
          <table:table-cell table:style-name="ce10" table:formula="of:=([.H25])*t_ft_m*100" office:value-type="float" office:value="0.409601343832021" calcext:value-type="float">
            <text:p>0.410</text:p>
          </table:table-cell>
          <table:table-cell table:style-name="ce10" table:formula="of:=([.I25])*t_ft_m*100" office:value-type="float" office:value="0.418001371391076" calcext:value-type="float">
            <text:p>0.418</text:p>
          </table:table-cell>
          <table:table-cell table:style-name="ce10" table:formula="of:=([.J25])*t_ft_m*100" office:value-type="float" office:value="0.47500155839895" calcext:value-type="float">
            <text:p>0.475</text:p>
          </table:table-cell>
          <table:table-cell/>
          <table:table-cell table:style-name="ce10"/>
          <table:table-cell table:style-name="ce2" office:value-type="string" calcext:value-type="string">
            <text:p>Difference</text:p>
          </table:table-cell>
          <table:table-cell table:style-name="ce6"/>
          <table:table-cell table:style-name="ce1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q_dot*1000/(4*k_fuel)*((R_fuel/100)^2)*(1-([.C30]/R_fuel)^2)+delta_gap+delta_clad" office:value-type="float" office:value="92.3834112916388" calcext:value-type="float">
            <text:p>92.383</text:p>
          </table:table-cell>
          <table:table-cell table:style-name="ce10" table:formula="of:=q_dot*1000/(4*k_fuel)*((R_fuel/100)^2)*(1-([.D30]/R_fuel)^2)+delta_gap+delta_clad" office:value-type="float" office:value="90.9217313744396" calcext:value-type="float">
            <text:p>90.922</text:p>
          </table:table-cell>
          <table:table-cell table:style-name="ce10" table:formula="of:=q_dot*1000/(4*k_fuel)*((R_fuel/100)^2)*(1-([.E30]/R_fuel)^2)+delta_gap+delta_clad" office:value-type="float" office:value="85.0750117056427" calcext:value-type="float">
            <text:p>85.075</text:p>
          </table:table-cell>
          <table:table-cell table:style-name="ce10" table:formula="of:=q_dot*1000/(4*k_fuel)*((R_fuel/100)^2)*(1-([.F30]/R_fuel)^2)+delta_gap+delta_clad" office:value-type="float" office:value="73.381572368049" calcext:value-type="float">
            <text:p>73.382</text:p>
          </table:table-cell>
          <table:table-cell table:style-name="ce10" table:formula="of:=q_dot*1000/(4*k_fuel)*((R_fuel/100)^2)*(1-([.G30]/R_fuel)^2)+delta_gap+delta_clad" office:value-type="float" office:value="55.8414133616583" calcext:value-type="float">
            <text:p>55.841</text:p>
          </table:table-cell>
          <table:table-cell table:style-name="ce10" table:formula="of:=delta_gap+delta_clad" office:value-type="float" office:value="33.1857630817195" calcext:value-type="float">
            <text:p>33.186</text:p>
          </table:table-cell>
          <table:table-cell table:style-name="ce10" table:formula="of:=delta_clad" office:value-type="float" office:value="5.81405867843346" calcext:value-type="float">
            <text:p>5.814</text:p>
          </table:table-cell>
          <table:table-cell table:style-name="ce10" office:value-type="float" office:value="0" calcext:value-type="float">
            <text:p>0.000</text:p>
          </table:table-cell>
          <table:table-cell table:style-name="ce10" table:formula="of:=-delta_fluid" office:value-type="float" office:value="-3.96372848086904" calcext:value-type="float">
            <text:p>-3.964</text:p>
          </table:table-cell>
          <table:table-cell table:style-name="ce1" office:value-type="string" calcext:value-type="string">
            <text:p>Semi-implicit Trans</text:p>
          </table:table-cell>
          <table:table-cell table:style-name="ce11" table:formula="of:=[.C32]-[.C$31]" office:value-type="float" office:value="-4.11713666200922" calcext:value-type="float">
            <text:p>-4.12</text:p>
          </table:table-cell>
          <table:table-cell table:style-name="ce11" table:formula="of:=[.D32]-[.D$31]" office:value-type="float" office:value="-4.36740526332851" calcext:value-type="float">
            <text:p>-4.37</text:p>
          </table:table-cell>
          <table:table-cell table:style-name="ce11" table:formula="of:=[.E32]-[.E$31]" office:value-type="float" office:value="-3.65653115008716" calcext:value-type="float">
            <text:p>-3.66</text:p>
          </table:table-cell>
          <table:table-cell table:style-name="ce11" table:formula="of:=[.F32]-[.F$31]" office:value-type="float" office:value="-2.43791625693787" calcext:value-type="float">
            <text:p>-2.44</text:p>
          </table:table-cell>
          <table:table-cell table:style-name="ce11" table:formula="of:=[.G32]-[.G$31]" office:value-type="float" office:value="-1.35503058388057" calcext:value-type="float">
            <text:p>-1.36</text:p>
          </table:table-cell>
          <table:table-cell table:style-name="ce11" table:formula="of:=[.#REF!32]-[.#REF!$31]" office:value-type="string" office:string-value="" calcext:value-type="error">
            <text:p>#VALUE!</text:p>
          </table:table-cell>
          <table:table-cell table:style-name="ce11" table:formula="of:=[.#REF!32]-[.#REF!$31]" office:value-type="string" office:string-value="" calcext:value-type="error">
            <text:p>#VALUE!</text:p>
          </table:table-cell>
          <table:table-cell table:style-name="ce11" table:formula="of:=[.#REF!32]-[.#REF!$31]" office:value-type="string" office:string-value="" calcext:value-type="error">
            <text:p>#VALUE!</text:p>
          </table:table-cell>
          <table:table-cell table:style-name="ce11" table:formula="of:=[.#REF!32]-[.#REF!$31]" office:value-type="string" office:string-value="" calcext:value-type="error">
            <text:p>#VALUE!</text:p>
          </table:table-cell>
          <table:table-cell table:style-name="ce11" table:formula="of:=[.H32]-[.H$31]" office:value-type="float" office:value="-0.925606970608399" calcext:value-type="float">
            <text:p>-0.93</text:p>
          </table:table-cell>
          <table:table-cell table:style-name="ce11" table:formula="of:=[.H32]-[.H$31]" office:value-type="float" office:value="-0.925606970608399" calcext:value-type="float">
            <text:p>-0.93</text:p>
          </table:table-cell>
          <table:table-cell table:style-name="ce11" table:formula="of:=[.I32]-[.I$31]" office:value-type="float" office:value="-0.335008678433447" calcext:value-type="float">
            <text:p>-0.34</text:p>
          </table:table-cell>
          <table:table-cell table:style-name="ce11" table:formula="of:=[.J32]-[.J$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([.C26]-[.$J26])*t_R_K" office:value-type="float" office:value="88.2662746296296" calcext:value-type="float">
            <text:p>88.266</text:p>
          </table:table-cell>
          <table:table-cell table:style-name="ce10" table:formula="of:=([.D26]-[.$J26])*t_R_K" office:value-type="float" office:value="86.5543261111111" calcext:value-type="float">
            <text:p>86.554</text:p>
          </table:table-cell>
          <table:table-cell table:style-name="ce10" table:formula="of:=([.E26]-[.$J26])*t_R_K" office:value-type="float" office:value="81.4184805555556" calcext:value-type="float">
            <text:p>81.418</text:p>
          </table:table-cell>
          <table:table-cell table:style-name="ce10" table:formula="of:=([.F26]-[.$J26])*t_R_K" office:value-type="float" office:value="70.9436561111111" calcext:value-type="float">
            <text:p>70.944</text:p>
          </table:table-cell>
          <table:table-cell table:style-name="ce10" table:formula="of:=([.G26]-[.$J26])*t_R_K" office:value-type="float" office:value="54.4863827777778" calcext:value-type="float">
            <text:p>54.486</text:p>
          </table:table-cell>
          <table:table-cell table:style-name="ce10" table:formula="of:=([.H26]-[.$J26])*t_R_K" office:value-type="float" office:value="32.2601561111111" calcext:value-type="float">
            <text:p>32.260</text:p>
          </table:table-cell>
          <table:table-cell table:style-name="ce10" table:formula="of:=([.I26]-[.$J26])*t_R_K" office:value-type="float" office:value="5.47905000000002" calcext:value-type="float">
            <text:p>5.479</text:p>
          </table:table-cell>
          <table:table-cell table:style-name="ce10" table:formula="of:=([.J26]-[.$J26])*t_R_K" office:value-type="float" office:value="0" calcext:value-type="float">
            <text:p>0.000</text:p>
          </table:table-cell>
          <table:table-cell table:style-name="ce10" table:formula="of:=([.K26]-[.$J26])*t_R_K" office:value-type="float" office:value="-4.3028219079478" calcext:value-type="float">
            <text:p>-4.303</text:p>
          </table:table-cell>
          <table:table-cell table:style-name="ce1" office:value-type="string" calcext:value-type="string">
            <text:p>Implicit SS</text:p>
          </table:table-cell>
          <table:table-cell table:style-name="ce11" table:formula="of:=[.C33]-[.C$31]" office:value-type="float" office:value="-3.93517425460186" calcext:value-type="float">
            <text:p>-3.94</text:p>
          </table:table-cell>
          <table:table-cell table:style-name="ce11" table:formula="of:=[.D33]-[.D$31]" office:value-type="float" office:value="-4.18965192999521" calcext:value-type="float">
            <text:p>-4.19</text:p>
          </table:table-cell>
          <table:table-cell table:style-name="ce11" table:formula="of:=[.E33]-[.E$31]" office:value-type="float" office:value="-3.4914050389761" calcext:value-type="float">
            <text:p>-3.49</text:p>
          </table:table-cell>
          <table:table-cell table:style-name="ce11" table:formula="of:=[.F33]-[.F$31]" office:value-type="float" office:value="-2.29728181249348" calcext:value-type="float">
            <text:p>-2.30</text:p>
          </table:table-cell>
          <table:table-cell table:style-name="ce11" table:formula="of:=[.G33]-[.G$31]" office:value-type="float" office:value="-1.24946669499167" calcext:value-type="float">
            <text:p>-1.25</text:p>
          </table:table-cell>
          <table:table-cell table:style-name="ce11" table:formula="of:=[.#REF!33]-[.#REF!$31]" office:value-type="string" office:string-value="" calcext:value-type="error">
            <text:p>#VALUE!</text:p>
          </table:table-cell>
          <table:table-cell table:style-name="ce11" table:formula="of:=[.#REF!33]-[.#REF!$31]" office:value-type="string" office:string-value="" calcext:value-type="error">
            <text:p>#VALUE!</text:p>
          </table:table-cell>
          <table:table-cell table:style-name="ce11" table:formula="of:=[.#REF!33]-[.#REF!$31]" office:value-type="string" office:string-value="" calcext:value-type="error">
            <text:p>#VALUE!</text:p>
          </table:table-cell>
          <table:table-cell table:style-name="ce11" table:formula="of:=[.#REF!33]-[.#REF!$31]" office:value-type="string" office:string-value="" calcext:value-type="error">
            <text:p>#VALUE!</text:p>
          </table:table-cell>
          <table:table-cell table:style-name="ce11" table:formula="of:=[.H33]-[.H$31]" office:value-type="float" office:value="-0.861404192830648" calcext:value-type="float">
            <text:p>-0.86</text:p>
          </table:table-cell>
          <table:table-cell table:style-name="ce11" table:formula="of:=[.H33]-[.H$31]" office:value-type="float" office:value="-0.861404192830648" calcext:value-type="float">
            <text:p>-0.86</text:p>
          </table:table-cell>
          <table:table-cell table:style-name="ce11" table:formula="of:=[.I33]-[.I$31]" office:value-type="float" office:value="-0.323884233989046" calcext:value-type="float">
            <text:p>-0.32</text:p>
          </table:table-cell>
          <table:table-cell table:style-name="ce11" table:formula="of:=[.J33]-[.J$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([.C27]-[.$J27])*t_R_K" office:value-type="float" office:value="88.448237037037" calcext:value-type="float">
            <text:p>88.448</text:p>
          </table:table-cell>
          <table:table-cell table:style-name="ce10" table:formula="of:=([.D27]-[.$J27])*t_R_K" office:value-type="float" office:value="86.7320794444444" calcext:value-type="float">
            <text:p>86.732</text:p>
          </table:table-cell>
          <table:table-cell table:style-name="ce10" table:formula="of:=([.E27]-[.$J27])*t_R_K" office:value-type="float" office:value="81.5836066666666" calcext:value-type="float">
            <text:p>81.584</text:p>
          </table:table-cell>
          <table:table-cell table:style-name="ce10" table:formula="of:=([.F27]-[.$J27])*t_R_K" office:value-type="float" office:value="71.0842905555555" calcext:value-type="float">
            <text:p>71.084</text:p>
          </table:table-cell>
          <table:table-cell table:style-name="ce10" table:formula="of:=([.G27]-[.$J27])*t_R_K" office:value-type="float" office:value="54.5919466666667" calcext:value-type="float">
            <text:p>54.592</text:p>
          </table:table-cell>
          <table:table-cell table:style-name="ce10" table:formula="of:=([.H27]-[.$J27])*t_R_K" office:value-type="float" office:value="32.3243588888888" calcext:value-type="float">
            <text:p>32.324</text:p>
          </table:table-cell>
          <table:table-cell table:style-name="ce10" table:formula="of:=([.I27]-[.$J27])*t_R_K" office:value-type="float" office:value="5.49017444444442" calcext:value-type="float">
            <text:p>5.490</text:p>
          </table:table-cell>
          <table:table-cell table:style-name="ce10" table:formula="of:=([.J27]-[.$J27])*t_R_K" office:value-type="float" office:value="0" calcext:value-type="float">
            <text:p>0.000</text:p>
          </table:table-cell>
          <table:table-cell table:style-name="ce10" table:formula="of:=([.K27]-[.$J27])*t_R_K" office:value-type="float" office:value="-4.31357190794782" calcext:value-type="float">
            <text:p>-4.314</text:p>
          </table:table-cell>
          <table:table-cell table:style-name="ce1" office:value-type="string" calcext:value-type="string">
            <text:p>Implicit Trans</text:p>
          </table:table-cell>
          <table:table-cell table:style-name="ce11" table:formula="of:=[.C34]-[.C$31]" office:value-type="float" office:value="-4.14767777312026" calcext:value-type="float">
            <text:p>-4.15</text:p>
          </table:table-cell>
          <table:table-cell table:style-name="ce11" table:formula="of:=[.D34]-[.D$31]" office:value-type="float" office:value="-4.39723970777291" calcext:value-type="float">
            <text:p>-4.40</text:p>
          </table:table-cell>
          <table:table-cell table:style-name="ce11" table:formula="of:=[.E34]-[.E$31]" office:value-type="float" office:value="-3.68424559453162" calcext:value-type="float">
            <text:p>-3.68</text:p>
          </table:table-cell>
          <table:table-cell table:style-name="ce11" table:formula="of:=[.F34]-[.F$31]" office:value-type="float" office:value="-2.46152014582678" calcext:value-type="float">
            <text:p>-2.46</text:p>
          </table:table-cell>
          <table:table-cell table:style-name="ce11" table:formula="of:=[.G34]-[.G$31]" office:value-type="float" office:value="-1.37274836165833" calcext:value-type="float">
            <text:p>-1.37</text:p>
          </table:table-cell>
          <table:table-cell table:style-name="ce11" table:formula="of:=[.#REF!34]-[.#REF!$31]" office:value-type="string" office:string-value="" calcext:value-type="error">
            <text:p>#VALUE!</text:p>
          </table:table-cell>
          <table:table-cell table:style-name="ce11" table:formula="of:=[.#REF!34]-[.#REF!$31]" office:value-type="string" office:string-value="" calcext:value-type="error">
            <text:p>#VALUE!</text:p>
          </table:table-cell>
          <table:table-cell table:style-name="ce11" table:formula="of:=[.#REF!34]-[.#REF!$31]" office:value-type="string" office:string-value="" calcext:value-type="error">
            <text:p>#VALUE!</text:p>
          </table:table-cell>
          <table:table-cell table:style-name="ce11" table:formula="of:=[.#REF!34]-[.#REF!$31]" office:value-type="string" office:string-value="" calcext:value-type="error">
            <text:p>#VALUE!</text:p>
          </table:table-cell>
          <table:table-cell table:style-name="ce11" table:formula="of:=[.H34]-[.H$31]" office:value-type="float" office:value="-0.936382526163904" calcext:value-type="float">
            <text:p>-0.94</text:p>
          </table:table-cell>
          <table:table-cell table:style-name="ce11" table:formula="of:=[.H34]-[.H$31]" office:value-type="float" office:value="-0.936382526163904" calcext:value-type="float">
            <text:p>-0.94</text:p>
          </table:table-cell>
          <table:table-cell table:style-name="ce11" table:formula="of:=[.I34]-[.I$31]" office:value-type="float" office:value="-0.336875900655692" calcext:value-type="float">
            <text:p>-0.34</text:p>
          </table:table-cell>
          <table:table-cell table:style-name="ce11" table:formula="of:=[.J34]-[.J$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([.C28]-[.$J28])*t_R_K" office:value-type="float" office:value="88.2357335185186" calcext:value-type="float">
            <text:p>88.236</text:p>
          </table:table-cell>
          <table:table-cell table:style-name="ce10" table:formula="of:=([.D28]-[.$J28])*t_R_K" office:value-type="float" office:value="86.5244916666667" calcext:value-type="float">
            <text:p>86.524</text:p>
          </table:table-cell>
          <table:table-cell table:style-name="ce10" table:formula="of:=([.E28]-[.$J28])*t_R_K" office:value-type="float" office:value="81.3907661111111" calcext:value-type="float">
            <text:p>81.391</text:p>
          </table:table-cell>
          <table:table-cell table:style-name="ce10" table:formula="of:=([.F28]-[.$J28])*t_R_K" office:value-type="float" office:value="70.9200522222222" calcext:value-type="float">
            <text:p>70.920</text:p>
          </table:table-cell>
          <table:table-cell table:style-name="ce10" table:formula="of:=([.G28]-[.$J28])*t_R_K" office:value-type="float" office:value="54.468665" calcext:value-type="float">
            <text:p>54.469</text:p>
          </table:table-cell>
          <table:table-cell table:style-name="ce10" table:formula="of:=([.H28]-[.$J28])*t_R_K" office:value-type="float" office:value="32.2493805555556" calcext:value-type="float">
            <text:p>32.249</text:p>
          </table:table-cell>
          <table:table-cell table:style-name="ce10" table:formula="of:=([.I28]-[.$J28])*t_R_K" office:value-type="float" office:value="5.47718277777777" calcext:value-type="float">
            <text:p>5.477</text:p>
          </table:table-cell>
          <table:table-cell table:style-name="ce10" table:formula="of:=([.J28]-[.$J28])*t_R_K" office:value-type="float" office:value="0" calcext:value-type="float">
            <text:p>0.000</text:p>
          </table:table-cell>
          <table:table-cell table:style-name="ce10" table:formula="of:=([.K28]-[.$J28])*t_R_K" office:value-type="float" office:value="-4.30102246350335" calcext:value-type="float">
            <text:p>-4.3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9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Absolute Temperature Difference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style-name="ce6" table:formula="of:=([.C25])*t_ft_m*100" office:value-type="float" office:value="0" calcext:value-type="float">
            <text:p>0.00000</text:p>
          </table:table-cell>
          <table:table-cell table:style-name="ce6" table:formula="of:=([.D25])*t_ft_m*100" office:value-type="float" office:value="0.0643626417348321" calcext:value-type="float">
            <text:p>0.06436</text:p>
          </table:table-cell>
          <table:table-cell table:style-name="ce6" table:formula="of:=([.E25])*t_ft_m*100" office:value-type="float" office:value="0.14391924213055" calcext:value-type="float">
            <text:p>0.14392</text:p>
          </table:table-cell>
          <table:table-cell table:style-name="ce6" table:formula="of:=([.F25])*t_ft_m*100" office:value-type="float" office:value="0.232062804999256" calcext:value-type="float">
            <text:p>0.23206</text:p>
          </table:table-cell>
          <table:table-cell table:style-name="ce6" table:formula="of:=([.G25])*t_ft_m*100" office:value-type="float" office:value="0.321813208674161" calcext:value-type="float">
            <text:p>0.32181</text:p>
          </table:table-cell>
          <table:table-cell table:style-name="ce6" table:formula="of:=([.H25])*t_ft_m*100" office:value-type="float" office:value="0.409601343832021" calcext:value-type="float">
            <text:p>0.40960</text:p>
          </table:table-cell>
          <table:table-cell table:style-name="ce6" table:formula="of:=([.I25])*t_ft_m*100" office:value-type="float" office:value="0.418001371391076" calcext:value-type="float">
            <text:p>0.41800</text:p>
          </table:table-cell>
          <table:table-cell table:style-name="ce6" table:formula="of:=([.J25])*t_ft_m*100" office:value-type="float" office:value="0.47500155839895" calcext:value-type="float">
            <text:p>0.47500</text:p>
          </table:table-cell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[.C31]+[.$K38]-[.$K31]" office:value-type="float" office:value="387.281691753449" calcext:value-type="float">
            <text:p>387.282</text:p>
          </table:table-cell>
          <table:table-cell table:style-name="ce10" table:formula="of:=[.D31]+[.$K38]-[.$K31]" office:value-type="float" office:value="385.82001183625" calcext:value-type="float">
            <text:p>385.820</text:p>
          </table:table-cell>
          <table:table-cell table:style-name="ce10" table:formula="of:=[.E31]+[.$K38]-[.$K31]" office:value-type="float" office:value="379.973292167453" calcext:value-type="float">
            <text:p>379.973</text:p>
          </table:table-cell>
          <table:table-cell table:style-name="ce10" table:formula="of:=[.F31]+[.$K38]-[.$K31]" office:value-type="float" office:value="368.279852829859" calcext:value-type="float">
            <text:p>368.280</text:p>
          </table:table-cell>
          <table:table-cell table:style-name="ce10" table:formula="of:=[.G31]+[.$K38]-[.$K31]" office:value-type="float" office:value="350.739693823469" calcext:value-type="float">
            <text:p>350.740</text:p>
          </table:table-cell>
          <table:table-cell table:style-name="ce10" table:formula="of:=[.H31]+[.$K38]-[.$K31]" office:value-type="float" office:value="328.08404354353" calcext:value-type="float">
            <text:p>328.084</text:p>
          </table:table-cell>
          <table:table-cell table:style-name="ce10" table:formula="of:=[.I31]+[.$K38]-[.$K31]" office:value-type="float" office:value="300.712339140244" calcext:value-type="float">
            <text:p>300.712</text:p>
          </table:table-cell>
          <table:table-cell table:style-name="ce10" table:formula="of:=[.J31]+[.$K38]-[.$K31]" office:value-type="float" office:value="294.89828046181" calcext:value-type="float">
            <text:p>294.898</text:p>
          </table:table-cell>
          <table:table-cell table:style-name="ce10" table:formula="of:=5/9*([.K25]-32)" office:value-type="float" office:value="290.934551980941" calcext:value-type="float">
            <text:p>290.935</text:p>
          </table:table-cell>
          <table:table-cell table:style-name="ce10"/>
          <table:table-cell table:style-name="ce2" office:value-type="string" calcext:value-type="string">
            <text:p>Relative Difference</text:p>
          </table:table-cell>
          <table:table-cell table:style-name="ce6"/>
          <table:table-cell table:style-name="ce1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[.C32]+[.$K39]-[.$K32]" office:value-type="float" office:value="383.503648518519" calcext:value-type="float">
            <text:p>383.504</text:p>
          </table:table-cell>
          <table:table-cell table:style-name="ce10" table:formula="of:=[.D32]+[.$K39]-[.$K32]" office:value-type="float" office:value="381.7917" calcext:value-type="float">
            <text:p>381.792</text:p>
          </table:table-cell>
          <table:table-cell table:style-name="ce10" table:formula="of:=[.E32]+[.$K39]-[.$K32]" office:value-type="float" office:value="376.655854444444" calcext:value-type="float">
            <text:p>376.656</text:p>
          </table:table-cell>
          <table:table-cell table:style-name="ce10" table:formula="of:=[.F32]+[.$K39]-[.$K32]" office:value-type="float" office:value="366.18103" calcext:value-type="float">
            <text:p>366.181</text:p>
          </table:table-cell>
          <table:table-cell table:style-name="ce10" table:formula="of:=[.G32]+[.$K39]-[.$K32]" office:value-type="float" office:value="349.723756666667" calcext:value-type="float">
            <text:p>349.724</text:p>
          </table:table-cell>
          <table:table-cell table:style-name="ce10" table:formula="of:=[.H32]+[.$K39]-[.$K32]" office:value-type="float" office:value="327.49753" calcext:value-type="float">
            <text:p>327.498</text:p>
          </table:table-cell>
          <table:table-cell table:style-name="ce10" table:formula="of:=[.I32]+[.$K39]-[.$K32]" office:value-type="float" office:value="300.716423888889" calcext:value-type="float">
            <text:p>300.716</text:p>
          </table:table-cell>
          <table:table-cell table:style-name="ce10" table:formula="of:=[.J32]+[.$K39]-[.$K32]" office:value-type="float" office:value="295.237373888889" calcext:value-type="float">
            <text:p>295.237</text:p>
          </table:table-cell>
          <table:table-cell table:style-name="ce10" table:formula="of:=5/9*([.K26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Semi-implicit Trans</text:p>
          </table:table-cell>
          <table:table-cell table:style-name="ce19" table:formula="of:=([.C39]-[.C$38])/[.C$38]" office:value-type="percentage" office:value="-0.00975528488791988" calcext:value-type="percentage">
            <text:p>-0.976%</text:p>
          </table:table-cell>
          <table:table-cell table:style-name="ce19" table:formula="of:=([.D39]-[.D$38])/[.D$38]" office:value-type="percentage" office:value="-0.0104409095243081" calcext:value-type="percentage">
            <text:p>-1.044%</text:p>
          </table:table-cell>
          <table:table-cell table:style-name="ce19" table:formula="of:=([.E39]-[.E$38])/[.E$38]" office:value-type="percentage" office:value="-0.00873071289849088" calcext:value-type="percentage">
            <text:p>-0.873%</text:p>
          </table:table-cell>
          <table:table-cell table:style-name="ce19" table:formula="of:=([.F39]-[.F$38])/[.F$38]" office:value-type="percentage" office:value="-0.0056989889990771" calcext:value-type="percentage">
            <text:p>-0.570%</text:p>
          </table:table-cell>
          <table:table-cell table:style-name="ce19" table:formula="of:=([.G39]-[.G$38])/[.G$38]" office:value-type="percentage" office:value="-0.00289655597781634" calcext:value-type="percentage">
            <text:p>-0.290%</text:p>
          </table:table-cell>
          <table:table-cell table:style-name="ce19" table:formula="of:=([.#REF!39]-[.#REF!$38])/[.#REF!$38]" office:value-type="string" office:string-value="" calcext:value-type="error">
            <text:p>#VALUE!</text:p>
          </table:table-cell>
          <table:table-cell table:style-name="ce19" table:formula="of:=([.#REF!39]-[.#REF!$38])/[.#REF!$38]" office:value-type="string" office:string-value="" calcext:value-type="error">
            <text:p>#VALUE!</text:p>
          </table:table-cell>
          <table:table-cell table:style-name="ce19" table:formula="of:=([.#REF!39]-[.#REF!$38])/[.#REF!$38]" office:value-type="string" office:string-value="" calcext:value-type="error">
            <text:p>#VALUE!</text:p>
          </table:table-cell>
          <table:table-cell table:style-name="ce19" table:formula="of:=([.#REF!39]-[.#REF!$38])/[.#REF!$38]" office:value-type="string" office:string-value="" calcext:value-type="error">
            <text:p>#VALUE!</text:p>
          </table:table-cell>
          <table:table-cell table:style-name="ce19" table:formula="of:=([.H39]-[.H$38])/[.H$38]" office:value-type="percentage" office:value="-0.00178769298620832" calcext:value-type="percentage">
            <text:p>-0.179%</text:p>
          </table:table-cell>
          <table:table-cell table:style-name="ce19" table:formula="of:=([.H39]-[.H$38])/[.H$38]" office:value-type="percentage" office:value="-0.00178769298620832" calcext:value-type="percentage">
            <text:p>-0.179%</text:p>
          </table:table-cell>
          <table:table-cell table:style-name="ce19" table:formula="of:=([.I39]-[.I$38])/[.I$38]" office:value-type="percentage" office:value="0.0000135835751103207" calcext:value-type="percentage">
            <text:p>0.001%</text:p>
          </table:table-cell>
          <table:table-cell table:style-name="ce19" table:formula="of:=([.J39]-[.J$38])/[.J$38]" office:value-type="percentage" office:value="0.00114986573183042" calcext:value-type="percentage">
            <text:p>0.1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[.C33]+[.$K40]-[.$K33]" office:value-type="float" office:value="383.696360925926" calcext:value-type="float">
            <text:p>383.696</text:p>
          </table:table-cell>
          <table:table-cell table:style-name="ce10" table:formula="of:=[.D33]+[.$K40]-[.$K33]" office:value-type="float" office:value="381.980203333333" calcext:value-type="float">
            <text:p>381.980</text:p>
          </table:table-cell>
          <table:table-cell table:style-name="ce10" table:formula="of:=[.E33]+[.$K40]-[.$K33]" office:value-type="float" office:value="376.831730555556" calcext:value-type="float">
            <text:p>376.832</text:p>
          </table:table-cell>
          <table:table-cell table:style-name="ce10" table:formula="of:=[.F33]+[.$K40]-[.$K33]" office:value-type="float" office:value="366.332414444444" calcext:value-type="float">
            <text:p>366.332</text:p>
          </table:table-cell>
          <table:table-cell table:style-name="ce10" table:formula="of:=[.G33]+[.$K40]-[.$K33]" office:value-type="float" office:value="349.840070555556" calcext:value-type="float">
            <text:p>349.840</text:p>
          </table:table-cell>
          <table:table-cell table:style-name="ce10" table:formula="of:=[.H33]+[.$K40]-[.$K33]" office:value-type="float" office:value="327.572482777778" calcext:value-type="float">
            <text:p>327.572</text:p>
          </table:table-cell>
          <table:table-cell table:style-name="ce10" table:formula="of:=[.I33]+[.$K40]-[.$K33]" office:value-type="float" office:value="300.738298333333" calcext:value-type="float">
            <text:p>300.738</text:p>
          </table:table-cell>
          <table:table-cell table:style-name="ce10" table:formula="of:=[.J33]+[.$K40]-[.$K33]" office:value-type="float" office:value="295.248123888889" calcext:value-type="float">
            <text:p>295.248</text:p>
          </table:table-cell>
          <table:table-cell table:style-name="ce10" table:formula="of:=5/9*([.K27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SS</text:p>
          </table:table-cell>
          <table:table-cell table:style-name="ce19" table:formula="of:=([.C40]-[.C$38])/[.C$38]" office:value-type="percentage" office:value="-0.00925768220875679" calcext:value-type="percentage">
            <text:p>-0.926%</text:p>
          </table:table-cell>
          <table:table-cell table:style-name="ce19" table:formula="of:=([.D40]-[.D$38])/[.D$38]" office:value-type="percentage" office:value="-0.0099523311003013" calcext:value-type="percentage">
            <text:p>-0.995%</text:p>
          </table:table-cell>
          <table:table-cell table:style-name="ce19" table:formula="of:=([.E40]-[.E$38])/[.E$38]" office:value-type="percentage" office:value="-0.00826784849529082" calcext:value-type="percentage">
            <text:p>-0.827%</text:p>
          </table:table-cell>
          <table:table-cell table:style-name="ce19" table:formula="of:=([.F40]-[.F$38])/[.F$38]" office:value-type="percentage" office:value="-0.00528793082339593" calcext:value-type="percentage">
            <text:p>-0.529%</text:p>
          </table:table-cell>
          <table:table-cell table:style-name="ce19" table:formula="of:=([.G40]-[.G$38])/[.G$38]" office:value-type="percentage" office:value="-0.00256493143991206" calcext:value-type="percentage">
            <text:p>-0.256%</text:p>
          </table:table-cell>
          <table:table-cell table:style-name="ce19" table:formula="of:=([.#REF!40]-[.#REF!$38])/[.#REF!$38]" office:value-type="string" office:string-value="" calcext:value-type="error">
            <text:p>#VALUE!</text:p>
          </table:table-cell>
          <table:table-cell table:style-name="ce19" table:formula="of:=([.#REF!40]-[.#REF!$38])/[.#REF!$38]" office:value-type="string" office:string-value="" calcext:value-type="error">
            <text:p>#VALUE!</text:p>
          </table:table-cell>
          <table:table-cell table:style-name="ce19" table:formula="of:=([.#REF!40]-[.#REF!$38])/[.#REF!$38]" office:value-type="string" office:string-value="" calcext:value-type="error">
            <text:p>#VALUE!</text:p>
          </table:table-cell>
          <table:table-cell table:style-name="ce19" table:formula="of:=([.#REF!40]-[.#REF!$38])/[.#REF!$38]" office:value-type="string" office:string-value="" calcext:value-type="error">
            <text:p>#VALUE!</text:p>
          </table:table-cell>
          <table:table-cell table:style-name="ce19" table:formula="of:=([.H40]-[.H$38])/[.H$38]" office:value-type="percentage" office:value="-0.00155923695717334" calcext:value-type="percentage">
            <text:p>-0.156%</text:p>
          </table:table-cell>
          <table:table-cell table:style-name="ce19" table:formula="of:=([.H40]-[.H$38])/[.H$38]" office:value-type="percentage" office:value="-0.00155923695717334" calcext:value-type="percentage">
            <text:p>-0.156%</text:p>
          </table:table-cell>
          <table:table-cell table:style-name="ce19" table:formula="of:=([.I40]-[.I$38])/[.I$38]" office:value-type="percentage" office:value="0.0000863256664620637" calcext:value-type="percentage">
            <text:p>0.009%</text:p>
          </table:table-cell>
          <table:table-cell table:style-name="ce19" table:formula="of:=([.J40]-[.J$38])/[.J$38]" office:value-type="percentage" office:value="0.00118631897931338" calcext:value-type="percentage">
            <text:p>0.11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[.C34]+[.$K41]-[.$K34]" office:value-type="float" office:value="383.471307962963" calcext:value-type="float">
            <text:p>383.471</text:p>
          </table:table-cell>
          <table:table-cell table:style-name="ce10" table:formula="of:=[.D34]+[.$K41]-[.$K34]" office:value-type="float" office:value="381.760066111111" calcext:value-type="float">
            <text:p>381.760</text:p>
          </table:table-cell>
          <table:table-cell table:style-name="ce10" table:formula="of:=[.E34]+[.$K41]-[.$K34]" office:value-type="float" office:value="376.626340555556" calcext:value-type="float">
            <text:p>376.626</text:p>
          </table:table-cell>
          <table:table-cell table:style-name="ce10" table:formula="of:=[.F34]+[.$K41]-[.$K34]" office:value-type="float" office:value="366.155626666667" calcext:value-type="float">
            <text:p>366.156</text:p>
          </table:table-cell>
          <table:table-cell table:style-name="ce10" table:formula="of:=[.G34]+[.$K41]-[.$K34]" office:value-type="float" office:value="349.704239444444" calcext:value-type="float">
            <text:p>349.704</text:p>
          </table:table-cell>
          <table:table-cell table:style-name="ce10" table:formula="of:=[.H34]+[.$K41]-[.$K34]" office:value-type="float" office:value="327.484955" calcext:value-type="float">
            <text:p>327.485</text:p>
          </table:table-cell>
          <table:table-cell table:style-name="ce10" table:formula="of:=[.I34]+[.$K41]-[.$K34]" office:value-type="float" office:value="300.712757222222" calcext:value-type="float">
            <text:p>300.713</text:p>
          </table:table-cell>
          <table:table-cell table:style-name="ce10" table:formula="of:=[.J34]+[.$K41]-[.$K34]" office:value-type="float" office:value="295.235574444444" calcext:value-type="float">
            <text:p>295.236</text:p>
          </table:table-cell>
          <table:table-cell table:style-name="ce10" table:formula="of:=5/9*([.K28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Trans</text:p>
          </table:table-cell>
          <table:table-cell table:style-name="ce19" table:formula="of:=([.C41]-[.C$38])/[.C$38]" office:value-type="percentage" office:value="-0.0098387914317204" calcext:value-type="percentage">
            <text:p>-0.984%</text:p>
          </table:table-cell>
          <table:table-cell table:style-name="ce19" table:formula="of:=([.D41]-[.D$38])/[.D$38]" office:value-type="percentage" office:value="-0.0105229008361075" calcext:value-type="percentage">
            <text:p>-1.052%</text:p>
          </table:table-cell>
          <table:table-cell table:style-name="ce19" table:formula="of:=([.E41]-[.E$38])/[.E$38]" office:value-type="percentage" office:value="-0.00880838648633849" calcext:value-type="percentage">
            <text:p>-0.881%</text:p>
          </table:table-cell>
          <table:table-cell table:style-name="ce19" table:formula="of:=([.F41]-[.F$38])/[.F$38]" office:value-type="percentage" office:value="-0.0057679673402441" calcext:value-type="percentage">
            <text:p>-0.577%</text:p>
          </table:table-cell>
          <table:table-cell table:style-name="ce19" table:formula="of:=([.G41]-[.G$38])/[.G$38]" office:value-type="percentage" office:value="-0.00295220186724929" calcext:value-type="percentage">
            <text:p>-0.295%</text:p>
          </table:table-cell>
          <table:table-cell table:style-name="ce19" table:formula="of:=([.#REF!41]-[.#REF!$38])/[.#REF!$38]" office:value-type="string" office:string-value="" calcext:value-type="error">
            <text:p>#VALUE!</text:p>
          </table:table-cell>
          <table:table-cell table:style-name="ce19" table:formula="of:=([.#REF!41]-[.#REF!$38])/[.#REF!$38]" office:value-type="string" office:string-value="" calcext:value-type="error">
            <text:p>#VALUE!</text:p>
          </table:table-cell>
          <table:table-cell table:style-name="ce19" table:formula="of:=([.#REF!41]-[.#REF!$38])/[.#REF!$38]" office:value-type="string" office:string-value="" calcext:value-type="error">
            <text:p>#VALUE!</text:p>
          </table:table-cell>
          <table:table-cell table:style-name="ce19" table:formula="of:=([.#REF!41]-[.#REF!$38])/[.#REF!$38]" office:value-type="string" office:string-value="" calcext:value-type="error">
            <text:p>#VALUE!</text:p>
          </table:table-cell>
          <table:table-cell table:style-name="ce19" table:formula="of:=([.H41]-[.H$38])/[.H$38]" office:value-type="percentage" office:value="-0.00182602157989472" calcext:value-type="percentage">
            <text:p>-0.183%</text:p>
          </table:table-cell>
          <table:table-cell table:style-name="ce19" table:formula="of:=([.H41]-[.H$38])/[.H$38]" office:value-type="percentage" office:value="-0.00182602157989472" calcext:value-type="percentage">
            <text:p>-0.183%</text:p>
          </table:table-cell>
          <table:table-cell table:style-name="ce19" table:formula="of:=([.I41]-[.I$38])/[.I$38]" office:value-type="percentage" office:value="0.00000139030536550479" calcext:value-type="percentage">
            <text:p>0.000%</text:p>
          </table:table-cell>
          <table:table-cell table:style-name="ce19" table:formula="of:=([.J41]-[.J$38])/[.J$38]" office:value-type="percentage" office:value="0.00114376381614048" calcext:value-type="percentage">
            <text:p>0.114%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ce1"/>
          <table:table-cell table:style-name="ce19" table:number-columns-repeated="1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string" calcext:value-type="string">
            <text:p>DATA</text:p>
          </table:table-cell>
          <table:table-cell table:number-columns-repeated="26"/>
        </table:table-row>
        <table:table-row table:style-name="ro1">
          <table:table-cell/>
          <table:table-cell table:style-name="ce10"/>
          <table:table-cell/>
          <table:table-cell table:style-name="ce15" office:value-type="float" office:value="719.22506" calcext:value-type="float">
            <text:p>719.225</text:p>
          </table:table-cell>
          <table:table-cell table:style-name="ce10" office:value-type="float" office:value="709.980538" calcext:value-type="float">
            <text:p>709.981</text:p>
          </table:table-cell>
          <table:table-cell table:style-name="ce10" office:value-type="float" office:value="691.125854" calcext:value-type="float">
            <text:p>691.126</text:p>
          </table:table-cell>
          <table:table-cell table:style-name="ce10" office:value-type="float" office:value="661.502762" calcext:value-type="float">
            <text:p>661.503</text:p>
          </table:table-cell>
          <table:table-cell table:style-name="ce10" office:value-type="float" office:value="621.495554" calcext:value-type="float">
            <text:p>621.496</text:p>
          </table:table-cell>
          <table:table-cell table:style-name="ce10" office:value-type="float" office:value="573.289563" calcext:value-type="float">
            <text:p>573.290</text:p>
          </table:table-cell>
          <table:table-cell table:style-name="ce10" office:value-type="float" office:value="563.427273" calcext:value-type="float">
            <text:p>563.427</text:p>
          </table:table-cell>
          <table:table-cell table:style-name="ce10" table:number-columns-repeated="6"/>
          <table:table-cell table:number-columns-repeated="14"/>
        </table:table-row>
        <table:table-row table:style-name="ro1">
          <table:table-cell table:style-name="ce10"/>
          <table:table-cell table:style-name="Default" table:number-columns-repeated="2"/>
          <table:table-cell table:style-name="ce16" office:value-type="float" office:value="719.564366" calcext:value-type="float">
            <text:p>719.564366</text:p>
          </table:table-cell>
          <table:table-cell office:value-type="float" office:value="710.297115" calcext:value-type="float">
            <text:p>710.297115</text:p>
          </table:table-cell>
          <table:table-cell office:value-type="float" office:value="691.398346" calcext:value-type="float">
            <text:p>691.398346</text:p>
          </table:table-cell>
          <table:table-cell office:value-type="float" office:value="661.712127" calcext:value-type="float">
            <text:p>661.712127</text:p>
          </table:table-cell>
          <table:table-cell office:value-type="float" office:value="621.630469" calcext:value-type="float">
            <text:p>621.630469</text:p>
          </table:table-cell>
          <table:table-cell office:value-type="float" office:value="573.328937" calcext:value-type="float">
            <text:p>573.328937</text:p>
          </table:table-cell>
          <table:table-cell office:value-type="float" office:value="563.446623" calcext:value-type="float">
            <text:p>563.446623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style-name="ce16" office:value-type="float" office:value="719.168119" calcext:value-type="float">
            <text:p>719.168119</text:p>
          </table:table-cell>
          <table:table-cell office:value-type="float" office:value="709.927413" calcext:value-type="float">
            <text:p>709.927413</text:p>
          </table:table-cell>
          <table:table-cell table:style-name="ce12" office:value-type="float" office:value="691.080128" calcext:value-type="float">
            <text:p>6.91E+002</text:p>
          </table:table-cell>
          <table:table-cell table:style-name="ce12" office:value-type="float" office:value="661.467631" calcext:value-type="float">
            <text:p>6.61E+002</text:p>
          </table:table-cell>
          <table:table-cell table:style-name="ce12" office:value-type="float" office:value="621.472919" calcext:value-type="float">
            <text:p>6.21E+002</text:p>
          </table:table-cell>
          <table:table-cell table:style-name="ce12" office:value-type="float" office:value="573.282963" calcext:value-type="float">
            <text:p>5.73E+002</text:p>
          </table:table-cell>
          <table:table-cell table:style-name="ce12" office:value-type="float" office:value="563.424034" calcext:value-type="float">
            <text:p>5.63E+002</text:p>
          </table:table-cell>
          <table:table-cell table:number-columns-repeated="20"/>
        </table:table-row>
      </table:table>
      <table:table table:name="SS Rod Radial Profile_10" table:style-name="ta1">
        <table:shapes>
          <draw:frame draw:z-index="0" draw:style-name="gr1" draw:text-style-name="P1" svg:width="5.7008in" svg:height="3.0457in" svg:x="0.7925in" svg:y="8.9957in">
            <draw:object draw:notify-on-update-of-ranges="'SS Rod Radial Profile_10'.C30:'SS Rod Radial Profile_10'.O30 'SS Rod Radial Profile_10'.B31:'SS Rod Radial Profile_10'.B31 'SS Rod Radial Profile_10'.C31:'SS Rod Radial Profile_10'.O31 'SS Rod Radial Profile_10'.C30:'SS Rod Radial Profile_10'.O30 'SS Rod Radial Profile_10'.B32:'SS Rod Radial Profile_10'.B32 'SS Rod Radial Profile_10'.C32:'SS Rod Radial Profile_10'.O32 'SS Rod Radial Profile_10'.C30:'SS Rod Radial Profile_10'.O30 'SS Rod Radial Profile_10'.B33:'SS Rod Radial Profile_10'.B33 'SS Rod Radial Profile_10'.C33:'SS Rod Radial Profile_10'.O33 'SS Rod Radial Profile_10'.C30:'SS Rod Radial Profile_10'.O30 'SS Rod Radial Profile_10'.B34:'SS Rod Radial Profile_10'.B34 'SS Rod Radial Profile_10'.C34:'SS Rod Radial Profile_10'.O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0461in" svg:height="3.0339in" svg:x="6.4925in" svg:y="0.5098in">
            <draw:object draw:notify-on-update-of-ranges="'SS Rod Radial Profile_10'.D30:'SS Rod Radial Profile_10'.M30 'SS Rod Radial Profile_10'.Q39:'SS Rod Radial Profile_10'.Q39 'SS Rod Radial Profile_10'.R39:'SS Rod Radial Profile_10'.AB39 'SS Rod Radial Profile_10'.D30:'SS Rod Radial Profile_10'.M30 'SS Rod Radial Profile_10'.Q41:'SS Rod Radial Profile_10'.Q41 'SS Rod Radial Profile_10'.R41:'SS Rod Radial Profile_10'.AB41 'SS Rod Radial Profile_10'.D30:'SS Rod Radial Profile_10'.M30 'SS Rod Radial Profile_10'.Q40:'SS Rod Radial Profile_10'.Q40 'SS Rod Radial Profile_10'.R40:'SS Rod Radial Profile_10'.AB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3354in" svg:height="3.0461in" svg:x="7.8264in" svg:y="8.4858in">
            <draw:object draw:notify-on-update-of-ranges="'SS Rod Radial Profile_10'.C37:'SS Rod Radial Profile_10'.O37 'SS Rod Radial Profile_10'.B38:'SS Rod Radial Profile_10'.B38 'SS Rod Radial Profile_10'.C38:'SS Rod Radial Profile_10'.O38 'SS Rod Radial Profile_10'.C37:'SS Rod Radial Profile_10'.O37 'SS Rod Radial Profile_10'.B39:'SS Rod Radial Profile_10'.B39 'SS Rod Radial Profile_10'.C39:'SS Rod Radial Profile_10'.O39 'SS Rod Radial Profile_10'.C37:'SS Rod Radial Profile_10'.O37 'SS Rod Radial Profile_10'.B40:'SS Rod Radial Profile_10'.B40 'SS Rod Radial Profile_10'.C40:'SS Rod Radial Profile_10'.O4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7.0228in" svg:height="4.2906in" svg:x="0.2886in" svg:y="12.7882in">
            <draw:object draw:notify-on-update-of-ranges="'SS Rod Radial Profile_10'.C30:'SS Rod Radial Profile_10'.O30 'SS Rod Radial Profile_10'.B31:'SS Rod Radial Profile_10'.B31 'SS Rod Radial Profile_10'.C31:'SS Rod Radial Profile_10'.O31 'SS Rod Radial Profile_10'.C30:'SS Rod Radial Profile_10'.O30 'SS Rod Radial Profile_10'.B32:'SS Rod Radial Profile_10'.B32 'SS Rod Radial Profile_10'.C32:'SS Rod Radial Profile_10'.O32 'SS Rod Radial Profile_10'.C30:'SS Rod Radial Profile_10'.O30 'SS Rod Radial Profile_10'.B33:'SS Rod Radial Profile_10'.B33 'SS Rod Radial Profile_10'.C33:'SS Rod Radial Profile_10'.O33 'SS Rod Radial Profile_10'.C30:'SS Rod Radial Profile_10'.O30 'SS Rod Radial Profile_10'.B34:'SS Rod Radial Profile_10'.B34 'SS Rod Radial Profile_10'.C34:'SS Rod Radial Profile_10'.O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0461in" svg:height="3.0339in" svg:x="7.8268in" svg:y="11.8283in">
            <draw:object draw:notify-on-update-of-ranges="'SS Rod Radial Profile_10'.C30:'SS Rod Radial Profile_10'.M30 'SS Rod Radial Profile_10'.Q31:'SS Rod Radial Profile_10'.Q31 'SS Rod Radial Profile_10'.R31:'SS Rod Radial Profile_10'.AD31 'SS Rod Radial Profile_10'.C30:'SS Rod Radial Profile_10'.M30 'SS Rod Radial Profile_10'.Q32:'SS Rod Radial Profile_10'.Q32 'SS Rod Radial Profile_10'.R32:'SS Rod Radial Profile_10'.AD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6" table:default-cell-style-name="ce10"/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number-columns-repeated="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3" office:value-type="string" calcext:value-type="string" table:number-columns-spanned="4" table:number-rows-spanned="2">
            <text:p>AXIAL LEVEL 3 10 Radial Nodes</text:p>
          </table:table-cell>
          <table:covered-table-cell table:style-name="Default"/>
          <table:covered-table-cell table:number-columns-repeated="2"/>
          <table:table-cell table:number-columns-repeated="25"/>
        </table:table-row>
        <table:table-row table:style-name="ro1">
          <table:table-cell/>
          <table:covered-table-cell table:number-columns-repeated="2" table:style-name="Default"/>
          <table:covered-table-cell table:number-columns-repeated="2"/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Default" office:value-type="string" calcext:value-type="string">
            <text:p>Fluid Energy Balance</text:p>
          </table:table-cell>
          <table:table-cell table:style-name="Default"/>
          <table:table-cell table:number-columns-repeated="27"/>
        </table:table-row>
        <table:table-row table:style-name="ro1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ce9" office:value-type="string" calcext:value-type="string">
            <text:p>Raw Data</text:p>
          </table:table-cell>
          <table:table-cell table:style-name="Default"/>
          <table:table-cell table:number-columns-repeated="2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low rate</text:p>
          </table:table-cell>
          <table:table-cell table:number-columns-repeated="2" office:value-type="string" calcext:value-type="string">
            <text:p>enthalpy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bm/sec</text:p>
          </table:table-cell>
          <table:table-cell office:value-type="string" calcext:value-type="string">
            <text:p>btu/lbm</text:p>
          </table:table-cell>
          <table:table-cell office:value-type="string" calcext:value-type="string">
            <text:p>kJ/kg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let</text:p>
          </table:table-cell>
          <table:table-cell table:style-name="ce6" office:value-type="float" office:value="0.661386" calcext:value-type="float">
            <text:p>0.66139</text:p>
          </table:table-cell>
          <table:table-cell table:style-name="ce1" office:value-type="float" office:value="554.232258064516" calcext:value-type="float">
            <text:p>554.2322580645</text:p>
          </table:table-cell>
          <table:table-cell table:style-name="ce1" table:formula="of:=2.326*[.D9]" office:value-type="float" office:value="1289.14423225806" calcext:value-type="float">
            <text:p>1289.144232258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style-name="ce6" office:value-type="float" office:value="0.661395386741239" calcext:value-type="float">
            <text:p>0.66140</text:p>
          </table:table-cell>
          <table:table-cell table:style-name="ce1" office:value-type="float" office:value="575.486918077176" calcext:value-type="float">
            <text:p>575.4869180772</text:p>
          </table:table-cell>
          <table:table-cell table:style-name="ce1" table:formula="of:=2.326*[.D10]" office:value-type="float" office:value="1338.58257144751" calcext:value-type="float">
            <text:p>1338.582571447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style-name="ce1" table:formula="of:=[.C10]" office:value-type="float" office:value="0.661395386741239" calcext:value-type="float">
            <text:p>0.6613953867</text:p>
          </table:table-cell>
          <table:table-cell table:style-name="ce1" office:value-type="float" office:value="575.545450973847" calcext:value-type="float">
            <text:p>575.5454509738</text:p>
          </table:table-cell>
          <table:table-cell table:style-name="ce1" table:formula="of:=2.326*[.D11]" office:value-type="float" office:value="1338.71871896517" calcext:value-type="float">
            <text:p>1338.718718965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style-name="ce1" table:formula="of:=[.C11]" office:value-type="float" office:value="0.661395386741239" calcext:value-type="float">
            <text:p>0.6613953867</text:p>
          </table:table-cell>
          <table:table-cell table:style-name="ce1" office:value-type="float" office:value="575.510495589131" calcext:value-type="float">
            <text:p>575.5104955891</text:p>
          </table:table-cell>
          <table:table-cell table:style-name="ce1" table:formula="of:=2.326*[.D12]" office:value-type="float" office:value="1338.63741274032" calcext:value-type="float">
            <text:p>1338.6374127403</text:p>
          </table:table-cell>
          <table:table-cell table:number-columns-repeated="2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ce9" office:value-type="string" calcext:value-type="string">
            <text:p>Output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Enthalpy Change</text:p>
          </table:table-cell>
          <table:table-cell table:style-name="ce1" office:value-type="string" calcext:value-type="string">
            <text:p>Total Power</text:p>
          </table:table-cell>
          <table:table-cell table:style-name="ce1" office:value-type="string" calcext:value-type="string">
            <text:p>Rod Energy Rate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kJ/kg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/m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nalytical</text:p>
          </table:table-cell>
          <table:table-cell table:style-name="ce1" table:formula="of:=q_lin*L_chan/(M_dot)" office:value-type="float" office:value="48.7733333333333" calcext:value-type="float">
            <text:p>48.7733333333</text:p>
          </table:table-cell>
          <table:table-cell table:style-name="ce14" table:formula="of:=M_dot*[.C19]" office:value-type="float" office:value="14.632" calcext:value-type="float">
            <text:p>14.63200000</text:p>
          </table:table-cell>
          <table:table-cell table:style-name="ce10" table:formula="of:=q_lin" office:value-type="float" office:value="4" calcext:value-type="float">
            <text:p>4.000</text:p>
          </table:table-cell>
          <table:table-cell office:value-type="string" calcext:value-type="string">
            <text:p>Erro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formula="of:=[.E10]-[.$E$9]" office:value-type="float" office:value="49.4383391894467" calcext:value-type="float">
            <text:p>49.438</text:p>
          </table:table-cell>
          <table:table-cell table:style-name="ce14" table:formula="of:=M_dot*[.C20]" office:value-type="float" office:value="14.831501756834" calcext:value-type="float">
            <text:p>14.83150176</text:p>
          </table:table-cell>
          <table:table-cell table:style-name="ce10" table:formula="of:=[.D20]/L_chan" office:value-type="float" office:value="4.05453847917824" calcext:value-type="float">
            <text:p>4.055</text:p>
          </table:table-cell>
          <table:table-cell table:style-name="ce17" table:formula="of:=([.E20]-[.$E$19])/[.$E$19]" office:value-type="percentage" office:value="0.0136346197945598" calcext:value-type="percentage">
            <text:p>1.36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formula="of:=[.E11]-[.$E$9]" office:value-type="float" office:value="49.5744867071039" calcext:value-type="float">
            <text:p>49.574</text:p>
          </table:table-cell>
          <table:table-cell table:style-name="ce14" table:formula="of:=M_dot*[.C21]" office:value-type="float" office:value="14.8723460121312" calcext:value-type="float">
            <text:p>14.87234601</text:p>
          </table:table-cell>
          <table:table-cell table:style-name="ce10" table:formula="of:=[.D21]/L_chan" office:value-type="float" office:value="4.06570421326713" calcext:value-type="float">
            <text:p>4.066</text:p>
          </table:table-cell>
          <table:table-cell table:style-name="ce17" table:formula="of:=([.E21]-[.$E$19])/[.$E$19]" office:value-type="percentage" office:value="0.0164260533167835" calcext:value-type="percentage">
            <text:p>1.64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formula="of:=[.E12]-[.$E$9]" office:value-type="float" office:value="49.4931804822545" calcext:value-type="float">
            <text:p>49.493</text:p>
          </table:table-cell>
          <table:table-cell table:style-name="ce14" table:formula="of:=M_dot*[.C22]" office:value-type="float" office:value="14.8479541446764" calcext:value-type="float">
            <text:p>14.84795414</text:p>
          </table:table-cell>
          <table:table-cell table:style-name="ce10" table:formula="of:=[.D22]/L_chan" office:value-type="float" office:value="4.05903612484318" calcext:value-type="float">
            <text:p>4.059</text:p>
          </table:table-cell>
          <table:table-cell table:style-name="ce17" table:formula="of:=([.E22]-[.$E$19])/[.$E$19]" office:value-type="percentage" office:value="0.014759031210795" calcext:value-type="percentage">
            <text:p>1.48%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aw Data</text:p>
          </table:table-cell>
          <table:table-cell table:number-columns-repeated="12"/>
          <table:table-cell table:style-name="ce1" office:value-type="string" calcext:value-type="string">
            <text:p>FLUID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dr [ft]</text:p>
          </table:table-cell>
          <table:table-cell table:style-name="Default"/>
          <table:table-cell table:style-name="ce12" table:formula="of:=[.D25]" office:value-type="float" office:value="0.00100024498402407" calcext:value-type="float">
            <text:p>1.00E-003</text:p>
          </table:table-cell>
          <table:table-cell table:style-name="ce12" table:formula="of:=[.E25]" office:value-type="float" office:value="0.00223661577843101" calcext:value-type="float">
            <text:p>2.24E-003</text:p>
          </table:table-cell>
          <table:table-cell table:formula="of:=[.F25]-[.E25]" office:value-type="float" office:value="0.00136981879949343" calcext:value-type="float">
            <text:p>0.0013698188</text:p>
          </table:table-cell>
          <table:table-cell table:formula="of:=[.G25]-[.F25]" office:value-type="float" office:value="0.00139479034219591" calcext:value-type="float">
            <text:p>0.0013947903</text:p>
          </table:table-cell>
          <table:table-cell table:formula="of:=[.H25]-[.G25]" office:value-type="float" office:value="0.00140346798045481" calcext:value-type="float">
            <text:p>0.001403468</text:p>
          </table:table-cell>
          <table:table-cell table:formula="of:=[.I25]-[.H25]" office:value-type="float" office:value="0.00140747016172609" calcext:value-type="float">
            <text:p>0.0014074702</text:p>
          </table:table-cell>
          <table:table-cell table:formula="of:=[.J25]-[.I25]" office:value-type="float" office:value="0.00140964003609288" calcext:value-type="float">
            <text:p>0.00140964</text:p>
          </table:table-cell>
          <table:table-cell table:formula="of:=[.K25]-[.J25]" office:value-type="float" office:value="0.00141094693023817" calcext:value-type="float">
            <text:p>0.0014109469</text:p>
          </table:table-cell>
          <table:table-cell table:formula="of:=[.L25]-[.K25]" office:value-type="float" office:value="0.0014117945484561" calcext:value-type="float">
            <text:p>0.0014117945</text:p>
          </table:table-cell>
          <table:table-cell table:formula="of:=[.M25]-[.L25]" office:value-type="float" office:value="0.0013937756328854" calcext:value-type="float">
            <text:p>0.0013937756</text:p>
          </table:table-cell>
          <table:table-cell table:formula="of:=[.N25]-[.M25]" office:value-type="float" office:value="0.000275590551181102" calcext:value-type="float">
            <text:p>0.0002755906</text:p>
          </table:table-cell>
          <table:table-cell table:formula="of:=[.O25]-[.N25]" office:value-type="float" office:value="0.0018700787401574" calcext:value-type="float">
            <text:p>0.0018700787</text:p>
          </table:table-cell>
          <table:table-cell table:style-name="ce18" table:formula="of:=(t_in+q_lin*dz*2/(M_dot*cp_in))*9/5+32" office:value-type="float" office:value="555.682193565694" calcext:value-type="float">
            <text:p>555.68219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r [ft]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2" office:value-type="float" office:value="0.00100024498402407" calcext:value-type="float">
            <text:p>1.00E-003</text:p>
          </table:table-cell>
          <table:table-cell table:style-name="ce12" office:value-type="float" office:value="0.00223661577843101" calcext:value-type="float">
            <text:p>2.24E-003</text:p>
          </table:table-cell>
          <table:table-cell table:style-name="ce12" office:value-type="float" office:value="0.00360643457792444" calcext:value-type="float">
            <text:p>3.61E-003</text:p>
          </table:table-cell>
          <table:table-cell table:style-name="ce12" office:value-type="float" office:value="0.00500122492012035" calcext:value-type="float">
            <text:p>5.00E-003</text:p>
          </table:table-cell>
          <table:table-cell table:style-name="ce12" office:value-type="float" office:value="0.00640469290057516" calcext:value-type="float">
            <text:p>6.40E-003</text:p>
          </table:table-cell>
          <table:table-cell table:style-name="ce12" office:value-type="float" office:value="0.00781216306230125" calcext:value-type="float">
            <text:p>7.81E-003</text:p>
          </table:table-cell>
          <table:table-cell table:style-name="ce12" office:value-type="float" office:value="0.00922180309839413" calcext:value-type="float">
            <text:p>9.22E-003</text:p>
          </table:table-cell>
          <table:table-cell table:style-name="ce12" office:value-type="float" office:value="0.0106327500286323" calcext:value-type="float">
            <text:p>1.06E-002</text:p>
          </table:table-cell>
          <table:table-cell table:style-name="ce12" office:value-type="float" office:value="0.0120445445770884" calcext:value-type="float">
            <text:p>1.20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style-name="ce12" table:formula="of:=[.P24]" office:value-type="float" office:value="555.682193565694" calcext:value-type="float">
            <text:p>5.56E+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Semi-implicit Trans</text:p>
          </table:table-cell>
          <table:table-cell table:formula="of:=1/3*(4*[.D26]-[.E26])" office:value-type="float" office:value="726.435139666667" calcext:value-type="float">
            <text:p>726.435</text:p>
          </table:table-cell>
          <table:table-cell table:style-name="ce10" office:value-type="float" office:value="725.74359" calcext:value-type="float">
            <text:p>725.744</text:p>
          </table:table-cell>
          <table:table-cell table:style-name="ce10" office:value-type="float" office:value="723.668941" calcext:value-type="float">
            <text:p>723.669</text:p>
          </table:table-cell>
          <table:table-cell table:style-name="ce10" office:value-type="float" office:value="719.437985" calcext:value-type="float">
            <text:p>719.438</text:p>
          </table:table-cell>
          <table:table-cell table:style-name="ce10" office:value-type="float" office:value="712.79169" calcext:value-type="float">
            <text:p>712.792</text:p>
          </table:table-cell>
          <table:table-cell table:style-name="ce10" office:value-type="float" office:value="703.731597" calcext:value-type="float">
            <text:p>703.732</text:p>
          </table:table-cell>
          <table:table-cell table:style-name="ce10" office:value-type="float" office:value="692.269843" calcext:value-type="float">
            <text:p>692.270</text:p>
          </table:table-cell>
          <table:table-cell table:style-name="ce10" office:value-type="float" office:value="678.415719" calcext:value-type="float">
            <text:p>678.416</text:p>
          </table:table-cell>
          <table:table-cell table:style-name="ce10" office:value-type="float" office:value="662.175633" calcext:value-type="float">
            <text:p>662.176</text:p>
          </table:table-cell>
          <table:table-cell table:style-name="ce10" office:value-type="float" office:value="643.553962" calcext:value-type="float">
            <text:p>643.554</text:p>
          </table:table-cell>
          <table:table-cell table:style-name="ce10" office:value-type="float" office:value="622.597662" calcext:value-type="float">
            <text:p>622.598</text:p>
          </table:table-cell>
          <table:table-cell table:style-name="ce10" office:value-type="float" office:value="573.604592" calcext:value-type="float">
            <text:p>573.605</text:p>
          </table:table-cell>
          <table:table-cell table:style-name="ce10" office:value-type="float" office:value="563.581196" calcext:value-type="float">
            <text:p>563.581</text:p>
          </table:table-cell>
          <table:table-cell table:style-name="ce12" table:formula="of:=[.P25]" office:value-type="float" office:value="555.682193565694" calcext:value-type="float">
            <text:p>5.56E+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SS</text:p>
          </table:table-cell>
          <table:table-cell table:formula="of:=1/3*(4*[.D27]-[.E27])" office:value-type="float" office:value="726.741788666667" calcext:value-type="float">
            <text:p>726.742</text:p>
          </table:table-cell>
          <table:table-cell table:style-name="ce1" office:value-type="float" office:value="726.04867" calcext:value-type="float">
            <text:p>726.04867</text:p>
          </table:table-cell>
          <table:table-cell table:style-name="ce1" office:value-type="float" office:value="723.969314" calcext:value-type="float">
            <text:p>723.969314</text:p>
          </table:table-cell>
          <table:table-cell table:style-name="ce1" office:value-type="float" office:value="719.72887" calcext:value-type="float">
            <text:p>719.72887</text:p>
          </table:table-cell>
          <table:table-cell table:style-name="ce1" office:value-type="float" office:value="713.067973" calcext:value-type="float">
            <text:p>713.067973</text:p>
          </table:table-cell>
          <table:table-cell table:style-name="ce1" office:value-type="float" office:value="703.988554" calcext:value-type="float">
            <text:p>703.988554</text:p>
          </table:table-cell>
          <table:table-cell table:style-name="ce1" office:value-type="float" office:value="692.503289" calcext:value-type="float">
            <text:p>692.503289</text:p>
          </table:table-cell>
          <table:table-cell table:style-name="ce1" office:value-type="float" office:value="678.622103" calcext:value-type="float">
            <text:p>678.622103</text:p>
          </table:table-cell>
          <table:table-cell table:style-name="ce1" office:value-type="float" office:value="662.352124" calcext:value-type="float">
            <text:p>662.352124</text:p>
          </table:table-cell>
          <table:table-cell table:style-name="ce1" office:value-type="float" office:value="643.698507" calcext:value-type="float">
            <text:p>643.698507</text:p>
          </table:table-cell>
          <table:table-cell table:style-name="ce1" office:value-type="float" office:value="622.709073" calcext:value-type="float">
            <text:p>622.709073</text:p>
          </table:table-cell>
          <table:table-cell table:style-name="ce1" office:value-type="float" office:value="573.637126" calcext:value-type="float">
            <text:p>573.637126</text:p>
          </table:table-cell>
          <table:table-cell table:style-name="ce1" office:value-type="float" office:value="563.597189" calcext:value-type="float">
            <text:p>563.597189</text:p>
          </table:table-cell>
          <table:table-cell table:style-name="ce12" table:formula="of:=[.P26]" office:value-type="float" office:value="555.682193565694" calcext:value-type="float">
            <text:p>5.56E+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Trans</text:p>
          </table:table-cell>
          <table:table-cell table:formula="of:=1/3*(4*[.D28]-[.E28])" office:value-type="float" office:value="726.380748666667" calcext:value-type="float">
            <text:p>726.381</text:p>
          </table:table-cell>
          <table:table-cell table:style-name="ce1" office:value-type="float" office:value="725.689477" calcext:value-type="float">
            <text:p>725.689477</text:p>
          </table:table-cell>
          <table:table-cell table:style-name="ce1" office:value-type="float" office:value="723.615662" calcext:value-type="float">
            <text:p>723.615662</text:p>
          </table:table-cell>
          <table:table-cell table:style-name="ce1" office:value-type="float" office:value="719.38639" calcext:value-type="float">
            <text:p>719.38639</text:p>
          </table:table-cell>
          <table:table-cell table:style-name="ce1" office:value-type="float" office:value="712.742686" calcext:value-type="float">
            <text:p>712.742686</text:p>
          </table:table-cell>
          <table:table-cell table:style-name="ce1" office:value-type="float" office:value="703.686021" calcext:value-type="float">
            <text:p>703.686021</text:p>
          </table:table-cell>
          <table:table-cell table:style-name="ce1" office:value-type="float" office:value="692.228438" calcext:value-type="float">
            <text:p>692.228438</text:p>
          </table:table-cell>
          <table:table-cell table:style-name="ce1" office:value-type="float" office:value="678.379115" calcext:value-type="float">
            <text:p>678.379115</text:p>
          </table:table-cell>
          <table:table-cell table:style-name="ce1" office:value-type="float" office:value="662.144332" calcext:value-type="float">
            <text:p>662.144332</text:p>
          </table:table-cell>
          <table:table-cell table:style-name="ce1" office:value-type="float" office:value="643.528328" calcext:value-type="float">
            <text:p>643.528328</text:p>
          </table:table-cell>
          <table:table-cell table:style-name="ce1" office:value-type="float" office:value="622.577906" calcext:value-type="float">
            <text:p>622.577906</text:p>
          </table:table-cell>
          <table:table-cell table:style-name="ce1" office:value-type="float" office:value="573.598828" calcext:value-type="float">
            <text:p>573.598828</text:p>
          </table:table-cell>
          <table:table-cell table:style-name="ce1" office:value-type="float" office:value="563.578366" calcext:value-type="float">
            <text:p>563.578366</text:p>
          </table:table-cell>
          <table:table-cell table:style-name="ce12"/>
          <table:table-cell/>
          <table:table-cell table:style-name="ce12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elative Temperature Difference</text:p>
          </table:table-cell>
          <table:table-cell table:number-columns-repeated="12"/>
          <table:table-cell table:formula="of:=[.D24]/[.D5]*[.N2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formula="of:=([.C25])*t_ft_m*100" office:value-type="float" office:value="0" calcext:value-type="float">
            <text:p>0.000</text:p>
          </table:table-cell>
          <table:table-cell table:style-name="ce10" table:formula="of:=([.D25])*t_ft_m*100" office:value-type="float" office:value="0.0304875671375521" calcext:value-type="float">
            <text:p>0.030</text:p>
          </table:table-cell>
          <table:table-cell table:style-name="ce10" table:formula="of:=([.E25])*t_ft_m*100" office:value-type="float" office:value="0.068172272588155" calcext:value-type="float">
            <text:p>0.068</text:p>
          </table:table-cell>
          <table:table-cell table:style-name="ce10" table:formula="of:=([.F25])*t_ft_m*100" office:value-type="float" office:value="0.109924486578595" calcext:value-type="float">
            <text:p>0.110</text:p>
          </table:table-cell>
          <table:table-cell table:style-name="ce10" table:formula="of:=([.G25])*t_ft_m*100" office:value-type="float" office:value="0.15243783568776" calcext:value-type="float">
            <text:p>0.152</text:p>
          </table:table-cell>
          <table:table-cell table:style-name="ce10" table:formula="of:=([.H25])*t_ft_m*100" office:value-type="float" office:value="0.195215680078821" calcext:value-type="float">
            <text:p>0.195</text:p>
          </table:table-cell>
          <table:table-cell table:style-name="ce10" table:formula="of:=([.I25])*t_ft_m*100" office:value-type="float" office:value="0.238115511355248" calcext:value-type="float">
            <text:p>0.238</text:p>
          </table:table-cell>
          <table:table-cell table:style-name="ce10" table:formula="of:=([.J25])*t_ft_m*100" office:value-type="float" office:value="0.281081480619363" calcext:value-type="float">
            <text:p>0.281</text:p>
          </table:table-cell>
          <table:table-cell table:style-name="ce10" table:formula="of:=([.K25])*t_ft_m*100" office:value-type="float" office:value="0.324087284147715" calcext:value-type="float">
            <text:p>0.324</text:p>
          </table:table-cell>
          <table:table-cell table:style-name="ce10" table:formula="of:=([.L25])*t_ft_m*100" office:value-type="float" office:value="0.367118923164112" calcext:value-type="float">
            <text:p>0.367</text:p>
          </table:table-cell>
          <table:table-cell table:style-name="ce10" table:formula="of:=([.M25])*t_ft_m*100" office:value-type="float" office:value="0.409601343832022" calcext:value-type="float">
            <text:p>0.410</text:p>
          </table:table-cell>
          <table:table-cell table:style-name="ce10" table:formula="of:=([.N25])*t_ft_m*100" office:value-type="float" office:value="0.418001371391078" calcext:value-type="float">
            <text:p>0.418</text:p>
          </table:table-cell>
          <table:table-cell table:style-name="ce10" table:formula="of:=([.O25])*t_ft_m*100" office:value-type="float" office:value="0.475001558398949" calcext:value-type="float">
            <text:p>0.475</text:p>
          </table:table-cell>
          <table:table-cell/>
          <table:table-cell table:style-name="ce10"/>
          <table:table-cell table:style-name="ce2" office:value-type="string" calcext:value-type="string">
            <text:p>Difference</text:p>
          </table:table-cell>
          <table:table-cell table:style-name="ce6"/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q_dot*1000/(4*k_fuel)*((R_fuel/100)^2)*(1-([.C30]/R_fuel)^2)+delta_gap+delta_clad" office:value-type="float" office:value="92.3834112916388" calcext:value-type="float">
            <text:p>92.383</text:p>
          </table:table-cell>
          <table:table-cell table:style-name="ce10" table:formula="of:=q_dot*1000/(4*k_fuel)*((R_fuel/100)^2)*(1-([.D30]/R_fuel)^2)+delta_gap+delta_clad" office:value-type="float" office:value="92.055444329608" calcext:value-type="float">
            <text:p>92.055</text:p>
          </table:table-cell>
          <table:table-cell table:style-name="ce10" table:formula="of:=q_dot*1000/(4*k_fuel)*((R_fuel/100)^2)*(1-([.E30]/R_fuel)^2)+delta_gap+delta_clad" office:value-type="float" office:value="90.7435764814846" calcext:value-type="float">
            <text:p>90.744</text:p>
          </table:table-cell>
          <table:table-cell table:style-name="ce10" table:formula="of:=q_dot*1000/(4*k_fuel)*((R_fuel/100)^2)*(1-([.F30]/R_fuel)^2)+delta_gap+delta_clad" office:value-type="float" office:value="88.1198407852378" calcext:value-type="float">
            <text:p>88.120</text:p>
          </table:table-cell>
          <table:table-cell table:style-name="ce10" table:formula="of:=q_dot*1000/(4*k_fuel)*((R_fuel/100)^2)*(1-([.G30]/R_fuel)^2)+delta_gap+delta_clad" office:value-type="float" office:value="84.1842372408676" calcext:value-type="float">
            <text:p>84.184</text:p>
          </table:table-cell>
          <table:table-cell table:style-name="ce10" table:formula="of:=q_dot*1000/(4*k_fuel)*((R_fuel/100)^2)*(1-([.H30]/R_fuel)^2)+delta_gap+delta_clad" office:value-type="float" office:value="78.936765848374" calcext:value-type="float">
            <text:p>78.937</text:p>
          </table:table-cell>
          <table:table-cell table:style-name="ce10" table:formula="of:=q_dot*1000/(4*k_fuel)*((R_fuel/100)^2)*(1-([.I30]/R_fuel)^2)+delta_gap+delta_clad" office:value-type="float" office:value="72.377426607757" calcext:value-type="float">
            <text:p>72.377</text:p>
          </table:table-cell>
          <table:table-cell table:style-name="ce10" table:formula="of:=q_dot*1000/(4*k_fuel)*((R_fuel/100)^2)*(1-([.J30]/R_fuel)^2)+delta_gap+delta_clad" office:value-type="float" office:value="64.5062195190166" calcext:value-type="float">
            <text:p>64.506</text:p>
          </table:table-cell>
          <table:table-cell table:style-name="ce10" table:formula="of:=q_dot*1000/(4*k_fuel)*((R_fuel/100)^2)*(1-([.K30]/R_fuel)^2)+delta_gap+delta_clad" office:value-type="float" office:value="55.3231445821529" calcext:value-type="float">
            <text:p>55.323</text:p>
          </table:table-cell>
          <table:table-cell table:style-name="ce10" table:formula="of:=q_dot*1000/(4*k_fuel)*((R_fuel/100)^2)*(1-([.L30]/R_fuel)^2)+delta_gap+delta_clad" office:value-type="float" office:value="44.8282017971659" calcext:value-type="float">
            <text:p>44.828</text:p>
          </table:table-cell>
          <table:table-cell table:style-name="ce10" table:formula="of:=delta_gap+delta_clad" office:value-type="float" office:value="33.1857630817195" calcext:value-type="float">
            <text:p>33.186</text:p>
          </table:table-cell>
          <table:table-cell table:style-name="ce10" table:formula="of:=delta_clad" office:value-type="float" office:value="5.81405867843346" calcext:value-type="float">
            <text:p>5.814</text:p>
          </table:table-cell>
          <table:table-cell table:style-name="ce10" office:value-type="float" office:value="0" calcext:value-type="float">
            <text:p>0.000</text:p>
          </table:table-cell>
          <table:table-cell table:style-name="ce10" table:formula="of:=-delta_fluid" office:value-type="float" office:value="-3.96372848086904" calcext:value-type="float">
            <text:p>-3.964</text:p>
          </table:table-cell>
          <table:table-cell table:style-name="ce1" office:value-type="string" calcext:value-type="string">
            <text:p>Semi-implicit Trans</text:p>
          </table:table-cell>
          <table:table-cell table:style-name="ce11" table:formula="of:=[.C32]-[.C$31]" office:value-type="float" office:value="-1.90899814349064" calcext:value-type="float">
            <text:p>-1.91</text:p>
          </table:table-cell>
          <table:table-cell table:style-name="ce11" table:formula="of:=[.D32]-[.D$31]" office:value-type="float" office:value="-1.96522544071905" calcext:value-type="float">
            <text:p>-1.97</text:p>
          </table:table-cell>
          <table:table-cell table:style-name="ce11" table:formula="of:=[.E32]-[.E$31]" office:value-type="float" office:value="-1.80594037037345" calcext:value-type="float">
            <text:p>-1.81</text:p>
          </table:table-cell>
          <table:table-cell table:style-name="ce11" table:formula="of:=[.F32]-[.F$31]" office:value-type="float" office:value="-1.53273578523775" calcext:value-type="float">
            <text:p>-1.53</text:p>
          </table:table-cell>
          <table:table-cell table:style-name="ce11" table:formula="of:=[.G32]-[.G$31]" office:value-type="float" office:value="-1.28951835197867" calcext:value-type="float">
            <text:p>-1.29</text:p>
          </table:table-cell>
          <table:table-cell table:style-name="ce11" table:formula="of:=[.H32]-[.H$31]" office:value-type="float" office:value="-1.07543195948509" calcext:value-type="float">
            <text:p>-1.08</text:p>
          </table:table-cell>
          <table:table-cell table:style-name="ce11" table:formula="of:=[.I32]-[.I$31]" office:value-type="float" office:value="-0.883733829979192" calcext:value-type="float">
            <text:p>-0.88</text:p>
          </table:table-cell>
          <table:table-cell table:style-name="ce11" table:formula="of:=[.J32]-[.J$31]" office:value-type="float" office:value="-0.709262296794378" calcext:value-type="float">
            <text:p>-0.71</text:p>
          </table:table-cell>
          <table:table-cell table:style-name="ce11" table:formula="of:=[.K32]-[.K$31]" office:value-type="float" office:value="-0.548457359930652" calcext:value-type="float">
            <text:p>-0.55</text:p>
          </table:table-cell>
          <table:table-cell table:style-name="ce11" table:formula="of:=[.L32]-[.L$31]" office:value-type="float" office:value="-0.398887352721431" calcext:value-type="float">
            <text:p>-0.40</text:p>
          </table:table-cell>
          <table:table-cell table:style-name="ce11" table:formula="of:=[.M32]-[.M$31]" office:value-type="float" office:value="-0.398837526163909" calcext:value-type="float">
            <text:p>-0.40</text:p>
          </table:table-cell>
          <table:table-cell table:style-name="ce11" table:formula="of:=[.N32]-[.N$31]" office:value-type="float" office:value="-0.245505345100104" calcext:value-type="float">
            <text:p>-0.25</text:p>
          </table:table-cell>
          <table:table-cell table:style-name="ce11" table:formula="of:=[.O32]-[.O$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([.C26]-[.$O26])*t_R_K" office:value-type="float" office:value="90.4744131481482" calcext:value-type="float">
            <text:p>90.474</text:p>
          </table:table-cell>
          <table:table-cell table:style-name="ce10" table:formula="of:=([.D26]-[.$O26])*t_R_K" office:value-type="float" office:value="90.0902188888889" calcext:value-type="float">
            <text:p>90.090</text:p>
          </table:table-cell>
          <table:table-cell table:style-name="ce10" table:formula="of:=([.E26]-[.$O26])*t_R_K" office:value-type="float" office:value="88.9376361111111" calcext:value-type="float">
            <text:p>88.938</text:p>
          </table:table-cell>
          <table:table-cell table:style-name="ce10" table:formula="of:=([.F26]-[.$O26])*t_R_K" office:value-type="float" office:value="86.587105" calcext:value-type="float">
            <text:p>86.587</text:p>
          </table:table-cell>
          <table:table-cell table:style-name="ce10" table:formula="of:=([.G26]-[.$O26])*t_R_K" office:value-type="float" office:value="82.8947188888889" calcext:value-type="float">
            <text:p>82.895</text:p>
          </table:table-cell>
          <table:table-cell table:style-name="ce10" table:formula="of:=([.H26]-[.$O26])*t_R_K" office:value-type="float" office:value="77.8613338888889" calcext:value-type="float">
            <text:p>77.861</text:p>
          </table:table-cell>
          <table:table-cell table:style-name="ce10" table:formula="of:=([.I26]-[.$O26])*t_R_K" office:value-type="float" office:value="71.4936927777778" calcext:value-type="float">
            <text:p>71.494</text:p>
          </table:table-cell>
          <table:table-cell table:style-name="ce10" table:formula="of:=([.J26]-[.$O26])*t_R_K" office:value-type="float" office:value="63.7969572222222" calcext:value-type="float">
            <text:p>63.797</text:p>
          </table:table-cell>
          <table:table-cell table:style-name="ce10" table:formula="of:=([.K26]-[.$O26])*t_R_K" office:value-type="float" office:value="54.7746872222222" calcext:value-type="float">
            <text:p>54.775</text:p>
          </table:table-cell>
          <table:table-cell table:style-name="ce10" table:formula="of:=([.L26]-[.$O26])*t_R_K" office:value-type="float" office:value="44.4293144444444" calcext:value-type="float">
            <text:p>44.429</text:p>
          </table:table-cell>
          <table:table-cell table:style-name="ce10" table:formula="of:=([.M26]-[.$O26])*t_R_K" office:value-type="float" office:value="32.7869255555556" calcext:value-type="float">
            <text:p>32.787</text:p>
          </table:table-cell>
          <table:table-cell table:style-name="ce10" table:formula="of:=([.N26]-[.$O26])*t_R_K" office:value-type="float" office:value="5.56855333333336" calcext:value-type="float">
            <text:p>5.569</text:p>
          </table:table-cell>
          <table:table-cell table:style-name="ce10" table:formula="of:=([.O26]-[.$O26])*t_R_K" office:value-type="float" office:value="0" calcext:value-type="float">
            <text:p>0.000</text:p>
          </table:table-cell>
          <table:table-cell table:style-name="ce10" table:formula="of:=([.P25]-[.$O26])*t_R_K" office:value-type="float" office:value="-4.38833468572556" calcext:value-type="float">
            <text:p>-4.388</text:p>
          </table:table-cell>
          <table:table-cell table:style-name="ce1" office:value-type="string" calcext:value-type="string">
            <text:p>Implicit SS</text:p>
          </table:table-cell>
          <table:table-cell table:style-name="ce11" table:formula="of:=[.C33]-[.C$31]" office:value-type="float" office:value="-1.74752258793507" calcext:value-type="float">
            <text:p>-1.75</text:p>
          </table:table-cell>
          <table:table-cell table:style-name="ce11" table:formula="of:=[.D33]-[.D$31]" office:value-type="float" office:value="-1.80462155183017" calcext:value-type="float">
            <text:p>-1.80</text:p>
          </table:table-cell>
          <table:table-cell table:style-name="ce11" table:formula="of:=[.E33]-[.E$31]" office:value-type="float" office:value="-1.64795148148453" calcext:value-type="float">
            <text:p>-1.65</text:p>
          </table:table-cell>
          <table:table-cell table:style-name="ce11" table:formula="of:=[.F33]-[.F$31]" office:value-type="float" office:value="-1.38001800745997" calcext:value-type="float">
            <text:p>-1.38</text:p>
          </table:table-cell>
          <table:table-cell table:style-name="ce11" table:formula="of:=[.G33]-[.G$31]" office:value-type="float" office:value="-1.14491279642309" calcext:value-type="float">
            <text:p>-1.14</text:p>
          </table:table-cell>
          <table:table-cell table:style-name="ce11" table:formula="of:=[.H33]-[.H$31]" office:value-type="float" office:value="-0.941563070596146" calcext:value-type="float">
            <text:p>-0.94</text:p>
          </table:table-cell>
          <table:table-cell table:style-name="ce11" table:formula="of:=[.I33]-[.I$31]" office:value-type="float" office:value="-0.762926607756981" calcext:value-type="float">
            <text:p>-0.76</text:p>
          </table:table-cell>
          <table:table-cell table:style-name="ce11" table:formula="of:=[.J33]-[.J$31]" office:value-type="float" office:value="-0.603489519016549" calcext:value-type="float">
            <text:p>-0.60</text:p>
          </table:table-cell>
          <table:table-cell table:style-name="ce11" table:formula="of:=[.K33]-[.K$31]" office:value-type="float" office:value="-0.459291804375049" calcext:value-type="float">
            <text:p>-0.46</text:p>
          </table:table-cell>
          <table:table-cell table:style-name="ce11" table:formula="of:=[.L33]-[.L$31]" office:value-type="float" office:value="-0.327469574943649" calcext:value-type="float">
            <text:p>-0.33</text:p>
          </table:table-cell>
          <table:table-cell table:style-name="ce11" table:formula="of:=[.M33]-[.M$31]" office:value-type="float" office:value="-0.345827526163909" calcext:value-type="float">
            <text:p>-0.35</text:p>
          </table:table-cell>
          <table:table-cell table:style-name="ce11" table:formula="of:=[.N33]-[.N$31]" office:value-type="float" office:value="-0.236315900655681" calcext:value-type="float">
            <text:p>-0.24</text:p>
          </table:table-cell>
          <table:table-cell table:style-name="ce11" table:formula="of:=[.O33]-[.O$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([.C27]-[.$O27])*t_R_K" office:value-type="float" office:value="90.6358887037038" calcext:value-type="float">
            <text:p>90.636</text:p>
          </table:table-cell>
          <table:table-cell table:style-name="ce10" table:formula="of:=([.D27]-[.$O27])*t_R_K" office:value-type="float" office:value="90.2508227777778" calcext:value-type="float">
            <text:p>90.251</text:p>
          </table:table-cell>
          <table:table-cell table:style-name="ce10" table:formula="of:=([.E27]-[.$O27])*t_R_K" office:value-type="float" office:value="89.0956250000001" calcext:value-type="float">
            <text:p>89.096</text:p>
          </table:table-cell>
          <table:table-cell table:style-name="ce10" table:formula="of:=([.F27]-[.$O27])*t_R_K" office:value-type="float" office:value="86.7398227777778" calcext:value-type="float">
            <text:p>86.740</text:p>
          </table:table-cell>
          <table:table-cell table:style-name="ce10" table:formula="of:=([.G27]-[.$O27])*t_R_K" office:value-type="float" office:value="83.0393244444445" calcext:value-type="float">
            <text:p>83.039</text:p>
          </table:table-cell>
          <table:table-cell table:style-name="ce10" table:formula="of:=([.H27]-[.$O27])*t_R_K" office:value-type="float" office:value="77.9952027777778" calcext:value-type="float">
            <text:p>77.995</text:p>
          </table:table-cell>
          <table:table-cell table:style-name="ce10" table:formula="of:=([.I27]-[.$O27])*t_R_K" office:value-type="float" office:value="71.6145" calcext:value-type="float">
            <text:p>71.615</text:p>
          </table:table-cell>
          <table:table-cell table:style-name="ce10" table:formula="of:=([.J27]-[.$O27])*t_R_K" office:value-type="float" office:value="63.9027300000001" calcext:value-type="float">
            <text:p>63.903</text:p>
          </table:table-cell>
          <table:table-cell table:style-name="ce10" table:formula="of:=([.K27]-[.$O27])*t_R_K" office:value-type="float" office:value="54.8638527777778" calcext:value-type="float">
            <text:p>54.864</text:p>
          </table:table-cell>
          <table:table-cell table:style-name="ce10" table:formula="of:=([.L27]-[.$O27])*t_R_K" office:value-type="float" office:value="44.5007322222222" calcext:value-type="float">
            <text:p>44.501</text:p>
          </table:table-cell>
          <table:table-cell table:style-name="ce10" table:formula="of:=([.M27]-[.$O27])*t_R_K" office:value-type="float" office:value="32.8399355555556" calcext:value-type="float">
            <text:p>32.840</text:p>
          </table:table-cell>
          <table:table-cell table:style-name="ce10" table:formula="of:=([.N27]-[.$O27])*t_R_K" office:value-type="float" office:value="5.57774277777778" calcext:value-type="float">
            <text:p>5.578</text:p>
          </table:table-cell>
          <table:table-cell table:style-name="ce10" table:formula="of:=([.O27]-[.$O27])*t_R_K" office:value-type="float" office:value="0" calcext:value-type="float">
            <text:p>0.000</text:p>
          </table:table-cell>
          <table:table-cell table:style-name="ce10" table:formula="of:=([.P26]-[.$O27])*t_R_K" office:value-type="float" office:value="-4.39721968572554" calcext:value-type="float">
            <text:p>-4.397</text:p>
          </table:table-cell>
          <table:table-cell table:style-name="ce1" office:value-type="string" calcext:value-type="string">
            <text:p>Implicit Trans</text:p>
          </table:table-cell>
          <table:table-cell table:style-name="ce11" table:formula="of:=[.C34]-[.C$31]" office:value-type="float" office:value="-1.93764314349069" calcext:value-type="float">
            <text:p>-1.94</text:p>
          </table:table-cell>
          <table:table-cell table:style-name="ce11" table:formula="of:=[.D34]-[.D$31]" office:value-type="float" office:value="-1.99371599627462" calcext:value-type="float">
            <text:p>-1.99</text:p>
          </table:table-cell>
          <table:table-cell table:style-name="ce11" table:formula="of:=[.E34]-[.E$31]" office:value-type="float" office:value="-1.83396759259564" calcext:value-type="float">
            <text:p>-1.83</text:p>
          </table:table-cell>
          <table:table-cell table:style-name="ce11" table:formula="of:=[.F34]-[.F$31]" office:value-type="float" office:value="-1.55982745190443" calcext:value-type="float">
            <text:p>-1.56</text:p>
          </table:table-cell>
          <table:table-cell table:style-name="ce11" table:formula="of:=[.G34]-[.G$31]" office:value-type="float" office:value="-1.31517057420086" calcext:value-type="float">
            <text:p>-1.32</text:p>
          </table:table-cell>
          <table:table-cell table:style-name="ce11" table:formula="of:=[.H34]-[.H$31]" office:value-type="float" office:value="-1.09917973726284" calcext:value-type="float">
            <text:p>-1.10</text:p>
          </table:table-cell>
          <table:table-cell table:style-name="ce11" table:formula="of:=[.I34]-[.I$31]" office:value-type="float" office:value="-0.905164385534761" calcext:value-type="float">
            <text:p>-0.91</text:p>
          </table:table-cell>
          <table:table-cell table:style-name="ce11" table:formula="of:=[.J34]-[.J$31]" office:value-type="float" office:value="-0.728025630127704" calcext:value-type="float">
            <text:p>-0.73</text:p>
          </table:table-cell>
          <table:table-cell table:style-name="ce11" table:formula="of:=[.K34]-[.K$31]" office:value-type="float" office:value="-0.564274582152855" calcext:value-type="float">
            <text:p>-0.56</text:p>
          </table:table-cell>
          <table:table-cell table:style-name="ce11" table:formula="of:=[.L34]-[.L$31]" office:value-type="float" office:value="-0.411556241610292" calcext:value-type="float">
            <text:p>-0.41</text:p>
          </table:table-cell>
          <table:table-cell table:style-name="ce11" table:formula="of:=[.M34]-[.M$31]" office:value-type="float" office:value="-0.408240859497248" calcext:value-type="float">
            <text:p>-0.41</text:p>
          </table:table-cell>
          <table:table-cell table:style-name="ce11" table:formula="of:=[.N34]-[.N$31]" office:value-type="float" office:value="-0.247135345100094" calcext:value-type="float">
            <text:p>-0.25</text:p>
          </table:table-cell>
          <table:table-cell table:style-name="ce11" table:formula="of:=[.O34]-[.O$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([.C28]-[.$O28])*t_R_K" office:value-type="float" office:value="90.4457681481481" calcext:value-type="float">
            <text:p>90.446</text:p>
          </table:table-cell>
          <table:table-cell table:style-name="ce10" table:formula="of:=([.D28]-[.$O28])*t_R_K" office:value-type="float" office:value="90.0617283333334" calcext:value-type="float">
            <text:p>90.062</text:p>
          </table:table-cell>
          <table:table-cell table:style-name="ce10" table:formula="of:=([.E28]-[.$O28])*t_R_K" office:value-type="float" office:value="88.909608888889" calcext:value-type="float">
            <text:p>88.910</text:p>
          </table:table-cell>
          <table:table-cell table:style-name="ce10" table:formula="of:=([.F28]-[.$O28])*t_R_K" office:value-type="float" office:value="86.5600133333334" calcext:value-type="float">
            <text:p>86.560</text:p>
          </table:table-cell>
          <table:table-cell table:style-name="ce10" table:formula="of:=([.G28]-[.$O28])*t_R_K" office:value-type="float" office:value="82.8690666666667" calcext:value-type="float">
            <text:p>82.869</text:p>
          </table:table-cell>
          <table:table-cell table:style-name="ce10" table:formula="of:=([.H28]-[.$O28])*t_R_K" office:value-type="float" office:value="77.8375861111111" calcext:value-type="float">
            <text:p>77.838</text:p>
          </table:table-cell>
          <table:table-cell table:style-name="ce10" table:formula="of:=([.I28]-[.$O28])*t_R_K" office:value-type="float" office:value="71.4722622222222" calcext:value-type="float">
            <text:p>71.472</text:p>
          </table:table-cell>
          <table:table-cell table:style-name="ce10" table:formula="of:=([.J28]-[.$O28])*t_R_K" office:value-type="float" office:value="63.7781938888889" calcext:value-type="float">
            <text:p>63.778</text:p>
          </table:table-cell>
          <table:table-cell table:style-name="ce10" table:formula="of:=([.K28]-[.$O28])*t_R_K" office:value-type="float" office:value="54.75887" calcext:value-type="float">
            <text:p>54.759</text:p>
          </table:table-cell>
          <table:table-cell table:style-name="ce10" table:formula="of:=([.L28]-[.$O28])*t_R_K" office:value-type="float" office:value="44.4166455555556" calcext:value-type="float">
            <text:p>44.417</text:p>
          </table:table-cell>
          <table:table-cell table:style-name="ce10" table:formula="of:=([.M28]-[.$O28])*t_R_K" office:value-type="float" office:value="32.7775222222222" calcext:value-type="float">
            <text:p>32.778</text:p>
          </table:table-cell>
          <table:table-cell table:style-name="ce10" table:formula="of:=([.N28]-[.$O28])*t_R_K" office:value-type="float" office:value="5.56692333333337" calcext:value-type="float">
            <text:p>5.567</text:p>
          </table:table-cell>
          <table:table-cell table:style-name="ce10" table:formula="of:=([.O28]-[.$O28])*t_R_K" office:value-type="float" office:value="0" calcext:value-type="float">
            <text:p>0.000</text:p>
          </table:table-cell>
          <table:table-cell table:style-name="ce10" table:formula="of:=([.P27]-[.$O28])*t_R_K" office:value-type="float" office:value="-4.38676246350332" calcext:value-type="float">
            <text:p>-4.387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0" table:number-columns-repeated="13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Absolute Temperature Difference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style-name="ce6" table:formula="of:=([.C25])*t_ft_m*100" office:value-type="float" office:value="0" calcext:value-type="float">
            <text:p>0.00000</text:p>
          </table:table-cell>
          <table:table-cell table:style-name="ce6" table:formula="of:=([.D25])*t_ft_m*100" office:value-type="float" office:value="0.0304875671375521" calcext:value-type="float">
            <text:p>0.03049</text:p>
          </table:table-cell>
          <table:table-cell table:style-name="ce6" table:formula="of:=([.E25])*t_ft_m*100" office:value-type="float" office:value="0.068172272588155" calcext:value-type="float">
            <text:p>0.06817</text:p>
          </table:table-cell>
          <table:table-cell table:style-name="ce6" table:formula="of:=([.F25])*t_ft_m*100" office:value-type="float" office:value="0.109924486578595" calcext:value-type="float">
            <text:p>0.10992</text:p>
          </table:table-cell>
          <table:table-cell table:style-name="ce6" table:formula="of:=([.G25])*t_ft_m*100" office:value-type="float" office:value="0.15243783568776" calcext:value-type="float">
            <text:p>0.15244</text:p>
          </table:table-cell>
          <table:table-cell table:style-name="ce6" table:formula="of:=([.H25])*t_ft_m*100" office:value-type="float" office:value="0.195215680078821" calcext:value-type="float">
            <text:p>0.19522</text:p>
          </table:table-cell>
          <table:table-cell table:style-name="ce6" table:formula="of:=([.I25])*t_ft_m*100" office:value-type="float" office:value="0.238115511355248" calcext:value-type="float">
            <text:p>0.23812</text:p>
          </table:table-cell>
          <table:table-cell table:style-name="ce6" table:formula="of:=([.J25])*t_ft_m*100" office:value-type="float" office:value="0.281081480619363" calcext:value-type="float">
            <text:p>0.28108</text:p>
          </table:table-cell>
          <table:table-cell table:style-name="ce6" table:formula="of:=([.K25])*t_ft_m*100" office:value-type="float" office:value="0.324087284147715" calcext:value-type="float">
            <text:p>0.32409</text:p>
          </table:table-cell>
          <table:table-cell table:style-name="ce6" table:formula="of:=([.L25])*t_ft_m*100" office:value-type="float" office:value="0.367118923164112" calcext:value-type="float">
            <text:p>0.36712</text:p>
          </table:table-cell>
          <table:table-cell table:style-name="ce6" table:formula="of:=([.M25])*t_ft_m*100" office:value-type="float" office:value="0.409601343832022" calcext:value-type="float">
            <text:p>0.40960</text:p>
          </table:table-cell>
          <table:table-cell table:style-name="ce6" table:formula="of:=([.N25])*t_ft_m*100" office:value-type="float" office:value="0.418001371391078" calcext:value-type="float">
            <text:p>0.41800</text:p>
          </table:table-cell>
          <table:table-cell table:style-name="ce6" table:formula="of:=([.O25])*t_ft_m*100" office:value-type="float" office:value="0.475001558398949" calcext:value-type="float">
            <text:p>0.47500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[.C31]+[.$P38]-[.$P31]" office:value-type="float" office:value="387.281691753449" calcext:value-type="float">
            <text:p>387.282</text:p>
          </table:table-cell>
          <table:table-cell table:style-name="ce10" table:formula="of:=[.D31]+[.$P38]-[.$P31]" office:value-type="float" office:value="386.953724791418" calcext:value-type="float">
            <text:p>386.954</text:p>
          </table:table-cell>
          <table:table-cell table:style-name="ce10" table:formula="of:=[.E31]+[.$P38]-[.$P31]" office:value-type="float" office:value="385.641856943295" calcext:value-type="float">
            <text:p>385.642</text:p>
          </table:table-cell>
          <table:table-cell table:style-name="ce10" table:formula="of:=[.F31]+[.$P38]-[.$P31]" office:value-type="float" office:value="383.018121247048" calcext:value-type="float">
            <text:p>383.018</text:p>
          </table:table-cell>
          <table:table-cell table:style-name="ce10" table:formula="of:=[.G31]+[.$P38]-[.$P31]" office:value-type="float" office:value="379.082517702678" calcext:value-type="float">
            <text:p>379.083</text:p>
          </table:table-cell>
          <table:table-cell table:style-name="ce10" table:formula="of:=[.H31]+[.$P38]-[.$P31]" office:value-type="float" office:value="373.835046310184" calcext:value-type="float">
            <text:p>373.835</text:p>
          </table:table-cell>
          <table:table-cell table:style-name="ce10" table:formula="of:=[.I31]+[.$P38]-[.$P31]" office:value-type="float" office:value="367.275707069567" calcext:value-type="float">
            <text:p>367.276</text:p>
          </table:table-cell>
          <table:table-cell table:style-name="ce10" table:formula="of:=[.J31]+[.$P38]-[.$P31]" office:value-type="float" office:value="359.404499980827" calcext:value-type="float">
            <text:p>359.404</text:p>
          </table:table-cell>
          <table:table-cell table:style-name="ce10" table:formula="of:=[.K31]+[.$P38]-[.$P31]" office:value-type="float" office:value="350.221425043963" calcext:value-type="float">
            <text:p>350.221</text:p>
          </table:table-cell>
          <table:table-cell table:style-name="ce10" table:formula="of:=[.L31]+[.$P38]-[.$P31]" office:value-type="float" office:value="339.726482258976" calcext:value-type="float">
            <text:p>339.726</text:p>
          </table:table-cell>
          <table:table-cell table:style-name="ce10" table:formula="of:=[.M31]+[.$P38]-[.$P31]" office:value-type="float" office:value="328.08404354353" calcext:value-type="float">
            <text:p>328.084</text:p>
          </table:table-cell>
          <table:table-cell table:style-name="ce10" table:formula="of:=[.N31]+[.$P38]-[.$P31]" office:value-type="float" office:value="300.712339140244" calcext:value-type="float">
            <text:p>300.712</text:p>
          </table:table-cell>
          <table:table-cell table:style-name="ce10" table:formula="of:=[.O31]+[.$P38]-[.$P31]" office:value-type="float" office:value="294.89828046181" calcext:value-type="float">
            <text:p>294.898</text:p>
          </table:table-cell>
          <table:table-cell table:style-name="ce10" table:formula="of:=5/9*([.P24]-32)" office:value-type="float" office:value="290.934551980941" calcext:value-type="float">
            <text:p>290.935</text:p>
          </table:table-cell>
          <table:table-cell table:style-name="ce10"/>
          <table:table-cell table:style-name="ce2" office:value-type="string" calcext:value-type="string">
            <text:p>Relative Difference</text:p>
          </table:table-cell>
          <table:table-cell table:style-name="ce6"/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[.C32]+[.$P39]-[.$P32]" office:value-type="float" office:value="385.797299814815" calcext:value-type="float">
            <text:p>385.797</text:p>
          </table:table-cell>
          <table:table-cell table:style-name="ce10" table:formula="of:=[.D32]+[.$P39]-[.$P32]" office:value-type="float" office:value="385.413105555556" calcext:value-type="float">
            <text:p>385.413</text:p>
          </table:table-cell>
          <table:table-cell table:style-name="ce10" table:formula="of:=[.E32]+[.$P39]-[.$P32]" office:value-type="float" office:value="384.260522777778" calcext:value-type="float">
            <text:p>384.261</text:p>
          </table:table-cell>
          <table:table-cell table:style-name="ce10" table:formula="of:=[.F32]+[.$P39]-[.$P32]" office:value-type="float" office:value="381.909991666667" calcext:value-type="float">
            <text:p>381.910</text:p>
          </table:table-cell>
          <table:table-cell table:style-name="ce10" table:formula="of:=[.G32]+[.$P39]-[.$P32]" office:value-type="float" office:value="378.217605555556" calcext:value-type="float">
            <text:p>378.218</text:p>
          </table:table-cell>
          <table:table-cell table:style-name="ce10" table:formula="of:=[.H32]+[.$P39]-[.$P32]" office:value-type="float" office:value="373.184220555556" calcext:value-type="float">
            <text:p>373.184</text:p>
          </table:table-cell>
          <table:table-cell table:style-name="ce10" table:formula="of:=[.I32]+[.$P39]-[.$P32]" office:value-type="float" office:value="366.816579444445" calcext:value-type="float">
            <text:p>366.817</text:p>
          </table:table-cell>
          <table:table-cell table:style-name="ce10" table:formula="of:=[.J32]+[.$P39]-[.$P32]" office:value-type="float" office:value="359.119843888889" calcext:value-type="float">
            <text:p>359.120</text:p>
          </table:table-cell>
          <table:table-cell table:style-name="ce10" table:formula="of:=[.K32]+[.$P39]-[.$P32]" office:value-type="float" office:value="350.097573888889" calcext:value-type="float">
            <text:p>350.098</text:p>
          </table:table-cell>
          <table:table-cell table:style-name="ce10" table:formula="of:=[.L32]+[.$P39]-[.$P32]" office:value-type="float" office:value="339.752201111111" calcext:value-type="float">
            <text:p>339.752</text:p>
          </table:table-cell>
          <table:table-cell table:style-name="ce10" table:formula="of:=[.M32]+[.$P39]-[.$P32]" office:value-type="float" office:value="328.109812222222" calcext:value-type="float">
            <text:p>328.110</text:p>
          </table:table-cell>
          <table:table-cell table:style-name="ce10" table:formula="of:=[.N32]+[.$P39]-[.$P32]" office:value-type="float" office:value="300.89144" calcext:value-type="float">
            <text:p>300.891</text:p>
          </table:table-cell>
          <table:table-cell table:style-name="ce10" table:formula="of:=[.O32]+[.$P39]-[.$P32]" office:value-type="float" office:value="295.322886666667" calcext:value-type="float">
            <text:p>295.323</text:p>
          </table:table-cell>
          <table:table-cell table:style-name="ce10" table:formula="of:=5/9*([.P25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Semi-implicit Trans</text:p>
          </table:table-cell>
          <table:table-cell table:style-name="ce19" table:formula="of:=([.C39]-[.C$38])/[.C$38]" office:value-type="percentage" office:value="-0.0038328482090476" calcext:value-type="percentage">
            <text:p>-0.383%</text:p>
          </table:table-cell>
          <table:table-cell table:style-name="ce19" table:formula="of:=([.D39]-[.D$38])/[.D$38]" office:value-type="percentage" office:value="-0.00398140433121055" calcext:value-type="percentage">
            <text:p>-0.398%</text:p>
          </table:table-cell>
          <table:table-cell table:style-name="ce19" table:formula="of:=([.E39]-[.E$38])/[.E$38]" office:value-type="percentage" office:value="-0.00358190933024173" calcext:value-type="percentage">
            <text:p>-0.358%</text:p>
          </table:table-cell>
          <table:table-cell table:style-name="ce19" table:formula="of:=([.F39]-[.F$38])/[.F$38]" office:value-type="percentage" office:value="-0.00289315183514899" calcext:value-type="percentage">
            <text:p>-0.289%</text:p>
          </table:table-cell>
          <table:table-cell table:style-name="ce19" table:formula="of:=([.G39]-[.G$38])/[.G$38]" office:value-type="percentage" office:value="-0.00228159333847336" calcext:value-type="percentage">
            <text:p>-0.228%</text:p>
          </table:table-cell>
          <table:table-cell table:style-name="ce19" table:formula="of:=([.H39]-[.H$38])/[.H$38]" office:value-type="percentage" office:value="-0.00174094366232465" calcext:value-type="percentage">
            <text:p>-0.174%</text:p>
          </table:table-cell>
          <table:table-cell table:style-name="ce19" table:formula="of:=([.I39]-[.I$38])/[.I$38]" office:value-type="percentage" office:value="-0.00125008982702935" calcext:value-type="percentage">
            <text:p>-0.125%</text:p>
          </table:table-cell>
          <table:table-cell table:style-name="ce19" table:formula="of:=([.J39]-[.J$38])/[.J$38]" office:value-type="percentage" office:value="-0.000792021502104425" calcext:value-type="percentage">
            <text:p>-0.079%</text:p>
          </table:table-cell>
          <table:table-cell table:style-name="ce19" table:formula="of:=([.K39]-[.K$38])/[.K$38]" office:value-type="percentage" office:value="-0.000353636717281326" calcext:value-type="percentage">
            <text:p>-0.035%</text:p>
          </table:table-cell>
          <table:table-cell table:style-name="ce19" table:formula="of:=([.L39]-[.L$38])/[.L$38]" office:value-type="percentage" office:value="0.000075704584358736" calcext:value-type="percentage">
            <text:p>0.008%</text:p>
          </table:table-cell>
          <table:table-cell table:style-name="ce19" table:formula="of:=([.M39]-[.M$38])/[.M$38]" office:value-type="percentage" office:value="0.0000785429197174022" calcext:value-type="percentage">
            <text:p>0.008%</text:p>
          </table:table-cell>
          <table:table-cell table:style-name="ce19" table:formula="of:=([.N39]-[.N$38])/[.N$38]" office:value-type="percentage" office:value="0.000595588662136165" calcext:value-type="percentage">
            <text:p>0.060%</text:p>
          </table:table-cell>
          <table:table-cell table:style-name="ce19" table:formula="of:=([.O39]-[.O$38])/[.O$38]" office:value-type="percentage" office:value="0.00143983954125324" calcext:value-type="percentage">
            <text:p>0.144%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[.C33]+[.$P40]-[.$P33]" office:value-type="float" office:value="385.96766037037" calcext:value-type="float">
            <text:p>385.968</text:p>
          </table:table-cell>
          <table:table-cell table:style-name="ce10" table:formula="of:=[.D33]+[.$P40]-[.$P33]" office:value-type="float" office:value="385.582594444444" calcext:value-type="float">
            <text:p>385.583</text:p>
          </table:table-cell>
          <table:table-cell table:style-name="ce10" table:formula="of:=[.E33]+[.$P40]-[.$P33]" office:value-type="float" office:value="384.427396666667" calcext:value-type="float">
            <text:p>384.427</text:p>
          </table:table-cell>
          <table:table-cell table:style-name="ce10" table:formula="of:=[.F33]+[.$P40]-[.$P33]" office:value-type="float" office:value="382.071594444444" calcext:value-type="float">
            <text:p>382.072</text:p>
          </table:table-cell>
          <table:table-cell table:style-name="ce10" table:formula="of:=[.G33]+[.$P40]-[.$P33]" office:value-type="float" office:value="378.371096111111" calcext:value-type="float">
            <text:p>378.371</text:p>
          </table:table-cell>
          <table:table-cell table:style-name="ce10" table:formula="of:=[.H33]+[.$P40]-[.$P33]" office:value-type="float" office:value="373.326974444444" calcext:value-type="float">
            <text:p>373.327</text:p>
          </table:table-cell>
          <table:table-cell table:style-name="ce10" table:formula="of:=[.I33]+[.$P40]-[.$P33]" office:value-type="float" office:value="366.946271666667" calcext:value-type="float">
            <text:p>366.946</text:p>
          </table:table-cell>
          <table:table-cell table:style-name="ce10" table:formula="of:=[.J33]+[.$P40]-[.$P33]" office:value-type="float" office:value="359.234501666667" calcext:value-type="float">
            <text:p>359.235</text:p>
          </table:table-cell>
          <table:table-cell table:style-name="ce10" table:formula="of:=[.K33]+[.$P40]-[.$P33]" office:value-type="float" office:value="350.195624444444" calcext:value-type="float">
            <text:p>350.196</text:p>
          </table:table-cell>
          <table:table-cell table:style-name="ce10" table:formula="of:=[.L33]+[.$P40]-[.$P33]" office:value-type="float" office:value="339.832503888889" calcext:value-type="float">
            <text:p>339.833</text:p>
          </table:table-cell>
          <table:table-cell table:style-name="ce10" table:formula="of:=[.M33]+[.$P40]-[.$P33]" office:value-type="float" office:value="328.171707222222" calcext:value-type="float">
            <text:p>328.172</text:p>
          </table:table-cell>
          <table:table-cell table:style-name="ce10" table:formula="of:=[.N33]+[.$P40]-[.$P33]" office:value-type="float" office:value="300.909514444444" calcext:value-type="float">
            <text:p>300.910</text:p>
          </table:table-cell>
          <table:table-cell table:style-name="ce10" table:formula="of:=[.O33]+[.$P40]-[.$P33]" office:value-type="float" office:value="295.331771666667" calcext:value-type="float">
            <text:p>295.332</text:p>
          </table:table-cell>
          <table:table-cell table:style-name="ce10" table:formula="of:=5/9*([.P26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SS</text:p>
          </table:table-cell>
          <table:table-cell table:style-name="ce19" table:formula="of:=([.C40]-[.C$38])/[.C$38]" office:value-type="percentage" office:value="-0.00339296024330305" calcext:value-type="percentage">
            <text:p>-0.339%</text:p>
          </table:table-cell>
          <table:table-cell table:style-name="ce19" table:formula="of:=([.D40]-[.D$38])/[.D$38]" office:value-type="percentage" office:value="-0.00354339617150047" calcext:value-type="percentage">
            <text:p>-0.354%</text:p>
          </table:table-cell>
          <table:table-cell table:style-name="ce19" table:formula="of:=([.E40]-[.E$38])/[.E$38]" office:value-type="percentage" office:value="-0.00314919206710139" calcext:value-type="percentage">
            <text:p>-0.315%</text:p>
          </table:table-cell>
          <table:table-cell table:style-name="ce19" table:formula="of:=([.F40]-[.F$38])/[.F$38]" office:value-type="percentage" office:value="-0.00247123243026141" calcext:value-type="percentage">
            <text:p>-0.247%</text:p>
          </table:table-cell>
          <table:table-cell table:style-name="ce19" table:formula="of:=([.G40]-[.G$38])/[.G$38]" office:value-type="percentage" office:value="-0.00187669322204031" calcext:value-type="percentage">
            <text:p>-0.188%</text:p>
          </table:table-cell>
          <table:table-cell table:style-name="ce19" table:formula="of:=([.H40]-[.H$38])/[.H$38]" office:value-type="percentage" office:value="-0.0013590803504231" calcext:value-type="percentage">
            <text:p>-0.136%</text:p>
          </table:table-cell>
          <table:table-cell table:style-name="ce19" table:formula="of:=([.I40]-[.I$38])/[.I$38]" office:value-type="percentage" office:value="-0.000896970304758314" calcext:value-type="percentage">
            <text:p>-0.090%</text:p>
          </table:table-cell>
          <table:table-cell table:style-name="ce19" table:formula="of:=([.J40]-[.J$38])/[.J$38]" office:value-type="percentage" office:value="-0.000472999960126248" calcext:value-type="percentage">
            <text:p>-0.047%</text:p>
          </table:table-cell>
          <table:table-cell table:style-name="ce19" table:formula="of:=([.K40]-[.K$38])/[.K$38]" office:value-type="percentage" office:value="-0.0000736693922004416" calcext:value-type="percentage">
            <text:p>-0.007%</text:p>
          </table:table-cell>
          <table:table-cell table:style-name="ce19" table:formula="of:=([.L40]-[.L$38])/[.L$38]" office:value-type="percentage" office:value="0.000312079379881747" calcext:value-type="percentage">
            <text:p>0.031%</text:p>
          </table:table-cell>
          <table:table-cell table:style-name="ce19" table:formula="of:=([.M40]-[.M$38])/[.M$38]" office:value-type="percentage" office:value="0.000267198848641847" calcext:value-type="percentage">
            <text:p>0.027%</text:p>
          </table:table-cell>
          <table:table-cell table:style-name="ce19" table:formula="of:=([.N40]-[.N$38])/[.N$38]" office:value-type="percentage" office:value="0.00065569409211638" calcext:value-type="percentage">
            <text:p>0.066%</text:p>
          </table:table-cell>
          <table:table-cell table:style-name="ce19" table:formula="of:=([.O40]-[.O$38])/[.O$38]" office:value-type="percentage" office:value="0.00146996857417283" calcext:value-type="percentage">
            <text:p>0.147%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[.C34]+[.$P41]-[.$P34]" office:value-type="float" office:value="385.767082592593" calcext:value-type="float">
            <text:p>385.767</text:p>
          </table:table-cell>
          <table:table-cell table:style-name="ce10" table:formula="of:=[.D34]+[.$P41]-[.$P34]" office:value-type="float" office:value="385.383042777778" calcext:value-type="float">
            <text:p>385.383</text:p>
          </table:table-cell>
          <table:table-cell table:style-name="ce10" table:formula="of:=[.E34]+[.$P41]-[.$P34]" office:value-type="float" office:value="384.230923333333" calcext:value-type="float">
            <text:p>384.231</text:p>
          </table:table-cell>
          <table:table-cell table:style-name="ce10" table:formula="of:=[.F34]+[.$P41]-[.$P34]" office:value-type="float" office:value="381.881327777778" calcext:value-type="float">
            <text:p>381.881</text:p>
          </table:table-cell>
          <table:table-cell table:style-name="ce10" table:formula="of:=[.G34]+[.$P41]-[.$P34]" office:value-type="float" office:value="378.190381111111" calcext:value-type="float">
            <text:p>378.190</text:p>
          </table:table-cell>
          <table:table-cell table:style-name="ce10" table:formula="of:=[.H34]+[.$P41]-[.$P34]" office:value-type="float" office:value="373.158900555556" calcext:value-type="float">
            <text:p>373.159</text:p>
          </table:table-cell>
          <table:table-cell table:style-name="ce10" table:formula="of:=[.I34]+[.$P41]-[.$P34]" office:value-type="float" office:value="366.793576666667" calcext:value-type="float">
            <text:p>366.794</text:p>
          </table:table-cell>
          <table:table-cell table:style-name="ce10" table:formula="of:=[.J34]+[.$P41]-[.$P34]" office:value-type="float" office:value="359.099508333333" calcext:value-type="float">
            <text:p>359.100</text:p>
          </table:table-cell>
          <table:table-cell table:style-name="ce10" table:formula="of:=[.K34]+[.$P41]-[.$P34]" office:value-type="float" office:value="350.080184444444" calcext:value-type="float">
            <text:p>350.080</text:p>
          </table:table-cell>
          <table:table-cell table:style-name="ce10" table:formula="of:=[.L34]+[.$P41]-[.$P34]" office:value-type="float" office:value="339.73796" calcext:value-type="float">
            <text:p>339.738</text:p>
          </table:table-cell>
          <table:table-cell table:style-name="ce10" table:formula="of:=[.M34]+[.$P41]-[.$P34]" office:value-type="float" office:value="328.098836666667" calcext:value-type="float">
            <text:p>328.099</text:p>
          </table:table-cell>
          <table:table-cell table:style-name="ce10" table:formula="of:=[.N34]+[.$P41]-[.$P34]" office:value-type="float" office:value="300.888237777778" calcext:value-type="float">
            <text:p>300.888</text:p>
          </table:table-cell>
          <table:table-cell table:style-name="ce10" table:formula="of:=[.O34]+[.$P41]-[.$P34]" office:value-type="float" office:value="295.321314444444" calcext:value-type="float">
            <text:p>295.321</text:p>
          </table:table-cell>
          <table:table-cell table:style-name="ce10" table:formula="of:=5/9*([.P27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Trans</text:p>
          </table:table-cell>
          <table:table-cell table:style-name="ce19" table:formula="of:=([.C41]-[.C$38])/[.C$38]" office:value-type="percentage" office:value="-0.00391087209415686" calcext:value-type="percentage">
            <text:p>-0.391%</text:p>
          </table:table-cell>
          <table:table-cell table:style-name="ce19" table:formula="of:=([.D41]-[.D$38])/[.D$38]" office:value-type="percentage" office:value="-0.0040590952173598" calcext:value-type="percentage">
            <text:p>-0.406%</text:p>
          </table:table-cell>
          <table:table-cell table:style-name="ce19" table:formula="of:=([.E41]-[.E$38])/[.E$38]" office:value-type="percentage" office:value="-0.00365866304333464" calcext:value-type="percentage">
            <text:p>-0.366%</text:p>
          </table:table-cell>
          <table:table-cell table:style-name="ce19" table:formula="of:=([.F41]-[.F$38])/[.F$38]" office:value-type="percentage" office:value="-0.00296798873528216" calcext:value-type="percentage">
            <text:p>-0.297%</text:p>
          </table:table-cell>
          <table:table-cell table:style-name="ce19" table:formula="of:=([.G41]-[.G$38])/[.G$38]" office:value-type="percentage" office:value="-0.00235341000944358" calcext:value-type="percentage">
            <text:p>-0.235%</text:p>
          </table:table-cell>
          <table:table-cell table:style-name="ce19" table:formula="of:=([.H41]-[.H$38])/[.H$38]" office:value-type="percentage" office:value="-0.00180867406975952" calcext:value-type="percentage">
            <text:p>-0.181%</text:p>
          </table:table-cell>
          <table:table-cell table:style-name="ce19" table:formula="of:=([.I41]-[.I$38])/[.I$38]" office:value-type="percentage" office:value="-0.00131272064451893" calcext:value-type="percentage">
            <text:p>-0.131%</text:p>
          </table:table-cell>
          <table:table-cell table:style-name="ce19" table:formula="of:=([.J41]-[.J$38])/[.J$38]" office:value-type="percentage" office:value="-0.00084860275124473" calcext:value-type="percentage">
            <text:p>-0.085%</text:p>
          </table:table-cell>
          <table:table-cell table:style-name="ce19" table:formula="of:=([.K41]-[.K$38])/[.K$38]" office:value-type="percentage" office:value="-0.000403289431824071" calcext:value-type="percentage">
            <text:p>-0.040%</text:p>
          </table:table-cell>
          <table:table-cell table:style-name="ce19" table:formula="of:=([.L41]-[.L$38])/[.L$38]" office:value-type="percentage" office:value="0.0000337852408432588" calcext:value-type="percentage">
            <text:p>0.003%</text:p>
          </table:table-cell>
          <table:table-cell table:style-name="ce19" table:formula="of:=([.M41]-[.M$38])/[.M$38]" office:value-type="percentage" office:value="0.000045089431894404" calcext:value-type="percentage">
            <text:p>0.005%</text:p>
          </table:table-cell>
          <table:table-cell table:style-name="ce19" table:formula="of:=([.N41]-[.N$38])/[.N$38]" office:value-type="percentage" office:value="0.000584939873225862" calcext:value-type="percentage">
            <text:p>0.058%</text:p>
          </table:table-cell>
          <table:table-cell table:style-name="ce19" table:formula="of:=([.O41]-[.O$38])/[.O$38]" office:value-type="percentage" office:value="0.0014345081360657" calcext:value-type="percentage">
            <text:p>0.143%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ce1"/>
          <table:table-cell table:style-name="ce19" table:number-columns-repeated="1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string" calcext:value-type="string">
            <text:p>DATA</text:p>
          </table:table-cell>
          <table:table-cell table:number-columns-repeated="26"/>
        </table:table-row>
        <table:table-row table:style-name="ro1">
          <table:table-cell/>
          <table:table-cell table:style-name="ce10"/>
          <table:table-cell/>
          <table:table-cell table:style-name="ce15" office:value-type="float" office:value="725.74359" calcext:value-type="float">
            <text:p>725.744</text:p>
          </table:table-cell>
          <table:table-cell table:style-name="ce10" office:value-type="float" office:value="723.668941" calcext:value-type="float">
            <text:p>723.669</text:p>
          </table:table-cell>
          <table:table-cell table:style-name="ce10" office:value-type="float" office:value="719.437985" calcext:value-type="float">
            <text:p>719.438</text:p>
          </table:table-cell>
          <table:table-cell table:style-name="ce10" office:value-type="float" office:value="712.79169" calcext:value-type="float">
            <text:p>712.792</text:p>
          </table:table-cell>
          <table:table-cell table:style-name="ce10" office:value-type="float" office:value="703.731597" calcext:value-type="float">
            <text:p>703.732</text:p>
          </table:table-cell>
          <table:table-cell table:style-name="ce10" office:value-type="float" office:value="692.269843" calcext:value-type="float">
            <text:p>692.270</text:p>
          </table:table-cell>
          <table:table-cell table:style-name="ce10" office:value-type="float" office:value="678.415719" calcext:value-type="float">
            <text:p>678.416</text:p>
          </table:table-cell>
          <table:table-cell table:style-name="ce10" office:value-type="float" office:value="662.175633" calcext:value-type="float">
            <text:p>662.176</text:p>
          </table:table-cell>
          <table:table-cell table:style-name="ce10" office:value-type="float" office:value="643.553962" calcext:value-type="float">
            <text:p>643.554</text:p>
          </table:table-cell>
          <table:table-cell table:style-name="ce10" office:value-type="float" office:value="622.597662" calcext:value-type="float">
            <text:p>622.598</text:p>
          </table:table-cell>
          <table:table-cell table:style-name="ce10" office:value-type="float" office:value="573.604592" calcext:value-type="float">
            <text:p>573.605</text:p>
          </table:table-cell>
          <table:table-cell table:style-name="ce10" office:value-type="float" office:value="563.581196" calcext:value-type="float">
            <text:p>563.581</text:p>
          </table:table-cell>
          <table:table-cell table:style-name="ce10"/>
          <table:table-cell table:number-columns-repeated="14"/>
        </table:table-row>
        <table:table-row table:style-name="ro1">
          <table:table-cell table:style-name="ce10"/>
          <table:table-cell table:style-name="Default" table:number-columns-repeated="2"/>
          <table:table-cell table:style-name="ce16" office:value-type="float" office:value="726.04867" calcext:value-type="float">
            <text:p>726.04867</text:p>
          </table:table-cell>
          <table:table-cell office:value-type="float" office:value="723.969314" calcext:value-type="float">
            <text:p>723.969314</text:p>
          </table:table-cell>
          <table:table-cell office:value-type="float" office:value="719.72887" calcext:value-type="float">
            <text:p>719.72887</text:p>
          </table:table-cell>
          <table:table-cell office:value-type="float" office:value="713.067973" calcext:value-type="float">
            <text:p>713.067973</text:p>
          </table:table-cell>
          <table:table-cell office:value-type="float" office:value="703.988554" calcext:value-type="float">
            <text:p>703.988554</text:p>
          </table:table-cell>
          <table:table-cell office:value-type="float" office:value="692.503289" calcext:value-type="float">
            <text:p>692.503289</text:p>
          </table:table-cell>
          <table:table-cell office:value-type="float" office:value="678.622103" calcext:value-type="float">
            <text:p>678.622103</text:p>
          </table:table-cell>
          <table:table-cell office:value-type="float" office:value="662.352124" calcext:value-type="float">
            <text:p>662.352124</text:p>
          </table:table-cell>
          <table:table-cell office:value-type="float" office:value="643.698507" calcext:value-type="float">
            <text:p>643.698507</text:p>
          </table:table-cell>
          <table:table-cell office:value-type="float" office:value="622.709073" calcext:value-type="float">
            <text:p>622.709073</text:p>
          </table:table-cell>
          <table:table-cell office:value-type="float" office:value="573.637126" calcext:value-type="float">
            <text:p>573.637126</text:p>
          </table:table-cell>
          <table:table-cell office:value-type="float" office:value="563.597189" calcext:value-type="float">
            <text:p>563.597189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office:value-type="float" office:value="725.689477" calcext:value-type="float">
            <text:p>725.689477</text:p>
          </table:table-cell>
          <table:table-cell office:value-type="float" office:value="723.615662" calcext:value-type="float">
            <text:p>723.615662</text:p>
          </table:table-cell>
          <table:table-cell office:value-type="float" office:value="719.38639" calcext:value-type="float">
            <text:p>719.38639</text:p>
          </table:table-cell>
          <table:table-cell office:value-type="float" office:value="712.742686" calcext:value-type="float">
            <text:p>712.742686</text:p>
          </table:table-cell>
          <table:table-cell office:value-type="float" office:value="703.686021" calcext:value-type="float">
            <text:p>703.686021</text:p>
          </table:table-cell>
          <table:table-cell office:value-type="float" office:value="692.228438" calcext:value-type="float">
            <text:p>692.228438</text:p>
          </table:table-cell>
          <table:table-cell office:value-type="float" office:value="678.379115" calcext:value-type="float">
            <text:p>678.379115</text:p>
          </table:table-cell>
          <table:table-cell office:value-type="float" office:value="662.144332" calcext:value-type="float">
            <text:p>662.144332</text:p>
          </table:table-cell>
          <table:table-cell office:value-type="float" office:value="643.528328" calcext:value-type="float">
            <text:p>643.528328</text:p>
          </table:table-cell>
          <table:table-cell office:value-type="float" office:value="622.577906" calcext:value-type="float">
            <text:p>622.577906</text:p>
          </table:table-cell>
          <table:table-cell office:value-type="float" office:value="573.598828" calcext:value-type="float">
            <text:p>573.598828</text:p>
          </table:table-cell>
          <table:table-cell office:value-type="float" office:value="563.578366" calcext:value-type="float">
            <text:p>563.578366</text:p>
          </table:table-cell>
          <table:table-cell table:number-columns-repeated="15"/>
        </table:table-row>
      </table:table>
      <table:table table:name="SS Rod Radial Profile_20" table:style-name="ta1">
        <table:shapes>
          <draw:frame draw:z-index="0" draw:style-name="gr1" draw:text-style-name="P1" svg:width="5.7008in" svg:height="3.0457in" svg:x="0.7925in" svg:y="8.9957in">
            <draw:object draw:notify-on-update-of-ranges="'SS Rod Radial Profile_20'.C30:'SS Rod Radial Profile_20'.AO30 'SS Rod Radial Profile_20'.B31:'SS Rod Radial Profile_20'.B31 'SS Rod Radial Profile_20'.C31:'SS Rod Radial Profile_20'.AO31 'SS Rod Radial Profile_20'.C30:'SS Rod Radial Profile_20'.AO30 'SS Rod Radial Profile_20'.B32:'SS Rod Radial Profile_20'.B32 'SS Rod Radial Profile_20'.C32:'SS Rod Radial Profile_20'.AO32 'SS Rod Radial Profile_20'.C30:'SS Rod Radial Profile_20'.AO30 'SS Rod Radial Profile_20'.B33:'SS Rod Radial Profile_20'.B33 'SS Rod Radial Profile_20'.C33:'SS Rod Radial Profile_20'.AO33 'SS Rod Radial Profile_20'.C30:'SS Rod Radial Profile_20'.AO30 'SS Rod Radial Profile_20'.B34:'SS Rod Radial Profile_20'.B34 'SS Rod Radial Profile_20'.C34:'SS Rod Radial Profile_20'.AO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0461in" svg:height="3.0339in" svg:x="6.4925in" svg:y="0.5098in">
            <draw:object draw:notify-on-update-of-ranges="'SS Rod Radial Profile_20'.D30:'SS Rod Radial Profile_20'.M30 'SS Rod Radial Profile_20'.AB39:'SS Rod Radial Profile_20'.AB39 'SS Rod Radial Profile_20'.AC39:'SS Rod Radial Profile_20'.AM39 'SS Rod Radial Profile_20'.D30:'SS Rod Radial Profile_20'.M30 'SS Rod Radial Profile_20'.AB41:'SS Rod Radial Profile_20'.AB41 'SS Rod Radial Profile_20'.AC41:'SS Rod Radial Profile_20'.AM41 'SS Rod Radial Profile_20'.D30:'SS Rod Radial Profile_20'.M30 'SS Rod Radial Profile_20'.AB40:'SS Rod Radial Profile_20'.AB40 'SS Rod Radial Profile_20'.AC40:'SS Rod Radial Profile_20'.AM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.3354in" svg:height="3.0461in" svg:x="7.8264in" svg:y="8.4858in">
            <draw:object draw:notify-on-update-of-ranges="'SS Rod Radial Profile_20'.C37:'SS Rod Radial Profile_20'.AO37 'SS Rod Radial Profile_20'.B38:'SS Rod Radial Profile_20'.B38 'SS Rod Radial Profile_20'.C38:'SS Rod Radial Profile_20'.AO38 'SS Rod Radial Profile_20'.C37:'SS Rod Radial Profile_20'.AO37 'SS Rod Radial Profile_20'.B39:'SS Rod Radial Profile_20'.B39 'SS Rod Radial Profile_20'.C39:'SS Rod Radial Profile_20'.AO39 'SS Rod Radial Profile_20'.C37:'SS Rod Radial Profile_20'.AO37 'SS Rod Radial Profile_20'.B40:'SS Rod Radial Profile_20'.B40 'SS Rod Radial Profile_20'.C40:'SS Rod Radial Profile_20'.AO4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7.0228in" svg:height="4.2906in" svg:x="0.2886in" svg:y="12.7882in">
            <draw:object draw:notify-on-update-of-ranges="'SS Rod Radial Profile_20'.C30:'SS Rod Radial Profile_20'.AO30 'SS Rod Radial Profile_20'.B31:'SS Rod Radial Profile_20'.B31 'SS Rod Radial Profile_20'.C31:'SS Rod Radial Profile_20'.AO31 'SS Rod Radial Profile_20'.C30:'SS Rod Radial Profile_20'.AO30 'SS Rod Radial Profile_20'.B32:'SS Rod Radial Profile_20'.B32 'SS Rod Radial Profile_20'.C32:'SS Rod Radial Profile_20'.AO32 'SS Rod Radial Profile_20'.C30:'SS Rod Radial Profile_20'.AO30 'SS Rod Radial Profile_20'.B33:'SS Rod Radial Profile_20'.B33 'SS Rod Radial Profile_20'.C33:'SS Rod Radial Profile_20'.AO33 'SS Rod Radial Profile_20'.C30:'SS Rod Radial Profile_20'.AO30 'SS Rod Radial Profile_20'.B34:'SS Rod Radial Profile_20'.B34 'SS Rod Radial Profile_20'.C34:'SS Rod Radial Profile_20'.AO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0461in" svg:height="3.0339in" svg:x="7.8268in" svg:y="11.8283in">
            <draw:object draw:notify-on-update-of-ranges="'SS Rod Radial Profile_20'.C30:'SS Rod Radial Profile_20'.M30 'SS Rod Radial Profile_20'.AB31:'SS Rod Radial Profile_20'.AB31 'SS Rod Radial Profile_20'.R31:'SS Rod Radial Profile_20'.AD31 'SS Rod Radial Profile_20'.C30:'SS Rod Radial Profile_20'.M30 'SS Rod Radial Profile_20'.AB32:'SS Rod Radial Profile_20'.AB32 'SS Rod Radial Profile_20'.R32:'SS Rod Radial Profile_20'.AD3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6" table:default-cell-style-name="ce10"/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number-columns-repeated="2" table:default-cell-style-name="Default"/>
        <table:table-column table:style-name="co1" table:number-columns-repeated="24" table:default-cell-style-name="Default"/>
        <table:table-row table:style-name="ro1">
          <table:table-cell/>
          <table:table-cell table:style-name="ce13" office:value-type="string" calcext:value-type="string" table:number-columns-spanned="4" table:number-rows-spanned="2">
            <text:p>AXIAL LEVEL 3 10 Radial Nodes</text:p>
          </table:table-cell>
          <table:covered-table-cell table:style-name="Default"/>
          <table:covered-table-cell table:number-columns-repeated="2"/>
          <table:table-cell table:number-columns-repeated="36"/>
        </table:table-row>
        <table:table-row table:style-name="ro1">
          <table:table-cell/>
          <table:covered-table-cell table:number-columns-repeated="2" table:style-name="Default"/>
          <table:covered-table-cell table:number-columns-repeated="2"/>
          <table:table-cell table:number-columns-repeated="36"/>
        </table:table-row>
        <table:table-row table:style-name="ro1">
          <table:table-cell/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office:value-type="string" calcext:value-type="string">
            <text:p>Fluid Energy Balance</text:p>
          </table:table-cell>
          <table:table-cell table:style-name="Default"/>
          <table:table-cell table:number-columns-repeated="38"/>
        </table:table-row>
        <table:table-row table:style-name="ro1">
          <table:table-cell/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ce9" office:value-type="string" calcext:value-type="string">
            <text:p>Raw Data</text:p>
          </table:table-cell>
          <table:table-cell table:style-name="Default"/>
          <table:table-cell table:number-columns-repeated="3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low rate</text:p>
          </table:table-cell>
          <table:table-cell table:number-columns-repeated="2" office:value-type="string" calcext:value-type="string">
            <text:p>enthalpy</text:p>
          </table:table-cell>
          <table:table-cell table:number-columns-repeated="3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bm/sec</text:p>
          </table:table-cell>
          <table:table-cell office:value-type="string" calcext:value-type="string">
            <text:p>btu/lbm</text:p>
          </table:table-cell>
          <table:table-cell office:value-type="string" calcext:value-type="string">
            <text:p>kJ/kg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Inlet</text:p>
          </table:table-cell>
          <table:table-cell table:style-name="ce6" office:value-type="float" office:value="0.661386" calcext:value-type="float">
            <text:p>0.66139</text:p>
          </table:table-cell>
          <table:table-cell table:style-name="ce1" office:value-type="float" office:value="554.232258064516" calcext:value-type="float">
            <text:p>554.2322580645</text:p>
          </table:table-cell>
          <table:table-cell table:style-name="ce1" table:formula="of:=2.326*[.D9]" office:value-type="float" office:value="1289.14423225806" calcext:value-type="float">
            <text:p>1289.144232258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style-name="ce6" office:value-type="float" office:value="0.661395386741239" calcext:value-type="float">
            <text:p>0.66140</text:p>
          </table:table-cell>
          <table:table-cell table:style-name="ce1" office:value-type="float" office:value="575.580420883286" calcext:value-type="float">
            <text:p>575.5804208833</text:p>
          </table:table-cell>
          <table:table-cell table:style-name="ce1" table:formula="of:=2.326*[.D10]" office:value-type="float" office:value="1338.80005897452" calcext:value-type="float">
            <text:p>1338.8000589745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style-name="ce1" table:formula="of:=[.C10]" office:value-type="float" office:value="0.661395386741239" calcext:value-type="float">
            <text:p>0.6613953867</text:p>
          </table:table-cell>
          <table:table-cell table:style-name="ce1" office:value-type="float" office:value="575.545450973847" calcext:value-type="float">
            <text:p>575.5454509738</text:p>
          </table:table-cell>
          <table:table-cell table:style-name="ce1" table:formula="of:=2.326*[.D11]" office:value-type="float" office:value="1338.71871896517" calcext:value-type="float">
            <text:p>1338.7187189652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style-name="ce1" table:formula="of:=[.C11]" office:value-type="float" office:value="0.661395386741239" calcext:value-type="float">
            <text:p>0.6613953867</text:p>
          </table:table-cell>
          <table:table-cell table:style-name="ce1" office:value-type="float" office:value="575.357670786608" calcext:value-type="float">
            <text:p>575.3576707866</text:p>
          </table:table-cell>
          <table:table-cell table:style-name="ce1" table:formula="of:=2.326*[.D12]" office:value-type="float" office:value="1338.28194224965" calcext:value-type="float">
            <text:p>1338.2819422497</text:p>
          </table:table-cell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ce9" office:value-type="string" calcext:value-type="string">
            <text:p>Output</text:p>
          </table:table-cell>
          <table:table-cell table:style-name="Default"/>
          <table:table-cell table:number-columns-repeated="38"/>
        </table:table-row>
        <table:table-row table:style-name="ro1">
          <table:table-cell table:number-columns-repeated="2"/>
          <table:table-cell table:style-name="ce1" office:value-type="string" calcext:value-type="string">
            <text:p>Enthalpy Change</text:p>
          </table:table-cell>
          <table:table-cell table:style-name="ce1" office:value-type="string" calcext:value-type="string">
            <text:p>Total Power</text:p>
          </table:table-cell>
          <table:table-cell table:style-name="ce1" office:value-type="string" calcext:value-type="string">
            <text:p>Rod Energy Rate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" office:value-type="string" calcext:value-type="string">
            <text:p>kJ/kg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/m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Analytical</text:p>
          </table:table-cell>
          <table:table-cell table:style-name="ce1" table:formula="of:=q_lin*L_chan/(M_dot)" office:value-type="float" office:value="48.7733333333333" calcext:value-type="float">
            <text:p>48.7733333333</text:p>
          </table:table-cell>
          <table:table-cell table:style-name="ce14" table:formula="of:=M_dot*[.C19]" office:value-type="float" office:value="14.632" calcext:value-type="float">
            <text:p>14.63200000</text:p>
          </table:table-cell>
          <table:table-cell table:style-name="ce10" table:formula="of:=q_lin" office:value-type="float" office:value="4" calcext:value-type="float">
            <text:p>4.000</text:p>
          </table:table-cell>
          <table:table-cell office:value-type="string" calcext:value-type="string">
            <text:p>Error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formula="of:=[.E10]-[.$E$9]" office:value-type="float" office:value="49.655826716458" calcext:value-type="float">
            <text:p>49.656</text:p>
          </table:table-cell>
          <table:table-cell table:style-name="ce14" table:formula="of:=M_dot*[.C20]" office:value-type="float" office:value="14.8967480149374" calcext:value-type="float">
            <text:p>14.89674801</text:p>
          </table:table-cell>
          <table:table-cell table:style-name="ce10" table:formula="of:=[.D20]/L_chan" office:value-type="float" office:value="4.07237507242685" calcext:value-type="float">
            <text:p>4.072</text:p>
          </table:table-cell>
          <table:table-cell table:style-name="ce17" table:formula="of:=([.E20]-[.$E$19])/[.$E$19]" office:value-type="percentage" office:value="0.0180937681067119" calcext:value-type="percentage">
            <text:p>1.81%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formula="of:=[.E11]-[.$E$9]" office:value-type="float" office:value="49.5744867071051" calcext:value-type="float">
            <text:p>49.574</text:p>
          </table:table-cell>
          <table:table-cell table:style-name="ce14" table:formula="of:=M_dot*[.C21]" office:value-type="float" office:value="14.8723460121315" calcext:value-type="float">
            <text:p>14.87234601</text:p>
          </table:table-cell>
          <table:table-cell table:style-name="ce10" table:formula="of:=[.D21]/L_chan" office:value-type="float" office:value="4.06570421326723" calcext:value-type="float">
            <text:p>4.066</text:p>
          </table:table-cell>
          <table:table-cell table:style-name="ce17" table:formula="of:=([.E21]-[.$E$19])/[.$E$19]" office:value-type="percentage" office:value="0.0164260533168068" calcext:value-type="percentage">
            <text:p>1.64%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formula="of:=[.E12]-[.$E$9]" office:value-type="float" office:value="49.1377099915862" calcext:value-type="float">
            <text:p>49.138</text:p>
          </table:table-cell>
          <table:table-cell table:style-name="ce14" table:formula="of:=M_dot*[.C22]" office:value-type="float" office:value="14.7413129974759" calcext:value-type="float">
            <text:p>14.74131300</text:p>
          </table:table-cell>
          <table:table-cell table:style-name="ce10" table:formula="of:=[.D22]/L_chan" office:value-type="float" office:value="4.02988326885617" calcext:value-type="float">
            <text:p>4.030</text:p>
          </table:table-cell>
          <table:table-cell table:style-name="ce17" table:formula="of:=([.E22]-[.$E$19])/[.$E$19]" office:value-type="percentage" office:value="0.00747081721404275" calcext:value-type="percentage">
            <text:p>0.75%</text:p>
          </table:table-cell>
          <table:table-cell table:number-columns-repeated="35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aw Data</text:p>
          </table:table-cell>
          <table:table-cell table:number-columns-repeated="38"/>
        </table:table-row>
        <table:table-row table:style-name="ro1">
          <table:table-cell/>
          <table:table-cell table:style-name="Default" office:value-type="string" calcext:value-type="string">
            <text:p>dr [ft]</text:p>
          </table:table-cell>
          <table:table-cell table:style-name="Default"/>
          <table:table-cell table:style-name="ce12" table:formula="of:=[.D25]" office:value-type="float" office:value="0.000487298838370701" calcext:value-type="float">
            <text:p>4.87E-004</text:p>
          </table:table-cell>
          <table:table-cell table:style-name="ce12" table:formula="of:=[.E25]" office:value-type="float" office:value="0.00108963332795357" calcext:value-type="float">
            <text:p>1.09E-003</text:p>
          </table:table-cell>
          <table:table-cell table:formula="of:=[.F25]-[.E25]" office:value-type="float" office:value="0.00066734762026603" calcext:value-type="float">
            <text:p>0.0006673476</text:p>
          </table:table-cell>
          <table:table-cell table:formula="of:=[.G25]-[.F25]" office:value-type="float" office:value="0.0006795132436339" calcext:value-type="float">
            <text:p>0.0006795132</text:p>
          </table:table-cell>
          <table:table-cell table:formula="of:=[.H25]-[.G25]" office:value-type="float" office:value="0.00068374081099081" calcext:value-type="float">
            <text:p>0.0006837408</text:p>
          </table:table-cell>
          <table:table-cell table:formula="of:=[.I25]-[.H25]" office:value-type="float" office:value="0.00068569059161015" calcext:value-type="float">
            <text:p>0.0006856906</text:p>
          </table:table-cell>
          <table:table-cell table:formula="of:=[.J25]-[.I25]" office:value-type="float" office:value="0.0006867477098914" calcext:value-type="float">
            <text:p>0.0006867477</text:p>
          </table:table-cell>
          <table:table-cell table:formula="of:=[.K25]-[.J25]" office:value-type="float" office:value="0.00068738440191091" calcext:value-type="float">
            <text:p>0.0006873844</text:p>
          </table:table-cell>
          <table:table-cell table:formula="of:=[.L25]-[.K25]" office:value-type="float" office:value="0.00068779734411965" calcext:value-type="float">
            <text:p>0.0006877973</text:p>
          </table:table-cell>
          <table:table-cell table:formula="of:=[.M25]-[.L25]" office:value-type="float" office:value="0.00068808031963873" calcext:value-type="float">
            <text:p>0.0006880803</text:p>
          </table:table-cell>
          <table:table-cell table:formula="of:=[.N25]-[.M25]" office:value-type="float" office:value="0.00068828266169214" calcext:value-type="float">
            <text:p>0.0006882827</text:p>
          </table:table-cell>
          <table:table-cell table:formula="of:=[.O25]-[.N25]" office:value-type="float" office:value="0.000688432334817139" calcext:value-type="float">
            <text:p>0.0006884323</text:p>
          </table:table-cell>
          <table:table-cell table:formula="of:=[.P25]-[.O25]" office:value-type="float" office:value="0.000688546152267901" calcext:value-type="float">
            <text:p>0.0006885462</text:p>
          </table:table-cell>
          <table:table-cell table:formula="of:=[.Q25]-[.P25]" office:value-type="float" office:value="0.00068863471626578" calcext:value-type="float">
            <text:p>0.0006886347</text:p>
          </table:table-cell>
          <table:table-cell table:formula="of:=[.R25]-[.Q25]" office:value-type="float" office:value="0.000688704981128739" calcext:value-type="float">
            <text:p>0.000688705</text:p>
          </table:table-cell>
          <table:table-cell table:formula="of:=[.S25]-[.R25]" office:value-type="float" office:value="0.000688761662091151" calcext:value-type="float">
            <text:p>0.0006887617</text:p>
          </table:table-cell>
          <table:table-cell table:formula="of:=[.T25]-[.S25]" office:value-type="float" office:value="0.000688808047881498" calcext:value-type="float">
            <text:p>0.000688808</text:p>
          </table:table-cell>
          <table:table-cell table:formula="of:=[.U25]-[.T25]" office:value-type="float" office:value="0.000688846488950501" calcext:value-type="float">
            <text:p>0.0006888465</text:p>
          </table:table-cell>
          <table:table-cell table:formula="of:=[.V25]-[.U25]" office:value-type="float" office:value="0.000688878701305299" calcext:value-type="float">
            <text:p>0.0006888787</text:p>
          </table:table-cell>
          <table:table-cell table:formula="of:=[.W25]-[.V25]" office:value-type="float" office:value="0.000684489093558499" calcext:value-type="float">
            <text:p>0.0006844891</text:p>
          </table:table-cell>
          <table:table-cell table:formula="of:=[.X25]-[.W25]" office:value-type="float" office:value="0.000275590551181102" calcext:value-type="float">
            <text:p>0.0002755906</text:p>
          </table:table-cell>
          <table:table-cell table:formula="of:=[.Y25]-[.X25]" office:value-type="float" office:value="0.0018700787401574" calcext:value-type="float">
            <text:p>0.0018700787</text:p>
          </table:table-cell>
          <table:table-cell table:style-name="ce1" office:value-type="string" calcext:value-type="string">
            <text:p>FLUID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r [ft]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.000487298838370701" calcext:value-type="float">
            <text:p>4.87E-004</text:p>
          </table:table-cell>
          <table:table-cell table:style-name="ce12" office:value-type="float" office:value="0.00108963332795357" calcext:value-type="float">
            <text:p>1.09E-003</text:p>
          </table:table-cell>
          <table:table-cell table:style-name="ce12" office:value-type="float" office:value="0.0017569809482196" calcext:value-type="float">
            <text:p>1.76E-003</text:p>
          </table:table-cell>
          <table:table-cell table:style-name="ce12" office:value-type="float" office:value="0.0024364941918535" calcext:value-type="float">
            <text:p>2.44E-003</text:p>
          </table:table-cell>
          <table:table-cell table:style-name="ce12" office:value-type="float" office:value="0.00312023500284431" calcext:value-type="float">
            <text:p>3.12E-003</text:p>
          </table:table-cell>
          <table:table-cell table:style-name="ce12" office:value-type="float" office:value="0.00380592559445446" calcext:value-type="float">
            <text:p>3.81E-003</text:p>
          </table:table-cell>
          <table:table-cell table:style-name="ce12" office:value-type="float" office:value="0.00449267330434586" calcext:value-type="float">
            <text:p>4.49E-003</text:p>
          </table:table-cell>
          <table:table-cell table:style-name="ce12" office:value-type="float" office:value="0.00518005770625677" calcext:value-type="float">
            <text:p>5.18E-003</text:p>
          </table:table-cell>
          <table:table-cell table:style-name="ce12" office:value-type="float" office:value="0.00586785505037642" calcext:value-type="float">
            <text:p>5.87E-003</text:p>
          </table:table-cell>
          <table:table-cell table:style-name="ce12" office:value-type="float" office:value="0.00655593537001515" calcext:value-type="float">
            <text:p>6.56E-003</text:p>
          </table:table-cell>
          <table:table-cell table:style-name="ce12" office:value-type="float" office:value="0.00724421803170729" calcext:value-type="float">
            <text:p>7.24E-003</text:p>
          </table:table-cell>
          <table:table-cell table:style-name="ce12" office:value-type="float" office:value="0.00793265036652443" calcext:value-type="float">
            <text:p>7.93E-003</text:p>
          </table:table-cell>
          <table:table-cell table:style-name="ce12" office:value-type="float" office:value="0.00862119651879233" calcext:value-type="float">
            <text:p>8.62E-003</text:p>
          </table:table-cell>
          <table:table-cell table:style-name="ce12" office:value-type="float" office:value="0.00930983123505811" calcext:value-type="float">
            <text:p>9.31E-003</text:p>
          </table:table-cell>
          <table:table-cell table:style-name="ce12" office:value-type="float" office:value="0.00999853621618685" calcext:value-type="float">
            <text:p>1.00E-002</text:p>
          </table:table-cell>
          <table:table-cell table:style-name="ce12" office:value-type="float" office:value="0.010687297878278" calcext:value-type="float">
            <text:p>1.07E-002</text:p>
          </table:table-cell>
          <table:table-cell table:style-name="ce12" office:value-type="float" office:value="0.0113761059261595" calcext:value-type="float">
            <text:p>1.14E-002</text:p>
          </table:table-cell>
          <table:table-cell table:style-name="ce12" office:value-type="float" office:value="0.01206495241511" calcext:value-type="float">
            <text:p>1.21E-002</text:p>
          </table:table-cell>
          <table:table-cell table:style-name="ce12" office:value-type="float" office:value="0.0127538311164153" calcext:value-type="float">
            <text:p>1.28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style-name="ce18" table:formula="of:=(t_in+q_lin*dz*2/(M_dot*cp_in))*9/5+32" office:value-type="float" office:value="555.682193565694" calcext:value-type="float">
            <text:p>555.682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Semi-implicit Trans</text:p>
          </table:table-cell>
          <table:table-cell table:formula="of:=1/3*(4*[.D26]-[.E26])" office:value-type="float" office:value="728.287478666667" calcext:value-type="float">
            <text:p>728.287</text:p>
          </table:table-cell>
          <table:table-cell table:style-name="ce16" office:value-type="float" office:value="728.123331" calcext:value-type="float">
            <text:p>728.123331</text:p>
          </table:table-cell>
          <table:table-cell table:style-name="ce10" office:value-type="float" office:value="727.630888" calcext:value-type="float">
            <text:p>727.631</text:p>
          </table:table-cell>
          <table:table-cell table:style-name="ce10" office:value-type="float" office:value="726.62664" calcext:value-type="float">
            <text:p>726.627</text:p>
          </table:table-cell>
          <table:table-cell table:style-name="ce10" office:value-type="float" office:value="725.049148" calcext:value-type="float">
            <text:p>725.049</text:p>
          </table:table-cell>
          <table:table-cell table:style-name="ce10" office:value-type="float" office:value="722.898849" calcext:value-type="float">
            <text:p>722.899</text:p>
          </table:table-cell>
          <table:table-cell table:style-name="ce10" office:value-type="float" office:value="720.178713" calcext:value-type="float">
            <text:p>720.179</text:p>
          </table:table-cell>
          <table:table-cell table:style-name="ce10" office:value-type="float" office:value="716.891057" calcext:value-type="float">
            <text:p>716.891</text:p>
          </table:table-cell>
          <table:table-cell table:style-name="ce10" office:value-type="float" office:value="713.037523" calcext:value-type="float">
            <text:p>713.038</text:p>
          </table:table-cell>
          <table:table-cell table:style-name="ce10" office:value-type="float" office:value="708.619282" calcext:value-type="float">
            <text:p>708.619</text:p>
          </table:table-cell>
          <table:table-cell table:style-name="ce10" office:value-type="float" office:value="703.637182" calcext:value-type="float">
            <text:p>703.637</text:p>
          </table:table-cell>
          <table:table-cell table:style-name="ce10" office:value-type="float" office:value="698.091847" calcext:value-type="float">
            <text:p>698.092</text:p>
          </table:table-cell>
          <table:table-cell table:style-name="ce10" office:value-type="float" office:value="691.983743" calcext:value-type="float">
            <text:p>691.984</text:p>
          </table:table-cell>
          <table:table-cell table:style-name="ce10" office:value-type="float" office:value="685.31322" calcext:value-type="float">
            <text:p>685.313</text:p>
          </table:table-cell>
          <table:table-cell table:style-name="ce10" office:value-type="float" office:value="678.080539" calcext:value-type="float">
            <text:p>678.081</text:p>
          </table:table-cell>
          <table:table-cell table:style-name="ce10" office:value-type="float" office:value="670.285898" calcext:value-type="float">
            <text:p>670.286</text:p>
          </table:table-cell>
          <table:table-cell table:style-name="ce10" office:value-type="float" office:value="661.929443" calcext:value-type="float">
            <text:p>661.929</text:p>
          </table:table-cell>
          <table:table-cell office:value-type="float" office:value="653.011279" calcext:value-type="float">
            <text:p>653.011279</text:p>
          </table:table-cell>
          <table:table-cell office:value-type="float" office:value="643.531482" calcext:value-type="float">
            <text:p>643.531482</text:p>
          </table:table-cell>
          <table:table-cell office:value-type="float" office:value="633.490099" calcext:value-type="float">
            <text:p>633.490099</text:p>
          </table:table-cell>
          <table:table-cell office:value-type="float" office:value="622.892401" calcext:value-type="float">
            <text:p>622.892401</text:p>
          </table:table-cell>
          <table:table-cell office:value-type="float" office:value="573.688854" calcext:value-type="float">
            <text:p>573.688854</text:p>
          </table:table-cell>
          <table:table-cell office:value-type="float" office:value="563.622368" calcext:value-type="float">
            <text:p>563.622368</text:p>
          </table:table-cell>
          <table:table-cell table:style-name="ce12" table:formula="of:=[.Z25]" office:value-type="float" office:value="555.682193565694" calcext:value-type="float">
            <text:p>5.56E+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SS</text:p>
          </table:table-cell>
          <table:table-cell table:formula="of:=1/3*(4*[.D27]-[.E27])" office:value-type="float" office:value="728.579676333333" calcext:value-type="float">
            <text:p>728.580</text:p>
          </table:table-cell>
          <table:table-cell table:style-name="ce15" office:value-type="float" office:value="728.415169" calcext:value-type="float">
            <text:p>728.415</text:p>
          </table:table-cell>
          <table:table-cell office:value-type="float" office:value="727.921647" calcext:value-type="float">
            <text:p>727.921647</text:p>
          </table:table-cell>
          <table:table-cell office:value-type="float" office:value="726.915204" calcext:value-type="float">
            <text:p>726.915204</text:p>
          </table:table-cell>
          <table:table-cell office:value-type="float" office:value="725.334281" calcext:value-type="float">
            <text:p>725.334281</text:p>
          </table:table-cell>
          <table:table-cell office:value-type="float" office:value="723.179337" calcext:value-type="float">
            <text:p>723.179337</text:p>
          </table:table-cell>
          <table:table-cell office:value-type="float" office:value="720.453379" calcext:value-type="float">
            <text:p>720.453379</text:p>
          </table:table-cell>
          <table:table-cell office:value-type="float" office:value="717.158765" calcext:value-type="float">
            <text:p>717.158765</text:p>
          </table:table-cell>
          <table:table-cell office:value-type="float" office:value="713.297186" calcext:value-type="float">
            <text:p>713.297186</text:p>
          </table:table-cell>
          <table:table-cell office:value-type="float" office:value="708.869865" calcext:value-type="float">
            <text:p>708.869865</text:p>
          </table:table-cell>
          <table:table-cell office:value-type="float" office:value="703.877709" calcext:value-type="float">
            <text:p>703.877709</text:p>
          </table:table-cell>
          <table:table-cell office:value-type="float" office:value="698.321407" calcext:value-type="float">
            <text:p>698.321407</text:p>
          </table:table-cell>
          <table:table-cell office:value-type="float" office:value="692.201494" calcext:value-type="float">
            <text:p>692.201494</text:p>
          </table:table-cell>
          <table:table-cell office:value-type="float" office:value="685.518393" calcext:value-type="float">
            <text:p>685.518393</text:p>
          </table:table-cell>
          <table:table-cell office:value-type="float" office:value="678.272447" calcext:value-type="float">
            <text:p>678.272447</text:p>
          </table:table-cell>
          <table:table-cell office:value-type="float" office:value="670.463935" calcext:value-type="float">
            <text:p>670.463935</text:p>
          </table:table-cell>
          <table:table-cell office:value-type="float" office:value="662.093089" calcext:value-type="float">
            <text:p>662.093089</text:p>
          </table:table-cell>
          <table:table-cell office:value-type="float" office:value="653.160102" calcext:value-type="float">
            <text:p>653.160102</text:p>
          </table:table-cell>
          <table:table-cell office:value-type="float" office:value="643.66514" calcext:value-type="float">
            <text:p>643.66514</text:p>
          </table:table-cell>
          <table:table-cell office:value-type="float" office:value="633.608344" calcext:value-type="float">
            <text:p>633.608344</text:p>
          </table:table-cell>
          <table:table-cell office:value-type="float" office:value="622.99508" calcext:value-type="float">
            <text:p>622.99508</text:p>
          </table:table-cell>
          <table:table-cell office:value-type="float" office:value="573.718847" calcext:value-type="float">
            <text:p>573.718847</text:p>
          </table:table-cell>
          <table:table-cell office:value-type="float" office:value="563.637113" calcext:value-type="float">
            <text:p>563.637113</text:p>
          </table:table-cell>
          <table:table-cell table:style-name="ce12" table:formula="of:=[.Z26]" office:value-type="float" office:value="555.682193565694" calcext:value-type="float">
            <text:p>5.56E+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Trans</text:p>
          </table:table-cell>
          <table:table-cell table:formula="of:=1/3*(4*[.D28]-[.E28])" office:value-type="float" office:value="728.234506333333" calcext:value-type="float">
            <text:p>728.235</text:p>
          </table:table-cell>
          <table:table-cell table:style-name="ce16" office:value-type="float" office:value="728.070424" calcext:value-type="float">
            <text:p>728.070424</text:p>
          </table:table-cell>
          <table:table-cell office:value-type="float" office:value="727.578177" calcext:value-type="float">
            <text:p>727.578177</text:p>
          </table:table-cell>
          <table:table-cell office:value-type="float" office:value="726.574327" calcext:value-type="float">
            <text:p>726.574327</text:p>
          </table:table-cell>
          <table:table-cell office:value-type="float" office:value="724.997457" calcext:value-type="float">
            <text:p>724.997457</text:p>
          </table:table-cell>
          <table:table-cell office:value-type="float" office:value="722.848" calcext:value-type="float">
            <text:p>722.848</text:p>
          </table:table-cell>
          <table:table-cell office:value-type="float" office:value="720.128921" calcext:value-type="float">
            <text:p>720.128921</text:p>
          </table:table-cell>
          <table:table-cell office:value-type="float" office:value="716.842526" calcext:value-type="float">
            <text:p>716.842526</text:p>
          </table:table-cell>
          <table:table-cell office:value-type="float" office:value="712.99045" calcext:value-type="float">
            <text:p>712.99045</text:p>
          </table:table-cell>
          <table:table-cell office:value-type="float" office:value="708.573856" calcext:value-type="float">
            <text:p>708.573856</text:p>
          </table:table-cell>
          <table:table-cell office:value-type="float" office:value="703.593579" calcext:value-type="float">
            <text:p>703.593579</text:p>
          </table:table-cell>
          <table:table-cell office:value-type="float" office:value="698.050233" calcext:value-type="float">
            <text:p>698.050233</text:p>
          </table:table-cell>
          <table:table-cell office:value-type="float" office:value="691.94427" calcext:value-type="float">
            <text:p>691.94427</text:p>
          </table:table-cell>
          <table:table-cell office:value-type="float" office:value="685.276027" calcext:value-type="float">
            <text:p>685.276027</text:p>
          </table:table-cell>
          <table:table-cell office:value-type="float" office:value="678.045751" calcext:value-type="float">
            <text:p>678.045751</text:p>
          </table:table-cell>
          <table:table-cell office:value-type="float" office:value="670.253625" calcext:value-type="float">
            <text:p>670.253625</text:p>
          </table:table-cell>
          <table:table-cell office:value-type="float" office:value="661.899779" calcext:value-type="float">
            <text:p>661.899779</text:p>
          </table:table-cell>
          <table:table-cell office:value-type="float" office:value="652.984304" calcext:value-type="float">
            <text:p>652.984304</text:p>
          </table:table-cell>
          <table:table-cell office:value-type="float" office:value="643.507256" calcext:value-type="float">
            <text:p>643.507256</text:p>
          </table:table-cell>
          <table:table-cell office:value-type="float" office:value="633.468668" calcext:value-type="float">
            <text:p>633.468668</text:p>
          </table:table-cell>
          <table:table-cell office:value-type="float" office:value="622.873791" calcext:value-type="float">
            <text:p>622.873791</text:p>
          </table:table-cell>
          <table:table-cell office:value-type="float" office:value="573.683423" calcext:value-type="float">
            <text:p>573.683423</text:p>
          </table:table-cell>
          <table:table-cell office:value-type="float" office:value="563.619701" calcext:value-type="float">
            <text:p>563.619701</text:p>
          </table:table-cell>
          <table:table-cell table:style-name="ce12" table:formula="of:=[.Z27]" office:value-type="float" office:value="555.682193565694" calcext:value-type="float">
            <text:p>5.56E+002</text:p>
          </table:table-cell>
          <table:table-cell table:number-columns-repeated="15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elative Temperature Difference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formula="of:=([.C25])*t_ft_m*100" office:value-type="float" office:value="0" calcext:value-type="float">
            <text:p>0.000</text:p>
          </table:table-cell>
          <table:table-cell table:style-name="ce10" table:formula="of:=([.D25])*t_ft_m*100" office:value-type="float" office:value="0.0148529173234228" calcext:value-type="float">
            <text:p>0.015</text:p>
          </table:table-cell>
          <table:table-cell table:style-name="ce10" table:formula="of:=([.E25])*t_ft_m*100" office:value-type="float" office:value="0.0332121327993576" calcext:value-type="float">
            <text:p>0.033</text:p>
          </table:table-cell>
          <table:table-cell table:style-name="ce10" table:formula="of:=([.F25])*t_ft_m*100" office:value-type="float" office:value="0.0535529549998282" calcext:value-type="float">
            <text:p>0.054</text:p>
          </table:table-cell>
          <table:table-cell table:style-name="ce10" table:formula="of:=([.G25])*t_ft_m*100" office:value-type="float" office:value="0.0742645866171139" calcext:value-type="float">
            <text:p>0.074</text:p>
          </table:table-cell>
          <table:table-cell table:style-name="ce10" table:formula="of:=([.H25])*t_ft_m*100" office:value-type="float" office:value="0.0951050749101949" calcext:value-type="float">
            <text:p>0.095</text:p>
          </table:table-cell>
          <table:table-cell table:style-name="ce10" table:formula="of:=([.I25])*t_ft_m*100" office:value-type="float" office:value="0.116004992711531" calcext:value-type="float">
            <text:p>0.116</text:p>
          </table:table-cell>
          <table:table-cell table:style-name="ce10" table:formula="of:=([.J25])*t_ft_m*100" office:value-type="float" office:value="0.136937131583792" calcext:value-type="float">
            <text:p>0.137</text:p>
          </table:table-cell>
          <table:table-cell table:style-name="ce10" table:formula="of:=([.K25])*t_ft_m*100" office:value-type="float" office:value="0.157888676892477" calcext:value-type="float">
            <text:p>0.158</text:p>
          </table:table-cell>
          <table:table-cell table:style-name="ce10" table:formula="of:=([.L25])*t_ft_m*100" office:value-type="float" office:value="0.178852808720978" calcext:value-type="float">
            <text:p>0.179</text:p>
          </table:table-cell>
          <table:table-cell table:style-name="ce10" table:formula="of:=([.M25])*t_ft_m*100" office:value-type="float" office:value="0.199825565671599" calcext:value-type="float">
            <text:p>0.200</text:p>
          </table:table-cell>
          <table:table-cell table:style-name="ce10" table:formula="of:=([.N25])*t_ft_m*100" office:value-type="float" office:value="0.220804490028241" calcext:value-type="float">
            <text:p>0.221</text:p>
          </table:table-cell>
          <table:table-cell table:style-name="ce10" table:formula="of:=([.O25])*t_ft_m*100" office:value-type="float" office:value="0.241787976436701" calcext:value-type="float">
            <text:p>0.242</text:p>
          </table:table-cell>
          <table:table-cell table:style-name="ce10" table:formula="of:=([.P25])*t_ft_m*100" office:value-type="float" office:value="0.262774932012442" calcext:value-type="float">
            <text:p>0.263</text:p>
          </table:table-cell>
          <table:table-cell table:style-name="ce10" table:formula="of:=([.Q25])*t_ft_m*100" office:value-type="float" office:value="0.283764587027695" calcext:value-type="float">
            <text:p>0.284</text:p>
          </table:table-cell>
          <table:table-cell table:style-name="ce10" table:formula="of:=([.R25])*t_ft_m*100" office:value-type="float" office:value="0.304756383722997" calcext:value-type="float">
            <text:p>0.305</text:p>
          </table:table-cell>
          <table:table-cell table:style-name="ce10" table:formula="of:=([.S25])*t_ft_m*100" office:value-type="float" office:value="0.325749908059701" calcext:value-type="float">
            <text:p>0.326</text:p>
          </table:table-cell>
          <table:table-cell table:style-name="ce10" table:formula="of:=([.T25])*t_ft_m*100" office:value-type="float" office:value="0.346744846239934" calcext:value-type="float">
            <text:p>0.347</text:p>
          </table:table-cell>
          <table:table-cell table:style-name="ce10" table:formula="of:=([.U25])*t_ft_m*100" office:value-type="float" office:value="0.367740956107794" calcext:value-type="float">
            <text:p>0.368</text:p>
          </table:table-cell>
          <table:table-cell table:style-name="ce10" table:formula="of:=([.V25])*t_ft_m*100" office:value-type="float" office:value="0.38873804781145" calcext:value-type="float">
            <text:p>0.389</text:p>
          </table:table-cell>
          <table:table-cell table:style-name="ce10" table:formula="of:=([.W25])*t_ft_m*100" office:value-type="float" office:value="0.409601343832022" calcext:value-type="float">
            <text:p>0.410</text:p>
          </table:table-cell>
          <table:table-cell table:style-name="ce10" table:formula="of:=([.X25])*t_ft_m*100" office:value-type="float" office:value="0.418001371391078" calcext:value-type="float">
            <text:p>0.418</text:p>
          </table:table-cell>
          <table:table-cell table:style-name="ce10" table:formula="of:=([.Y25])*t_ft_m*100" office:value-type="float" office:value="0.475001558398949" calcext:value-type="float">
            <text:p>0.475</text:p>
          </table:table-cell>
          <table:table-cell table:number-columns-repeated="2"/>
          <table:table-cell table:style-name="ce10"/>
          <table:table-cell table:style-name="ce2" office:value-type="string" calcext:value-type="string">
            <text:p>Difference</text:p>
          </table:table-cell>
          <table:table-cell table:style-name="ce6"/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q_dot*1000/(4*k_fuel)*((R_fuel/100)^2)*(1-([.C30]/R_fuel)^2)+delta_gap+delta_clad" office:value-type="float" office:value="92.3834112916388" calcext:value-type="float">
            <text:p>92.383</text:p>
          </table:table-cell>
          <table:table-cell table:style-name="ce10" table:formula="of:=q_dot*1000/(4*k_fuel)*((R_fuel/100)^2)*(1-([.D30]/R_fuel)^2)+delta_gap+delta_clad" office:value-type="float" office:value="92.3055703493028" calcext:value-type="float">
            <text:p>92.306</text:p>
          </table:table-cell>
          <table:table-cell table:style-name="ce10" table:formula="of:=q_dot*1000/(4*k_fuel)*((R_fuel/100)^2)*(1-([.E30]/R_fuel)^2)+delta_gap+delta_clad" office:value-type="float" office:value="91.9942065799586" calcext:value-type="float">
            <text:p>91.994</text:p>
          </table:table-cell>
          <table:table-cell table:style-name="ce10" table:formula="of:=q_dot*1000/(4*k_fuel)*((R_fuel/100)^2)*(1-([.F30]/R_fuel)^2)+delta_gap+delta_clad" office:value-type="float" office:value="91.3714790412701" calcext:value-type="float">
            <text:p>91.371</text:p>
          </table:table-cell>
          <table:table-cell table:style-name="ce10" table:formula="of:=q_dot*1000/(4*k_fuel)*((R_fuel/100)^2)*(1-([.G30]/R_fuel)^2)+delta_gap+delta_clad" office:value-type="float" office:value="90.4373877332375" calcext:value-type="float">
            <text:p>90.437</text:p>
          </table:table-cell>
          <table:table-cell table:style-name="ce10" table:formula="of:=q_dot*1000/(4*k_fuel)*((R_fuel/100)^2)*(1-([.H30]/R_fuel)^2)+delta_gap+delta_clad" office:value-type="float" office:value="89.1919326558606" calcext:value-type="float">
            <text:p>89.192</text:p>
          </table:table-cell>
          <table:table-cell table:style-name="ce10" table:formula="of:=q_dot*1000/(4*k_fuel)*((R_fuel/100)^2)*(1-([.I30]/R_fuel)^2)+delta_gap+delta_clad" office:value-type="float" office:value="87.6351138091396" calcext:value-type="float">
            <text:p>87.635</text:p>
          </table:table-cell>
          <table:table-cell table:style-name="ce10" table:formula="of:=q_dot*1000/(4*k_fuel)*((R_fuel/100)^2)*(1-([.J30]/R_fuel)^2)+delta_gap+delta_clad" office:value-type="float" office:value="85.7669311930743" calcext:value-type="float">
            <text:p>85.767</text:p>
          </table:table-cell>
          <table:table-cell table:style-name="ce10" table:formula="of:=q_dot*1000/(4*k_fuel)*((R_fuel/100)^2)*(1-([.K30]/R_fuel)^2)+delta_gap+delta_clad" office:value-type="float" office:value="83.5873848076648" calcext:value-type="float">
            <text:p>83.587</text:p>
          </table:table-cell>
          <table:table-cell table:style-name="ce10" table:formula="of:=q_dot*1000/(4*k_fuel)*((R_fuel/100)^2)*(1-([.L30]/R_fuel)^2)+delta_gap+delta_clad" office:value-type="float" office:value="81.0964746529111" calcext:value-type="float">
            <text:p>81.096</text:p>
          </table:table-cell>
          <table:table-cell table:style-name="ce10" table:formula="of:=q_dot*1000/(4*k_fuel)*((R_fuel/100)^2)*(1-([.M30]/R_fuel)^2)+delta_gap+delta_clad" office:value-type="float" office:value="78.2942007288132" calcext:value-type="float">
            <text:p>78.294</text:p>
          </table:table-cell>
          <table:table-cell table:style-name="ce10" table:formula="of:=q_dot*1000/(4*k_fuel)*((R_fuel/100)^2)*(1-([.N30]/R_fuel)^2)+delta_gap+delta_clad" office:value-type="float" office:value="75.1805630353711" calcext:value-type="float">
            <text:p>75.181</text:p>
          </table:table-cell>
          <table:table-cell table:style-name="ce10" table:formula="of:=q_dot*1000/(4*k_fuel)*((R_fuel/100)^2)*(1-([.O30]/R_fuel)^2)+delta_gap+delta_clad" office:value-type="float" office:value="71.7555615725847" calcext:value-type="float">
            <text:p>71.756</text:p>
          </table:table-cell>
          <table:table-cell table:style-name="ce10" table:formula="of:=q_dot*1000/(4*k_fuel)*((R_fuel/100)^2)*(1-([.P30]/R_fuel)^2)+delta_gap+delta_clad" office:value-type="float" office:value="68.0191963404542" calcext:value-type="float">
            <text:p>68.019</text:p>
          </table:table-cell>
          <table:table-cell table:style-name="ce10" table:formula="of:=q_dot*1000/(4*k_fuel)*((R_fuel/100)^2)*(1-([.Q30]/R_fuel)^2)+delta_gap+delta_clad" office:value-type="float" office:value="63.9714673389794" calcext:value-type="float">
            <text:p>63.971</text:p>
          </table:table-cell>
          <table:table-cell table:style-name="ce10" table:formula="of:=q_dot*1000/(4*k_fuel)*((R_fuel/100)^2)*(1-([.R30]/R_fuel)^2)+delta_gap+delta_clad" office:value-type="float" office:value="59.6123745681604" calcext:value-type="float">
            <text:p>59.612</text:p>
          </table:table-cell>
          <table:table-cell table:style-name="ce10" table:formula="of:=q_dot*1000/(4*k_fuel)*((R_fuel/100)^2)*(1-([.S30]/R_fuel)^2)+delta_gap+delta_clad" office:value-type="float" office:value="54.9419180279975" calcext:value-type="float">
            <text:p>54.942</text:p>
          </table:table-cell>
          <table:table-cell table:style-name="ce10" table:formula="of:=q_dot*1000/(4*k_fuel)*((R_fuel/100)^2)*(1-([.T30]/R_fuel)^2)+delta_gap+delta_clad" office:value-type="float" office:value="49.9600977184901" calcext:value-type="float">
            <text:p>49.960</text:p>
          </table:table-cell>
          <table:table-cell table:style-name="ce10" table:formula="of:=q_dot*1000/(4*k_fuel)*((R_fuel/100)^2)*(1-([.U30]/R_fuel)^2)+delta_gap+delta_clad" office:value-type="float" office:value="44.6669136396378" calcext:value-type="float">
            <text:p>44.667</text:p>
          </table:table-cell>
          <table:table-cell table:style-name="ce10" table:formula="of:=q_dot*1000/(4*k_fuel)*((R_fuel/100)^2)*(1-([.V30]/R_fuel)^2)+delta_gap+delta_clad" office:value-type="float" office:value="39.0623657914423" calcext:value-type="float">
            <text:p>39.062</text:p>
          </table:table-cell>
          <table:table-cell table:style-name="ce10" table:formula="of:=delta_gap+delta_clad" office:value-type="float" office:value="33.1857630817195" calcext:value-type="float">
            <text:p>33.186</text:p>
          </table:table-cell>
          <table:table-cell table:style-name="ce10" table:formula="of:=delta_clad" office:value-type="float" office:value="5.81405867843346" calcext:value-type="float">
            <text:p>5.814</text:p>
          </table:table-cell>
          <table:table-cell table:style-name="ce10" office:value-type="float" office:value="0" calcext:value-type="float">
            <text:p>0.000</text:p>
          </table:table-cell>
          <table:table-cell table:style-name="ce10" table:formula="of:=-delta_fluid" office:value-type="float" office:value="-3.96372848086904" calcext:value-type="float">
            <text:p>-3.964</text:p>
          </table:table-cell>
          <table:table-cell/>
          <table:table-cell table:style-name="ce1" office:value-type="string" calcext:value-type="string">
            <text:p>Semi-implicit Trans</text:p>
          </table:table-cell>
          <table:table-cell table:style-name="ce11" table:formula="of:=[.C32]-[.C$31]" office:value-type="float" office:value="-0.90279425460183" calcext:value-type="float">
            <text:p>-0.90</text:p>
          </table:table-cell>
          <table:table-cell table:style-name="ce11" table:formula="of:=[.D32]-[.D$31]" office:value-type="float" office:value="-0.916146460413898" calcext:value-type="float">
            <text:p>-0.92</text:p>
          </table:table-cell>
          <table:table-cell table:style-name="ce11" table:formula="of:=[.E32]-[.E$31]" office:value-type="float" office:value="-0.878362135514124" calcext:value-type="float">
            <text:p>-0.88</text:p>
          </table:table-cell>
          <table:table-cell table:style-name="ce11" table:formula="of:=[.F32]-[.F$31]" office:value-type="float" office:value="-0.813550152381296" calcext:value-type="float">
            <text:p>-0.81</text:p>
          </table:table-cell>
          <table:table-cell table:style-name="ce11" table:formula="of:=[.G32]-[.G$31]" office:value-type="float" office:value="-0.755843288793116" calcext:value-type="float">
            <text:p>-0.76</text:p>
          </table:table-cell>
          <table:table-cell table:style-name="ce11" table:formula="of:=[.H32]-[.H$31]" office:value-type="float" office:value="-0.704998766971755" calcext:value-type="float">
            <text:p>-0.70</text:p>
          </table:table-cell>
          <table:table-cell table:style-name="ce11" table:formula="of:=[.I32]-[.I$31]" office:value-type="float" office:value="-0.659366586917358" calcext:value-type="float">
            <text:p>-0.66</text:p>
          </table:table-cell>
          <table:table-cell table:style-name="ce11" table:formula="of:=[.J32]-[.J$31]" office:value-type="float" office:value="-0.617659526407635" calcext:value-type="float">
            <text:p>-0.62</text:p>
          </table:table-cell>
          <table:table-cell table:style-name="ce11" table:formula="of:=[.K32]-[.K$31]" office:value-type="float" office:value="-0.578965363220405" calcext:value-type="float">
            <text:p>-0.58</text:p>
          </table:table-cell>
          <table:table-cell table:style-name="ce11" table:formula="of:=[.L32]-[.L$31]" office:value-type="float" office:value="-0.542633541800015" calcext:value-type="float">
            <text:p>-0.54</text:p>
          </table:table-cell>
          <table:table-cell table:style-name="ce11" table:formula="of:=[.M32]-[.M$31]" office:value-type="float" office:value="-0.508192951035412" calcext:value-type="float">
            <text:p>-0.51</text:p>
          </table:table-cell>
          <table:table-cell table:style-name="ce11" table:formula="of:=[.N32]-[.N$31]" office:value-type="float" office:value="-0.475296924259993" calcext:value-type="float">
            <text:p>-0.48</text:p>
          </table:table-cell>
          <table:table-cell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([.C26]-[.$Y26])*t_R_K" office:value-type="float" office:value="91.480617037037" calcext:value-type="float">
            <text:p>91.481</text:p>
          </table:table-cell>
          <table:table-cell table:style-name="ce10" table:formula="of:=([.D26]-[.$Y26])*t_R_K" office:value-type="float" office:value="91.3894238888889" calcext:value-type="float">
            <text:p>91.389</text:p>
          </table:table-cell>
          <table:table-cell table:style-name="ce10" table:formula="of:=([.E26]-[.$Y26])*t_R_K" office:value-type="float" office:value="91.1158444444444" calcext:value-type="float">
            <text:p>91.116</text:p>
          </table:table-cell>
          <table:table-cell table:style-name="ce10" table:formula="of:=([.F26]-[.$Y26])*t_R_K" office:value-type="float" office:value="90.5579288888888" calcext:value-type="float">
            <text:p>90.558</text:p>
          </table:table-cell>
          <table:table-cell table:style-name="ce10" table:formula="of:=([.G26]-[.$Y26])*t_R_K" office:value-type="float" office:value="89.6815444444444" calcext:value-type="float">
            <text:p>89.682</text:p>
          </table:table-cell>
          <table:table-cell table:style-name="ce10" table:formula="of:=([.H26]-[.$Y26])*t_R_K" office:value-type="float" office:value="88.4869338888889" calcext:value-type="float">
            <text:p>88.487</text:p>
          </table:table-cell>
          <table:table-cell table:style-name="ce10" table:formula="of:=([.I26]-[.$Y26])*t_R_K" office:value-type="float" office:value="86.9757472222222" calcext:value-type="float">
            <text:p>86.976</text:p>
          </table:table-cell>
          <table:table-cell table:style-name="ce10" table:formula="of:=([.J26]-[.$Y26])*t_R_K" office:value-type="float" office:value="85.1492716666667" calcext:value-type="float">
            <text:p>85.149</text:p>
          </table:table-cell>
          <table:table-cell table:style-name="ce10" table:formula="of:=([.K26]-[.$Y26])*t_R_K" office:value-type="float" office:value="83.0084194444444" calcext:value-type="float">
            <text:p>83.008</text:p>
          </table:table-cell>
          <table:table-cell table:style-name="ce10" table:formula="of:=([.L26]-[.$Y26])*t_R_K" office:value-type="float" office:value="80.5538411111111" calcext:value-type="float">
            <text:p>80.554</text:p>
          </table:table-cell>
          <table:table-cell table:style-name="ce10" table:formula="of:=([.M26]-[.$Y26])*t_R_K" office:value-type="float" office:value="77.7860077777778" calcext:value-type="float">
            <text:p>77.786</text:p>
          </table:table-cell>
          <table:table-cell table:style-name="ce10" table:formula="of:=([.N26]-[.$Y26])*t_R_K" office:value-type="float" office:value="74.7052661111111" calcext:value-type="float">
            <text:p>74.705</text:p>
          </table:table-cell>
          <table:table-cell table:style-name="ce10" table:formula="of:=([.O26]-[.$Y26])*t_R_K" office:value-type="float" office:value="71.311875" calcext:value-type="float">
            <text:p>71.312</text:p>
          </table:table-cell>
          <table:table-cell table:style-name="ce10" table:formula="of:=([.P26]-[.$Y26])*t_R_K" office:value-type="float" office:value="67.6060288888889" calcext:value-type="float">
            <text:p>67.606</text:p>
          </table:table-cell>
          <table:table-cell table:style-name="ce10" table:formula="of:=([.Q26]-[.$Y26])*t_R_K" office:value-type="float" office:value="63.5878727777778" calcext:value-type="float">
            <text:p>63.588</text:p>
          </table:table-cell>
          <table:table-cell table:style-name="ce10" table:formula="of:=([.R26]-[.$Y26])*t_R_K" office:value-type="float" office:value="59.2575166666666" calcext:value-type="float">
            <text:p>59.258</text:p>
          </table:table-cell>
          <table:table-cell table:style-name="ce10" table:formula="of:=([.S26]-[.$Y26])*t_R_K" office:value-type="float" office:value="54.6150416666666" calcext:value-type="float">
            <text:p>54.615</text:p>
          </table:table-cell>
          <table:table-cell table:style-name="ce10" table:formula="of:=([.T26]-[.$Y26])*t_R_K" office:value-type="float" office:value="49.6605061111111" calcext:value-type="float">
            <text:p>49.661</text:p>
          </table:table-cell>
          <table:table-cell table:style-name="ce10" table:formula="of:=([.U26]-[.$Y26])*t_R_K" office:value-type="float" office:value="44.3939522222222" calcext:value-type="float">
            <text:p>44.394</text:p>
          </table:table-cell>
          <table:table-cell table:style-name="ce10" table:formula="of:=([.V26]-[.$Y26])*t_R_K" office:value-type="float" office:value="38.8154061111111" calcext:value-type="float">
            <text:p>38.815</text:p>
          </table:table-cell>
          <table:table-cell table:style-name="ce10" table:formula="of:=([.W26]-[.$Y26])*t_R_K" office:value-type="float" office:value="32.9277961111111" calcext:value-type="float">
            <text:p>32.928</text:p>
          </table:table-cell>
          <table:table-cell table:style-name="ce10" table:formula="of:=([.X26]-[.$Y26])*t_R_K" office:value-type="float" office:value="5.59249222222219" calcext:value-type="float">
            <text:p>5.592</text:p>
          </table:table-cell>
          <table:table-cell table:style-name="ce10" table:formula="of:=([.Y26]-[.$Y26])*t_R_K" office:value-type="float" office:value="0" calcext:value-type="float">
            <text:p>0.000</text:p>
          </table:table-cell>
          <table:table-cell table:style-name="ce10" table:formula="of:=([.Z26]-[.$Y26])*t_R_K" office:value-type="float" office:value="-4.41120801905893" calcext:value-type="float">
            <text:p>-4.411</text:p>
          </table:table-cell>
          <table:table-cell/>
          <table:table-cell table:style-name="ce1" office:value-type="string" calcext:value-type="string">
            <text:p>Implicit SS</text:p>
          </table:table-cell>
          <table:table-cell table:style-name="ce11" table:formula="of:=[.C33]-[.C$31]" office:value-type="float" office:value="-0.748653884231445" calcext:value-type="float">
            <text:p>-0.75</text:p>
          </table:table-cell>
          <table:table-cell table:style-name="ce11" table:formula="of:=[.D33]-[.D$31]" office:value-type="float" office:value="-0.76220590485832" calcext:value-type="float">
            <text:p>-0.76</text:p>
          </table:table-cell>
          <table:table-cell table:style-name="ce11" table:formula="of:=[.E33]-[.E$31]" office:value-type="float" office:value="-0.725021024402992" calcext:value-type="float">
            <text:p>-0.73</text:p>
          </table:table-cell>
          <table:table-cell table:style-name="ce11" table:formula="of:=[.F33]-[.F$31]" office:value-type="float" office:value="-0.661428485714566" calcext:value-type="float">
            <text:p>-0.66</text:p>
          </table:table-cell>
          <table:table-cell table:style-name="ce11" table:formula="of:=[.G33]-[.G$31]" office:value-type="float" office:value="-0.605627733237483" calcext:value-type="float">
            <text:p>-0.61</text:p>
          </table:table-cell>
          <table:table-cell table:style-name="ce11" table:formula="of:=[.H33]-[.H$31]" office:value-type="float" office:value="-0.557363766971733" calcext:value-type="float">
            <text:p>-0.56</text:p>
          </table:table-cell>
          <table:table-cell table:style-name="ce11" table:formula="of:=[.I33]-[.I$31]" office:value-type="float" office:value="-0.514966031361766" calcext:value-type="float">
            <text:p>-0.51</text:p>
          </table:table-cell>
          <table:table-cell table:style-name="ce11" table:formula="of:=[.J33]-[.J$31]" office:value-type="float" office:value="-0.477124526407621" calcext:value-type="float">
            <text:p>-0.48</text:p>
          </table:table-cell>
          <table:table-cell table:style-name="ce11" table:formula="of:=[.K33]-[.K$31]" office:value-type="float" office:value="-0.442899807664801" calcext:value-type="float">
            <text:p>-0.44</text:p>
          </table:table-cell>
          <table:table-cell table:style-name="ce11" table:formula="of:=[.L33]-[.L$31]" office:value-type="float" office:value="-0.411612430688876" calcext:value-type="float">
            <text:p>-0.41</text:p>
          </table:table-cell>
          <table:table-cell table:style-name="ce11" table:formula="of:=[.M33]-[.M$31]" office:value-type="float" office:value="-0.382758506590974" calcext:value-type="float">
            <text:p>-0.38</text:p>
          </table:table-cell>
          <table:table-cell table:style-name="ce11" table:formula="of:=[.N33]-[.N$31]" office:value-type="float" office:value="-0.355955257593294" calcext:value-type="float">
            <text:p>-0.36</text:p>
          </table:table-cell>
          <table:table-cell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([.C27]-[.$Y27])*t_R_K" office:value-type="float" office:value="91.6347574074074" calcext:value-type="float">
            <text:p>91.635</text:p>
          </table:table-cell>
          <table:table-cell table:style-name="ce10" table:formula="of:=([.D27]-[.$Y27])*t_R_K" office:value-type="float" office:value="91.5433644444444" calcext:value-type="float">
            <text:p>91.543</text:p>
          </table:table-cell>
          <table:table-cell table:style-name="ce10" table:formula="of:=([.E27]-[.$Y27])*t_R_K" office:value-type="float" office:value="91.2691855555556" calcext:value-type="float">
            <text:p>91.269</text:p>
          </table:table-cell>
          <table:table-cell table:style-name="ce10" table:formula="of:=([.F27]-[.$Y27])*t_R_K" office:value-type="float" office:value="90.7100505555556" calcext:value-type="float">
            <text:p>90.710</text:p>
          </table:table-cell>
          <table:table-cell table:style-name="ce10" table:formula="of:=([.G27]-[.$Y27])*t_R_K" office:value-type="float" office:value="89.83176" calcext:value-type="float">
            <text:p>89.832</text:p>
          </table:table-cell>
          <table:table-cell table:style-name="ce10" table:formula="of:=([.H27]-[.$Y27])*t_R_K" office:value-type="float" office:value="88.6345688888889" calcext:value-type="float">
            <text:p>88.635</text:p>
          </table:table-cell>
          <table:table-cell table:style-name="ce10" table:formula="of:=([.I27]-[.$Y27])*t_R_K" office:value-type="float" office:value="87.1201477777778" calcext:value-type="float">
            <text:p>87.120</text:p>
          </table:table-cell>
          <table:table-cell table:style-name="ce10" table:formula="of:=([.J27]-[.$Y27])*t_R_K" office:value-type="float" office:value="85.2898066666667" calcext:value-type="float">
            <text:p>85.290</text:p>
          </table:table-cell>
          <table:table-cell table:style-name="ce10" table:formula="of:=([.K27]-[.$Y27])*t_R_K" office:value-type="float" office:value="83.144485" calcext:value-type="float">
            <text:p>83.144</text:p>
          </table:table-cell>
          <table:table-cell table:style-name="ce10" table:formula="of:=([.L27]-[.$Y27])*t_R_K" office:value-type="float" office:value="80.6848622222222" calcext:value-type="float">
            <text:p>80.685</text:p>
          </table:table-cell>
          <table:table-cell table:style-name="ce10" table:formula="of:=([.M27]-[.$Y27])*t_R_K" office:value-type="float" office:value="77.9114422222222" calcext:value-type="float">
            <text:p>77.911</text:p>
          </table:table-cell>
          <table:table-cell table:style-name="ce10" table:formula="of:=([.N27]-[.$Y27])*t_R_K" office:value-type="float" office:value="74.8246077777778" calcext:value-type="float">
            <text:p>74.825</text:p>
          </table:table-cell>
          <table:table-cell table:style-name="ce10" table:formula="of:=([.O27]-[.$Y27])*t_R_K" office:value-type="float" office:value="71.4246561111111" calcext:value-type="float">
            <text:p>71.425</text:p>
          </table:table-cell>
          <table:table-cell table:style-name="ce10" table:formula="of:=([.P27]-[.$Y27])*t_R_K" office:value-type="float" office:value="67.7118222222222" calcext:value-type="float">
            <text:p>67.712</text:p>
          </table:table-cell>
          <table:table-cell table:style-name="ce10" table:formula="of:=([.Q27]-[.$Y27])*t_R_K" office:value-type="float" office:value="63.6862966666667" calcext:value-type="float">
            <text:p>63.686</text:p>
          </table:table-cell>
          <table:table-cell table:style-name="ce10" table:formula="of:=([.R27]-[.$Y27])*t_R_K" office:value-type="float" office:value="59.3482344444444" calcext:value-type="float">
            <text:p>59.348</text:p>
          </table:table-cell>
          <table:table-cell table:style-name="ce10" table:formula="of:=([.S27]-[.$Y27])*t_R_K" office:value-type="float" office:value="54.6977644444444" calcext:value-type="float">
            <text:p>54.698</text:p>
          </table:table-cell>
          <table:table-cell table:style-name="ce10" table:formula="of:=([.T27]-[.$Y27])*t_R_K" office:value-type="float" office:value="49.7349938888889" calcext:value-type="float">
            <text:p>49.735</text:p>
          </table:table-cell>
          <table:table-cell table:style-name="ce10" table:formula="of:=([.U27]-[.$Y27])*t_R_K" office:value-type="float" office:value="44.460015" calcext:value-type="float">
            <text:p>44.460</text:p>
          </table:table-cell>
          <table:table-cell table:style-name="ce10" table:formula="of:=([.V27]-[.$Y27])*t_R_K" office:value-type="float" office:value="38.8729061111111" calcext:value-type="float">
            <text:p>38.873</text:p>
          </table:table-cell>
          <table:table-cell table:style-name="ce10" table:formula="of:=([.W27]-[.$Y27])*t_R_K" office:value-type="float" office:value="32.9766483333333" calcext:value-type="float">
            <text:p>32.977</text:p>
          </table:table-cell>
          <table:table-cell table:style-name="ce10" table:formula="of:=([.X27]-[.$Y27])*t_R_K" office:value-type="float" office:value="5.60096333333332" calcext:value-type="float">
            <text:p>5.601</text:p>
          </table:table-cell>
          <table:table-cell table:style-name="ce10" table:formula="of:=([.Y27]-[.$Y27])*t_R_K" office:value-type="float" office:value="0" calcext:value-type="float">
            <text:p>0.000</text:p>
          </table:table-cell>
          <table:table-cell table:style-name="ce10" table:formula="of:=([.Z27]-[.$Y27])*t_R_K" office:value-type="float" office:value="-4.41939968572557" calcext:value-type="float">
            <text:p>-4.419</text:p>
          </table:table-cell>
          <table:table-cell/>
          <table:table-cell table:style-name="ce1" office:value-type="string" calcext:value-type="string">
            <text:p>Implicit Trans</text:p>
          </table:table-cell>
          <table:table-cell table:style-name="ce11" table:formula="of:=[.C34]-[.C$31]" office:value-type="float" office:value="-0.930741662009169" calcext:value-type="float">
            <text:p>-0.93</text:p>
          </table:table-cell>
          <table:table-cell table:style-name="ce11" table:formula="of:=[.D34]-[.D$31]" office:value-type="float" office:value="-0.944057571524965" calcext:value-type="float">
            <text:p>-0.94</text:p>
          </table:table-cell>
          <table:table-cell table:style-name="ce11" table:formula="of:=[.E34]-[.E$31]" office:value-type="float" office:value="-0.906164357736316" calcext:value-type="float">
            <text:p>-0.91</text:p>
          </table:table-cell>
          <table:table-cell table:style-name="ce11" table:formula="of:=[.F34]-[.F$31]" office:value-type="float" office:value="-0.841131263492315" calcext:value-type="float">
            <text:p>-0.84</text:p>
          </table:table-cell>
          <table:table-cell table:style-name="ce11" table:formula="of:=[.G34]-[.G$31]" office:value-type="float" office:value="-0.783078844348552" calcext:value-type="float">
            <text:p>-0.78</text:p>
          </table:table-cell>
          <table:table-cell table:style-name="ce11" table:formula="of:=[.H34]-[.H$31]" office:value-type="float" office:value="-0.731766544749533" calcext:value-type="float">
            <text:p>-0.73</text:p>
          </table:table-cell>
          <table:table-cell table:style-name="ce11" table:formula="of:=[.I34]-[.I$31]" office:value-type="float" office:value="-0.685547142472885" calcext:value-type="float">
            <text:p>-0.69</text:p>
          </table:table-cell>
          <table:table-cell table:style-name="ce11" table:formula="of:=[.J34]-[.J$31]" office:value-type="float" office:value="-0.643139526407595" calcext:value-type="float">
            <text:p>-0.64</text:p>
          </table:table-cell>
          <table:table-cell table:style-name="ce11" table:formula="of:=[.K34]-[.K$31]" office:value-type="float" office:value="-0.603635363220334" calcext:value-type="float">
            <text:p>-0.60</text:p>
          </table:table-cell>
          <table:table-cell table:style-name="ce11" table:formula="of:=[.L34]-[.L$31]" office:value-type="float" office:value="-0.566388541799981" calcext:value-type="float">
            <text:p>-0.57</text:p>
          </table:table-cell>
          <table:table-cell table:style-name="ce11" table:formula="of:=[.M34]-[.M$31]" office:value-type="float" office:value="-0.530935173257632" calcext:value-type="float">
            <text:p>-0.53</text:p>
          </table:table-cell>
          <table:table-cell table:style-name="ce11" table:formula="of:=[.N34]-[.N$31]" office:value-type="float" office:value="-0.496934146482161" calcext:value-type="float">
            <text:p>-0.50</text:p>
          </table:table-cell>
          <table:table-cell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([.C28]-[.$Y28])*t_R_K" office:value-type="float" office:value="91.4526696296297" calcext:value-type="float">
            <text:p>91.453</text:p>
          </table:table-cell>
          <table:table-cell table:style-name="ce10" table:formula="of:=([.D28]-[.$Y28])*t_R_K" office:value-type="float" office:value="91.3615127777778" calcext:value-type="float">
            <text:p>91.362</text:p>
          </table:table-cell>
          <table:table-cell table:style-name="ce10" table:formula="of:=([.E28]-[.$Y28])*t_R_K" office:value-type="float" office:value="91.0880422222222" calcext:value-type="float">
            <text:p>91.088</text:p>
          </table:table-cell>
          <table:table-cell table:style-name="ce10" table:formula="of:=([.F28]-[.$Y28])*t_R_K" office:value-type="float" office:value="90.5303477777778" calcext:value-type="float">
            <text:p>90.530</text:p>
          </table:table-cell>
          <table:table-cell table:style-name="ce10" table:formula="of:=([.G28]-[.$Y28])*t_R_K" office:value-type="float" office:value="89.6543088888889" calcext:value-type="float">
            <text:p>89.654</text:p>
          </table:table-cell>
          <table:table-cell table:style-name="ce10" table:formula="of:=([.H28]-[.$Y28])*t_R_K" office:value-type="float" office:value="88.4601661111111" calcext:value-type="float">
            <text:p>88.460</text:p>
          </table:table-cell>
          <table:table-cell table:style-name="ce10" table:formula="of:=([.I28]-[.$Y28])*t_R_K" office:value-type="float" office:value="86.9495666666667" calcext:value-type="float">
            <text:p>86.950</text:p>
          </table:table-cell>
          <table:table-cell table:style-name="ce10" table:formula="of:=([.J28]-[.$Y28])*t_R_K" office:value-type="float" office:value="85.1237916666667" calcext:value-type="float">
            <text:p>85.124</text:p>
          </table:table-cell>
          <table:table-cell table:style-name="ce10" table:formula="of:=([.K28]-[.$Y28])*t_R_K" office:value-type="float" office:value="82.9837494444445" calcext:value-type="float">
            <text:p>82.984</text:p>
          </table:table-cell>
          <table:table-cell table:style-name="ce10" table:formula="of:=([.L28]-[.$Y28])*t_R_K" office:value-type="float" office:value="80.5300861111111" calcext:value-type="float">
            <text:p>80.530</text:p>
          </table:table-cell>
          <table:table-cell table:style-name="ce10" table:formula="of:=([.M28]-[.$Y28])*t_R_K" office:value-type="float" office:value="77.7632655555556" calcext:value-type="float">
            <text:p>77.763</text:p>
          </table:table-cell>
          <table:table-cell table:style-name="ce10" table:formula="of:=([.N28]-[.$Y28])*t_R_K" office:value-type="float" office:value="74.6836288888889" calcext:value-type="float">
            <text:p>74.684</text:p>
          </table:table-cell>
          <table:table-cell table:style-name="ce10" table:formula="of:=([.O28]-[.$Y28])*t_R_K" office:value-type="float" office:value="71.2914272222222" calcext:value-type="float">
            <text:p>71.291</text:p>
          </table:table-cell>
          <table:table-cell table:style-name="ce10" table:formula="of:=([.P28]-[.$Y28])*t_R_K" office:value-type="float" office:value="67.5868477777778" calcext:value-type="float">
            <text:p>67.587</text:p>
          </table:table-cell>
          <table:table-cell table:style-name="ce10" table:formula="of:=([.Q28]-[.$Y28])*t_R_K" office:value-type="float" office:value="63.5700277777778" calcext:value-type="float">
            <text:p>63.570</text:p>
          </table:table-cell>
          <table:table-cell table:style-name="ce10" table:formula="of:=([.R28]-[.$Y28])*t_R_K" office:value-type="float" office:value="59.2410688888889" calcext:value-type="float">
            <text:p>59.241</text:p>
          </table:table-cell>
          <table:table-cell table:style-name="ce10" table:formula="of:=([.S28]-[.$Y28])*t_R_K" office:value-type="float" office:value="54.6000433333333" calcext:value-type="float">
            <text:p>54.600</text:p>
          </table:table-cell>
          <table:table-cell table:style-name="ce10" table:formula="of:=([.T28]-[.$Y28])*t_R_K" office:value-type="float" office:value="49.6470016666667" calcext:value-type="float">
            <text:p>49.647</text:p>
          </table:table-cell>
          <table:table-cell table:style-name="ce10" table:formula="of:=([.U28]-[.$Y28])*t_R_K" office:value-type="float" office:value="44.381975" calcext:value-type="float">
            <text:p>44.382</text:p>
          </table:table-cell>
          <table:table-cell table:style-name="ce10" table:formula="of:=([.V28]-[.$Y28])*t_R_K" office:value-type="float" office:value="38.8049816666667" calcext:value-type="float">
            <text:p>38.805</text:p>
          </table:table-cell>
          <table:table-cell table:style-name="ce10" table:formula="of:=([.W28]-[.$Y28])*t_R_K" office:value-type="float" office:value="32.9189388888889" calcext:value-type="float">
            <text:p>32.919</text:p>
          </table:table-cell>
          <table:table-cell table:style-name="ce10" table:formula="of:=([.X28]-[.$Y28])*t_R_K" office:value-type="float" office:value="5.59095666666666" calcext:value-type="float">
            <text:p>5.591</text:p>
          </table:table-cell>
          <table:table-cell table:style-name="ce10" table:formula="of:=([.Y28]-[.$Y28])*t_R_K" office:value-type="float" office:value="0" calcext:value-type="float">
            <text:p>0.000</text:p>
          </table:table-cell>
          <table:table-cell table:style-name="ce10" table:formula="of:=([.Z28]-[.$Y28])*t_R_K" office:value-type="float" office:value="-4.40972635239221" calcext:value-type="float">
            <text:p>-4.41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13"/>
          <table:table-cell table:number-columns-repeated="25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Absolute Temperature Difference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style-name="ce6" table:formula="of:=([.C25])*t_ft_m*100" office:value-type="float" office:value="0" calcext:value-type="float">
            <text:p>0.00000</text:p>
          </table:table-cell>
          <table:table-cell table:style-name="ce6" table:formula="of:=([.D25])*t_ft_m*100" office:value-type="float" office:value="0.0148529173234228" calcext:value-type="float">
            <text:p>0.01485</text:p>
          </table:table-cell>
          <table:table-cell table:style-name="ce6" table:formula="of:=([.E25])*t_ft_m*100" office:value-type="float" office:value="0.0332121327993576" calcext:value-type="float">
            <text:p>0.03321</text:p>
          </table:table-cell>
          <table:table-cell table:style-name="ce6" table:formula="of:=([.F25])*t_ft_m*100" office:value-type="float" office:value="0.0535529549998282" calcext:value-type="float">
            <text:p>0.05355</text:p>
          </table:table-cell>
          <table:table-cell table:style-name="ce6" table:formula="of:=([.G25])*t_ft_m*100" office:value-type="float" office:value="0.0742645866171139" calcext:value-type="float">
            <text:p>0.07426</text:p>
          </table:table-cell>
          <table:table-cell table:style-name="ce6" table:formula="of:=([.H25])*t_ft_m*100" office:value-type="float" office:value="0.0951050749101949" calcext:value-type="float">
            <text:p>0.09511</text:p>
          </table:table-cell>
          <table:table-cell table:style-name="ce6" table:formula="of:=([.I25])*t_ft_m*100" office:value-type="float" office:value="0.116004992711531" calcext:value-type="float">
            <text:p>0.11600</text:p>
          </table:table-cell>
          <table:table-cell table:style-name="ce6" table:formula="of:=([.J25])*t_ft_m*100" office:value-type="float" office:value="0.136937131583792" calcext:value-type="float">
            <text:p>0.13694</text:p>
          </table:table-cell>
          <table:table-cell table:style-name="ce6" table:formula="of:=([.K25])*t_ft_m*100" office:value-type="float" office:value="0.157888676892477" calcext:value-type="float">
            <text:p>0.15789</text:p>
          </table:table-cell>
          <table:table-cell table:style-name="ce6" table:formula="of:=([.L25])*t_ft_m*100" office:value-type="float" office:value="0.178852808720978" calcext:value-type="float">
            <text:p>0.17885</text:p>
          </table:table-cell>
          <table:table-cell table:style-name="ce6" table:formula="of:=([.M25])*t_ft_m*100" office:value-type="float" office:value="0.199825565671599" calcext:value-type="float">
            <text:p>0.19983</text:p>
          </table:table-cell>
          <table:table-cell table:style-name="ce6" table:formula="of:=([.N25])*t_ft_m*100" office:value-type="float" office:value="0.220804490028241" calcext:value-type="float">
            <text:p>0.22080</text:p>
          </table:table-cell>
          <table:table-cell table:style-name="ce6" table:formula="of:=([.O25])*t_ft_m*100" office:value-type="float" office:value="0.241787976436701" calcext:value-type="float">
            <text:p>0.24179</text:p>
          </table:table-cell>
          <table:table-cell table:style-name="ce6"/>
          <table:table-cell table:number-columns-repeated="2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[.C31]+[.$Z38]-[.$Z31]" office:value-type="float" office:value="387.281691753449" calcext:value-type="float">
            <text:p>387.282</text:p>
          </table:table-cell>
          <table:table-cell table:style-name="ce10" table:formula="of:=[.D31]+[.$Z38]-[.$Z31]" office:value-type="float" office:value="387.203850811113" calcext:value-type="float">
            <text:p>387.204</text:p>
          </table:table-cell>
          <table:table-cell table:style-name="ce10" table:formula="of:=[.E31]+[.$Z38]-[.$Z31]" office:value-type="float" office:value="386.892487041769" calcext:value-type="float">
            <text:p>386.892</text:p>
          </table:table-cell>
          <table:table-cell table:style-name="ce10" table:formula="of:=[.F31]+[.$Z38]-[.$Z31]" office:value-type="float" office:value="386.26975950308" calcext:value-type="float">
            <text:p>386.270</text:p>
          </table:table-cell>
          <table:table-cell table:style-name="ce10" table:formula="of:=[.G31]+[.$Z38]-[.$Z31]" office:value-type="float" office:value="385.335668195048" calcext:value-type="float">
            <text:p>385.336</text:p>
          </table:table-cell>
          <table:table-cell table:style-name="ce10" table:formula="of:=[.H31]+[.$Z38]-[.$Z31]" office:value-type="float" office:value="384.090213117671" calcext:value-type="float">
            <text:p>384.090</text:p>
          </table:table-cell>
          <table:table-cell table:style-name="ce10" table:formula="of:=[.I31]+[.$Z38]-[.$Z31]" office:value-type="float" office:value="382.53339427095" calcext:value-type="float">
            <text:p>382.533</text:p>
          </table:table-cell>
          <table:table-cell table:style-name="ce10" table:formula="of:=[.J31]+[.$Z38]-[.$Z31]" office:value-type="float" office:value="380.665211654884" calcext:value-type="float">
            <text:p>380.665</text:p>
          </table:table-cell>
          <table:table-cell table:style-name="ce10" table:formula="of:=[.K31]+[.$Z38]-[.$Z31]" office:value-type="float" office:value="378.485665269475" calcext:value-type="float">
            <text:p>378.486</text:p>
          </table:table-cell>
          <table:table-cell table:style-name="ce10" table:formula="of:=[.L31]+[.$Z38]-[.$Z31]" office:value-type="float" office:value="375.994755114721" calcext:value-type="float">
            <text:p>375.995</text:p>
          </table:table-cell>
          <table:table-cell table:style-name="ce10" table:formula="of:=[.M31]+[.$Z38]-[.$Z31]" office:value-type="float" office:value="373.192481190623" calcext:value-type="float">
            <text:p>373.192</text:p>
          </table:table-cell>
          <table:table-cell table:style-name="ce10" table:formula="of:=[.N31]+[.$Z38]-[.$Z31]" office:value-type="float" office:value="370.078843497181" calcext:value-type="float">
            <text:p>370.079</text:p>
          </table:table-cell>
          <table:table-cell table:style-name="ce10" table:formula="of:=[.O31]+[.$Z38]-[.$Z31]" office:value-type="float" office:value="366.653842034395" calcext:value-type="float">
            <text:p>366.654</text:p>
          </table:table-cell>
          <table:table-cell table:style-name="ce10" table:formula="of:=[.P31]+[.$Z38]-[.$Z31]" office:value-type="float" office:value="362.917476802264" calcext:value-type="float">
            <text:p>362.917</text:p>
          </table:table-cell>
          <table:table-cell table:style-name="ce10" table:formula="of:=[.Q31]+[.$Z38]-[.$Z31]" office:value-type="float" office:value="358.86974780079" calcext:value-type="float">
            <text:p>358.870</text:p>
          </table:table-cell>
          <table:table-cell table:style-name="ce10" table:formula="of:=[.R31]+[.$Z38]-[.$Z31]" office:value-type="float" office:value="354.510655029971" calcext:value-type="float">
            <text:p>354.511</text:p>
          </table:table-cell>
          <table:table-cell table:style-name="ce10" table:formula="of:=[.S31]+[.$Z38]-[.$Z31]" office:value-type="float" office:value="349.840198489808" calcext:value-type="float">
            <text:p>349.840</text:p>
          </table:table-cell>
          <table:table-cell table:style-name="ce10" table:formula="of:=[.T31]+[.$Z38]-[.$Z31]" office:value-type="float" office:value="344.8583781803" calcext:value-type="float">
            <text:p>344.858</text:p>
          </table:table-cell>
          <table:table-cell table:style-name="ce10" table:formula="of:=[.U31]+[.$Z38]-[.$Z31]" office:value-type="float" office:value="339.565194101448" calcext:value-type="float">
            <text:p>339.565</text:p>
          </table:table-cell>
          <table:table-cell table:style-name="ce10" table:formula="of:=[.V31]+[.$Z38]-[.$Z31]" office:value-type="float" office:value="333.960646253252" calcext:value-type="float">
            <text:p>333.961</text:p>
          </table:table-cell>
          <table:table-cell table:style-name="ce10" table:formula="of:=[.W31]+[.$Z38]-[.$Z31]" office:value-type="float" office:value="328.08404354353" calcext:value-type="float">
            <text:p>328.084</text:p>
          </table:table-cell>
          <table:table-cell table:style-name="ce10" table:formula="of:=[.X31]+[.$Z38]-[.$Z31]" office:value-type="float" office:value="300.712339140244" calcext:value-type="float">
            <text:p>300.712</text:p>
          </table:table-cell>
          <table:table-cell table:style-name="ce10" table:formula="of:=[.Y31]+[.$Z38]-[.$Z31]" office:value-type="float" office:value="294.89828046181" calcext:value-type="float">
            <text:p>294.898</text:p>
          </table:table-cell>
          <table:table-cell table:style-name="ce10" table:formula="of:=5/9*([.Z25]-32)" office:value-type="float" office:value="290.934551980941" calcext:value-type="float">
            <text:p>290.935</text:p>
          </table:table-cell>
          <table:table-cell/>
          <table:table-cell table:style-name="ce10"/>
          <table:table-cell table:style-name="ce2" office:value-type="string" calcext:value-type="string">
            <text:p>Relative Difference</text:p>
          </table:table-cell>
          <table:table-cell table:style-name="ce6"/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[.C32]+[.$Z39]-[.$Z32]" office:value-type="float" office:value="386.826377037037" calcext:value-type="float">
            <text:p>386.826</text:p>
          </table:table-cell>
          <table:table-cell table:style-name="ce10" table:formula="of:=[.D32]+[.$Z39]-[.$Z32]" office:value-type="float" office:value="386.735183888889" calcext:value-type="float">
            <text:p>386.735</text:p>
          </table:table-cell>
          <table:table-cell table:style-name="ce10" table:formula="of:=[.E32]+[.$Z39]-[.$Z32]" office:value-type="float" office:value="386.461604444444" calcext:value-type="float">
            <text:p>386.462</text:p>
          </table:table-cell>
          <table:table-cell table:style-name="ce10" table:formula="of:=[.F32]+[.$Z39]-[.$Z32]" office:value-type="float" office:value="385.903688888889" calcext:value-type="float">
            <text:p>385.904</text:p>
          </table:table-cell>
          <table:table-cell table:style-name="ce10" table:formula="of:=[.G32]+[.$Z39]-[.$Z32]" office:value-type="float" office:value="385.027304444444" calcext:value-type="float">
            <text:p>385.027</text:p>
          </table:table-cell>
          <table:table-cell table:style-name="ce10" table:formula="of:=[.H32]+[.$Z39]-[.$Z32]" office:value-type="float" office:value="383.832693888889" calcext:value-type="float">
            <text:p>383.833</text:p>
          </table:table-cell>
          <table:table-cell table:style-name="ce10" table:formula="of:=[.I32]+[.$Z39]-[.$Z32]" office:value-type="float" office:value="382.321507222222" calcext:value-type="float">
            <text:p>382.322</text:p>
          </table:table-cell>
          <table:table-cell table:style-name="ce10" table:formula="of:=[.J32]+[.$Z39]-[.$Z32]" office:value-type="float" office:value="380.495031666667" calcext:value-type="float">
            <text:p>380.495</text:p>
          </table:table-cell>
          <table:table-cell table:style-name="ce10" table:formula="of:=[.K32]+[.$Z39]-[.$Z32]" office:value-type="float" office:value="378.354179444444" calcext:value-type="float">
            <text:p>378.354</text:p>
          </table:table-cell>
          <table:table-cell table:style-name="ce10" table:formula="of:=[.L32]+[.$Z39]-[.$Z32]" office:value-type="float" office:value="375.899601111111" calcext:value-type="float">
            <text:p>375.900</text:p>
          </table:table-cell>
          <table:table-cell table:style-name="ce10" table:formula="of:=[.M32]+[.$Z39]-[.$Z32]" office:value-type="float" office:value="373.131767777778" calcext:value-type="float">
            <text:p>373.132</text:p>
          </table:table-cell>
          <table:table-cell table:style-name="ce10" table:formula="of:=[.N32]+[.$Z39]-[.$Z32]" office:value-type="float" office:value="370.051026111111" calcext:value-type="float">
            <text:p>370.051</text:p>
          </table:table-cell>
          <table:table-cell table:style-name="ce10" table:formula="of:=[.O32]+[.$Z39]-[.$Z32]" office:value-type="float" office:value="366.657635" calcext:value-type="float">
            <text:p>366.658</text:p>
          </table:table-cell>
          <table:table-cell table:style-name="ce10" table:formula="of:=[.P32]+[.$Z39]-[.$Z32]" office:value-type="float" office:value="362.951788888889" calcext:value-type="float">
            <text:p>362.952</text:p>
          </table:table-cell>
          <table:table-cell table:style-name="ce10" table:formula="of:=[.Q32]+[.$Z39]-[.$Z32]" office:value-type="float" office:value="358.933632777778" calcext:value-type="float">
            <text:p>358.934</text:p>
          </table:table-cell>
          <table:table-cell table:style-name="ce10" table:formula="of:=[.R32]+[.$Z39]-[.$Z32]" office:value-type="float" office:value="354.603276666667" calcext:value-type="float">
            <text:p>354.603</text:p>
          </table:table-cell>
          <table:table-cell table:style-name="ce10" table:formula="of:=[.S32]+[.$Z39]-[.$Z32]" office:value-type="float" office:value="349.960801666667" calcext:value-type="float">
            <text:p>349.961</text:p>
          </table:table-cell>
          <table:table-cell table:style-name="ce10" table:formula="of:=[.T32]+[.$Z39]-[.$Z32]" office:value-type="float" office:value="345.006266111111" calcext:value-type="float">
            <text:p>345.006</text:p>
          </table:table-cell>
          <table:table-cell table:style-name="ce10" table:formula="of:=[.U32]+[.$Z39]-[.$Z32]" office:value-type="float" office:value="339.739712222222" calcext:value-type="float">
            <text:p>339.740</text:p>
          </table:table-cell>
          <table:table-cell table:style-name="ce10" table:formula="of:=[.V32]+[.$Z39]-[.$Z32]" office:value-type="float" office:value="334.161166111111" calcext:value-type="float">
            <text:p>334.161</text:p>
          </table:table-cell>
          <table:table-cell table:style-name="ce10" table:formula="of:=[.W32]+[.$Z39]-[.$Z32]" office:value-type="float" office:value="328.273556111111" calcext:value-type="float">
            <text:p>328.274</text:p>
          </table:table-cell>
          <table:table-cell table:style-name="ce10" table:formula="of:=[.X32]+[.$Z39]-[.$Z32]" office:value-type="float" office:value="300.938252222222" calcext:value-type="float">
            <text:p>300.938</text:p>
          </table:table-cell>
          <table:table-cell table:style-name="ce10" table:formula="of:=[.Y32]+[.$Z39]-[.$Z32]" office:value-type="float" office:value="295.34576" calcext:value-type="float">
            <text:p>295.346</text:p>
          </table:table-cell>
          <table:table-cell table:style-name="ce10" table:formula="of:=5/9*([.Z26]-32)" office:value-type="float" office:value="290.934551980941" calcext:value-type="float">
            <text:p>290.935</text:p>
          </table:table-cell>
          <table:table-cell/>
          <table:table-cell table:style-name="ce1" office:value-type="string" calcext:value-type="string">
            <text:p>Semi-implicit Trans</text:p>
          </table:table-cell>
          <table:table-cell table:style-name="ce19" table:formula="of:=([.C39]-[.C$38])/[.C$38]" office:value-type="percentage" office:value="-0.00117566806308479" calcext:value-type="percentage">
            <text:p>-0.118%</text:p>
          </table:table-cell>
          <table:table-cell table:style-name="ce19" table:formula="of:=([.D39]-[.D$38])/[.D$38]" office:value-type="percentage" office:value="-0.00121038807140561" calcext:value-type="percentage">
            <text:p>-0.121%</text:p>
          </table:table-cell>
          <table:table-cell table:style-name="ce19" table:formula="of:=([.E39]-[.E$38])/[.E$38]" office:value-type="percentage" office:value="-0.00111370112306633" calcext:value-type="percentage">
            <text:p>-0.111%</text:p>
          </table:table-cell>
          <table:table-cell table:style-name="ce19" table:formula="of:=([.F39]-[.F$38])/[.F$38]" office:value-type="percentage" office:value="-0.000947707153317945" calcext:value-type="percentage">
            <text:p>-0.095%</text:p>
          </table:table-cell>
          <table:table-cell table:style-name="ce19" table:formula="of:=([.G39]-[.G$38])/[.G$38]" office:value-type="percentage" office:value="-0.000800247098971396" calcext:value-type="percentage">
            <text:p>-0.080%</text:p>
          </table:table-cell>
          <table:table-cell table:style-name="ce19" table:formula="of:=([.H39]-[.H$38])/[.H$38]" office:value-type="percentage" office:value="-0.000670465479168619" calcext:value-type="percentage">
            <text:p>-0.067%</text:p>
          </table:table-cell>
          <table:table-cell table:style-name="ce19" table:formula="of:=([.I39]-[.I$38])/[.I$38]" office:value-type="percentage" office:value="-0.00055390470976098" calcext:value-type="percentage">
            <text:p>-0.055%</text:p>
          </table:table-cell>
          <table:table-cell table:style-name="ce19" table:formula="of:=([.J39]-[.J$38])/[.J$38]" office:value-type="percentage" office:value="-0.000447059471176693" calcext:value-type="percentage">
            <text:p>-0.045%</text:p>
          </table:table-cell>
          <table:table-cell table:style-name="ce19" table:formula="of:=([.K39]-[.K$38])/[.K$38]" office:value-type="percentage" office:value="-0.000347399748777786" calcext:value-type="percentage">
            <text:p>-0.035%</text:p>
          </table:table-cell>
          <table:table-cell table:style-name="ce19" table:formula="of:=([.L39]-[.L$38])/[.L$38]" office:value-type="percentage" office:value="-0.000253072688689844" calcext:value-type="percentage">
            <text:p>-0.025%</text:p>
          </table:table-cell>
          <table:table-cell table:style-name="ce19" table:formula="of:=([.M39]-[.M$38])/[.M$38]" office:value-type="percentage" office:value="-0.00016268659178725" calcext:value-type="percentage">
            <text:p>-0.016%</text:p>
          </table:table-cell>
          <table:table-cell table:style-name="ce19" table:formula="of:=([.N39]-[.N$38])/[.N$38]" office:value-type="percentage" office:value="-0.000075166107328139" calcext:value-type="percentage">
            <text:p>-0.008%</text:p>
          </table:table-cell>
          <table:table-cell table:style-name="ce19" table:formula="of:=([.O39]-[.O$38])/[.O$38]" office:value-type="percentage" office:value="0.0000103448134732617" calcext:value-type="percentage">
            <text:p>0.001%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[.C33]+[.$Z40]-[.$Z33]" office:value-type="float" office:value="386.988709074074" calcext:value-type="float">
            <text:p>386.989</text:p>
          </table:table-cell>
          <table:table-cell table:style-name="ce10" table:formula="of:=[.D33]+[.$Z40]-[.$Z33]" office:value-type="float" office:value="386.897316111111" calcext:value-type="float">
            <text:p>386.897</text:p>
          </table:table-cell>
          <table:table-cell table:style-name="ce10" table:formula="of:=[.E33]+[.$Z40]-[.$Z33]" office:value-type="float" office:value="386.623137222222" calcext:value-type="float">
            <text:p>386.623</text:p>
          </table:table-cell>
          <table:table-cell table:style-name="ce10" table:formula="of:=[.F33]+[.$Z40]-[.$Z33]" office:value-type="float" office:value="386.064002222222" calcext:value-type="float">
            <text:p>386.064</text:p>
          </table:table-cell>
          <table:table-cell table:style-name="ce10" table:formula="of:=[.G33]+[.$Z40]-[.$Z33]" office:value-type="float" office:value="385.185711666667" calcext:value-type="float">
            <text:p>385.186</text:p>
          </table:table-cell>
          <table:table-cell table:style-name="ce10" table:formula="of:=[.H33]+[.$Z40]-[.$Z33]" office:value-type="float" office:value="383.988520555556" calcext:value-type="float">
            <text:p>383.989</text:p>
          </table:table-cell>
          <table:table-cell table:style-name="ce10" table:formula="of:=[.I33]+[.$Z40]-[.$Z33]" office:value-type="float" office:value="382.474099444445" calcext:value-type="float">
            <text:p>382.474</text:p>
          </table:table-cell>
          <table:table-cell table:style-name="ce10" table:formula="of:=[.J33]+[.$Z40]-[.$Z33]" office:value-type="float" office:value="380.643758333333" calcext:value-type="float">
            <text:p>380.644</text:p>
          </table:table-cell>
          <table:table-cell table:style-name="ce10" table:formula="of:=[.K33]+[.$Z40]-[.$Z33]" office:value-type="float" office:value="378.498436666667" calcext:value-type="float">
            <text:p>378.498</text:p>
          </table:table-cell>
          <table:table-cell table:style-name="ce10" table:formula="of:=[.L33]+[.$Z40]-[.$Z33]" office:value-type="float" office:value="376.038813888889" calcext:value-type="float">
            <text:p>376.039</text:p>
          </table:table-cell>
          <table:table-cell table:style-name="ce10" table:formula="of:=[.M33]+[.$Z40]-[.$Z33]" office:value-type="float" office:value="373.265393888889" calcext:value-type="float">
            <text:p>373.265</text:p>
          </table:table-cell>
          <table:table-cell table:style-name="ce10" table:formula="of:=[.N33]+[.$Z40]-[.$Z33]" office:value-type="float" office:value="370.178559444445" calcext:value-type="float">
            <text:p>370.179</text:p>
          </table:table-cell>
          <table:table-cell table:style-name="ce10" table:formula="of:=[.O33]+[.$Z40]-[.$Z33]" office:value-type="float" office:value="366.778607777778" calcext:value-type="float">
            <text:p>366.779</text:p>
          </table:table-cell>
          <table:table-cell table:style-name="ce10" table:formula="of:=[.P33]+[.$Z40]-[.$Z33]" office:value-type="float" office:value="363.065773888889" calcext:value-type="float">
            <text:p>363.066</text:p>
          </table:table-cell>
          <table:table-cell table:style-name="ce10" table:formula="of:=[.Q33]+[.$Z40]-[.$Z33]" office:value-type="float" office:value="359.040248333333" calcext:value-type="float">
            <text:p>359.040</text:p>
          </table:table-cell>
          <table:table-cell table:style-name="ce10" table:formula="of:=[.R33]+[.$Z40]-[.$Z33]" office:value-type="float" office:value="354.702186111111" calcext:value-type="float">
            <text:p>354.702</text:p>
          </table:table-cell>
          <table:table-cell table:style-name="ce10" table:formula="of:=[.S33]+[.$Z40]-[.$Z33]" office:value-type="float" office:value="350.051716111111" calcext:value-type="float">
            <text:p>350.052</text:p>
          </table:table-cell>
          <table:table-cell table:style-name="ce10" table:formula="of:=[.T33]+[.$Z40]-[.$Z33]" office:value-type="float" office:value="345.088945555556" calcext:value-type="float">
            <text:p>345.089</text:p>
          </table:table-cell>
          <table:table-cell table:style-name="ce10" table:formula="of:=[.U33]+[.$Z40]-[.$Z33]" office:value-type="float" office:value="339.813966666667" calcext:value-type="float">
            <text:p>339.814</text:p>
          </table:table-cell>
          <table:table-cell table:style-name="ce10" table:formula="of:=[.V33]+[.$Z40]-[.$Z33]" office:value-type="float" office:value="334.226857777778" calcext:value-type="float">
            <text:p>334.227</text:p>
          </table:table-cell>
          <table:table-cell table:style-name="ce10" table:formula="of:=[.W33]+[.$Z40]-[.$Z33]" office:value-type="float" office:value="328.3306" calcext:value-type="float">
            <text:p>328.331</text:p>
          </table:table-cell>
          <table:table-cell table:style-name="ce10" table:formula="of:=[.X33]+[.$Z40]-[.$Z33]" office:value-type="float" office:value="300.954915" calcext:value-type="float">
            <text:p>300.955</text:p>
          </table:table-cell>
          <table:table-cell table:style-name="ce10" table:formula="of:=[.Y33]+[.$Z40]-[.$Z33]" office:value-type="float" office:value="295.353951666667" calcext:value-type="float">
            <text:p>295.354</text:p>
          </table:table-cell>
          <table:table-cell table:style-name="ce10" table:formula="of:=5/9*([.Z27]-32)" office:value-type="float" office:value="290.934551980941" calcext:value-type="float">
            <text:p>290.935</text:p>
          </table:table-cell>
          <table:table-cell/>
          <table:table-cell table:style-name="ce1" office:value-type="string" calcext:value-type="string">
            <text:p>Implicit SS</text:p>
          </table:table-cell>
          <table:table-cell table:style-name="ce19" table:formula="of:=([.C40]-[.C$38])/[.C$38]" office:value-type="percentage" office:value="-0.000756510533840144" calcext:value-type="percentage">
            <text:p>-0.076%</text:p>
          </table:table-cell>
          <table:table-cell table:style-name="ce19" table:formula="of:=([.D40]-[.D$38])/[.D$38]" office:value-type="percentage" office:value="-0.00079166232298485" calcext:value-type="percentage">
            <text:p>-0.079%</text:p>
          </table:table-cell>
          <table:table-cell table:style-name="ce19" table:formula="of:=([.E40]-[.E$38])/[.E$38]" office:value-type="percentage" office:value="-0.00069618777455719" calcext:value-type="percentage">
            <text:p>-0.070%</text:p>
          </table:table-cell>
          <table:table-cell table:style-name="ce19" table:formula="of:=([.F40]-[.F$38])/[.F$38]" office:value-type="percentage" office:value="-0.000532677683913974" calcext:value-type="percentage">
            <text:p>-0.053%</text:p>
          </table:table-cell>
          <table:table-cell table:style-name="ce19" table:formula="of:=([.G40]-[.G$38])/[.G$38]" office:value-type="percentage" office:value="-0.000389158182743359" calcext:value-type="percentage">
            <text:p>-0.039%</text:p>
          </table:table-cell>
          <table:table-cell table:style-name="ce19" table:formula="of:=([.H40]-[.H$38])/[.H$38]" office:value-type="percentage" office:value="-0.000264762179931019" calcext:value-type="percentage">
            <text:p>-0.026%</text:p>
          </table:table-cell>
          <table:table-cell table:style-name="ce19" table:formula="of:=([.I40]-[.I$38])/[.I$38]" office:value-type="percentage" office:value="-0.000155005621452403" calcext:value-type="percentage">
            <text:p>-0.016%</text:p>
          </table:table-cell>
          <table:table-cell table:style-name="ce19" table:formula="of:=([.J40]-[.J$38])/[.J$38]" office:value-type="percentage" office:value="-0.0000563574524129902" calcext:value-type="percentage">
            <text:p>-0.006%</text:p>
          </table:table-cell>
          <table:table-cell table:style-name="ce19" table:formula="of:=([.K40]-[.K$38])/[.K$38]" office:value-type="percentage" office:value="0.0000337434105533016" calcext:value-type="percentage">
            <text:p>0.003%</text:p>
          </table:table-cell>
          <table:table-cell table:style-name="ce19" table:formula="of:=([.L40]-[.L$38])/[.L$38]" office:value-type="percentage" office:value="0.000117179225423642" calcext:value-type="percentage">
            <text:p>0.012%</text:p>
          </table:table-cell>
          <table:table-cell table:style-name="ce19" table:formula="of:=([.M40]-[.M$38])/[.M$38]" office:value-type="percentage" office:value="0.000195375582147142" calcext:value-type="percentage">
            <text:p>0.020%</text:p>
          </table:table-cell>
          <table:table-cell table:style-name="ce19" table:formula="of:=([.N40]-[.N$38])/[.N$38]" office:value-type="percentage" office:value="0.000269445143961585" calcext:value-type="percentage">
            <text:p>0.027%</text:p>
          </table:table-cell>
          <table:table-cell table:style-name="ce19" table:formula="of:=([.O40]-[.O$38])/[.O$38]" office:value-type="percentage" office:value="0.00034028211102505" calcext:value-type="percentage">
            <text:p>0.034%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[.C34]+[.$Z41]-[.$Z34]" office:value-type="float" office:value="386.796947962963" calcext:value-type="float">
            <text:p>386.797</text:p>
          </table:table-cell>
          <table:table-cell table:style-name="ce10" table:formula="of:=[.D34]+[.$Z41]-[.$Z34]" office:value-type="float" office:value="386.705791111111" calcext:value-type="float">
            <text:p>386.706</text:p>
          </table:table-cell>
          <table:table-cell table:style-name="ce10" table:formula="of:=[.E34]+[.$Z41]-[.$Z34]" office:value-type="float" office:value="386.432320555556" calcext:value-type="float">
            <text:p>386.432</text:p>
          </table:table-cell>
          <table:table-cell table:style-name="ce10" table:formula="of:=[.F34]+[.$Z41]-[.$Z34]" office:value-type="float" office:value="385.874626111111" calcext:value-type="float">
            <text:p>385.875</text:p>
          </table:table-cell>
          <table:table-cell table:style-name="ce10" table:formula="of:=[.G34]+[.$Z41]-[.$Z34]" office:value-type="float" office:value="384.998587222222" calcext:value-type="float">
            <text:p>384.999</text:p>
          </table:table-cell>
          <table:table-cell table:style-name="ce10" table:formula="of:=[.H34]+[.$Z41]-[.$Z34]" office:value-type="float" office:value="383.804444444444" calcext:value-type="float">
            <text:p>383.804</text:p>
          </table:table-cell>
          <table:table-cell table:style-name="ce10" table:formula="of:=[.I34]+[.$Z41]-[.$Z34]" office:value-type="float" office:value="382.293845" calcext:value-type="float">
            <text:p>382.294</text:p>
          </table:table-cell>
          <table:table-cell table:style-name="ce10" table:formula="of:=[.J34]+[.$Z41]-[.$Z34]" office:value-type="float" office:value="380.46807" calcext:value-type="float">
            <text:p>380.468</text:p>
          </table:table-cell>
          <table:table-cell table:style-name="ce10" table:formula="of:=[.K34]+[.$Z41]-[.$Z34]" office:value-type="float" office:value="378.328027777778" calcext:value-type="float">
            <text:p>378.328</text:p>
          </table:table-cell>
          <table:table-cell table:style-name="ce10" table:formula="of:=[.L34]+[.$Z41]-[.$Z34]" office:value-type="float" office:value="375.874364444444" calcext:value-type="float">
            <text:p>375.874</text:p>
          </table:table-cell>
          <table:table-cell table:style-name="ce10" table:formula="of:=[.M34]+[.$Z41]-[.$Z34]" office:value-type="float" office:value="373.107543888889" calcext:value-type="float">
            <text:p>373.108</text:p>
          </table:table-cell>
          <table:table-cell table:style-name="ce10" table:formula="of:=[.N34]+[.$Z41]-[.$Z34]" office:value-type="float" office:value="370.027907222222" calcext:value-type="float">
            <text:p>370.028</text:p>
          </table:table-cell>
          <table:table-cell table:style-name="ce10" table:formula="of:=[.O34]+[.$Z41]-[.$Z34]" office:value-type="float" office:value="366.635705555556" calcext:value-type="float">
            <text:p>366.636</text:p>
          </table:table-cell>
          <table:table-cell table:style-name="ce10" table:formula="of:=[.P34]+[.$Z41]-[.$Z34]" office:value-type="float" office:value="362.931126111111" calcext:value-type="float">
            <text:p>362.931</text:p>
          </table:table-cell>
          <table:table-cell table:style-name="ce10" table:formula="of:=[.Q34]+[.$Z41]-[.$Z34]" office:value-type="float" office:value="358.914306111111" calcext:value-type="float">
            <text:p>358.914</text:p>
          </table:table-cell>
          <table:table-cell table:style-name="ce10" table:formula="of:=[.R34]+[.$Z41]-[.$Z34]" office:value-type="float" office:value="354.585347222222" calcext:value-type="float">
            <text:p>354.585</text:p>
          </table:table-cell>
          <table:table-cell table:style-name="ce10" table:formula="of:=[.S34]+[.$Z41]-[.$Z34]" office:value-type="float" office:value="349.944321666667" calcext:value-type="float">
            <text:p>349.944</text:p>
          </table:table-cell>
          <table:table-cell table:style-name="ce10" table:formula="of:=[.T34]+[.$Z41]-[.$Z34]" office:value-type="float" office:value="344.99128" calcext:value-type="float">
            <text:p>344.991</text:p>
          </table:table-cell>
          <table:table-cell table:style-name="ce10" table:formula="of:=[.U34]+[.$Z41]-[.$Z34]" office:value-type="float" office:value="339.726253333333" calcext:value-type="float">
            <text:p>339.726</text:p>
          </table:table-cell>
          <table:table-cell table:style-name="ce10" table:formula="of:=[.V34]+[.$Z41]-[.$Z34]" office:value-type="float" office:value="334.14926" calcext:value-type="float">
            <text:p>334.149</text:p>
          </table:table-cell>
          <table:table-cell table:style-name="ce10" table:formula="of:=[.W34]+[.$Z41]-[.$Z34]" office:value-type="float" office:value="328.263217222222" calcext:value-type="float">
            <text:p>328.263</text:p>
          </table:table-cell>
          <table:table-cell table:style-name="ce10" table:formula="of:=[.X34]+[.$Z41]-[.$Z34]" office:value-type="float" office:value="300.935235" calcext:value-type="float">
            <text:p>300.935</text:p>
          </table:table-cell>
          <table:table-cell table:style-name="ce10" table:formula="of:=[.Y34]+[.$Z41]-[.$Z34]" office:value-type="float" office:value="295.344278333333" calcext:value-type="float">
            <text:p>295.344</text:p>
          </table:table-cell>
          <table:table-cell table:style-name="ce10" table:formula="of:=5/9*([.Z28]-32)" office:value-type="float" office:value="290.934551980941" calcext:value-type="float">
            <text:p>290.935</text:p>
          </table:table-cell>
          <table:table-cell/>
          <table:table-cell table:style-name="ce1" office:value-type="string" calcext:value-type="string">
            <text:p>Implicit Trans</text:p>
          </table:table-cell>
          <table:table-cell table:style-name="ce19" table:formula="of:=([.C41]-[.C$38])/[.C$38]" office:value-type="percentage" office:value="-0.00125165687097491" calcext:value-type="percentage">
            <text:p>-0.125%</text:p>
          </table:table-cell>
          <table:table-cell table:style-name="ce19" table:formula="of:=([.D41]-[.D$38])/[.D$38]" office:value-type="percentage" office:value="-0.0012862984160888" calcext:value-type="percentage">
            <text:p>-0.129%</text:p>
          </table:table-cell>
          <table:table-cell table:style-name="ce19" table:formula="of:=([.E41]-[.E$38])/[.E$38]" office:value-type="percentage" office:value="-0.00118939111413522" calcext:value-type="percentage">
            <text:p>-0.119%</text:p>
          </table:table-cell>
          <table:table-cell table:style-name="ce19" table:formula="of:=([.F41]-[.F$38])/[.F$38]" office:value-type="percentage" office:value="-0.00102294674187672" calcext:value-type="percentage">
            <text:p>-0.102%</text:p>
          </table:table-cell>
          <table:table-cell table:style-name="ce19" table:formula="of:=([.G41]-[.G$38])/[.G$38]" office:value-type="percentage" office:value="-0.000874772310604706" calcext:value-type="percentage">
            <text:p>-0.087%</text:p>
          </table:table-cell>
          <table:table-cell table:style-name="ce19" table:formula="of:=([.H41]-[.H$38])/[.H$38]" office:value-type="percentage" office:value="-0.000744014461880622" calcext:value-type="percentage">
            <text:p>-0.074%</text:p>
          </table:table-cell>
          <table:table-cell table:style-name="ce19" table:formula="of:=([.I41]-[.I$38])/[.I$38]" office:value-type="percentage" office:value="-0.000626217931656089" calcext:value-type="percentage">
            <text:p>-0.063%</text:p>
          </table:table-cell>
          <table:table-cell table:style-name="ce19" table:formula="of:=([.J41]-[.J$38])/[.J$38]" office:value-type="percentage" office:value="-0.000517887237521363" calcext:value-type="percentage">
            <text:p>-0.052%</text:p>
          </table:table-cell>
          <table:table-cell table:style-name="ce19" table:formula="of:=([.K41]-[.K$38])/[.K$38]" office:value-type="percentage" office:value="-0.000416495276208023" calcext:value-type="percentage">
            <text:p>-0.042%</text:p>
          </table:table-cell>
          <table:table-cell table:style-name="ce19" table:formula="of:=([.L41]-[.L$38])/[.L$38]" office:value-type="percentage" office:value="-0.000320192419280008" calcext:value-type="percentage">
            <text:p>-0.032%</text:p>
          </table:table-cell>
          <table:table-cell table:style-name="ce19" table:formula="of:=([.M41]-[.M$38])/[.M$38]" office:value-type="percentage" office:value="-0.000227596497827234" calcext:value-type="percentage">
            <text:p>-0.023%</text:p>
          </table:table-cell>
          <table:table-cell table:style-name="ce19" table:formula="of:=([.N41]-[.N$38])/[.N$38]" office:value-type="percentage" office:value="-0.000137636279009214" calcext:value-type="percentage">
            <text:p>-0.014%</text:p>
          </table:table-cell>
          <table:table-cell table:style-name="ce19" table:formula="of:=([.O41]-[.O$38])/[.O$38]" office:value-type="percentage" office:value="-0.0000494648542033348" calcext:value-type="percentage">
            <text:p>-0.005%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ce1"/>
          <table:table-cell table:style-name="ce19" table:number-columns-repeated="13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office:value-type="float" office:value="0.000487298838370701" calcext:value-type="float">
            <text:p>4.87E-004</text:p>
          </table:table-cell>
          <table:table-cell table:style-name="ce12" office:value-type="float" office:value="0.00108963332795357" calcext:value-type="float">
            <text:p>1.09E-003</text:p>
          </table:table-cell>
          <table:table-cell table:style-name="ce12" office:value-type="float" office:value="0.0017569809482196" calcext:value-type="float">
            <text:p>1.76E-003</text:p>
          </table:table-cell>
          <table:table-cell table:style-name="ce12" office:value-type="float" office:value="0.0024364941918535" calcext:value-type="float">
            <text:p>2.44E-003</text:p>
          </table:table-cell>
          <table:table-cell table:style-name="ce12" office:value-type="float" office:value="0.00312023500284431" calcext:value-type="float">
            <text:p>3.12E-003</text:p>
          </table:table-cell>
          <table:table-cell table:style-name="ce12" office:value-type="float" office:value="0.00380592559445446" calcext:value-type="float">
            <text:p>3.81E-003</text:p>
          </table:table-cell>
          <table:table-cell table:style-name="ce12" office:value-type="float" office:value="0.00449267330434586" calcext:value-type="float">
            <text:p>4.49E-003</text:p>
          </table:table-cell>
          <table:table-cell table:style-name="ce12" office:value-type="float" office:value="0.00518005770625677" calcext:value-type="float">
            <text:p>5.18E-003</text:p>
          </table:table-cell>
          <table:table-cell table:style-name="ce12" office:value-type="float" office:value="0.00586785505037642" calcext:value-type="float">
            <text:p>5.87E-003</text:p>
          </table:table-cell>
          <table:table-cell table:style-name="ce12" office:value-type="float" office:value="0.00655593537001515" calcext:value-type="float">
            <text:p>6.56E-003</text:p>
          </table:table-cell>
          <table:table-cell table:style-name="ce12" office:value-type="float" office:value="0.00724421803170729" calcext:value-type="float">
            <text:p>7.24E-003</text:p>
          </table:table-cell>
          <table:table-cell table:style-name="ce12" office:value-type="float" office:value="0.00793265036652443" calcext:value-type="float">
            <text:p>7.93E-003</text:p>
          </table:table-cell>
          <table:table-cell table:style-name="ce12" office:value-type="float" office:value="0.00862119651879233" calcext:value-type="float">
            <text:p>8.62E-003</text:p>
          </table:table-cell>
          <table:table-cell table:style-name="ce12" office:value-type="float" office:value="0.00930983123505811" calcext:value-type="float">
            <text:p>9.31E-003</text:p>
          </table:table-cell>
          <table:table-cell table:style-name="ce12" office:value-type="float" office:value="0.00999853621618685" calcext:value-type="float">
            <text:p>1.00E-002</text:p>
          </table:table-cell>
          <table:table-cell table:style-name="ce12" office:value-type="float" office:value="0.010687297878278" calcext:value-type="float">
            <text:p>1.07E-002</text:p>
          </table:table-cell>
          <table:table-cell table:style-name="ce12" office:value-type="float" office:value="0.0113761059261595" calcext:value-type="float">
            <text:p>1.14E-002</text:p>
          </table:table-cell>
          <table:table-cell table:style-name="ce12" office:value-type="float" office:value="0.01206495241511" calcext:value-type="float">
            <text:p>1.21E-002</text:p>
          </table:table-cell>
          <table:table-cell table:style-name="ce12" office:value-type="float" office:value="0.0127538311164153" calcext:value-type="float">
            <text:p>1.28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string" calcext:value-type="string">
            <text:p>DATA</text:p>
          </table:table-cell>
          <table:table-cell table:number-columns-repeated="37"/>
        </table:table-row>
        <table:table-row table:style-name="ro1">
          <table:table-cell table:style-name="ce16" office:value-type="float" office:value="728.123331" calcext:value-type="float">
            <text:p>728.123331</text:p>
          </table:table-cell>
          <table:table-cell table:style-name="ce10" office:value-type="float" office:value="727.630888" calcext:value-type="float">
            <text:p>727.631</text:p>
          </table:table-cell>
          <table:table-cell office:value-type="float" office:value="726.62664" calcext:value-type="float">
            <text:p>726.627</text:p>
          </table:table-cell>
          <table:table-cell table:style-name="ce10" office:value-type="float" office:value="725.049148" calcext:value-type="float">
            <text:p>725.049</text:p>
          </table:table-cell>
          <table:table-cell table:style-name="ce10" office:value-type="float" office:value="722.898849" calcext:value-type="float">
            <text:p>722.899</text:p>
          </table:table-cell>
          <table:table-cell table:style-name="ce10" office:value-type="float" office:value="720.178713" calcext:value-type="float">
            <text:p>720.179</text:p>
          </table:table-cell>
          <table:table-cell table:style-name="ce10" office:value-type="float" office:value="716.891057" calcext:value-type="float">
            <text:p>716.891</text:p>
          </table:table-cell>
          <table:table-cell table:style-name="ce10" office:value-type="float" office:value="713.037523" calcext:value-type="float">
            <text:p>713.038</text:p>
          </table:table-cell>
          <table:table-cell table:style-name="ce10" office:value-type="float" office:value="708.619282" calcext:value-type="float">
            <text:p>708.619</text:p>
          </table:table-cell>
          <table:table-cell table:style-name="ce10" office:value-type="float" office:value="703.637182" calcext:value-type="float">
            <text:p>703.637</text:p>
          </table:table-cell>
          <table:table-cell table:style-name="ce10" office:value-type="float" office:value="698.091847" calcext:value-type="float">
            <text:p>698.092</text:p>
          </table:table-cell>
          <table:table-cell table:style-name="ce10" office:value-type="float" office:value="691.983743" calcext:value-type="float">
            <text:p>691.984</text:p>
          </table:table-cell>
          <table:table-cell table:style-name="ce10" office:value-type="float" office:value="685.31322" calcext:value-type="float">
            <text:p>685.313</text:p>
          </table:table-cell>
          <table:table-cell table:style-name="ce10" office:value-type="float" office:value="678.080539" calcext:value-type="float">
            <text:p>678.081</text:p>
          </table:table-cell>
          <table:table-cell table:style-name="ce10" office:value-type="float" office:value="670.285898" calcext:value-type="float">
            <text:p>670.286</text:p>
          </table:table-cell>
          <table:table-cell table:style-name="ce10" office:value-type="float" office:value="661.929443" calcext:value-type="float">
            <text:p>661.929</text:p>
          </table:table-cell>
          <table:table-cell office:value-type="float" office:value="653.011279" calcext:value-type="float">
            <text:p>653.011279</text:p>
          </table:table-cell>
          <table:table-cell office:value-type="float" office:value="643.531482" calcext:value-type="float">
            <text:p>643.531482</text:p>
          </table:table-cell>
          <table:table-cell office:value-type="float" office:value="633.490099" calcext:value-type="float">
            <text:p>633.490099</text:p>
          </table:table-cell>
          <table:table-cell office:value-type="float" office:value="622.892401" calcext:value-type="float">
            <text:p>622.892401</text:p>
          </table:table-cell>
          <table:table-cell office:value-type="float" office:value="573.688854" calcext:value-type="float">
            <text:p>573.688854</text:p>
          </table:table-cell>
          <table:table-cell office:value-type="float" office:value="563.622368" calcext:value-type="float">
            <text:p>563.622368</text:p>
          </table:table-cell>
          <table:table-cell table:number-columns-repeated="19"/>
        </table:table-row>
        <table:table-row table:style-name="ro1">
          <table:table-cell table:style-name="ce15" office:value-type="float" office:value="728.415169" calcext:value-type="float">
            <text:p>728.415</text:p>
          </table:table-cell>
          <table:table-cell table:style-name="Default" office:value-type="float" office:value="727.921647" calcext:value-type="float">
            <text:p>727.921647</text:p>
          </table:table-cell>
          <table:table-cell table:style-name="Default" office:value-type="float" office:value="726.915204" calcext:value-type="float">
            <text:p>726.915204</text:p>
          </table:table-cell>
          <table:table-cell office:value-type="float" office:value="725.334281" calcext:value-type="float">
            <text:p>725.334281</text:p>
          </table:table-cell>
          <table:table-cell office:value-type="float" office:value="723.179337" calcext:value-type="float">
            <text:p>723.179337</text:p>
          </table:table-cell>
          <table:table-cell office:value-type="float" office:value="720.453379" calcext:value-type="float">
            <text:p>720.453379</text:p>
          </table:table-cell>
          <table:table-cell office:value-type="float" office:value="717.158765" calcext:value-type="float">
            <text:p>717.158765</text:p>
          </table:table-cell>
          <table:table-cell office:value-type="float" office:value="713.297186" calcext:value-type="float">
            <text:p>713.297186</text:p>
          </table:table-cell>
          <table:table-cell office:value-type="float" office:value="708.869865" calcext:value-type="float">
            <text:p>708.869865</text:p>
          </table:table-cell>
          <table:table-cell office:value-type="float" office:value="703.877709" calcext:value-type="float">
            <text:p>703.877709</text:p>
          </table:table-cell>
          <table:table-cell office:value-type="float" office:value="698.321407" calcext:value-type="float">
            <text:p>698.321407</text:p>
          </table:table-cell>
          <table:table-cell office:value-type="float" office:value="692.201494" calcext:value-type="float">
            <text:p>692.201494</text:p>
          </table:table-cell>
          <table:table-cell office:value-type="float" office:value="685.518393" calcext:value-type="float">
            <text:p>685.518393</text:p>
          </table:table-cell>
          <table:table-cell office:value-type="float" office:value="678.272447" calcext:value-type="float">
            <text:p>678.272447</text:p>
          </table:table-cell>
          <table:table-cell office:value-type="float" office:value="670.463935" calcext:value-type="float">
            <text:p>670.463935</text:p>
          </table:table-cell>
          <table:table-cell office:value-type="float" office:value="662.093089" calcext:value-type="float">
            <text:p>662.093089</text:p>
          </table:table-cell>
          <table:table-cell office:value-type="float" office:value="653.160102" calcext:value-type="float">
            <text:p>653.160102</text:p>
          </table:table-cell>
          <table:table-cell office:value-type="float" office:value="643.66514" calcext:value-type="float">
            <text:p>643.66514</text:p>
          </table:table-cell>
          <table:table-cell office:value-type="float" office:value="633.608344" calcext:value-type="float">
            <text:p>633.608344</text:p>
          </table:table-cell>
          <table:table-cell office:value-type="float" office:value="622.99508" calcext:value-type="float">
            <text:p>622.99508</text:p>
          </table:table-cell>
          <table:table-cell office:value-type="float" office:value="573.718847" calcext:value-type="float">
            <text:p>573.718847</text:p>
          </table:table-cell>
          <table:table-cell office:value-type="float" office:value="563.637113" calcext:value-type="float">
            <text:p>563.637113</text:p>
          </table:table-cell>
          <table:table-cell table:number-columns-repeated="19"/>
        </table:table-row>
        <table:table-row table:style-name="ro1">
          <table:table-cell table:style-name="ce16" office:value-type="float" office:value="728.070424" calcext:value-type="float">
            <text:p>728.070424</text:p>
          </table:table-cell>
          <table:table-cell table:style-name="Default" office:value-type="float" office:value="727.578177" calcext:value-type="float">
            <text:p>727.578177</text:p>
          </table:table-cell>
          <table:table-cell table:style-name="Default" office:value-type="float" office:value="726.574327" calcext:value-type="float">
            <text:p>726.574327</text:p>
          </table:table-cell>
          <table:table-cell office:value-type="float" office:value="724.997457" calcext:value-type="float">
            <text:p>724.997457</text:p>
          </table:table-cell>
          <table:table-cell office:value-type="float" office:value="722.848" calcext:value-type="float">
            <text:p>722.848</text:p>
          </table:table-cell>
          <table:table-cell office:value-type="float" office:value="720.128921" calcext:value-type="float">
            <text:p>720.128921</text:p>
          </table:table-cell>
          <table:table-cell office:value-type="float" office:value="716.842526" calcext:value-type="float">
            <text:p>716.842526</text:p>
          </table:table-cell>
          <table:table-cell office:value-type="float" office:value="712.99045" calcext:value-type="float">
            <text:p>712.99045</text:p>
          </table:table-cell>
          <table:table-cell office:value-type="float" office:value="708.573856" calcext:value-type="float">
            <text:p>708.573856</text:p>
          </table:table-cell>
          <table:table-cell office:value-type="float" office:value="703.593579" calcext:value-type="float">
            <text:p>703.593579</text:p>
          </table:table-cell>
          <table:table-cell office:value-type="float" office:value="698.050233" calcext:value-type="float">
            <text:p>698.050233</text:p>
          </table:table-cell>
          <table:table-cell office:value-type="float" office:value="691.94427" calcext:value-type="float">
            <text:p>691.94427</text:p>
          </table:table-cell>
          <table:table-cell office:value-type="float" office:value="685.276027" calcext:value-type="float">
            <text:p>685.276027</text:p>
          </table:table-cell>
          <table:table-cell office:value-type="float" office:value="678.045751" calcext:value-type="float">
            <text:p>678.045751</text:p>
          </table:table-cell>
          <table:table-cell office:value-type="float" office:value="670.253625" calcext:value-type="float">
            <text:p>670.253625</text:p>
          </table:table-cell>
          <table:table-cell office:value-type="float" office:value="661.899779" calcext:value-type="float">
            <text:p>661.899779</text:p>
          </table:table-cell>
          <table:table-cell office:value-type="float" office:value="652.984304" calcext:value-type="float">
            <text:p>652.984304</text:p>
          </table:table-cell>
          <table:table-cell office:value-type="float" office:value="643.507256" calcext:value-type="float">
            <text:p>643.507256</text:p>
          </table:table-cell>
          <table:table-cell office:value-type="float" office:value="633.468668" calcext:value-type="float">
            <text:p>633.468668</text:p>
          </table:table-cell>
          <table:table-cell office:value-type="float" office:value="622.873791" calcext:value-type="float">
            <text:p>622.873791</text:p>
          </table:table-cell>
          <table:table-cell office:value-type="float" office:value="573.683423" calcext:value-type="float">
            <text:p>573.683423</text:p>
          </table:table-cell>
          <table:table-cell office:value-type="float" office:value="563.619701" calcext:value-type="float">
            <text:p>563.619701</text:p>
          </table:table-cell>
          <table:table-cell table:number-columns-repeated="19"/>
        </table:table-row>
      </table:table>
      <table:table table:name="Fuel_Centerline_Temperature" table:style-name="ta1">
        <table:shapes>
          <draw:frame draw:z-index="0" draw:style-name="gr1" draw:text-style-name="P1" svg:width="6.2988in" svg:height="3.5429in" svg:x="21.6642in" svg:y="0.3232in">
            <draw:object draw:notify-on-update-of-ranges="Fuel_Centerline_Temperature.E9:Fuel_Centerline_Temperature.E11 Fuel_Centerline_Temperature.K8:Fuel_Centerline_Temperature.K8 Fuel_Centerline_Temperature.K9:Fuel_Centerline_Temperature.K11 Fuel_Centerline_Temperature.L8:Fuel_Centerline_Temperature.L8 Fuel_Centerline_Temperature.L9:Fuel_Centerline_Temperature.L11 Fuel_Centerline_Temperature.E9:Fuel_Centerline_Temperature.E11 Fuel_Centerline_Temperature.M8:Fuel_Centerline_Temperature.M8 Fuel_Centerline_Temperature.M9:Fuel_Centerline_Temperature.M11 Fuel_Centerline_Temperature.E9:Fuel_Centerline_Temperature.E1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style-name="ce20" office:value-type="string" calcext:value-type="string" table:number-columns-spanned="4" table:number-rows-spanned="1">
            <text:p>Axial Centerline Temperature [K]</text:p>
          </table:table-cell>
          <table:covered-table-cell table:number-columns-repeated="2" table:style-name="ce1"/>
          <table:covered-table-cell/>
          <table:table-cell/>
          <table:table-cell table:style-name="ce21" office:value-type="string" calcext:value-type="string" table:number-columns-spanned="3" table:number-rows-spanned="1">
            <text:p>Fuel Centerline Temperature Error [%]</text:p>
          </table:table-cell>
          <table:covered-table-cell table:number-columns-repeated="2" table:style-name="ce24"/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NR</text:p>
          </table:table-cell>
          <table:table-cell office:value-type="string" calcext:value-type="string">
            <text:p>EXACT</text:p>
          </table:table-cell>
          <table:table-cell table:style-name="ce1" office:value-type="string" calcext:value-type="string">
            <text:p>Semi-implicit Trans</text:p>
          </table:table-cell>
          <table:table-cell table:style-name="ce1" office:value-type="string" calcext:value-type="string">
            <text:p>Implicit SS</text:p>
          </table:table-cell>
          <table:table-cell table:style-name="ce1" office:value-type="string" calcext:value-type="string">
            <text:p>Implicit Trans</text:p>
          </table:table-cell>
          <table:table-cell table:style-name="ce1" office:value-type="string" calcext:value-type="string">
            <text:p>NR</text:p>
          </table:table-cell>
          <table:table-cell table:style-name="ce22" office:value-type="string" calcext:value-type="string">
            <text:p>Semi-implicit Trans</text:p>
          </table:table-cell>
          <table:table-cell table:style-name="ce22" office:value-type="string" calcext:value-type="string">
            <text:p>Implicit SS</text:p>
          </table:table-cell>
          <table:table-cell table:style-name="ce22" office:value-type="string" calcext:value-type="string">
            <text:p>Implicit Trans</text:p>
          </table:table-cell>
          <table:table-cell/>
          <table:table-cell table:style-name="ce1" office:value-type="string" calcext:value-type="string">
            <text:p>NR</text:p>
          </table:table-cell>
          <table:table-cell table:style-name="ce22" office:value-type="string" calcext:value-type="string">
            <text:p>Semi-implicit Trans</text:p>
          </table:table-cell>
          <table:table-cell table:style-name="ce22" office:value-type="string" calcext:value-type="string">
            <text:p>Implicit SS</text:p>
          </table:table-cell>
          <table:table-cell table:style-name="ce22" office:value-type="string" calcext:value-type="string">
            <text:p>Implicit Trans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0" table:formula="of:=['SS Rod Radial Profile_10'.C31]" office:value-type="float" office:value="92.3834112916388" calcext:value-type="float">
            <text:p>92.383</text:p>
          </table:table-cell>
          <table:table-cell table:style-name="ce10" table:formula="of:=['SS Rod Radial Profile_5'.C32]" office:value-type="float" office:value="88.2662746296296" calcext:value-type="float">
            <text:p>88.266</text:p>
          </table:table-cell>
          <table:table-cell table:formula="of:=['SS Rod Radial Profile_5'.C33]" office:value-type="float" office:value="88.448237037037" calcext:value-type="float">
            <text:p>88.448237037</text:p>
          </table:table-cell>
          <table:table-cell table:formula="of:=['SS Rod Radial Profile_5'.C34]" office:value-type="float" office:value="88.2357335185186" calcext:value-type="float">
            <text:p>88.2357335185</text:p>
          </table:table-cell>
          <table:table-cell table:style-name="ce1" office:value-type="float" office:value="5" calcext:value-type="float">
            <text:p>5</text:p>
          </table:table-cell>
          <table:table-cell table:style-name="ce23" table:formula="of:=ABS([.G9]-[.$F9])/[.$F9]" office:value-type="percentage" office:value="0.0445657570384808" calcext:value-type="percentage">
            <text:p>4.46%</text:p>
          </table:table-cell>
          <table:table-cell table:style-name="ce23" table:formula="of:=ABS([.H9]-[.$F9])/[.$F9]" office:value-type="percentage" office:value="0.0425961133019778" calcext:value-type="percentage">
            <text:p>4.26%</text:p>
          </table:table-cell>
          <table:table-cell table:style-name="ce23" table:formula="of:=ABS([.I9]-[.$F9])/[.$F9]" office:value-type="percentage" office:value="0.044896347895476" calcext:value-type="percentage">
            <text:p>4.49%</text:p>
          </table:table-cell>
          <table:table-cell/>
          <table:table-cell table:style-name="ce1" table:formula="of:=LN([.J9])" office:value-type="float" office:value="1.6094379124341" calcext:value-type="float">
            <text:p>1.6094379124</text:p>
          </table:table-cell>
          <table:table-cell table:formula="of:=LN([.K9])" office:value-type="float" office:value="-3.11078949425594" calcext:value-type="float">
            <text:p>-3.1107894943</text:p>
          </table:table-cell>
          <table:table-cell table:formula="of:=LN([.L9])" office:value-type="float" office:value="-3.15599226691194" calcext:value-type="float">
            <text:p>-3.1559922669</text:p>
          </table:table-cell>
          <table:table-cell table:formula="of:=LN([.M9])" office:value-type="float" office:value="-3.10339882617292" calcext:value-type="float">
            <text:p>-3.103398826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0" table:formula="of:=[.F9]" office:value-type="float" office:value="92.3834112916388" calcext:value-type="float">
            <text:p>92.383</text:p>
          </table:table-cell>
          <table:table-cell table:style-name="ce10" table:formula="of:=['SS Rod Radial Profile_10'.C32]" office:value-type="float" office:value="90.4744131481482" calcext:value-type="float">
            <text:p>90.474</text:p>
          </table:table-cell>
          <table:table-cell table:formula="of:=['SS Rod Radial Profile_10'.C33]" office:value-type="float" office:value="90.6358887037038" calcext:value-type="float">
            <text:p>90.6358887037</text:p>
          </table:table-cell>
          <table:table-cell table:formula="of:=['SS Rod Radial Profile_10'.C34]" office:value-type="float" office:value="90.4457681481481" calcext:value-type="float">
            <text:p>90.4457681481</text:p>
          </table:table-cell>
          <table:table-cell table:style-name="ce1" office:value-type="float" office:value="10" calcext:value-type="float">
            <text:p>10</text:p>
          </table:table-cell>
          <table:table-cell table:style-name="ce23" table:formula="of:=ABS([.G10]-[.$F10])/[.$F10]" office:value-type="percentage" office:value="0.0206638628818788" calcext:value-type="percentage">
            <text:p>2.07%</text:p>
          </table:table-cell>
          <table:table-cell table:style-name="ce23" table:formula="of:=ABS([.H10]-[.$F10])/[.$F10]" office:value-type="percentage" office:value="0.0189159781339794" calcext:value-type="percentage">
            <text:p>1.89%</text:p>
          </table:table-cell>
          <table:table-cell table:style-name="ce23" table:formula="of:=ABS([.I10]-[.$F10])/[.$F10]" office:value-type="percentage" office:value="0.0209739293710846" calcext:value-type="percentage">
            <text:p>2.10%</text:p>
          </table:table-cell>
          <table:table-cell/>
          <table:table-cell table:style-name="ce1" table:formula="of:=LN([.J10])" office:value-type="float" office:value="2.30258509299405" calcext:value-type="float">
            <text:p>2.302585093</text:p>
          </table:table-cell>
          <table:table-cell table:formula="of:=LN([.K10])" office:value-type="float" office:value="-3.87936885881462" calcext:value-type="float">
            <text:p>-3.8793688588</text:p>
          </table:table-cell>
          <table:table-cell table:formula="of:=LN([.L10])" office:value-type="float" office:value="-3.9677483101549" calcext:value-type="float">
            <text:p>-3.9677483102</text:p>
          </table:table-cell>
          <table:table-cell table:formula="of:=LN([.M10])" office:value-type="float" office:value="-3.86447507102651" calcext:value-type="float">
            <text:p>-3.864475071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table:style-name="ce10" table:formula="of:=[.F10]" office:value-type="float" office:value="92.3834112916388" calcext:value-type="float">
            <text:p>92.383</text:p>
          </table:table-cell>
          <table:table-cell table:style-name="ce10" table:formula="of:=['SS Rod Radial Profile_20'.C32]" office:value-type="float" office:value="91.480617037037" calcext:value-type="float">
            <text:p>91.481</text:p>
          </table:table-cell>
          <table:table-cell table:formula="of:=['SS Rod Radial Profile_20'.C34]" office:value-type="float" office:value="91.4526696296297" calcext:value-type="float">
            <text:p>91.4526696296</text:p>
          </table:table-cell>
          <table:table-cell table:formula="of:=['SS Rod Radial Profile_20'.C34]" office:value-type="float" office:value="91.4526696296297" calcext:value-type="float">
            <text:p>91.4526696296</text:p>
          </table:table-cell>
          <table:table-cell table:style-name="ce1" office:value-type="float" office:value="20" calcext:value-type="float">
            <text:p>20</text:p>
          </table:table-cell>
          <table:table-cell table:style-name="ce23" table:formula="of:=ABS([.G11]-[.$F11])/[.$F11]" office:value-type="percentage" office:value="0.00977225501829393" calcext:value-type="percentage">
            <text:p>0.98%</text:p>
          </table:table-cell>
          <table:table-cell table:style-name="ce23" table:formula="of:=ABS([.H11]-[.$F11])/[.$F11]" office:value-type="percentage" office:value="0.0100747704484626" calcext:value-type="percentage">
            <text:p>1.01%</text:p>
          </table:table-cell>
          <table:table-cell table:style-name="ce23" table:formula="of:=ABS([.I11]-[.$F11])/[.$F11]" office:value-type="percentage" office:value="0.0100747704484626" calcext:value-type="percentage">
            <text:p>1.01%</text:p>
          </table:table-cell>
          <table:table-cell/>
          <table:table-cell table:style-name="ce1" table:formula="of:=LN([.J11])" office:value-type="float" office:value="2.99573227355399" calcext:value-type="float">
            <text:p>2.9957322736</text:p>
          </table:table-cell>
          <table:table-cell table:formula="of:=LN([.K11])" office:value-type="float" office:value="-4.62820802908988" calcext:value-type="float">
            <text:p>-4.6282080291</text:p>
          </table:table-cell>
          <table:table-cell table:formula="of:=LN([.L11])" office:value-type="float" office:value="-4.59772095568066" calcext:value-type="float">
            <text:p>-4.5977209557</text:p>
          </table:table-cell>
          <table:table-cell table:formula="of:=LN([.M11])" office:value-type="float" office:value="-4.59772095568066" calcext:value-type="float">
            <text:p>-4.5977209557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10" table:number-columns-repeated="2"/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5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ce1" table:number-columns-repeated="7"/>
          <table:table-cell table:number-columns-repeated="5"/>
        </table:table-row>
        <table:table-row table:style-name="ro1">
          <table:table-cell table:number-columns-repeated="6"/>
          <table:table-cell table:style-name="ce10" table:number-columns-repeated="2"/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10" table:number-columns-repeated="2"/>
          <table:table-cell table:style-name="ce1" table:number-columns-repeated="2"/>
          <table:table-cell table:style-name="ce22" office:value-type="string" calcext:value-type="string">
            <text:p>Semi-implicit Trans</text:p>
          </table:table-cell>
          <table:table-cell table:style-name="ce22" office:value-type="string" calcext:value-type="string">
            <text:p>Implicit SS</text:p>
          </table:table-cell>
          <table:table-cell table:style-name="ce22" office:value-type="string" calcext:value-type="string">
            <text:p>Implicit Trans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0" table:number-columns-repeated="2"/>
          <table:table-cell table:style-name="ce1"/>
          <table:table-cell office:value-type="string" calcext:value-type="string">
            <text:p>Order of Accuracies</text:p>
          </table:table-cell>
          <table:table-cell table:formula="of:=LN(([.K11]-[.K10])/([.K10]-[.K9]))/LN(0.5)" office:value-type="float" office:value="1.13390800587923" calcext:value-type="float">
            <text:p>1.1339080059</text:p>
          </table:table-cell>
          <table:table-cell table:formula="of:=LN(([.L11]-[.L10])/([.L10]-[.L9]))/LN(0.5)" office:value-type="float" office:value="1.42136195949689" calcext:value-type="float">
            <text:p>1.4213619595</text:p>
          </table:table-cell>
          <table:table-cell table:formula="of:=LN(([.M11]-[.M10])/([.M10]-[.M9]))/LN(0.5)" office:value-type="float" office:value="1.13414644350105" calcext:value-type="float">
            <text:p>1.1341464435</text:p>
          </table:table-cell>
          <table:table-cell table:number-columns-repeated="2"/>
          <table:table-cell table:formula="of:=SLOPE([.P9:.P11];[.$O9:.$O11])" office:value-type="float" office:value="-1.09458609757896" calcext:value-type="float">
            <text:p>-1.0945860976</text:p>
          </table:table-cell>
          <table:table-cell table:formula="of:=SLOPE([.Q9:.Q11];[.$O9:.$O11])" office:value-type="float" office:value="-1.03998741479699" calcext:value-type="float">
            <text:p>-1.0399874148</text:p>
          </table:table-cell>
          <table:table-cell table:formula="of:=SLOPE([.R9:.R11];[.$O9:.$O11])" office:value-type="float" office:value="-1.07792556286573" calcext:value-type="float">
            <text:p>-1.0779255629</text:p>
          </table:table-cell>
        </table:table-row>
        <table:table-row table:style-name="ro1">
          <table:table-cell table:number-columns-repeated="6"/>
          <table:table-cell table:style-name="ce10" table:number-columns-repeated="2"/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10"/>
          <table:table-cell table:number-columns-repeated="11"/>
        </table:table-row>
        <table:table-row table:style-name="ro1">
          <table:table-cell table:number-columns-repeated="6"/>
          <table:table-cell table:style-name="ce1"/>
          <table:table-cell table:number-columns-repeated="11"/>
        </table:table-row>
      </table:table>
      <table:named-expressions>
        <table:named-range table:name="A_surf" table:base-cell-address="$'SS Rod Radial Profile_10'.$E$9" table:cell-range-address="$Problem_Setup.$D$13"/>
        <table:named-range table:name="cp_in" table:base-cell-address="$Problem_Setup.$D$34" table:cell-range-address="$Problem_Setup.$D$34"/>
        <table:named-range table:name="delta_clad" table:base-cell-address="$Problem_Setup.$H$34" table:cell-range-address="$Problem_Setup.$H$34"/>
        <table:named-range table:name="delta_fluid" table:base-cell-address="$Problem_Setup.$H$35" table:cell-range-address="$Problem_Setup.$H$35"/>
        <table:named-range table:name="delta_gap" table:base-cell-address="$Problem_Setup.$H$33" table:cell-range-address="$Problem_Setup.$H$33"/>
        <table:named-range table:name="dT_clad" table:base-cell-address="$Problem_Setup.$H$33" table:cell-range-address="$Problem_Setup.$H$34"/>
        <table:named-range table:name="dT_gap" table:base-cell-address="$Problem_Setup.$H$33" table:cell-range-address="$Problem_Setup.$H$34"/>
        <table:named-range table:name="dz" table:base-cell-address="$Problem_Setup.$D$7" table:cell-range-address="$Problem_Setup.$D$7"/>
        <table:named-range table:name="heat_gen" table:base-cell-address="$'SS Rod Radial Profile_10'.$E$9" table:cell-range-address="$Problem_Setup.$D$26"/>
        <table:named-range table:name="hgap" table:base-cell-address="$'SS Rod Radial Profile_10'.$E$11" table:cell-range-address="$Problem_Setup.$H$10"/>
        <table:named-range table:name="htc" table:base-cell-address="$'SS Rod Radial Profile_10'.$E$10" table:cell-range-address="$Problem_Setup.$H$23"/>
        <table:named-range table:name="k_clad" table:base-cell-address="$Problem_Setup.$H$5" table:cell-range-address="$Problem_Setup.$H$5"/>
        <table:named-range table:name="k_fuel" table:base-cell-address="$'SS Rod Radial Profile_10'.$D$6" table:cell-range-address="$Problem_Setup.$H$4"/>
        <table:named-range table:name="L_chan" table:base-cell-address="$Problem_Setup.$D$6" table:cell-range-address="$Problem_Setup.$D$6"/>
        <table:named-range table:name="M_dot" table:base-cell-address="$Problem_Setup.$D$30" table:cell-range-address="$Problem_Setup.$D$30"/>
        <table:named-range table:name="Naxial" table:base-cell-address="$'SS Rod Radial Profile_10'.$E$2" table:cell-range-address="$Problem_Setup.$D$5"/>
        <table:named-range table:name="q_dot" table:base-cell-address="$'SS Rod Radial Profile_10'.$D$5" table:cell-range-address="$Problem_Setup.$D$25"/>
        <table:named-range table:name="q_lin" table:base-cell-address="$Problem_Setup.$D$23" table:cell-range-address="$Problem_Setup.$D$23"/>
        <table:named-range table:name="Rho_fuel" table:base-cell-address="$Problem_Setup.$H$6" table:cell-range-address="$Problem_Setup.$H$6"/>
        <table:named-range table:name="R_fuel" table:base-cell-address="$'SS Rod Radial Profile_10'.$D$4" table:cell-range-address="$Problem_Setup.$D$9"/>
        <table:named-range table:name="R_rod" table:base-cell-address="$Problem_Setup.$D$8" table:cell-range-address="$Problem_Setup.$D$8"/>
        <table:named-range table:name="t_btu_kw" table:base-cell-address="$'SS Rod Radial Profile_10'.$H$3" table:cell-range-address="$Problem_Setup.$N$5"/>
        <table:named-range table:name="t_ft_m" table:base-cell-address="$'SS Rod Radial Profile_10'.$H$4" table:cell-range-address="$Problem_Setup.$N$6"/>
        <table:named-range table:name="t_gap" table:base-cell-address="$Problem_Setup.$H$33" table:cell-range-address="$Problem_Setup.$H$34"/>
        <table:named-range table:name="t_htc" table:base-cell-address="$'SS Rod Radial Profile_10'.$J$8" table:cell-range-address="$Problem_Setup.$N$8"/>
        <table:named-range table:name="t_in" table:base-cell-address="$Problem_Setup.$D$32" table:cell-range-address="$Problem_Setup.$D$32"/>
        <table:named-range table:name="t_R_K" table:base-cell-address="$'SS Rod Radial Profile_10'.$H$5" table:cell-range-address="$Problem_Setup.$N$7"/>
        <table:named-range table:name="vol_fuel" table:base-cell-address="$Problem_Setup.$D$17" table:cell-range-address="$Problem_Setup.$D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percentage-style style:name="N124">
      <number:number number:decimal-places="5" number:min-integer-digits="1"/>
      <number:text>%</number:text>
    </number:percentage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11" number:min-integer-digits="1"/>
    </number:number-style>
    <number:number-style style:name="N134">
      <number:number number:decimal-places="12" number:min-integer-digits="1"/>
    </number:number-style>
    <number:number-style style:name="N135">
      <number:scientific-number number:decimal-places="4" number:min-integer-digits="1" number:min-exponent-digits="2"/>
    </number:number-style>
    <number:number-style style:name="N136">
      <number:scientific-number number:decimal-places="6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7:05:43.770357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9:04:55.050706446</meta:creation-date>
    <dc:date>2015-03-22T17:57:49.315505064</dc:date>
    <meta:editing-duration>P4DT21H41M42S</meta:editing-duration>
    <meta:editing-cycles>698</meta:editing-cycles>
    <meta:generator>LibreOffice/4.2.7.2$Linux_X86_64 LibreOffice_project/420m0$Build-2</meta:generator>
    <meta:document-statistic meta:table-count="5" meta:cell-count="1579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81cm" svg:height="7.737cm" xlink:href=".." xlink:type="simple" chart:class="chart:scatter" chart:style-name="ch1">
        <chart:title svg:x="3.995cm" svg:y="0.29cm" chart:style-name="ch2">
          <text:p>Relative Temperature Difference</text:p>
        </chart:title>
        <chart:subtitle svg:x="0cm" svg:y="0cm" chart:style-name="ch3">
          <text:p/>
        </chart:subtitle>
        <chart:legend chart:legend-position="end" svg:x="10.227cm" svg:y="2.822cm" style:legend-expansion="high" chart:style-name="ch4"/>
        <chart:plot-area chart:style-name="ch5" table:cell-range-address="'SS Rod Radial Profile_10'.C30:'SS Rod Radial Profile_10'.O34 'SS Rod Radial Profile_10'.B31:'SS Rod Radial Profile_10'.B34" chart:data-source-has-labels="column" svg:x="1.3cm" svg:y="1.249cm" svg:width="8.638cm" svg:height="5.353cm">
          <chartooo:coordinate-region svg:x="2.768cm" svg:y="1.448cm" svg:width="6.745cm" svg:height="4.507cm"/>
          <chart:axis chart:dimension="x" chart:name="primary-x" chart:style-name="ch6">
            <chart:title svg:x="4.715cm" svg:y="6.756cm" chart:style-name="ch7">
              <text:p>Radius [cm]</text:p>
            </chart:title>
          </chart:axis>
          <chart:axis chart:dimension="y" chart:name="primary-y" chart:style-name="ch6">
            <chart:title svg:x="0.451cm" svg:y="5.12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_10'.C31:'SS Rod Radial Profile_10'.O31" chart:label-cell-address="'SS Rod Radial Profile_10'.B31:'SS Rod Radial Profile_10'.B31" chart:class="chart:scatter">
            <chart:domain table:cell-range-address="'SS Rod Radial Profile_10'.C30:'SS Rod Radial Profile_10'.O30"/>
            <chart:data-point chart:repeated="13"/>
          </chart:series>
          <chart:series chart:style-name="ch11" chart:values-cell-range-address="'SS Rod Radial Profile_10'.C32:'SS Rod Radial Profile_10'.O32" chart:label-cell-address="'SS Rod Radial Profile_10'.B32:'SS Rod Radial Profile_10'.B32" chart:class="chart:scatter">
            <chart:data-point chart:repeated="13"/>
          </chart:series>
          <chart:series chart:style-name="ch12" chart:values-cell-range-address="'SS Rod Radial Profile_10'.C33:'SS Rod Radial Profile_10'.O33" chart:label-cell-address="'SS Rod Radial Profile_10'.B33:'SS Rod Radial Profile_10'.B33" chart:class="chart:scatter">
            <chart:data-point chart:repeated="13"/>
          </chart:series>
          <chart:series chart:style-name="ch13" chart:values-cell-range-address="'SS Rod Radial Profile_10'.C34:'SS Rod Radial Profile_10'.O34" chart:label-cell-address="'SS Rod Radial Profile_10'.B34:'SS Rod Radial Profile_10'.B34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10'.C30:'SS Rod Radial Profile_10'.O30</svg:desc>
                </draw:g>
              </table:table-cell>
              <table:table-cell office:value-type="float" office:value="0.0304875671375521">
                <text:p>0.0304875671375521</text:p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10'.B31:'SS Rod Radial Profile_10'.B31</svg:desc>
                </draw:g>
              </table:table-cell>
              <table:table-cell office:value-type="float" office:value="92.3834112916388">
                <text:p>92.3834112916388</text:p>
                <draw:g>
                  <svg:desc>'SS Rod Radial Profile_10'.C31:'SS Rod Radial Profile_10'.O31</svg:desc>
                </draw:g>
              </table:table-cell>
              <table:table-cell office:value-type="float" office:value="92.055444329608">
                <text:p>92.055444329608</text:p>
              </table:table-cell>
              <table:table-cell office:value-type="float" office:value="90.7435764814846">
                <text:p>90.7435764814846</text:p>
              </table:table-cell>
              <table:table-cell office:value-type="float" office:value="88.1198407852378">
                <text:p>88.1198407852378</text:p>
              </table:table-cell>
              <table:table-cell office:value-type="float" office:value="84.1842372408676">
                <text:p>84.1842372408676</text:p>
              </table:table-cell>
              <table:table-cell office:value-type="float" office:value="78.936765848374">
                <text:p>78.936765848374</text:p>
              </table:table-cell>
              <table:table-cell office:value-type="float" office:value="72.377426607757">
                <text:p>72.377426607757</text:p>
              </table:table-cell>
              <table:table-cell office:value-type="float" office:value="64.5062195190166">
                <text:p>64.5062195190166</text:p>
              </table:table-cell>
              <table:table-cell office:value-type="float" office:value="55.3231445821529">
                <text:p>55.3231445821529</text:p>
              </table:table-cell>
              <table:table-cell office:value-type="float" office:value="44.8282017971659">
                <text:p>44.8282017971659</text:p>
              </table:table-cell>
              <table:table-cell office:value-type="float" office:value="33.1857630817195">
                <text:p>33.185763081719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10'.B32:'SS Rod Radial Profile_10'.B32</svg:desc>
                </draw:g>
              </table:table-cell>
              <table:table-cell office:value-type="float" office:value="90.4744131481482">
                <text:p>90.4744131481482</text:p>
                <draw:g>
                  <svg:desc>'SS Rod Radial Profile_10'.C32:'SS Rod Radial Profile_10'.O32</svg:desc>
                </draw:g>
              </table:table-cell>
              <table:table-cell office:value-type="float" office:value="90.0902188888889">
                <text:p>90.0902188888889</text:p>
              </table:table-cell>
              <table:table-cell office:value-type="float" office:value="88.9376361111111">
                <text:p>88.9376361111111</text:p>
              </table:table-cell>
              <table:table-cell office:value-type="float" office:value="86.587105">
                <text:p>86.587105</text:p>
              </table:table-cell>
              <table:table-cell office:value-type="float" office:value="82.8947188888889">
                <text:p>82.8947188888889</text:p>
              </table:table-cell>
              <table:table-cell office:value-type="float" office:value="77.8613338888889">
                <text:p>77.8613338888889</text:p>
              </table:table-cell>
              <table:table-cell office:value-type="float" office:value="71.4936927777778">
                <text:p>71.4936927777778</text:p>
              </table:table-cell>
              <table:table-cell office:value-type="float" office:value="63.7969572222222">
                <text:p>63.7969572222222</text:p>
              </table:table-cell>
              <table:table-cell office:value-type="float" office:value="54.7746872222222">
                <text:p>54.7746872222222</text:p>
              </table:table-cell>
              <table:table-cell office:value-type="float" office:value="44.4293144444444">
                <text:p>44.4293144444444</text:p>
              </table:table-cell>
              <table:table-cell office:value-type="float" office:value="32.7869255555556">
                <text:p>32.7869255555556</text:p>
              </table:table-cell>
              <table:table-cell office:value-type="float" office:value="5.56855333333336">
                <text:p>5.56855333333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10'.B33:'SS Rod Radial Profile_10'.B33</svg:desc>
                </draw:g>
              </table:table-cell>
              <table:table-cell office:value-type="float" office:value="90.6358887037038">
                <text:p>90.6358887037038</text:p>
                <draw:g>
                  <svg:desc>'SS Rod Radial Profile_10'.C33:'SS Rod Radial Profile_10'.O33</svg:desc>
                </draw:g>
              </table:table-cell>
              <table:table-cell office:value-type="float" office:value="90.2508227777778">
                <text:p>90.2508227777778</text:p>
              </table:table-cell>
              <table:table-cell office:value-type="float" office:value="89.0956250000001">
                <text:p>89.0956250000001</text:p>
              </table:table-cell>
              <table:table-cell office:value-type="float" office:value="86.7398227777778">
                <text:p>86.7398227777778</text:p>
              </table:table-cell>
              <table:table-cell office:value-type="float" office:value="83.0393244444445">
                <text:p>83.0393244444445</text:p>
              </table:table-cell>
              <table:table-cell office:value-type="float" office:value="77.9952027777778">
                <text:p>77.9952027777778</text:p>
              </table:table-cell>
              <table:table-cell office:value-type="float" office:value="71.6145">
                <text:p>71.6145</text:p>
              </table:table-cell>
              <table:table-cell office:value-type="float" office:value="63.9027300000001">
                <text:p>63.9027300000001</text:p>
              </table:table-cell>
              <table:table-cell office:value-type="float" office:value="54.8638527777778">
                <text:p>54.8638527777778</text:p>
              </table:table-cell>
              <table:table-cell office:value-type="float" office:value="44.5007322222222">
                <text:p>44.5007322222222</text:p>
              </table:table-cell>
              <table:table-cell office:value-type="float" office:value="32.8399355555556">
                <text:p>32.8399355555556</text:p>
              </table:table-cell>
              <table:table-cell office:value-type="float" office:value="5.57774277777778">
                <text:p>5.577742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10'.B34:'SS Rod Radial Profile_10'.B34</svg:desc>
                </draw:g>
              </table:table-cell>
              <table:table-cell office:value-type="float" office:value="90.4457681481481">
                <text:p>90.4457681481481</text:p>
                <draw:g>
                  <svg:desc>'SS Rod Radial Profile_10'.C34:'SS Rod Radial Profile_10'.O34</svg:desc>
                </draw:g>
              </table:table-cell>
              <table:table-cell office:value-type="float" office:value="90.0617283333334">
                <text:p>90.0617283333334</text:p>
              </table:table-cell>
              <table:table-cell office:value-type="float" office:value="88.909608888889">
                <text:p>88.909608888889</text:p>
              </table:table-cell>
              <table:table-cell office:value-type="float" office:value="86.5600133333334">
                <text:p>86.5600133333334</text:p>
              </table:table-cell>
              <table:table-cell office:value-type="float" office:value="82.8690666666667">
                <text:p>82.8690666666667</text:p>
              </table:table-cell>
              <table:table-cell office:value-type="float" office:value="77.8375861111111">
                <text:p>77.8375861111111</text:p>
              </table:table-cell>
              <table:table-cell office:value-type="float" office:value="71.4722622222222">
                <text:p>71.4722622222222</text:p>
              </table:table-cell>
              <table:table-cell office:value-type="float" office:value="63.7781938888889">
                <text:p>63.7781938888889</text:p>
              </table:table-cell>
              <table:table-cell office:value-type="float" office:value="54.75887">
                <text:p>54.75887</text:p>
              </table:table-cell>
              <table:table-cell office:value-type="float" office:value="44.4166455555556">
                <text:p>44.4166455555556</text:p>
              </table:table-cell>
              <table:table-cell office:value-type="float" office:value="32.7775222222222">
                <text:p>32.7775222222222</text:p>
              </table:table-cell>
              <table:table-cell office:value-type="float" office:value="5.56692333333337">
                <text:p>5.566923333333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A000000FD000000FDE400028F.svm" xlink:type="simple" xlink:actuate="onLoad"/>
      </style:chart-properties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subtitle svg:x="0cm" svg:y="0cm" chart:style-name="ch2">
          <text:p/>
        </chart:subtitle>
        <chart:legend chart:legend-position="end" svg:x="11.104cm" svg:y="3.305cm" style:legend-expansion="high" chart:style-name="ch3"/>
        <chart:plot-area chart:style-name="ch4" table:cell-range-address="'SS Rod Radial Profile_20'.C30:'SS Rod Radial Profile_20'.M30 'SS Rod Radial Profile_20'.R31:'SS Rod Radial Profile_20'.AD32" chart:data-source-has-labels="column" svg:x="0.307cm" svg:y="0.154cm" svg:width="10.49cm" svg:height="7.399cm">
          <chartooo:coordinate-region svg:x="1.696cm" svg:y="0.353cm" svg:width="8.769cm" svg:height="7.0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S Rod Radial Profile_20'.R31:'SS Rod Radial Profile_20'.AD31" chart:label-cell-address="'SS Rod Radial Profile_20'.AB31:'SS Rod Radial Profile_20'.AB31" chart:class="chart:scatter">
            <chart:domain table:cell-range-address="'SS Rod Radial Profile_20'.C30:'SS Rod Radial Profile_20'.M30"/>
            <chart:data-point chart:repeated="13"/>
          </chart:series>
          <chart:series chart:style-name="ch9" chart:values-cell-range-address="'SS Rod Radial Profile_20'.R32:'SS Rod Radial Profile_20'.AD32" chart:label-cell-address="'SS Rod Radial Profile_20'.AB32:'SS Rod Radial Profile_20'.AB3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20'.C30:'SS Rod Radial Profile_20'.M30</svg:desc>
                </draw:g>
              </table:table-cell>
              <table:table-cell office:value-type="float" office:value="0.0148529173234228">
                <text:p>0.0148529173234228</text:p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AB31:'SS Rod Radial Profile_20'.AB31</svg:desc>
                </draw:g>
              </table:table-cell>
              <table:table-cell office:value-type="float" office:value="59.6123745681604">
                <text:p>59.6123745681604</text:p>
                <draw:g>
                  <svg:desc>'SS Rod Radial Profile_20'.R31:'SS Rod Radial Profile_20'.AD31</svg:desc>
                </draw:g>
              </table:table-cell>
              <table:table-cell office:value-type="float" office:value="54.9419180279975">
                <text:p>54.9419180279975</text:p>
              </table:table-cell>
              <table:table-cell office:value-type="float" office:value="49.9600977184901">
                <text:p>49.9600977184901</text:p>
              </table:table-cell>
              <table:table-cell office:value-type="float" office:value="44.6669136396378">
                <text:p>44.6669136396378</text:p>
              </table:table-cell>
              <table:table-cell office:value-type="float" office:value="39.0623657914423">
                <text:p>39.0623657914423</text:p>
              </table:table-cell>
              <table:table-cell office:value-type="float" office:value="33.1857630817195">
                <text:p>33.185763081719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  <table:table-cell office:value-type="float" office:value="-3.96372848086904">
                <text:p>-3.9637284808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79425460183">
                <text:p>-0.90279425460183</text:p>
              </table:table-cell>
              <table:table-cell office:value-type="float" office:value="-0.916146460413898">
                <text:p>-0.916146460413898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AB32:'SS Rod Radial Profile_20'.AB32</svg:desc>
                </draw:g>
              </table:table-cell>
              <table:table-cell office:value-type="float" office:value="59.2575166666666">
                <text:p>59.2575166666666</text:p>
                <draw:g>
                  <svg:desc>'SS Rod Radial Profile_20'.R32:'SS Rod Radial Profile_20'.AD32</svg:desc>
                </draw:g>
              </table:table-cell>
              <table:table-cell office:value-type="float" office:value="54.6150416666666">
                <text:p>54.6150416666666</text:p>
              </table:table-cell>
              <table:table-cell office:value-type="float" office:value="49.6605061111111">
                <text:p>49.6605061111111</text:p>
              </table:table-cell>
              <table:table-cell office:value-type="float" office:value="44.3939522222222">
                <text:p>44.3939522222222</text:p>
              </table:table-cell>
              <table:table-cell office:value-type="float" office:value="38.8154061111111">
                <text:p>38.8154061111111</text:p>
              </table:table-cell>
              <table:table-cell office:value-type="float" office:value="32.9277961111111">
                <text:p>32.9277961111111</text:p>
              </table:table-cell>
              <table:table-cell office:value-type="float" office:value="5.59249222222219">
                <text:p>5.59249222222219</text:p>
              </table:table-cell>
              <table:table-cell office:value-type="float" office:value="0">
                <text:p>0</text:p>
              </table:table-cell>
              <table:table-cell office:value-type="float" office:value="-4.41120801905893">
                <text:p>-4.4112080190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8653884231445">
                <text:p>-0.748653884231445</text:p>
              </table:table-cell>
              <table:table-cell office:value-type="float" office:value="-0.76220590485832">
                <text:p>-0.762205904858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0.476cm" svg:y="3.454cm" style:legend-expansion="high" chart:style-name="ch3"/>
        <chart:plot-area chart:style-name="ch4" table:cell-range-address="Fuel_Centerline_Temperature.E9:Fuel_Centerline_Temperature.E11 Fuel_Centerline_Temperature.K8:Fuel_Centerline_Temperature.M11" chart:data-source-has-labels="row" svg:x="0.32cm" svg:y="0.18cm" svg:width="9.836cm" svg:height="8.64cm">
          <chartooo:coordinate-region svg:x="1.55cm" svg:y="0.38cm" svg:width="8.419cm" svg:height="7.7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uel_Centerline_Temperature.K9:Fuel_Centerline_Temperature.K11" chart:label-cell-address="Fuel_Centerline_Temperature.K8:Fuel_Centerline_Temperature.K8" chart:class="chart:scatter">
            <chart:domain table:cell-range-address="Fuel_Centerline_Temperature.E9:Fuel_Centerline_Temperature.E11"/>
            <chart:regression-curve chart:style-name="ch9">
              <chart:equation chart:display-equation="true" chart:display-r-square="true" svg:x="3.417cm" svg:y="2.163cm"/>
            </chart:regression-curve>
            <chart:data-point chart:repeated="3"/>
          </chart:series>
          <chart:series chart:style-name="ch8" chart:values-cell-range-address="Fuel_Centerline_Temperature.L9:Fuel_Centerline_Temperature.L11" chart:label-cell-address="Fuel_Centerline_Temperature.L8:Fuel_Centerline_Temperature.L8" chart:class="chart:scatter">
            <chart:data-point chart:repeated="3"/>
          </chart:series>
          <chart:series chart:style-name="ch10" chart:values-cell-range-address="Fuel_Centerline_Temperature.M9:Fuel_Centerline_Temperature.M11" chart:label-cell-address="Fuel_Centerline_Temperature.M8:Fuel_Centerline_Temperature.M8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emi-implicit Trans</text:p>
                <draw:g>
                  <svg:desc>Fuel_Centerline_Temperature.K8:Fuel_Centerline_Temperature.K8</svg:desc>
                </draw:g>
              </table:table-cell>
              <table:table-cell office:value-type="string">
                <text:p>Implicit SS</text:p>
                <draw:g>
                  <svg:desc>Fuel_Centerline_Temperature.L8:Fuel_Centerline_Temperature.L8</svg:desc>
                </draw:g>
              </table:table-cell>
              <table:table-cell office:value-type="string">
                <text:p>Implicit Trans</text:p>
                <draw:g>
                  <svg:desc>Fuel_Centerline_Temperature.M8:Fuel_Centerline_Temperature.M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uel_Centerline_Temperature.E9:Fuel_Centerline_Temperature.E11</svg:desc>
                </draw:g>
              </table:table-cell>
              <table:table-cell office:value-type="float" office:value="0.0445657570384808">
                <text:p>0.0445657570384808</text:p>
                <draw:g>
                  <svg:desc>Fuel_Centerline_Temperature.K9:Fuel_Centerline_Temperature.K11</svg:desc>
                </draw:g>
              </table:table-cell>
              <table:table-cell office:value-type="float" office:value="0.0425961133019778">
                <text:p>0.0425961133019778</text:p>
                <draw:g>
                  <svg:desc>Fuel_Centerline_Temperature.L9:Fuel_Centerline_Temperature.L11</svg:desc>
                </draw:g>
              </table:table-cell>
              <table:table-cell office:value-type="float" office:value="0.044896347895476">
                <text:p>0.044896347895476</text:p>
                <draw:g>
                  <svg:desc>Fuel_Centerline_Temperature.M9:Fuel_Centerline_Temperature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06638628818788">
                <text:p>0.0206638628818788</text:p>
              </table:table-cell>
              <table:table-cell office:value-type="float" office:value="0.0189159781339794">
                <text:p>0.0189159781339794</text:p>
              </table:table-cell>
              <table:table-cell office:value-type="float" office:value="0.0209739293710846">
                <text:p>0.0209739293710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977225501829393">
                <text:p>0.00977225501829393</text:p>
              </table:table-cell>
              <table:table-cell office:value-type="float" office:value="0.0100747704484626">
                <text:p>0.0100747704484626</text:p>
              </table:table-cell>
              <table:table-cell office:value-type="float" office:value="0.0100747704484626">
                <text:p>0.010074770448462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81cm" svg:height="7.737cm" xlink:href=".." xlink:type="simple" chart:class="chart:scatter" chart:style-name="ch1">
        <chart:title svg:x="3.995cm" svg:y="0.29cm" chart:style-name="ch2">
          <text:p>Relative Temperature Difference</text:p>
        </chart:title>
        <chart:subtitle svg:x="0cm" svg:y="0cm" chart:style-name="ch3">
          <text:p/>
        </chart:subtitle>
        <chart:legend chart:legend-position="end" svg:x="10.227cm" svg:y="2.822cm" style:legend-expansion="high" chart:style-name="ch4"/>
        <chart:plot-area chart:style-name="ch5" table:cell-range-address="'SS Rod Radial Profile_5'.C30:'SS Rod Radial Profile_5'.J34 'SS Rod Radial Profile_5'.B31:'SS Rod Radial Profile_5'.B34" chart:data-source-has-labels="column" svg:x="1.3cm" svg:y="1.249cm" svg:width="8.638cm" svg:height="5.353cm">
          <chartooo:coordinate-region svg:x="2.768cm" svg:y="1.448cm" svg:width="6.745cm" svg:height="4.507cm"/>
          <chart:axis chart:dimension="x" chart:name="primary-x" chart:style-name="ch6">
            <chart:title svg:x="4.715cm" svg:y="6.756cm" chart:style-name="ch7">
              <text:p>Radius [cm]</text:p>
            </chart:title>
          </chart:axis>
          <chart:axis chart:dimension="y" chart:name="primary-y" chart:style-name="ch6">
            <chart:title svg:x="0.451cm" svg:y="5.12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_5'.C31:'SS Rod Radial Profile_5'.J31" chart:label-cell-address="'SS Rod Radial Profile_5'.B31:'SS Rod Radial Profile_5'.B31" chart:class="chart:scatter">
            <chart:domain table:cell-range-address="'SS Rod Radial Profile_5'.C30:'SS Rod Radial Profile_5'.J30"/>
            <chart:data-point chart:repeated="8"/>
          </chart:series>
          <chart:series chart:style-name="ch11" chart:values-cell-range-address="'SS Rod Radial Profile_5'.C32:'SS Rod Radial Profile_5'.J32" chart:label-cell-address="'SS Rod Radial Profile_5'.B32:'SS Rod Radial Profile_5'.B32" chart:class="chart:scatter">
            <chart:data-point chart:repeated="8"/>
          </chart:series>
          <chart:series chart:style-name="ch12" chart:values-cell-range-address="'SS Rod Radial Profile_5'.C33:'SS Rod Radial Profile_5'.J33" chart:label-cell-address="'SS Rod Radial Profile_5'.B33:'SS Rod Radial Profile_5'.B33" chart:class="chart:scatter">
            <chart:data-point chart:repeated="8"/>
          </chart:series>
          <chart:series chart:style-name="ch13" chart:values-cell-range-address="'SS Rod Radial Profile_5'.C34:'SS Rod Radial Profile_5'.J34" chart:label-cell-address="'SS Rod Radial Profile_5'.B34:'SS Rod Radial Profile_5'.B3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5'.C30:'SS Rod Radial Profile_5'.J30</svg:desc>
                </draw:g>
              </table:table-cell>
              <table:table-cell office:value-type="float" office:value="0.0643626417348321">
                <text:p>0.0643626417348321</text:p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  <table:table-cell office:value-type="float" office:value="0.47500155839895">
                <text:p>0.47500155839895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5'.B31:'SS Rod Radial Profile_5'.B31</svg:desc>
                </draw:g>
              </table:table-cell>
              <table:table-cell office:value-type="float" office:value="92.3834112916388">
                <text:p>92.3834112916388</text:p>
                <draw:g>
                  <svg:desc>'SS Rod Radial Profile_5'.C31:'SS Rod Radial Profile_5'.J31</svg:desc>
                </draw:g>
              </table:table-cell>
              <table:table-cell office:value-type="float" office:value="90.9217313744396">
                <text:p>90.9217313744396</text:p>
              </table:table-cell>
              <table:table-cell office:value-type="float" office:value="85.0750117056427">
                <text:p>85.0750117056427</text:p>
              </table:table-cell>
              <table:table-cell office:value-type="float" office:value="73.381572368049">
                <text:p>73.381572368049</text:p>
              </table:table-cell>
              <table:table-cell office:value-type="float" office:value="55.8414133616583">
                <text:p>55.8414133616583</text:p>
              </table:table-cell>
              <table:table-cell office:value-type="float" office:value="33.1857630817195">
                <text:p>33.185763081719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B32:'SS Rod Radial Profile_5'.B32</svg:desc>
                </draw:g>
              </table:table-cell>
              <table:table-cell office:value-type="float" office:value="88.2662746296296">
                <text:p>88.2662746296296</text:p>
                <draw:g>
                  <svg:desc>'SS Rod Radial Profile_5'.C32:'SS Rod Radial Profile_5'.J32</svg:desc>
                </draw:g>
              </table:table-cell>
              <table:table-cell office:value-type="float" office:value="86.5543261111111">
                <text:p>86.5543261111111</text:p>
              </table:table-cell>
              <table:table-cell office:value-type="float" office:value="81.4184805555556">
                <text:p>81.4184805555556</text:p>
              </table:table-cell>
              <table:table-cell office:value-type="float" office:value="70.9436561111111">
                <text:p>70.9436561111111</text:p>
              </table:table-cell>
              <table:table-cell office:value-type="float" office:value="54.4863827777778">
                <text:p>54.4863827777778</text:p>
              </table:table-cell>
              <table:table-cell office:value-type="float" office:value="32.2601561111111">
                <text:p>32.2601561111111</text:p>
              </table:table-cell>
              <table:table-cell office:value-type="float" office:value="5.47905000000002">
                <text:p>5.47905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B33:'SS Rod Radial Profile_5'.B33</svg:desc>
                </draw:g>
              </table:table-cell>
              <table:table-cell office:value-type="float" office:value="88.448237037037">
                <text:p>88.448237037037</text:p>
                <draw:g>
                  <svg:desc>'SS Rod Radial Profile_5'.C33:'SS Rod Radial Profile_5'.J33</svg:desc>
                </draw:g>
              </table:table-cell>
              <table:table-cell office:value-type="float" office:value="86.7320794444444">
                <text:p>86.7320794444444</text:p>
              </table:table-cell>
              <table:table-cell office:value-type="float" office:value="81.5836066666666">
                <text:p>81.5836066666666</text:p>
              </table:table-cell>
              <table:table-cell office:value-type="float" office:value="71.0842905555555">
                <text:p>71.0842905555555</text:p>
              </table:table-cell>
              <table:table-cell office:value-type="float" office:value="54.5919466666667">
                <text:p>54.5919466666667</text:p>
              </table:table-cell>
              <table:table-cell office:value-type="float" office:value="32.3243588888888">
                <text:p>32.3243588888888</text:p>
              </table:table-cell>
              <table:table-cell office:value-type="float" office:value="5.49017444444442">
                <text:p>5.4901744444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5'.B34:'SS Rod Radial Profile_5'.B34</svg:desc>
                </draw:g>
              </table:table-cell>
              <table:table-cell office:value-type="float" office:value="88.2357335185186">
                <text:p>88.2357335185186</text:p>
                <draw:g>
                  <svg:desc>'SS Rod Radial Profile_5'.C34:'SS Rod Radial Profile_5'.J34</svg:desc>
                </draw:g>
              </table:table-cell>
              <table:table-cell office:value-type="float" office:value="86.5244916666667">
                <text:p>86.5244916666667</text:p>
              </table:table-cell>
              <table:table-cell office:value-type="float" office:value="81.3907661111111">
                <text:p>81.3907661111111</text:p>
              </table:table-cell>
              <table:table-cell office:value-type="float" office:value="70.9200522222222">
                <text:p>70.9200522222222</text:p>
              </table:table-cell>
              <table:table-cell office:value-type="float" office:value="54.468665">
                <text:p>54.468665</text:p>
              </table:table-cell>
              <table:table-cell office:value-type="float" office:value="32.2493805555556">
                <text:p>32.2493805555556</text:p>
              </table:table-cell>
              <table:table-cell office:value-type="float" office:value="5.47718277777777">
                <text:p>5.477182777777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subtitle svg:x="0cm" svg:y="0cm" chart:style-name="ch2">
          <text:p/>
        </chart:subtitle>
        <chart:legend chart:legend-position="end" svg:x="11.104cm" svg:y="3.056cm" style:legend-expansion="high" chart:style-name="ch3"/>
        <chart:plot-area chart:style-name="ch4" table:cell-range-address="'SS Rod Radial Profile_5'.D30:'SS Rod Radial Profile_5'.I30 'SS Rod Radial Profile_5'.L39:'SS Rod Radial Profile_5'.W41" chart:data-source-has-labels="column" svg:x="0.307cm" svg:y="0.154cm" svg:width="10.49cm" svg:height="7.399cm">
          <chartooo:coordinate-region svg:x="1.643cm" svg:y="0.353cm" svg:width="8.729cm" svg:height="7.0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S Rod Radial Profile_5'.M39:'SS Rod Radial Profile_5'.W39" chart:label-cell-address="'SS Rod Radial Profile_5'.L39:'SS Rod Radial Profile_5'.L39" chart:class="chart:scatter">
            <chart:domain table:cell-range-address="'SS Rod Radial Profile_5'.D30:'SS Rod Radial Profile_5'.I30"/>
            <chart:data-point chart:repeated="11"/>
          </chart:series>
          <chart:series chart:style-name="ch9" chart:values-cell-range-address="'SS Rod Radial Profile_5'.M41:'SS Rod Radial Profile_5'.W41" chart:label-cell-address="'SS Rod Radial Profile_5'.L41:'SS Rod Radial Profile_5'.L41" chart:class="chart:scatter">
            <chart:data-point chart:repeated="11"/>
          </chart:series>
          <chart:series chart:style-name="ch10" chart:values-cell-range-address="'SS Rod Radial Profile_5'.M40:'SS Rod Radial Profile_5'.W40" chart:label-cell-address="'SS Rod Radial Profile_5'.L40:'SS Rod Radial Profile_5'.L40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643626417348321">
                <text:p>0.0643626417348321</text:p>
                <draw:g>
                  <svg:desc>'SS Rod Radial Profile_5'.D30:'SS Rod Radial Profile_5'.I30</svg:desc>
                </draw:g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L39:'SS Rod Radial Profile_5'.L39</svg:desc>
                </draw:g>
              </table:table-cell>
              <table:table-cell office:value-type="float" office:value="-0.00975528488791988">
                <text:p>-0.00975528488791988</text:p>
                <draw:g>
                  <svg:desc>'SS Rod Radial Profile_5'.M39:'SS Rod Radial Profile_5'.W39</svg:desc>
                </draw:g>
              </table:table-cell>
              <table:table-cell office:value-type="float" office:value="-0.0104409095243081">
                <text:p>-0.0104409095243081</text:p>
              </table:table-cell>
              <table:table-cell office:value-type="float" office:value="-0.00873071289849088">
                <text:p>-0.00873071289849088</text:p>
              </table:table-cell>
              <table:table-cell office:value-type="float" office:value="-0.0056989889990771">
                <text:p>-0.0056989889990771</text:p>
              </table:table-cell>
              <table:table-cell office:value-type="float" office:value="-0.00289655597781634">
                <text:p>-0.0028965559778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78769298620832">
                <text:p>-0.00178769298620832</text:p>
              </table:table-cell>
              <table:table-cell office:value-type="float" office:value="-0.00178769298620832">
                <text:p>-0.00178769298620832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5'.L41:'SS Rod Radial Profile_5'.L41</svg:desc>
                </draw:g>
              </table:table-cell>
              <table:table-cell office:value-type="float" office:value="-0.0098387914317204">
                <text:p>-0.0098387914317204</text:p>
                <draw:g>
                  <svg:desc>'SS Rod Radial Profile_5'.M41:'SS Rod Radial Profile_5'.W41</svg:desc>
                </draw:g>
              </table:table-cell>
              <table:table-cell office:value-type="float" office:value="-0.0105229008361075">
                <text:p>-0.0105229008361075</text:p>
              </table:table-cell>
              <table:table-cell office:value-type="float" office:value="-0.00880838648633849">
                <text:p>-0.00880838648633849</text:p>
              </table:table-cell>
              <table:table-cell office:value-type="float" office:value="-0.0057679673402441">
                <text:p>-0.0057679673402441</text:p>
              </table:table-cell>
              <table:table-cell office:value-type="float" office:value="-0.00295220186724929">
                <text:p>-0.0029522018672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82602157989472">
                <text:p>-0.00182602157989472</text:p>
              </table:table-cell>
              <table:table-cell office:value-type="float" office:value="-0.00182602157989472">
                <text:p>-0.00182602157989472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L40:'SS Rod Radial Profile_5'.L40</svg:desc>
                </draw:g>
              </table:table-cell>
              <table:table-cell office:value-type="float" office:value="-0.00925768220875679">
                <text:p>-0.00925768220875679</text:p>
                <draw:g>
                  <svg:desc>'SS Rod Radial Profile_5'.M40:'SS Rod Radial Profile_5'.W40</svg:desc>
                </draw:g>
              </table:table-cell>
              <table:table-cell office:value-type="float" office:value="-0.0099523311003013">
                <text:p>-0.0099523311003013</text:p>
              </table:table-cell>
              <table:table-cell office:value-type="float" office:value="-0.00826784849529082">
                <text:p>-0.00826784849529082</text:p>
              </table:table-cell>
              <table:table-cell office:value-type="float" office:value="-0.00528793082339593">
                <text:p>-0.00528793082339593</text:p>
              </table:table-cell>
              <table:table-cell office:value-type="float" office:value="-0.00256493143991206">
                <text:p>-0.0025649314399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55923695717334">
                <text:p>-0.00155923695717334</text:p>
              </table:table-cell>
              <table:table-cell office:value-type="float" office:value="-0.00155923695717334">
                <text:p>-0.0015592369571733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3cm" svg:height="7.738cm" xlink:href=".." xlink:type="simple" chart:class="chart:scatter" chart:style-name="ch1">
        <chart:title svg:x="4.761cm" svg:y="0.29cm" chart:style-name="ch2">
          <text:p>Temperature Profile</text:p>
        </chart:title>
        <chart:subtitle svg:x="0cm" svg:y="0cm" chart:style-name="ch3">
          <text:p/>
        </chart:subtitle>
        <chart:legend chart:legend-position="end" svg:x="9.299cm" svg:y="3.072cm" style:legend-expansion="high" chart:style-name="ch4"/>
        <chart:plot-area chart:style-name="ch5" table:cell-range-address="'SS Rod Radial Profile_5'.C37:'SS Rod Radial Profile_5'.J40 'SS Rod Radial Profile_5'.B38:'SS Rod Radial Profile_5'.B40" chart:data-source-has-labels="column" svg:x="1.282cm" svg:y="1.249cm" svg:width="7.746cm" svg:height="5.354cm">
          <chartooo:coordinate-region svg:x="2.75cm" svg:y="1.448cm" svg:width="5.853cm" svg:height="4.508cm"/>
          <chart:axis chart:dimension="x" chart:name="primary-x" chart:style-name="ch6">
            <chart:title svg:x="4.251cm" svg:y="6.757cm" chart:style-name="ch7">
              <text:p>Radius [cm]</text:p>
            </chart:title>
          </chart:axis>
          <chart:axis chart:dimension="y" chart:name="primary-y" chart:style-name="ch8">
            <chart:title svg:x="0.451cm" svg:y="5.121cm" chart:style-name="ch9">
              <text:p>Temperature [C]</text:p>
            </chart:title>
            <chart:grid chart:style-name="ch10" chart:class="major"/>
          </chart:axis>
          <chart:series chart:style-name="ch11" chart:values-cell-range-address="'SS Rod Radial Profile_5'.C38:'SS Rod Radial Profile_5'.J38" chart:label-cell-address="'SS Rod Radial Profile_5'.B38:'SS Rod Radial Profile_5'.B38" chart:class="chart:scatter">
            <chart:domain table:cell-range-address="'SS Rod Radial Profile_5'.C37:'SS Rod Radial Profile_5'.J37"/>
            <chart:data-point chart:repeated="8"/>
          </chart:series>
          <chart:series chart:style-name="ch12" chart:values-cell-range-address="'SS Rod Radial Profile_5'.C39:'SS Rod Radial Profile_5'.J39" chart:label-cell-address="'SS Rod Radial Profile_5'.B39:'SS Rod Radial Profile_5'.B39" chart:class="chart:scatter">
            <chart:data-point chart:repeated="8"/>
          </chart:series>
          <chart:series chart:style-name="ch13" chart:values-cell-range-address="'SS Rod Radial Profile_5'.C40:'SS Rod Radial Profile_5'.J40" chart:label-cell-address="'SS Rod Radial Profile_5'.B40:'SS Rod Radial Profile_5'.B40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5'.C37:'SS Rod Radial Profile_5'.J37</svg:desc>
                </draw:g>
              </table:table-cell>
              <table:table-cell office:value-type="float" office:value="0.0643626417348321">
                <text:p>0.0643626417348321</text:p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  <table:table-cell office:value-type="float" office:value="0.47500155839895">
                <text:p>0.47500155839895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5'.B38:'SS Rod Radial Profile_5'.B38</svg:desc>
                </draw:g>
              </table:table-cell>
              <table:table-cell office:value-type="float" office:value="387.281691753449">
                <text:p>387.281691753449</text:p>
                <draw:g>
                  <svg:desc>'SS Rod Radial Profile_5'.C38:'SS Rod Radial Profile_5'.J38</svg:desc>
                </draw:g>
              </table:table-cell>
              <table:table-cell office:value-type="float" office:value="385.82001183625">
                <text:p>385.82001183625</text:p>
              </table:table-cell>
              <table:table-cell office:value-type="float" office:value="379.973292167453">
                <text:p>379.973292167453</text:p>
              </table:table-cell>
              <table:table-cell office:value-type="float" office:value="368.279852829859">
                <text:p>368.279852829859</text:p>
              </table:table-cell>
              <table:table-cell office:value-type="float" office:value="350.739693823469">
                <text:p>350.739693823469</text:p>
              </table:table-cell>
              <table:table-cell office:value-type="float" office:value="328.08404354353">
                <text:p>328.08404354353</text:p>
              </table:table-cell>
              <table:table-cell office:value-type="float" office:value="300.712339140244">
                <text:p>300.712339140244</text:p>
              </table:table-cell>
              <table:table-cell office:value-type="float" office:value="294.89828046181">
                <text:p>294.89828046181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B39:'SS Rod Radial Profile_5'.B39</svg:desc>
                </draw:g>
              </table:table-cell>
              <table:table-cell office:value-type="float" office:value="383.503648518519">
                <text:p>383.503648518519</text:p>
                <draw:g>
                  <svg:desc>'SS Rod Radial Profile_5'.C39:'SS Rod Radial Profile_5'.J39</svg:desc>
                </draw:g>
              </table:table-cell>
              <table:table-cell office:value-type="float" office:value="381.7917">
                <text:p>381.7917</text:p>
              </table:table-cell>
              <table:table-cell office:value-type="float" office:value="376.655854444444">
                <text:p>376.655854444444</text:p>
              </table:table-cell>
              <table:table-cell office:value-type="float" office:value="366.18103">
                <text:p>366.18103</text:p>
              </table:table-cell>
              <table:table-cell office:value-type="float" office:value="349.723756666667">
                <text:p>349.723756666667</text:p>
              </table:table-cell>
              <table:table-cell office:value-type="float" office:value="327.49753">
                <text:p>327.49753</text:p>
              </table:table-cell>
              <table:table-cell office:value-type="float" office:value="300.716423888889">
                <text:p>300.716423888889</text:p>
              </table:table-cell>
              <table:table-cell office:value-type="float" office:value="295.237373888889">
                <text:p>295.237373888889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B40:'SS Rod Radial Profile_5'.B40</svg:desc>
                </draw:g>
              </table:table-cell>
              <table:table-cell office:value-type="float" office:value="383.696360925926">
                <text:p>383.696360925926</text:p>
                <draw:g>
                  <svg:desc>'SS Rod Radial Profile_5'.C40:'SS Rod Radial Profile_5'.J40</svg:desc>
                </draw:g>
              </table:table-cell>
              <table:table-cell office:value-type="float" office:value="381.980203333333">
                <text:p>381.980203333333</text:p>
              </table:table-cell>
              <table:table-cell office:value-type="float" office:value="376.831730555556">
                <text:p>376.831730555556</text:p>
              </table:table-cell>
              <table:table-cell office:value-type="float" office:value="366.332414444444">
                <text:p>366.332414444444</text:p>
              </table:table-cell>
              <table:table-cell office:value-type="float" office:value="349.840070555556">
                <text:p>349.840070555556</text:p>
              </table:table-cell>
              <table:table-cell office:value-type="float" office:value="327.572482777778">
                <text:p>327.572482777778</text:p>
              </table:table-cell>
              <table:table-cell office:value-type="float" office:value="300.738298333333">
                <text:p>300.738298333333</text:p>
              </table:table-cell>
              <table:table-cell office:value-type="float" office:value="295.248123888889">
                <text:p>295.24812388888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39cm" svg:height="10.899cm" xlink:href=".." xlink:type="simple" chart:class="chart:scatter" chart:style-name="ch1">
        <chart:title svg:x="5.674cm" svg:y="0.353cm" chart:style-name="ch2">
          <text:p>Relative Temperature Difference</text:p>
        </chart:title>
        <chart:subtitle svg:x="0cm" svg:y="0cm" chart:style-name="ch3">
          <text:p/>
        </chart:subtitle>
        <chart:legend chart:legend-position="end" svg:x="13.585cm" svg:y="4.403cm" style:legend-expansion="high" chart:style-name="ch4"/>
        <chart:plot-area chart:style-name="ch5" table:cell-range-address="'SS Rod Radial Profile_5'.C30:'SS Rod Radial Profile_5'.J34 'SS Rod Radial Profile_5'.B31:'SS Rod Radial Profile_5'.B34" chart:data-source-has-labels="column" svg:x="1.367cm" svg:y="1.375cm" svg:width="11.862cm" svg:height="8.326cm">
          <chartooo:coordinate-region svg:x="2.835cm" svg:y="1.575cm" svg:width="9.969cm" svg:height="7.479cm"/>
          <chart:axis chart:dimension="x" chart:name="primary-x" chart:style-name="ch6">
            <chart:title svg:x="6.394cm" svg:y="9.918cm" chart:style-name="ch7">
              <text:p>Radius [cm]</text:p>
            </chart:title>
          </chart:axis>
          <chart:axis chart:dimension="y" chart:name="primary-y" chart:style-name="ch6">
            <chart:title svg:x="0.451cm" svg:y="6.733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_5'.C31:'SS Rod Radial Profile_5'.J31" chart:label-cell-address="'SS Rod Radial Profile_5'.B31:'SS Rod Radial Profile_5'.B31" chart:class="chart:scatter">
            <chart:domain table:cell-range-address="'SS Rod Radial Profile_5'.C30:'SS Rod Radial Profile_5'.J30"/>
            <chart:data-point chart:repeated="8"/>
          </chart:series>
          <chart:series chart:style-name="ch11" chart:values-cell-range-address="'SS Rod Radial Profile_5'.C32:'SS Rod Radial Profile_5'.J32" chart:label-cell-address="'SS Rod Radial Profile_5'.B32:'SS Rod Radial Profile_5'.B32" chart:class="chart:scatter">
            <chart:data-point chart:repeated="8"/>
          </chart:series>
          <chart:series chart:style-name="ch12" chart:values-cell-range-address="'SS Rod Radial Profile_5'.C33:'SS Rod Radial Profile_5'.J33" chart:label-cell-address="'SS Rod Radial Profile_5'.B33:'SS Rod Radial Profile_5'.B33" chart:class="chart:scatter">
            <chart:data-point chart:repeated="8"/>
          </chart:series>
          <chart:series chart:style-name="ch13" chart:values-cell-range-address="'SS Rod Radial Profile_5'.C34:'SS Rod Radial Profile_5'.J34" chart:label-cell-address="'SS Rod Radial Profile_5'.B34:'SS Rod Radial Profile_5'.B3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5'.C30:'SS Rod Radial Profile_5'.J30</svg:desc>
                </draw:g>
              </table:table-cell>
              <table:table-cell office:value-type="float" office:value="0.0643626417348321">
                <text:p>0.0643626417348321</text:p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  <table:table-cell office:value-type="float" office:value="0.47500155839895">
                <text:p>0.47500155839895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5'.B31:'SS Rod Radial Profile_5'.B31</svg:desc>
                </draw:g>
              </table:table-cell>
              <table:table-cell office:value-type="float" office:value="92.3834112916388">
                <text:p>92.3834112916388</text:p>
                <draw:g>
                  <svg:desc>'SS Rod Radial Profile_5'.C31:'SS Rod Radial Profile_5'.J31</svg:desc>
                </draw:g>
              </table:table-cell>
              <table:table-cell office:value-type="float" office:value="90.9217313744396">
                <text:p>90.9217313744396</text:p>
              </table:table-cell>
              <table:table-cell office:value-type="float" office:value="85.0750117056427">
                <text:p>85.0750117056427</text:p>
              </table:table-cell>
              <table:table-cell office:value-type="float" office:value="73.381572368049">
                <text:p>73.381572368049</text:p>
              </table:table-cell>
              <table:table-cell office:value-type="float" office:value="55.8414133616583">
                <text:p>55.8414133616583</text:p>
              </table:table-cell>
              <table:table-cell office:value-type="float" office:value="33.1857630817195">
                <text:p>33.185763081719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B32:'SS Rod Radial Profile_5'.B32</svg:desc>
                </draw:g>
              </table:table-cell>
              <table:table-cell office:value-type="float" office:value="88.2662746296296">
                <text:p>88.2662746296296</text:p>
                <draw:g>
                  <svg:desc>'SS Rod Radial Profile_5'.C32:'SS Rod Radial Profile_5'.J32</svg:desc>
                </draw:g>
              </table:table-cell>
              <table:table-cell office:value-type="float" office:value="86.5543261111111">
                <text:p>86.5543261111111</text:p>
              </table:table-cell>
              <table:table-cell office:value-type="float" office:value="81.4184805555556">
                <text:p>81.4184805555556</text:p>
              </table:table-cell>
              <table:table-cell office:value-type="float" office:value="70.9436561111111">
                <text:p>70.9436561111111</text:p>
              </table:table-cell>
              <table:table-cell office:value-type="float" office:value="54.4863827777778">
                <text:p>54.4863827777778</text:p>
              </table:table-cell>
              <table:table-cell office:value-type="float" office:value="32.2601561111111">
                <text:p>32.2601561111111</text:p>
              </table:table-cell>
              <table:table-cell office:value-type="float" office:value="5.47905000000002">
                <text:p>5.47905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B33:'SS Rod Radial Profile_5'.B33</svg:desc>
                </draw:g>
              </table:table-cell>
              <table:table-cell office:value-type="float" office:value="88.448237037037">
                <text:p>88.448237037037</text:p>
                <draw:g>
                  <svg:desc>'SS Rod Radial Profile_5'.C33:'SS Rod Radial Profile_5'.J33</svg:desc>
                </draw:g>
              </table:table-cell>
              <table:table-cell office:value-type="float" office:value="86.7320794444444">
                <text:p>86.7320794444444</text:p>
              </table:table-cell>
              <table:table-cell office:value-type="float" office:value="81.5836066666666">
                <text:p>81.5836066666666</text:p>
              </table:table-cell>
              <table:table-cell office:value-type="float" office:value="71.0842905555555">
                <text:p>71.0842905555555</text:p>
              </table:table-cell>
              <table:table-cell office:value-type="float" office:value="54.5919466666667">
                <text:p>54.5919466666667</text:p>
              </table:table-cell>
              <table:table-cell office:value-type="float" office:value="32.3243588888888">
                <text:p>32.3243588888888</text:p>
              </table:table-cell>
              <table:table-cell office:value-type="float" office:value="5.49017444444442">
                <text:p>5.4901744444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5'.B34:'SS Rod Radial Profile_5'.B34</svg:desc>
                </draw:g>
              </table:table-cell>
              <table:table-cell office:value-type="float" office:value="88.2357335185186">
                <text:p>88.2357335185186</text:p>
                <draw:g>
                  <svg:desc>'SS Rod Radial Profile_5'.C34:'SS Rod Radial Profile_5'.J34</svg:desc>
                </draw:g>
              </table:table-cell>
              <table:table-cell office:value-type="float" office:value="86.5244916666667">
                <text:p>86.5244916666667</text:p>
              </table:table-cell>
              <table:table-cell office:value-type="float" office:value="81.3907661111111">
                <text:p>81.3907661111111</text:p>
              </table:table-cell>
              <table:table-cell office:value-type="float" office:value="70.9200522222222">
                <text:p>70.9200522222222</text:p>
              </table:table-cell>
              <table:table-cell office:value-type="float" office:value="54.468665">
                <text:p>54.468665</text:p>
              </table:table-cell>
              <table:table-cell office:value-type="float" office:value="32.2493805555556">
                <text:p>32.2493805555556</text:p>
              </table:table-cell>
              <table:table-cell office:value-type="float" office:value="5.47718277777777">
                <text:p>5.477182777777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A000000FD000000FDE400028F.svm" xlink:type="simple" xlink:actuate="onLoad"/>
      </style:chart-properties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subtitle svg:x="0cm" svg:y="0cm" chart:style-name="ch2">
          <text:p/>
        </chart:subtitle>
        <chart:legend chart:legend-position="end" svg:x="11.104cm" svg:y="3.305cm" style:legend-expansion="high" chart:style-name="ch3"/>
        <chart:plot-area chart:style-name="ch4" table:cell-range-address="'SS Rod Radial Profile_5'.C30:'SS Rod Radial Profile_5'.I30 'SS Rod Radial Profile_5'.L31:'SS Rod Radial Profile_5'.Y32" chart:data-source-has-labels="column" svg:x="0.307cm" svg:y="0.154cm" svg:width="10.49cm" svg:height="7.399cm">
          <chartooo:coordinate-region svg:x="1.325cm" svg:y="0.353cm" svg:width="9.14cm" svg:height="7.0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S Rod Radial Profile_5'.M31:'SS Rod Radial Profile_5'.Y31" chart:label-cell-address="'SS Rod Radial Profile_5'.L31:'SS Rod Radial Profile_5'.L31" chart:class="chart:scatter">
            <chart:domain table:cell-range-address="'SS Rod Radial Profile_5'.C30:'SS Rod Radial Profile_5'.I30"/>
            <chart:data-point chart:repeated="13"/>
          </chart:series>
          <chart:series chart:style-name="ch9" chart:values-cell-range-address="'SS Rod Radial Profile_5'.M32:'SS Rod Radial Profile_5'.Y32" chart:label-cell-address="'SS Rod Radial Profile_5'.L32:'SS Rod Radial Profile_5'.L3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5'.C30:'SS Rod Radial Profile_5'.I30</svg:desc>
                </draw:g>
              </table:table-cell>
              <table:table-cell office:value-type="float" office:value="0.0643626417348321">
                <text:p>0.0643626417348321</text:p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L31:'SS Rod Radial Profile_5'.L31</svg:desc>
                </draw:g>
              </table:table-cell>
              <table:table-cell office:value-type="float" office:value="-4.11713666200922">
                <text:p>-4.11713666200922</text:p>
                <draw:g>
                  <svg:desc>'SS Rod Radial Profile_5'.M31:'SS Rod Radial Profile_5'.Y31</svg:desc>
                </draw:g>
              </table:table-cell>
              <table:table-cell office:value-type="float" office:value="-4.36740526332851">
                <text:p>-4.36740526332851</text:p>
              </table:table-cell>
              <table:table-cell office:value-type="float" office:value="-3.65653115008716">
                <text:p>-3.65653115008716</text:p>
              </table:table-cell>
              <table:table-cell office:value-type="float" office:value="-2.43791625693787">
                <text:p>-2.43791625693787</text:p>
              </table:table-cell>
              <table:table-cell office:value-type="float" office:value="-1.35503058388057">
                <text:p>-1.3550305838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5606970608399">
                <text:p>-0.925606970608399</text:p>
              </table:table-cell>
              <table:table-cell office:value-type="float" office:value="-0.925606970608399">
                <text:p>-0.925606970608399</text:p>
              </table:table-cell>
              <table:table-cell office:value-type="float" office:value="-0.335008678433447">
                <text:p>-0.335008678433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L32:'SS Rod Radial Profile_5'.L32</svg:desc>
                </draw:g>
              </table:table-cell>
              <table:table-cell office:value-type="float" office:value="-3.93517425460186">
                <text:p>-3.93517425460186</text:p>
                <draw:g>
                  <svg:desc>'SS Rod Radial Profile_5'.M32:'SS Rod Radial Profile_5'.Y32</svg:desc>
                </draw:g>
              </table:table-cell>
              <table:table-cell office:value-type="float" office:value="-4.18965192999521">
                <text:p>-4.18965192999521</text:p>
              </table:table-cell>
              <table:table-cell office:value-type="float" office:value="-3.4914050389761">
                <text:p>-3.4914050389761</text:p>
              </table:table-cell>
              <table:table-cell office:value-type="float" office:value="-2.29728181249348">
                <text:p>-2.29728181249348</text:p>
              </table:table-cell>
              <table:table-cell office:value-type="float" office:value="-1.24946669499167">
                <text:p>-1.2494666949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1404192830648">
                <text:p>-0.861404192830648</text:p>
              </table:table-cell>
              <table:table-cell office:value-type="float" office:value="-0.861404192830648">
                <text:p>-0.861404192830648</text:p>
              </table:table-cell>
              <table:table-cell office:value-type="float" office:value="-0.323884233989046">
                <text:p>-0.3238842339890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subtitle svg:x="0cm" svg:y="0cm" chart:style-name="ch2">
          <text:p/>
        </chart:subtitle>
        <chart:legend chart:legend-position="end" svg:x="11.104cm" svg:y="3.056cm" style:legend-expansion="high" chart:style-name="ch3"/>
        <chart:plot-area chart:style-name="ch4" table:cell-range-address="'SS Rod Radial Profile_10'.D30:'SS Rod Radial Profile_10'.M30 'SS Rod Radial Profile_10'.Q39:'SS Rod Radial Profile_10'.AB41" chart:data-source-has-labels="column" svg:x="0.307cm" svg:y="0.154cm" svg:width="10.49cm" svg:height="7.399cm">
          <chartooo:coordinate-region svg:x="1.643cm" svg:y="0.353cm" svg:width="8.729cm" svg:height="7.0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S Rod Radial Profile_10'.R39:'SS Rod Radial Profile_10'.AB39" chart:label-cell-address="'SS Rod Radial Profile_10'.Q39:'SS Rod Radial Profile_10'.Q39" chart:class="chart:scatter">
            <chart:domain table:cell-range-address="'SS Rod Radial Profile_10'.D30:'SS Rod Radial Profile_10'.M30"/>
            <chart:data-point chart:repeated="11"/>
          </chart:series>
          <chart:series chart:style-name="ch9" chart:values-cell-range-address="'SS Rod Radial Profile_10'.R41:'SS Rod Radial Profile_10'.AB41" chart:label-cell-address="'SS Rod Radial Profile_10'.Q41:'SS Rod Radial Profile_10'.Q41" chart:class="chart:scatter">
            <chart:data-point chart:repeated="11"/>
          </chart:series>
          <chart:series chart:style-name="ch10" chart:values-cell-range-address="'SS Rod Radial Profile_10'.R40:'SS Rod Radial Profile_10'.AB40" chart:label-cell-address="'SS Rod Radial Profile_10'.Q40:'SS Rod Radial Profile_10'.Q40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304875671375521">
                <text:p>0.0304875671375521</text:p>
                <draw:g>
                  <svg:desc>'SS Rod Radial Profile_10'.D30:'SS Rod Radial Profile_10'.M30</svg:desc>
                </draw:g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10'.Q39:'SS Rod Radial Profile_10'.Q39</svg:desc>
                </draw:g>
              </table:table-cell>
              <table:table-cell office:value-type="float" office:value="-0.0038328482090476">
                <text:p>-0.0038328482090476</text:p>
                <draw:g>
                  <svg:desc>'SS Rod Radial Profile_10'.R39:'SS Rod Radial Profile_10'.AB39</svg:desc>
                </draw:g>
              </table:table-cell>
              <table:table-cell office:value-type="float" office:value="-0.00398140433121055">
                <text:p>-0.00398140433121055</text:p>
              </table:table-cell>
              <table:table-cell office:value-type="float" office:value="-0.00358190933024173">
                <text:p>-0.00358190933024173</text:p>
              </table:table-cell>
              <table:table-cell office:value-type="float" office:value="-0.00289315183514899">
                <text:p>-0.00289315183514899</text:p>
              </table:table-cell>
              <table:table-cell office:value-type="float" office:value="-0.00228159333847336">
                <text:p>-0.00228159333847336</text:p>
              </table:table-cell>
              <table:table-cell office:value-type="float" office:value="-0.00174094366232465">
                <text:p>-0.00174094366232465</text:p>
              </table:table-cell>
              <table:table-cell office:value-type="float" office:value="-0.00125008982702935">
                <text:p>-0.00125008982702935</text:p>
              </table:table-cell>
              <table:table-cell office:value-type="float" office:value="-0.000792021502104425">
                <text:p>-0.000792021502104425</text:p>
              </table:table-cell>
              <table:table-cell office:value-type="float" office:value="-0.000353636717281326">
                <text:p>-0.000353636717281326</text:p>
              </table:table-cell>
              <table:table-cell office:value-type="float" office:value="0.000075704584358736">
                <text:p>0.000075704584358736</text:p>
              </table:table-cell>
              <table:table-cell office:value-type="float" office:value="0.0000785429197174022">
                <text:p>0.0000785429197174022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10'.Q41:'SS Rod Radial Profile_10'.Q41</svg:desc>
                </draw:g>
              </table:table-cell>
              <table:table-cell office:value-type="float" office:value="-0.00391087209415686">
                <text:p>-0.00391087209415686</text:p>
                <draw:g>
                  <svg:desc>'SS Rod Radial Profile_10'.R41:'SS Rod Radial Profile_10'.AB41</svg:desc>
                </draw:g>
              </table:table-cell>
              <table:table-cell office:value-type="float" office:value="-0.0040590952173598">
                <text:p>-0.0040590952173598</text:p>
              </table:table-cell>
              <table:table-cell office:value-type="float" office:value="-0.00365866304333464">
                <text:p>-0.00365866304333464</text:p>
              </table:table-cell>
              <table:table-cell office:value-type="float" office:value="-0.00296798873528216">
                <text:p>-0.00296798873528216</text:p>
              </table:table-cell>
              <table:table-cell office:value-type="float" office:value="-0.00235341000944358">
                <text:p>-0.00235341000944358</text:p>
              </table:table-cell>
              <table:table-cell office:value-type="float" office:value="-0.00180867406975952">
                <text:p>-0.00180867406975952</text:p>
              </table:table-cell>
              <table:table-cell office:value-type="float" office:value="-0.00131272064451893">
                <text:p>-0.00131272064451893</text:p>
              </table:table-cell>
              <table:table-cell office:value-type="float" office:value="-0.00084860275124473">
                <text:p>-0.00084860275124473</text:p>
              </table:table-cell>
              <table:table-cell office:value-type="float" office:value="-0.000403289431824071">
                <text:p>-0.000403289431824071</text:p>
              </table:table-cell>
              <table:table-cell office:value-type="float" office:value="0.0000337852408432588">
                <text:p>0.0000337852408432588</text:p>
              </table:table-cell>
              <table:table-cell office:value-type="float" office:value="0.000045089431894404">
                <text:p>0.000045089431894404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10'.Q40:'SS Rod Radial Profile_10'.Q40</svg:desc>
                </draw:g>
              </table:table-cell>
              <table:table-cell office:value-type="float" office:value="-0.00339296024330305">
                <text:p>-0.00339296024330305</text:p>
                <draw:g>
                  <svg:desc>'SS Rod Radial Profile_10'.R40:'SS Rod Radial Profile_10'.AB40</svg:desc>
                </draw:g>
              </table:table-cell>
              <table:table-cell office:value-type="float" office:value="-0.00354339617150047">
                <text:p>-0.00354339617150047</text:p>
              </table:table-cell>
              <table:table-cell office:value-type="float" office:value="-0.00314919206710139">
                <text:p>-0.00314919206710139</text:p>
              </table:table-cell>
              <table:table-cell office:value-type="float" office:value="-0.00247123243026141">
                <text:p>-0.00247123243026141</text:p>
              </table:table-cell>
              <table:table-cell office:value-type="float" office:value="-0.00187669322204031">
                <text:p>-0.00187669322204031</text:p>
              </table:table-cell>
              <table:table-cell office:value-type="float" office:value="-0.0013590803504231">
                <text:p>-0.0013590803504231</text:p>
              </table:table-cell>
              <table:table-cell office:value-type="float" office:value="-0.000896970304758314">
                <text:p>-0.000896970304758314</text:p>
              </table:table-cell>
              <table:table-cell office:value-type="float" office:value="-0.000472999960126248">
                <text:p>-0.000472999960126248</text:p>
              </table:table-cell>
              <table:table-cell office:value-type="float" office:value="-0.0000736693922004416">
                <text:p>-0.0000736693922004416</text:p>
              </table:table-cell>
              <table:table-cell office:value-type="float" office:value="0.000312079379881747">
                <text:p>0.000312079379881747</text:p>
              </table:table-cell>
              <table:table-cell office:value-type="float" office:value="0.000267198848641847">
                <text:p>0.000267198848641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81cm" svg:height="7.737cm" xlink:href=".." xlink:type="simple" chart:class="chart:scatter" chart:style-name="ch1">
        <chart:title svg:x="3.995cm" svg:y="0.29cm" chart:style-name="ch2">
          <text:p>Relative Temperature Difference</text:p>
        </chart:title>
        <chart:subtitle svg:x="0cm" svg:y="0cm" chart:style-name="ch3">
          <text:p/>
        </chart:subtitle>
        <chart:legend chart:legend-position="end" svg:x="10.227cm" svg:y="2.822cm" style:legend-expansion="high" chart:style-name="ch4"/>
        <chart:plot-area chart:style-name="ch5" table:cell-range-address="'SS Rod Radial Profile_20'.C30:'SS Rod Radial Profile_20'.AO34 'SS Rod Radial Profile_20'.B31:'SS Rod Radial Profile_20'.B34" chart:data-source-has-labels="column" svg:x="1.3cm" svg:y="1.249cm" svg:width="8.638cm" svg:height="5.353cm">
          <chartooo:coordinate-region svg:x="2.768cm" svg:y="1.448cm" svg:width="6.745cm" svg:height="4.507cm"/>
          <chart:axis chart:dimension="x" chart:name="primary-x" chart:style-name="ch6">
            <chart:title svg:x="4.715cm" svg:y="6.756cm" chart:style-name="ch7">
              <text:p>Radius [cm]</text:p>
            </chart:title>
          </chart:axis>
          <chart:axis chart:dimension="y" chart:name="primary-y" chart:style-name="ch6">
            <chart:title svg:x="0.451cm" svg:y="5.12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_20'.C31:'SS Rod Radial Profile_20'.AO31" chart:label-cell-address="'SS Rod Radial Profile_20'.B31:'SS Rod Radial Profile_20'.B31" chart:class="chart:scatter">
            <chart:domain table:cell-range-address="'SS Rod Radial Profile_20'.C30:'SS Rod Radial Profile_20'.AO30"/>
            <chart:data-point chart:repeated="39"/>
          </chart:series>
          <chart:series chart:style-name="ch11" chart:values-cell-range-address="'SS Rod Radial Profile_20'.C32:'SS Rod Radial Profile_20'.AO32" chart:label-cell-address="'SS Rod Radial Profile_20'.B32:'SS Rod Radial Profile_20'.B32" chart:class="chart:scatter">
            <chart:data-point chart:repeated="39"/>
          </chart:series>
          <chart:series chart:style-name="ch12" chart:values-cell-range-address="'SS Rod Radial Profile_20'.C33:'SS Rod Radial Profile_20'.AO33" chart:label-cell-address="'SS Rod Radial Profile_20'.B33:'SS Rod Radial Profile_20'.B33" chart:class="chart:scatter">
            <chart:data-point chart:repeated="39"/>
          </chart:series>
          <chart:series chart:style-name="ch13" chart:values-cell-range-address="'SS Rod Radial Profile_20'.C34:'SS Rod Radial Profile_20'.AO34" chart:label-cell-address="'SS Rod Radial Profile_20'.B34:'SS Rod Radial Profile_20'.B34" chart:class="chart:scatter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20'.C30:'SS Rod Radial Profile_20'.AO30</svg:desc>
                </draw:g>
              </table:table-cell>
              <table:table-cell office:value-type="float" office:value="0.0148529173234228">
                <text:p>0.0148529173234228</text:p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  <table:table-cell office:value-type="float" office:value="0.220804490028241">
                <text:p>0.220804490028241</text:p>
              </table:table-cell>
              <table:table-cell office:value-type="float" office:value="0.241787976436701">
                <text:p>0.241787976436701</text:p>
              </table:table-cell>
              <table:table-cell office:value-type="float" office:value="0.262774932012442">
                <text:p>0.262774932012442</text:p>
              </table:table-cell>
              <table:table-cell office:value-type="float" office:value="0.283764587027695">
                <text:p>0.283764587027695</text:p>
              </table:table-cell>
              <table:table-cell office:value-type="float" office:value="0.304756383722997">
                <text:p>0.304756383722997</text:p>
              </table:table-cell>
              <table:table-cell office:value-type="float" office:value="0.325749908059701">
                <text:p>0.325749908059701</text:p>
              </table:table-cell>
              <table:table-cell office:value-type="float" office:value="0.346744846239934">
                <text:p>0.346744846239934</text:p>
              </table:table-cell>
              <table:table-cell office:value-type="float" office:value="0.367740956107794">
                <text:p>0.367740956107794</text:p>
              </table:table-cell>
              <table:table-cell office:value-type="float" office:value="0.38873804781145">
                <text:p>0.38873804781145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20'.B31:'SS Rod Radial Profile_20'.B31</svg:desc>
                </draw:g>
              </table:table-cell>
              <table:table-cell office:value-type="float" office:value="92.3834112916388">
                <text:p>92.3834112916388</text:p>
                <draw:g>
                  <svg:desc>'SS Rod Radial Profile_20'.C31:'SS Rod Radial Profile_20'.AO31</svg:desc>
                </draw:g>
              </table:table-cell>
              <table:table-cell office:value-type="float" office:value="92.3055703493028">
                <text:p>92.3055703493028</text:p>
              </table:table-cell>
              <table:table-cell office:value-type="float" office:value="91.9942065799586">
                <text:p>91.9942065799586</text:p>
              </table:table-cell>
              <table:table-cell office:value-type="float" office:value="91.3714790412701">
                <text:p>91.3714790412701</text:p>
              </table:table-cell>
              <table:table-cell office:value-type="float" office:value="90.4373877332375">
                <text:p>90.4373877332375</text:p>
              </table:table-cell>
              <table:table-cell office:value-type="float" office:value="89.1919326558606">
                <text:p>89.1919326558606</text:p>
              </table:table-cell>
              <table:table-cell office:value-type="float" office:value="87.6351138091396">
                <text:p>87.6351138091396</text:p>
              </table:table-cell>
              <table:table-cell office:value-type="float" office:value="85.7669311930743">
                <text:p>85.7669311930743</text:p>
              </table:table-cell>
              <table:table-cell office:value-type="float" office:value="83.5873848076648">
                <text:p>83.5873848076648</text:p>
              </table:table-cell>
              <table:table-cell office:value-type="float" office:value="81.0964746529111">
                <text:p>81.0964746529111</text:p>
              </table:table-cell>
              <table:table-cell office:value-type="float" office:value="78.2942007288132">
                <text:p>78.2942007288132</text:p>
              </table:table-cell>
              <table:table-cell office:value-type="float" office:value="75.1805630353711">
                <text:p>75.1805630353711</text:p>
              </table:table-cell>
              <table:table-cell office:value-type="float" office:value="71.7555615725847">
                <text:p>71.7555615725847</text:p>
              </table:table-cell>
              <table:table-cell office:value-type="float" office:value="68.0191963404542">
                <text:p>68.0191963404542</text:p>
              </table:table-cell>
              <table:table-cell office:value-type="float" office:value="63.9714673389794">
                <text:p>63.9714673389794</text:p>
              </table:table-cell>
              <table:table-cell office:value-type="float" office:value="59.6123745681604">
                <text:p>59.6123745681604</text:p>
              </table:table-cell>
              <table:table-cell office:value-type="float" office:value="54.9419180279975">
                <text:p>54.9419180279975</text:p>
              </table:table-cell>
              <table:table-cell office:value-type="float" office:value="49.9600977184901">
                <text:p>49.9600977184901</text:p>
              </table:table-cell>
              <table:table-cell office:value-type="float" office:value="44.6669136396378">
                <text:p>44.6669136396378</text:p>
              </table:table-cell>
              <table:table-cell office:value-type="float" office:value="39.0623657914423">
                <text:p>39.0623657914423</text:p>
              </table:table-cell>
              <table:table-cell office:value-type="float" office:value="33.1857630817195">
                <text:p>33.185763081719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  <table:table-cell office:value-type="float" office:value="-3.96372848086904">
                <text:p>-3.9637284808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79425460183">
                <text:p>-0.90279425460183</text:p>
              </table:table-cell>
              <table:table-cell office:value-type="float" office:value="-0.916146460413898">
                <text:p>-0.916146460413898</text:p>
              </table:table-cell>
              <table:table-cell office:value-type="float" office:value="-0.878362135514124">
                <text:p>-0.878362135514124</text:p>
              </table:table-cell>
              <table:table-cell office:value-type="float" office:value="-0.813550152381296">
                <text:p>-0.813550152381296</text:p>
              </table:table-cell>
              <table:table-cell office:value-type="float" office:value="-0.755843288793116">
                <text:p>-0.755843288793116</text:p>
              </table:table-cell>
              <table:table-cell office:value-type="float" office:value="-0.704998766971755">
                <text:p>-0.704998766971755</text:p>
              </table:table-cell>
              <table:table-cell office:value-type="float" office:value="-0.659366586917358">
                <text:p>-0.659366586917358</text:p>
              </table:table-cell>
              <table:table-cell office:value-type="float" office:value="-0.617659526407635">
                <text:p>-0.617659526407635</text:p>
              </table:table-cell>
              <table:table-cell office:value-type="float" office:value="-0.578965363220405">
                <text:p>-0.578965363220405</text:p>
              </table:table-cell>
              <table:table-cell office:value-type="float" office:value="-0.542633541800015">
                <text:p>-0.542633541800015</text:p>
              </table:table-cell>
              <table:table-cell office:value-type="float" office:value="-0.508192951035412">
                <text:p>-0.508192951035412</text:p>
              </table:table-cell>
              <table:table-cell office:value-type="float" office:value="-0.475296924259993">
                <text:p>-0.47529692425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B32:'SS Rod Radial Profile_20'.B32</svg:desc>
                </draw:g>
              </table:table-cell>
              <table:table-cell office:value-type="float" office:value="91.480617037037">
                <text:p>91.480617037037</text:p>
                <draw:g>
                  <svg:desc>'SS Rod Radial Profile_20'.C32:'SS Rod Radial Profile_20'.AO32</svg:desc>
                </draw:g>
              </table:table-cell>
              <table:table-cell office:value-type="float" office:value="91.3894238888889">
                <text:p>91.3894238888889</text:p>
              </table:table-cell>
              <table:table-cell office:value-type="float" office:value="91.1158444444444">
                <text:p>91.1158444444444</text:p>
              </table:table-cell>
              <table:table-cell office:value-type="float" office:value="90.5579288888888">
                <text:p>90.5579288888888</text:p>
              </table:table-cell>
              <table:table-cell office:value-type="float" office:value="89.6815444444444">
                <text:p>89.6815444444444</text:p>
              </table:table-cell>
              <table:table-cell office:value-type="float" office:value="88.4869338888889">
                <text:p>88.4869338888889</text:p>
              </table:table-cell>
              <table:table-cell office:value-type="float" office:value="86.9757472222222">
                <text:p>86.9757472222222</text:p>
              </table:table-cell>
              <table:table-cell office:value-type="float" office:value="85.1492716666667">
                <text:p>85.1492716666667</text:p>
              </table:table-cell>
              <table:table-cell office:value-type="float" office:value="83.0084194444444">
                <text:p>83.0084194444444</text:p>
              </table:table-cell>
              <table:table-cell office:value-type="float" office:value="80.5538411111111">
                <text:p>80.5538411111111</text:p>
              </table:table-cell>
              <table:table-cell office:value-type="float" office:value="77.7860077777778">
                <text:p>77.7860077777778</text:p>
              </table:table-cell>
              <table:table-cell office:value-type="float" office:value="74.7052661111111">
                <text:p>74.7052661111111</text:p>
              </table:table-cell>
              <table:table-cell office:value-type="float" office:value="71.311875">
                <text:p>71.311875</text:p>
              </table:table-cell>
              <table:table-cell office:value-type="float" office:value="67.6060288888889">
                <text:p>67.6060288888889</text:p>
              </table:table-cell>
              <table:table-cell office:value-type="float" office:value="63.5878727777778">
                <text:p>63.5878727777778</text:p>
              </table:table-cell>
              <table:table-cell office:value-type="float" office:value="59.2575166666666">
                <text:p>59.2575166666666</text:p>
              </table:table-cell>
              <table:table-cell office:value-type="float" office:value="54.6150416666666">
                <text:p>54.6150416666666</text:p>
              </table:table-cell>
              <table:table-cell office:value-type="float" office:value="49.6605061111111">
                <text:p>49.6605061111111</text:p>
              </table:table-cell>
              <table:table-cell office:value-type="float" office:value="44.3939522222222">
                <text:p>44.3939522222222</text:p>
              </table:table-cell>
              <table:table-cell office:value-type="float" office:value="38.8154061111111">
                <text:p>38.8154061111111</text:p>
              </table:table-cell>
              <table:table-cell office:value-type="float" office:value="32.9277961111111">
                <text:p>32.9277961111111</text:p>
              </table:table-cell>
              <table:table-cell office:value-type="float" office:value="5.59249222222219">
                <text:p>5.59249222222219</text:p>
              </table:table-cell>
              <table:table-cell office:value-type="float" office:value="0">
                <text:p>0</text:p>
              </table:table-cell>
              <table:table-cell office:value-type="float" office:value="-4.41120801905893">
                <text:p>-4.4112080190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8653884231445">
                <text:p>-0.748653884231445</text:p>
              </table:table-cell>
              <table:table-cell office:value-type="float" office:value="-0.76220590485832">
                <text:p>-0.76220590485832</text:p>
              </table:table-cell>
              <table:table-cell office:value-type="float" office:value="-0.725021024402992">
                <text:p>-0.725021024402992</text:p>
              </table:table-cell>
              <table:table-cell office:value-type="float" office:value="-0.661428485714566">
                <text:p>-0.661428485714566</text:p>
              </table:table-cell>
              <table:table-cell office:value-type="float" office:value="-0.605627733237483">
                <text:p>-0.605627733237483</text:p>
              </table:table-cell>
              <table:table-cell office:value-type="float" office:value="-0.557363766971733">
                <text:p>-0.557363766971733</text:p>
              </table:table-cell>
              <table:table-cell office:value-type="float" office:value="-0.514966031361766">
                <text:p>-0.514966031361766</text:p>
              </table:table-cell>
              <table:table-cell office:value-type="float" office:value="-0.477124526407621">
                <text:p>-0.477124526407621</text:p>
              </table:table-cell>
              <table:table-cell office:value-type="float" office:value="-0.442899807664801">
                <text:p>-0.442899807664801</text:p>
              </table:table-cell>
              <table:table-cell office:value-type="float" office:value="-0.411612430688876">
                <text:p>-0.411612430688876</text:p>
              </table:table-cell>
              <table:table-cell office:value-type="float" office:value="-0.382758506590974">
                <text:p>-0.382758506590974</text:p>
              </table:table-cell>
              <table:table-cell office:value-type="float" office:value="-0.355955257593294">
                <text:p>-0.35595525759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B33:'SS Rod Radial Profile_20'.B33</svg:desc>
                </draw:g>
              </table:table-cell>
              <table:table-cell office:value-type="float" office:value="91.6347574074074">
                <text:p>91.6347574074074</text:p>
                <draw:g>
                  <svg:desc>'SS Rod Radial Profile_20'.C33:'SS Rod Radial Profile_20'.AO33</svg:desc>
                </draw:g>
              </table:table-cell>
              <table:table-cell office:value-type="float" office:value="91.5433644444444">
                <text:p>91.5433644444444</text:p>
              </table:table-cell>
              <table:table-cell office:value-type="float" office:value="91.2691855555556">
                <text:p>91.2691855555556</text:p>
              </table:table-cell>
              <table:table-cell office:value-type="float" office:value="90.7100505555556">
                <text:p>90.7100505555556</text:p>
              </table:table-cell>
              <table:table-cell office:value-type="float" office:value="89.83176">
                <text:p>89.83176</text:p>
              </table:table-cell>
              <table:table-cell office:value-type="float" office:value="88.6345688888889">
                <text:p>88.6345688888889</text:p>
              </table:table-cell>
              <table:table-cell office:value-type="float" office:value="87.1201477777778">
                <text:p>87.1201477777778</text:p>
              </table:table-cell>
              <table:table-cell office:value-type="float" office:value="85.2898066666667">
                <text:p>85.2898066666667</text:p>
              </table:table-cell>
              <table:table-cell office:value-type="float" office:value="83.144485">
                <text:p>83.144485</text:p>
              </table:table-cell>
              <table:table-cell office:value-type="float" office:value="80.6848622222222">
                <text:p>80.6848622222222</text:p>
              </table:table-cell>
              <table:table-cell office:value-type="float" office:value="77.9114422222222">
                <text:p>77.9114422222222</text:p>
              </table:table-cell>
              <table:table-cell office:value-type="float" office:value="74.8246077777778">
                <text:p>74.8246077777778</text:p>
              </table:table-cell>
              <table:table-cell office:value-type="float" office:value="71.4246561111111">
                <text:p>71.4246561111111</text:p>
              </table:table-cell>
              <table:table-cell office:value-type="float" office:value="67.7118222222222">
                <text:p>67.7118222222222</text:p>
              </table:table-cell>
              <table:table-cell office:value-type="float" office:value="63.6862966666667">
                <text:p>63.6862966666667</text:p>
              </table:table-cell>
              <table:table-cell office:value-type="float" office:value="59.3482344444444">
                <text:p>59.3482344444444</text:p>
              </table:table-cell>
              <table:table-cell office:value-type="float" office:value="54.6977644444444">
                <text:p>54.6977644444444</text:p>
              </table:table-cell>
              <table:table-cell office:value-type="float" office:value="49.7349938888889">
                <text:p>49.7349938888889</text:p>
              </table:table-cell>
              <table:table-cell office:value-type="float" office:value="44.460015">
                <text:p>44.460015</text:p>
              </table:table-cell>
              <table:table-cell office:value-type="float" office:value="38.8729061111111">
                <text:p>38.8729061111111</text:p>
              </table:table-cell>
              <table:table-cell office:value-type="float" office:value="32.9766483333333">
                <text:p>32.9766483333333</text:p>
              </table:table-cell>
              <table:table-cell office:value-type="float" office:value="5.60096333333332">
                <text:p>5.60096333333332</text:p>
              </table:table-cell>
              <table:table-cell office:value-type="float" office:value="0">
                <text:p>0</text:p>
              </table:table-cell>
              <table:table-cell office:value-type="float" office:value="-4.41939968572557">
                <text:p>-4.4193996857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0741662009169">
                <text:p>-0.930741662009169</text:p>
              </table:table-cell>
              <table:table-cell office:value-type="float" office:value="-0.944057571524965">
                <text:p>-0.944057571524965</text:p>
              </table:table-cell>
              <table:table-cell office:value-type="float" office:value="-0.906164357736316">
                <text:p>-0.906164357736316</text:p>
              </table:table-cell>
              <table:table-cell office:value-type="float" office:value="-0.841131263492315">
                <text:p>-0.841131263492315</text:p>
              </table:table-cell>
              <table:table-cell office:value-type="float" office:value="-0.783078844348552">
                <text:p>-0.783078844348552</text:p>
              </table:table-cell>
              <table:table-cell office:value-type="float" office:value="-0.731766544749533">
                <text:p>-0.731766544749533</text:p>
              </table:table-cell>
              <table:table-cell office:value-type="float" office:value="-0.685547142472885">
                <text:p>-0.685547142472885</text:p>
              </table:table-cell>
              <table:table-cell office:value-type="float" office:value="-0.643139526407595">
                <text:p>-0.643139526407595</text:p>
              </table:table-cell>
              <table:table-cell office:value-type="float" office:value="-0.603635363220334">
                <text:p>-0.603635363220334</text:p>
              </table:table-cell>
              <table:table-cell office:value-type="float" office:value="-0.566388541799981">
                <text:p>-0.566388541799981</text:p>
              </table:table-cell>
              <table:table-cell office:value-type="float" office:value="-0.530935173257632">
                <text:p>-0.530935173257632</text:p>
              </table:table-cell>
              <table:table-cell office:value-type="float" office:value="-0.496934146482161">
                <text:p>-0.49693414648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20'.B34:'SS Rod Radial Profile_20'.B34</svg:desc>
                </draw:g>
              </table:table-cell>
              <table:table-cell office:value-type="float" office:value="91.4526696296297">
                <text:p>91.4526696296297</text:p>
                <draw:g>
                  <svg:desc>'SS Rod Radial Profile_20'.C34:'SS Rod Radial Profile_20'.AO34</svg:desc>
                </draw:g>
              </table:table-cell>
              <table:table-cell office:value-type="float" office:value="91.3615127777778">
                <text:p>91.3615127777778</text:p>
              </table:table-cell>
              <table:table-cell office:value-type="float" office:value="91.0880422222222">
                <text:p>91.0880422222222</text:p>
              </table:table-cell>
              <table:table-cell office:value-type="float" office:value="90.5303477777778">
                <text:p>90.5303477777778</text:p>
              </table:table-cell>
              <table:table-cell office:value-type="float" office:value="89.6543088888889">
                <text:p>89.6543088888889</text:p>
              </table:table-cell>
              <table:table-cell office:value-type="float" office:value="88.4601661111111">
                <text:p>88.4601661111111</text:p>
              </table:table-cell>
              <table:table-cell office:value-type="float" office:value="86.9495666666667">
                <text:p>86.9495666666667</text:p>
              </table:table-cell>
              <table:table-cell office:value-type="float" office:value="85.1237916666667">
                <text:p>85.1237916666667</text:p>
              </table:table-cell>
              <table:table-cell office:value-type="float" office:value="82.9837494444445">
                <text:p>82.9837494444445</text:p>
              </table:table-cell>
              <table:table-cell office:value-type="float" office:value="80.5300861111111">
                <text:p>80.5300861111111</text:p>
              </table:table-cell>
              <table:table-cell office:value-type="float" office:value="77.7632655555556">
                <text:p>77.7632655555556</text:p>
              </table:table-cell>
              <table:table-cell office:value-type="float" office:value="74.6836288888889">
                <text:p>74.6836288888889</text:p>
              </table:table-cell>
              <table:table-cell office:value-type="float" office:value="71.2914272222222">
                <text:p>71.2914272222222</text:p>
              </table:table-cell>
              <table:table-cell office:value-type="float" office:value="67.5868477777778">
                <text:p>67.5868477777778</text:p>
              </table:table-cell>
              <table:table-cell office:value-type="float" office:value="63.5700277777778">
                <text:p>63.5700277777778</text:p>
              </table:table-cell>
              <table:table-cell office:value-type="float" office:value="59.2410688888889">
                <text:p>59.2410688888889</text:p>
              </table:table-cell>
              <table:table-cell office:value-type="float" office:value="54.6000433333333">
                <text:p>54.6000433333333</text:p>
              </table:table-cell>
              <table:table-cell office:value-type="float" office:value="49.6470016666667">
                <text:p>49.6470016666667</text:p>
              </table:table-cell>
              <table:table-cell office:value-type="float" office:value="44.381975">
                <text:p>44.381975</text:p>
              </table:table-cell>
              <table:table-cell office:value-type="float" office:value="38.8049816666667">
                <text:p>38.8049816666667</text:p>
              </table:table-cell>
              <table:table-cell office:value-type="float" office:value="32.9189388888889">
                <text:p>32.9189388888889</text:p>
              </table:table-cell>
              <table:table-cell office:value-type="float" office:value="5.59095666666666">
                <text:p>5.59095666666666</text:p>
              </table:table-cell>
              <table:table-cell office:value-type="float" office:value="0">
                <text:p>0</text:p>
              </table:table-cell>
              <table:table-cell office:value-type="float" office:value="-4.40972635239221">
                <text:p>-4.4097263523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subtitle svg:x="0cm" svg:y="0cm" chart:style-name="ch2">
          <text:p/>
        </chart:subtitle>
        <chart:legend chart:legend-position="end" svg:x="11.104cm" svg:y="3.056cm" style:legend-expansion="high" chart:style-name="ch3"/>
        <chart:plot-area chart:style-name="ch4" table:cell-range-address="'SS Rod Radial Profile_20'.D30:'SS Rod Radial Profile_20'.M30 'SS Rod Radial Profile_20'.AB39:'SS Rod Radial Profile_20'.AM41" chart:data-source-has-labels="column" svg:x="0.307cm" svg:y="0.154cm" svg:width="10.49cm" svg:height="7.399cm">
          <chartooo:coordinate-region svg:x="1.643cm" svg:y="0.353cm" svg:width="8.729cm" svg:height="7.0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S Rod Radial Profile_20'.AC39:'SS Rod Radial Profile_20'.AM39" chart:label-cell-address="'SS Rod Radial Profile_20'.AB39:'SS Rod Radial Profile_20'.AB39" chart:class="chart:scatter">
            <chart:domain table:cell-range-address="'SS Rod Radial Profile_20'.D30:'SS Rod Radial Profile_20'.M30"/>
            <chart:data-point chart:repeated="11"/>
          </chart:series>
          <chart:series chart:style-name="ch9" chart:values-cell-range-address="'SS Rod Radial Profile_20'.AC41:'SS Rod Radial Profile_20'.AM41" chart:label-cell-address="'SS Rod Radial Profile_20'.AB41:'SS Rod Radial Profile_20'.AB41" chart:class="chart:scatter">
            <chart:data-point chart:repeated="11"/>
          </chart:series>
          <chart:series chart:style-name="ch10" chart:values-cell-range-address="'SS Rod Radial Profile_20'.AC40:'SS Rod Radial Profile_20'.AM40" chart:label-cell-address="'SS Rod Radial Profile_20'.AB40:'SS Rod Radial Profile_20'.AB40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148529173234228">
                <text:p>0.0148529173234228</text:p>
                <draw:g>
                  <svg:desc>'SS Rod Radial Profile_20'.D30:'SS Rod Radial Profile_20'.M30</svg:desc>
                </draw:g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AB39:'SS Rod Radial Profile_20'.AB39</svg:desc>
                </draw:g>
              </table:table-cell>
              <table:table-cell office:value-type="float" office:value="-0.00117566806308479">
                <text:p>-0.00117566806308479</text:p>
                <draw:g>
                  <svg:desc>'SS Rod Radial Profile_20'.AC39:'SS Rod Radial Profile_20'.AM39</svg:desc>
                </draw:g>
              </table:table-cell>
              <table:table-cell office:value-type="float" office:value="-0.00121038807140561">
                <text:p>-0.00121038807140561</text:p>
              </table:table-cell>
              <table:table-cell office:value-type="float" office:value="-0.00111370112306633">
                <text:p>-0.00111370112306633</text:p>
              </table:table-cell>
              <table:table-cell office:value-type="float" office:value="-0.000947707153317945">
                <text:p>-0.000947707153317945</text:p>
              </table:table-cell>
              <table:table-cell office:value-type="float" office:value="-0.000800247098971396">
                <text:p>-0.000800247098971396</text:p>
              </table:table-cell>
              <table:table-cell office:value-type="float" office:value="-0.000670465479168619">
                <text:p>-0.000670465479168619</text:p>
              </table:table-cell>
              <table:table-cell office:value-type="float" office:value="-0.00055390470976098">
                <text:p>-0.00055390470976098</text:p>
              </table:table-cell>
              <table:table-cell office:value-type="float" office:value="-0.000447059471176693">
                <text:p>-0.000447059471176693</text:p>
              </table:table-cell>
              <table:table-cell office:value-type="float" office:value="-0.000347399748777786">
                <text:p>-0.000347399748777786</text:p>
              </table:table-cell>
              <table:table-cell office:value-type="float" office:value="-0.000253072688689844">
                <text:p>-0.000253072688689844</text:p>
              </table:table-cell>
              <table:table-cell office:value-type="float" office:value="-0.00016268659178725">
                <text:p>-0.00016268659178725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20'.AB41:'SS Rod Radial Profile_20'.AB41</svg:desc>
                </draw:g>
              </table:table-cell>
              <table:table-cell office:value-type="float" office:value="-0.00125165687097491">
                <text:p>-0.00125165687097491</text:p>
                <draw:g>
                  <svg:desc>'SS Rod Radial Profile_20'.AC41:'SS Rod Radial Profile_20'.AM41</svg:desc>
                </draw:g>
              </table:table-cell>
              <table:table-cell office:value-type="float" office:value="-0.0012862984160888">
                <text:p>-0.0012862984160888</text:p>
              </table:table-cell>
              <table:table-cell office:value-type="float" office:value="-0.00118939111413522">
                <text:p>-0.00118939111413522</text:p>
              </table:table-cell>
              <table:table-cell office:value-type="float" office:value="-0.00102294674187672">
                <text:p>-0.00102294674187672</text:p>
              </table:table-cell>
              <table:table-cell office:value-type="float" office:value="-0.000874772310604706">
                <text:p>-0.000874772310604706</text:p>
              </table:table-cell>
              <table:table-cell office:value-type="float" office:value="-0.000744014461880622">
                <text:p>-0.000744014461880622</text:p>
              </table:table-cell>
              <table:table-cell office:value-type="float" office:value="-0.000626217931656089">
                <text:p>-0.000626217931656089</text:p>
              </table:table-cell>
              <table:table-cell office:value-type="float" office:value="-0.000517887237521363">
                <text:p>-0.000517887237521363</text:p>
              </table:table-cell>
              <table:table-cell office:value-type="float" office:value="-0.000416495276208023">
                <text:p>-0.000416495276208023</text:p>
              </table:table-cell>
              <table:table-cell office:value-type="float" office:value="-0.000320192419280008">
                <text:p>-0.000320192419280008</text:p>
              </table:table-cell>
              <table:table-cell office:value-type="float" office:value="-0.000227596497827234">
                <text:p>-0.000227596497827234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AB40:'SS Rod Radial Profile_20'.AB40</svg:desc>
                </draw:g>
              </table:table-cell>
              <table:table-cell office:value-type="float" office:value="-0.000756510533840144">
                <text:p>-0.000756510533840144</text:p>
                <draw:g>
                  <svg:desc>'SS Rod Radial Profile_20'.AC40:'SS Rod Radial Profile_20'.AM40</svg:desc>
                </draw:g>
              </table:table-cell>
              <table:table-cell office:value-type="float" office:value="-0.00079166232298485">
                <text:p>-0.00079166232298485</text:p>
              </table:table-cell>
              <table:table-cell office:value-type="float" office:value="-0.00069618777455719">
                <text:p>-0.00069618777455719</text:p>
              </table:table-cell>
              <table:table-cell office:value-type="float" office:value="-0.000532677683913974">
                <text:p>-0.000532677683913974</text:p>
              </table:table-cell>
              <table:table-cell office:value-type="float" office:value="-0.000389158182743359">
                <text:p>-0.000389158182743359</text:p>
              </table:table-cell>
              <table:table-cell office:value-type="float" office:value="-0.000264762179931019">
                <text:p>-0.000264762179931019</text:p>
              </table:table-cell>
              <table:table-cell office:value-type="float" office:value="-0.000155005621452403">
                <text:p>-0.000155005621452403</text:p>
              </table:table-cell>
              <table:table-cell office:value-type="float" office:value="-0.0000563574524129902">
                <text:p>-0.0000563574524129902</text:p>
              </table:table-cell>
              <table:table-cell office:value-type="float" office:value="0.0000337434105533016">
                <text:p>0.0000337434105533016</text:p>
              </table:table-cell>
              <table:table-cell office:value-type="float" office:value="0.000117179225423642">
                <text:p>0.000117179225423642</text:p>
              </table:table-cell>
              <table:table-cell office:value-type="float" office:value="0.000195375582147142">
                <text:p>0.000195375582147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39cm" svg:height="10.899cm" xlink:href=".." xlink:type="simple" chart:class="chart:scatter" chart:style-name="ch1">
        <chart:title svg:x="5.674cm" svg:y="0.353cm" chart:style-name="ch2">
          <text:p>Relative Temperature Difference</text:p>
        </chart:title>
        <chart:subtitle svg:x="0cm" svg:y="0cm" chart:style-name="ch3">
          <text:p/>
        </chart:subtitle>
        <chart:legend chart:legend-position="end" svg:x="13.585cm" svg:y="4.403cm" style:legend-expansion="high" chart:style-name="ch4"/>
        <chart:plot-area chart:style-name="ch5" table:cell-range-address="'SS Rod Radial Profile_10'.C30:'SS Rod Radial Profile_10'.O34 'SS Rod Radial Profile_10'.B31:'SS Rod Radial Profile_10'.B34" chart:data-source-has-labels="column" svg:x="1.367cm" svg:y="1.375cm" svg:width="11.862cm" svg:height="8.326cm">
          <chartooo:coordinate-region svg:x="2.835cm" svg:y="1.575cm" svg:width="9.969cm" svg:height="7.479cm"/>
          <chart:axis chart:dimension="x" chart:name="primary-x" chart:style-name="ch6">
            <chart:title svg:x="6.394cm" svg:y="9.918cm" chart:style-name="ch7">
              <text:p>Radius [cm]</text:p>
            </chart:title>
          </chart:axis>
          <chart:axis chart:dimension="y" chart:name="primary-y" chart:style-name="ch6">
            <chart:title svg:x="0.451cm" svg:y="6.733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_10'.C31:'SS Rod Radial Profile_10'.O31" chart:label-cell-address="'SS Rod Radial Profile_10'.B31:'SS Rod Radial Profile_10'.B31" chart:class="chart:scatter">
            <chart:domain table:cell-range-address="'SS Rod Radial Profile_10'.C30:'SS Rod Radial Profile_10'.O30"/>
            <chart:data-point chart:repeated="13"/>
          </chart:series>
          <chart:series chart:style-name="ch11" chart:values-cell-range-address="'SS Rod Radial Profile_10'.C32:'SS Rod Radial Profile_10'.O32" chart:label-cell-address="'SS Rod Radial Profile_10'.B32:'SS Rod Radial Profile_10'.B32" chart:class="chart:scatter">
            <chart:data-point chart:repeated="13"/>
          </chart:series>
          <chart:series chart:style-name="ch12" chart:values-cell-range-address="'SS Rod Radial Profile_10'.C33:'SS Rod Radial Profile_10'.O33" chart:label-cell-address="'SS Rod Radial Profile_10'.B33:'SS Rod Radial Profile_10'.B33" chart:class="chart:scatter">
            <chart:data-point chart:repeated="13"/>
          </chart:series>
          <chart:series chart:style-name="ch13" chart:values-cell-range-address="'SS Rod Radial Profile_10'.C34:'SS Rod Radial Profile_10'.O34" chart:label-cell-address="'SS Rod Radial Profile_10'.B34:'SS Rod Radial Profile_10'.B34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10'.C30:'SS Rod Radial Profile_10'.O30</svg:desc>
                </draw:g>
              </table:table-cell>
              <table:table-cell office:value-type="float" office:value="0.0304875671375521">
                <text:p>0.0304875671375521</text:p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10'.B31:'SS Rod Radial Profile_10'.B31</svg:desc>
                </draw:g>
              </table:table-cell>
              <table:table-cell office:value-type="float" office:value="92.3834112916388">
                <text:p>92.3834112916388</text:p>
                <draw:g>
                  <svg:desc>'SS Rod Radial Profile_10'.C31:'SS Rod Radial Profile_10'.O31</svg:desc>
                </draw:g>
              </table:table-cell>
              <table:table-cell office:value-type="float" office:value="92.055444329608">
                <text:p>92.055444329608</text:p>
              </table:table-cell>
              <table:table-cell office:value-type="float" office:value="90.7435764814846">
                <text:p>90.7435764814846</text:p>
              </table:table-cell>
              <table:table-cell office:value-type="float" office:value="88.1198407852378">
                <text:p>88.1198407852378</text:p>
              </table:table-cell>
              <table:table-cell office:value-type="float" office:value="84.1842372408676">
                <text:p>84.1842372408676</text:p>
              </table:table-cell>
              <table:table-cell office:value-type="float" office:value="78.936765848374">
                <text:p>78.936765848374</text:p>
              </table:table-cell>
              <table:table-cell office:value-type="float" office:value="72.377426607757">
                <text:p>72.377426607757</text:p>
              </table:table-cell>
              <table:table-cell office:value-type="float" office:value="64.5062195190166">
                <text:p>64.5062195190166</text:p>
              </table:table-cell>
              <table:table-cell office:value-type="float" office:value="55.3231445821529">
                <text:p>55.3231445821529</text:p>
              </table:table-cell>
              <table:table-cell office:value-type="float" office:value="44.8282017971659">
                <text:p>44.8282017971659</text:p>
              </table:table-cell>
              <table:table-cell office:value-type="float" office:value="33.1857630817195">
                <text:p>33.185763081719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10'.B32:'SS Rod Radial Profile_10'.B32</svg:desc>
                </draw:g>
              </table:table-cell>
              <table:table-cell office:value-type="float" office:value="90.4744131481482">
                <text:p>90.4744131481482</text:p>
                <draw:g>
                  <svg:desc>'SS Rod Radial Profile_10'.C32:'SS Rod Radial Profile_10'.O32</svg:desc>
                </draw:g>
              </table:table-cell>
              <table:table-cell office:value-type="float" office:value="90.0902188888889">
                <text:p>90.0902188888889</text:p>
              </table:table-cell>
              <table:table-cell office:value-type="float" office:value="88.9376361111111">
                <text:p>88.9376361111111</text:p>
              </table:table-cell>
              <table:table-cell office:value-type="float" office:value="86.587105">
                <text:p>86.587105</text:p>
              </table:table-cell>
              <table:table-cell office:value-type="float" office:value="82.8947188888889">
                <text:p>82.8947188888889</text:p>
              </table:table-cell>
              <table:table-cell office:value-type="float" office:value="77.8613338888889">
                <text:p>77.8613338888889</text:p>
              </table:table-cell>
              <table:table-cell office:value-type="float" office:value="71.4936927777778">
                <text:p>71.4936927777778</text:p>
              </table:table-cell>
              <table:table-cell office:value-type="float" office:value="63.7969572222222">
                <text:p>63.7969572222222</text:p>
              </table:table-cell>
              <table:table-cell office:value-type="float" office:value="54.7746872222222">
                <text:p>54.7746872222222</text:p>
              </table:table-cell>
              <table:table-cell office:value-type="float" office:value="44.4293144444444">
                <text:p>44.4293144444444</text:p>
              </table:table-cell>
              <table:table-cell office:value-type="float" office:value="32.7869255555556">
                <text:p>32.7869255555556</text:p>
              </table:table-cell>
              <table:table-cell office:value-type="float" office:value="5.56855333333336">
                <text:p>5.56855333333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10'.B33:'SS Rod Radial Profile_10'.B33</svg:desc>
                </draw:g>
              </table:table-cell>
              <table:table-cell office:value-type="float" office:value="90.6358887037038">
                <text:p>90.6358887037038</text:p>
                <draw:g>
                  <svg:desc>'SS Rod Radial Profile_10'.C33:'SS Rod Radial Profile_10'.O33</svg:desc>
                </draw:g>
              </table:table-cell>
              <table:table-cell office:value-type="float" office:value="90.2508227777778">
                <text:p>90.2508227777778</text:p>
              </table:table-cell>
              <table:table-cell office:value-type="float" office:value="89.0956250000001">
                <text:p>89.0956250000001</text:p>
              </table:table-cell>
              <table:table-cell office:value-type="float" office:value="86.7398227777778">
                <text:p>86.7398227777778</text:p>
              </table:table-cell>
              <table:table-cell office:value-type="float" office:value="83.0393244444445">
                <text:p>83.0393244444445</text:p>
              </table:table-cell>
              <table:table-cell office:value-type="float" office:value="77.9952027777778">
                <text:p>77.9952027777778</text:p>
              </table:table-cell>
              <table:table-cell office:value-type="float" office:value="71.6145">
                <text:p>71.6145</text:p>
              </table:table-cell>
              <table:table-cell office:value-type="float" office:value="63.9027300000001">
                <text:p>63.9027300000001</text:p>
              </table:table-cell>
              <table:table-cell office:value-type="float" office:value="54.8638527777778">
                <text:p>54.8638527777778</text:p>
              </table:table-cell>
              <table:table-cell office:value-type="float" office:value="44.5007322222222">
                <text:p>44.5007322222222</text:p>
              </table:table-cell>
              <table:table-cell office:value-type="float" office:value="32.8399355555556">
                <text:p>32.8399355555556</text:p>
              </table:table-cell>
              <table:table-cell office:value-type="float" office:value="5.57774277777778">
                <text:p>5.577742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10'.B34:'SS Rod Radial Profile_10'.B34</svg:desc>
                </draw:g>
              </table:table-cell>
              <table:table-cell office:value-type="float" office:value="90.4457681481481">
                <text:p>90.4457681481481</text:p>
                <draw:g>
                  <svg:desc>'SS Rod Radial Profile_10'.C34:'SS Rod Radial Profile_10'.O34</svg:desc>
                </draw:g>
              </table:table-cell>
              <table:table-cell office:value-type="float" office:value="90.0617283333334">
                <text:p>90.0617283333334</text:p>
              </table:table-cell>
              <table:table-cell office:value-type="float" office:value="88.909608888889">
                <text:p>88.909608888889</text:p>
              </table:table-cell>
              <table:table-cell office:value-type="float" office:value="86.5600133333334">
                <text:p>86.5600133333334</text:p>
              </table:table-cell>
              <table:table-cell office:value-type="float" office:value="82.8690666666667">
                <text:p>82.8690666666667</text:p>
              </table:table-cell>
              <table:table-cell office:value-type="float" office:value="77.8375861111111">
                <text:p>77.8375861111111</text:p>
              </table:table-cell>
              <table:table-cell office:value-type="float" office:value="71.4722622222222">
                <text:p>71.4722622222222</text:p>
              </table:table-cell>
              <table:table-cell office:value-type="float" office:value="63.7781938888889">
                <text:p>63.7781938888889</text:p>
              </table:table-cell>
              <table:table-cell office:value-type="float" office:value="54.75887">
                <text:p>54.75887</text:p>
              </table:table-cell>
              <table:table-cell office:value-type="float" office:value="44.4166455555556">
                <text:p>44.4166455555556</text:p>
              </table:table-cell>
              <table:table-cell office:value-type="float" office:value="32.7775222222222">
                <text:p>32.7775222222222</text:p>
              </table:table-cell>
              <table:table-cell office:value-type="float" office:value="5.56692333333337">
                <text:p>5.566923333333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A000000FD000000FDE400028F.svm" xlink:type="simple" xlink:actuate="onLoad"/>
      </style:chart-properties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subtitle svg:x="0cm" svg:y="0cm" chart:style-name="ch2">
          <text:p/>
        </chart:subtitle>
        <chart:legend chart:legend-position="end" svg:x="11.104cm" svg:y="3.305cm" style:legend-expansion="high" chart:style-name="ch3"/>
        <chart:plot-area chart:style-name="ch4" table:cell-range-address="'SS Rod Radial Profile_10'.C30:'SS Rod Radial Profile_10'.M30 'SS Rod Radial Profile_10'.Q31:'SS Rod Radial Profile_10'.AD32" chart:data-source-has-labels="column" svg:x="0.307cm" svg:y="0.154cm" svg:width="10.49cm" svg:height="7.399cm">
          <chartooo:coordinate-region svg:x="1.325cm" svg:y="0.353cm" svg:width="9.14cm" svg:height="7.0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S Rod Radial Profile_10'.R31:'SS Rod Radial Profile_10'.AD31" chart:label-cell-address="'SS Rod Radial Profile_10'.Q31:'SS Rod Radial Profile_10'.Q31" chart:class="chart:scatter">
            <chart:domain table:cell-range-address="'SS Rod Radial Profile_10'.C30:'SS Rod Radial Profile_10'.M30"/>
            <chart:data-point chart:repeated="13"/>
          </chart:series>
          <chart:series chart:style-name="ch9" chart:values-cell-range-address="'SS Rod Radial Profile_10'.R32:'SS Rod Radial Profile_10'.AD32" chart:label-cell-address="'SS Rod Radial Profile_10'.Q32:'SS Rod Radial Profile_10'.Q3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10'.C30:'SS Rod Radial Profile_10'.M30</svg:desc>
                </draw:g>
              </table:table-cell>
              <table:table-cell office:value-type="float" office:value="0.0304875671375521">
                <text:p>0.0304875671375521</text:p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10'.Q31:'SS Rod Radial Profile_10'.Q31</svg:desc>
                </draw:g>
              </table:table-cell>
              <table:table-cell office:value-type="float" office:value="-1.90899814349064">
                <text:p>-1.90899814349064</text:p>
                <draw:g>
                  <svg:desc>'SS Rod Radial Profile_10'.R31:'SS Rod Radial Profile_10'.AD31</svg:desc>
                </draw:g>
              </table:table-cell>
              <table:table-cell office:value-type="float" office:value="-1.96522544071905">
                <text:p>-1.96522544071905</text:p>
              </table:table-cell>
              <table:table-cell office:value-type="float" office:value="-1.80594037037345">
                <text:p>-1.80594037037345</text:p>
              </table:table-cell>
              <table:table-cell office:value-type="float" office:value="-1.53273578523775">
                <text:p>-1.53273578523775</text:p>
              </table:table-cell>
              <table:table-cell office:value-type="float" office:value="-1.28951835197867">
                <text:p>-1.28951835197867</text:p>
              </table:table-cell>
              <table:table-cell office:value-type="float" office:value="-1.07543195948509">
                <text:p>-1.07543195948509</text:p>
              </table:table-cell>
              <table:table-cell office:value-type="float" office:value="-0.883733829979192">
                <text:p>-0.883733829979192</text:p>
              </table:table-cell>
              <table:table-cell office:value-type="float" office:value="-0.709262296794378">
                <text:p>-0.709262296794378</text:p>
              </table:table-cell>
              <table:table-cell office:value-type="float" office:value="-0.548457359930652">
                <text:p>-0.548457359930652</text:p>
              </table:table-cell>
              <table:table-cell office:value-type="float" office:value="-0.398887352721431">
                <text:p>-0.398887352721431</text:p>
              </table:table-cell>
              <table:table-cell office:value-type="float" office:value="-0.398837526163909">
                <text:p>-0.398837526163909</text:p>
              </table:table-cell>
              <table:table-cell office:value-type="float" office:value="-0.245505345100104">
                <text:p>-0.245505345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10'.Q32:'SS Rod Radial Profile_10'.Q32</svg:desc>
                </draw:g>
              </table:table-cell>
              <table:table-cell office:value-type="float" office:value="-1.74752258793507">
                <text:p>-1.74752258793507</text:p>
                <draw:g>
                  <svg:desc>'SS Rod Radial Profile_10'.R32:'SS Rod Radial Profile_10'.AD32</svg:desc>
                </draw:g>
              </table:table-cell>
              <table:table-cell office:value-type="float" office:value="-1.80462155183017">
                <text:p>-1.80462155183017</text:p>
              </table:table-cell>
              <table:table-cell office:value-type="float" office:value="-1.64795148148453">
                <text:p>-1.64795148148453</text:p>
              </table:table-cell>
              <table:table-cell office:value-type="float" office:value="-1.38001800745997">
                <text:p>-1.38001800745997</text:p>
              </table:table-cell>
              <table:table-cell office:value-type="float" office:value="-1.14491279642309">
                <text:p>-1.14491279642309</text:p>
              </table:table-cell>
              <table:table-cell office:value-type="float" office:value="-0.941563070596146">
                <text:p>-0.941563070596146</text:p>
              </table:table-cell>
              <table:table-cell office:value-type="float" office:value="-0.762926607756981">
                <text:p>-0.762926607756981</text:p>
              </table:table-cell>
              <table:table-cell office:value-type="float" office:value="-0.603489519016549">
                <text:p>-0.603489519016549</text:p>
              </table:table-cell>
              <table:table-cell office:value-type="float" office:value="-0.459291804375049">
                <text:p>-0.459291804375049</text:p>
              </table:table-cell>
              <table:table-cell office:value-type="float" office:value="-0.327469574943649">
                <text:p>-0.327469574943649</text:p>
              </table:table-cell>
              <table:table-cell office:value-type="float" office:value="-0.345827526163909">
                <text:p>-0.345827526163909</text:p>
              </table:table-cell>
              <table:table-cell office:value-type="float" office:value="-0.236315900655681">
                <text:p>-0.2363159006556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3cm" svg:height="7.738cm" xlink:href=".." xlink:type="simple" chart:class="chart:scatter" chart:style-name="ch1">
        <chart:title svg:x="4.761cm" svg:y="0.29cm" chart:style-name="ch2">
          <text:p>Temperature Profile</text:p>
        </chart:title>
        <chart:subtitle svg:x="0cm" svg:y="0cm" chart:style-name="ch3">
          <text:p/>
        </chart:subtitle>
        <chart:legend chart:legend-position="end" svg:x="9.299cm" svg:y="3.072cm" style:legend-expansion="high" chart:style-name="ch4"/>
        <chart:plot-area chart:style-name="ch5" table:cell-range-address="'SS Rod Radial Profile_10'.C37:'SS Rod Radial Profile_10'.O40 'SS Rod Radial Profile_10'.B38:'SS Rod Radial Profile_10'.B40" chart:data-source-has-labels="column" svg:x="1.282cm" svg:y="1.249cm" svg:width="7.746cm" svg:height="5.354cm">
          <chartooo:coordinate-region svg:x="2.75cm" svg:y="1.448cm" svg:width="5.853cm" svg:height="4.508cm"/>
          <chart:axis chart:dimension="x" chart:name="primary-x" chart:style-name="ch6">
            <chart:title svg:x="4.251cm" svg:y="6.757cm" chart:style-name="ch7">
              <text:p>Radius [cm]</text:p>
            </chart:title>
          </chart:axis>
          <chart:axis chart:dimension="y" chart:name="primary-y" chart:style-name="ch8">
            <chart:title svg:x="0.451cm" svg:y="5.121cm" chart:style-name="ch9">
              <text:p>Temperature [C]</text:p>
            </chart:title>
            <chart:grid chart:style-name="ch10" chart:class="major"/>
          </chart:axis>
          <chart:series chart:style-name="ch11" chart:values-cell-range-address="'SS Rod Radial Profile_10'.C38:'SS Rod Radial Profile_10'.O38" chart:label-cell-address="'SS Rod Radial Profile_10'.B38:'SS Rod Radial Profile_10'.B38" chart:class="chart:scatter">
            <chart:domain table:cell-range-address="'SS Rod Radial Profile_10'.C37:'SS Rod Radial Profile_10'.O37"/>
            <chart:data-point chart:repeated="13"/>
          </chart:series>
          <chart:series chart:style-name="ch12" chart:values-cell-range-address="'SS Rod Radial Profile_10'.C39:'SS Rod Radial Profile_10'.O39" chart:label-cell-address="'SS Rod Radial Profile_10'.B39:'SS Rod Radial Profile_10'.B39" chart:class="chart:scatter">
            <chart:data-point chart:repeated="13"/>
          </chart:series>
          <chart:series chart:style-name="ch13" chart:values-cell-range-address="'SS Rod Radial Profile_10'.C40:'SS Rod Radial Profile_10'.O40" chart:label-cell-address="'SS Rod Radial Profile_10'.B40:'SS Rod Radial Profile_10'.B40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10'.C37:'SS Rod Radial Profile_10'.O37</svg:desc>
                </draw:g>
              </table:table-cell>
              <table:table-cell office:value-type="float" office:value="0.0304875671375521">
                <text:p>0.0304875671375521</text:p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10'.B38:'SS Rod Radial Profile_10'.B38</svg:desc>
                </draw:g>
              </table:table-cell>
              <table:table-cell office:value-type="float" office:value="387.281691753449">
                <text:p>387.281691753449</text:p>
                <draw:g>
                  <svg:desc>'SS Rod Radial Profile_10'.C38:'SS Rod Radial Profile_10'.O38</svg:desc>
                </draw:g>
              </table:table-cell>
              <table:table-cell office:value-type="float" office:value="386.953724791418">
                <text:p>386.953724791418</text:p>
              </table:table-cell>
              <table:table-cell office:value-type="float" office:value="385.641856943295">
                <text:p>385.641856943295</text:p>
              </table:table-cell>
              <table:table-cell office:value-type="float" office:value="383.018121247048">
                <text:p>383.018121247048</text:p>
              </table:table-cell>
              <table:table-cell office:value-type="float" office:value="379.082517702678">
                <text:p>379.082517702678</text:p>
              </table:table-cell>
              <table:table-cell office:value-type="float" office:value="373.835046310184">
                <text:p>373.835046310184</text:p>
              </table:table-cell>
              <table:table-cell office:value-type="float" office:value="367.275707069567">
                <text:p>367.275707069567</text:p>
              </table:table-cell>
              <table:table-cell office:value-type="float" office:value="359.404499980827">
                <text:p>359.404499980827</text:p>
              </table:table-cell>
              <table:table-cell office:value-type="float" office:value="350.221425043963">
                <text:p>350.221425043963</text:p>
              </table:table-cell>
              <table:table-cell office:value-type="float" office:value="339.726482258976">
                <text:p>339.726482258976</text:p>
              </table:table-cell>
              <table:table-cell office:value-type="float" office:value="328.08404354353">
                <text:p>328.08404354353</text:p>
              </table:table-cell>
              <table:table-cell office:value-type="float" office:value="300.712339140244">
                <text:p>300.712339140244</text:p>
              </table:table-cell>
              <table:table-cell office:value-type="float" office:value="294.89828046181">
                <text:p>294.89828046181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10'.B39:'SS Rod Radial Profile_10'.B39</svg:desc>
                </draw:g>
              </table:table-cell>
              <table:table-cell office:value-type="float" office:value="385.797299814815">
                <text:p>385.797299814815</text:p>
                <draw:g>
                  <svg:desc>'SS Rod Radial Profile_10'.C39:'SS Rod Radial Profile_10'.O39</svg:desc>
                </draw:g>
              </table:table-cell>
              <table:table-cell office:value-type="float" office:value="385.413105555556">
                <text:p>385.413105555556</text:p>
              </table:table-cell>
              <table:table-cell office:value-type="float" office:value="384.260522777778">
                <text:p>384.260522777778</text:p>
              </table:table-cell>
              <table:table-cell office:value-type="float" office:value="381.909991666667">
                <text:p>381.909991666667</text:p>
              </table:table-cell>
              <table:table-cell office:value-type="float" office:value="378.217605555556">
                <text:p>378.217605555556</text:p>
              </table:table-cell>
              <table:table-cell office:value-type="float" office:value="373.184220555556">
                <text:p>373.184220555556</text:p>
              </table:table-cell>
              <table:table-cell office:value-type="float" office:value="366.816579444445">
                <text:p>366.816579444445</text:p>
              </table:table-cell>
              <table:table-cell office:value-type="float" office:value="359.119843888889">
                <text:p>359.119843888889</text:p>
              </table:table-cell>
              <table:table-cell office:value-type="float" office:value="350.097573888889">
                <text:p>350.097573888889</text:p>
              </table:table-cell>
              <table:table-cell office:value-type="float" office:value="339.752201111111">
                <text:p>339.752201111111</text:p>
              </table:table-cell>
              <table:table-cell office:value-type="float" office:value="328.109812222222">
                <text:p>328.109812222222</text:p>
              </table:table-cell>
              <table:table-cell office:value-type="float" office:value="300.89144">
                <text:p>300.89144</text:p>
              </table:table-cell>
              <table:table-cell office:value-type="float" office:value="295.322886666667">
                <text:p>295.322886666667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10'.B40:'SS Rod Radial Profile_10'.B40</svg:desc>
                </draw:g>
              </table:table-cell>
              <table:table-cell office:value-type="float" office:value="385.96766037037">
                <text:p>385.96766037037</text:p>
                <draw:g>
                  <svg:desc>'SS Rod Radial Profile_10'.C40:'SS Rod Radial Profile_10'.O40</svg:desc>
                </draw:g>
              </table:table-cell>
              <table:table-cell office:value-type="float" office:value="385.582594444444">
                <text:p>385.582594444444</text:p>
              </table:table-cell>
              <table:table-cell office:value-type="float" office:value="384.427396666667">
                <text:p>384.427396666667</text:p>
              </table:table-cell>
              <table:table-cell office:value-type="float" office:value="382.071594444444">
                <text:p>382.071594444444</text:p>
              </table:table-cell>
              <table:table-cell office:value-type="float" office:value="378.371096111111">
                <text:p>378.371096111111</text:p>
              </table:table-cell>
              <table:table-cell office:value-type="float" office:value="373.326974444444">
                <text:p>373.326974444444</text:p>
              </table:table-cell>
              <table:table-cell office:value-type="float" office:value="366.946271666667">
                <text:p>366.946271666667</text:p>
              </table:table-cell>
              <table:table-cell office:value-type="float" office:value="359.234501666667">
                <text:p>359.234501666667</text:p>
              </table:table-cell>
              <table:table-cell office:value-type="float" office:value="350.195624444444">
                <text:p>350.195624444444</text:p>
              </table:table-cell>
              <table:table-cell office:value-type="float" office:value="339.832503888889">
                <text:p>339.832503888889</text:p>
              </table:table-cell>
              <table:table-cell office:value-type="float" office:value="328.171707222222">
                <text:p>328.171707222222</text:p>
              </table:table-cell>
              <table:table-cell office:value-type="float" office:value="300.909514444444">
                <text:p>300.909514444444</text:p>
              </table:table-cell>
              <table:table-cell office:value-type="float" office:value="295.331771666667">
                <text:p>295.331771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3cm" svg:height="7.738cm" xlink:href=".." xlink:type="simple" chart:class="chart:scatter" chart:style-name="ch1">
        <chart:title svg:x="4.761cm" svg:y="0.29cm" chart:style-name="ch2">
          <text:p>Temperature Profile</text:p>
        </chart:title>
        <chart:subtitle svg:x="0cm" svg:y="0cm" chart:style-name="ch3">
          <text:p/>
        </chart:subtitle>
        <chart:legend chart:legend-position="end" svg:x="9.299cm" svg:y="3.072cm" style:legend-expansion="high" chart:style-name="ch4"/>
        <chart:plot-area chart:style-name="ch5" table:cell-range-address="'SS Rod Radial Profile_20'.C37:'SS Rod Radial Profile_20'.AO40 'SS Rod Radial Profile_20'.B38:'SS Rod Radial Profile_20'.B40" chart:data-source-has-labels="column" svg:x="1.282cm" svg:y="1.249cm" svg:width="7.746cm" svg:height="5.354cm">
          <chartooo:coordinate-region svg:x="2.75cm" svg:y="1.448cm" svg:width="5.853cm" svg:height="4.508cm"/>
          <chart:axis chart:dimension="x" chart:name="primary-x" chart:style-name="ch6">
            <chart:title svg:x="4.251cm" svg:y="6.757cm" chart:style-name="ch7">
              <text:p>Radius [cm]</text:p>
            </chart:title>
          </chart:axis>
          <chart:axis chart:dimension="y" chart:name="primary-y" chart:style-name="ch8">
            <chart:title svg:x="0.451cm" svg:y="5.121cm" chart:style-name="ch9">
              <text:p>Temperature [C]</text:p>
            </chart:title>
            <chart:grid chart:style-name="ch10" chart:class="major"/>
          </chart:axis>
          <chart:series chart:style-name="ch11" chart:values-cell-range-address="'SS Rod Radial Profile_20'.C38:'SS Rod Radial Profile_20'.AO38" chart:label-cell-address="'SS Rod Radial Profile_20'.B38:'SS Rod Radial Profile_20'.B38" chart:class="chart:scatter">
            <chart:domain table:cell-range-address="'SS Rod Radial Profile_20'.C37:'SS Rod Radial Profile_20'.AO37"/>
            <chart:data-point chart:repeated="39"/>
          </chart:series>
          <chart:series chart:style-name="ch12" chart:values-cell-range-address="'SS Rod Radial Profile_20'.C39:'SS Rod Radial Profile_20'.AO39" chart:label-cell-address="'SS Rod Radial Profile_20'.B39:'SS Rod Radial Profile_20'.B39" chart:class="chart:scatter">
            <chart:data-point chart:repeated="39"/>
          </chart:series>
          <chart:series chart:style-name="ch13" chart:values-cell-range-address="'SS Rod Radial Profile_20'.C40:'SS Rod Radial Profile_20'.AO40" chart:label-cell-address="'SS Rod Radial Profile_20'.B40:'SS Rod Radial Profile_20'.B40" chart:class="chart:scatter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20'.C37:'SS Rod Radial Profile_20'.AO37</svg:desc>
                </draw:g>
              </table:table-cell>
              <table:table-cell office:value-type="float" office:value="0.0148529173234228">
                <text:p>0.0148529173234228</text:p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  <table:table-cell office:value-type="float" office:value="0.220804490028241">
                <text:p>0.220804490028241</text:p>
              </table:table-cell>
              <table:table-cell office:value-type="float" office:value="0.241787976436701">
                <text:p>0.24178797643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20'.B38:'SS Rod Radial Profile_20'.B38</svg:desc>
                </draw:g>
              </table:table-cell>
              <table:table-cell office:value-type="float" office:value="387.281691753449">
                <text:p>387.281691753449</text:p>
                <draw:g>
                  <svg:desc>'SS Rod Radial Profile_20'.C38:'SS Rod Radial Profile_20'.AO38</svg:desc>
                </draw:g>
              </table:table-cell>
              <table:table-cell office:value-type="float" office:value="387.203850811113">
                <text:p>387.203850811113</text:p>
              </table:table-cell>
              <table:table-cell office:value-type="float" office:value="386.892487041769">
                <text:p>386.892487041769</text:p>
              </table:table-cell>
              <table:table-cell office:value-type="float" office:value="386.26975950308">
                <text:p>386.26975950308</text:p>
              </table:table-cell>
              <table:table-cell office:value-type="float" office:value="385.335668195048">
                <text:p>385.335668195048</text:p>
              </table:table-cell>
              <table:table-cell office:value-type="float" office:value="384.090213117671">
                <text:p>384.090213117671</text:p>
              </table:table-cell>
              <table:table-cell office:value-type="float" office:value="382.53339427095">
                <text:p>382.53339427095</text:p>
              </table:table-cell>
              <table:table-cell office:value-type="float" office:value="380.665211654884">
                <text:p>380.665211654884</text:p>
              </table:table-cell>
              <table:table-cell office:value-type="float" office:value="378.485665269475">
                <text:p>378.485665269475</text:p>
              </table:table-cell>
              <table:table-cell office:value-type="float" office:value="375.994755114721">
                <text:p>375.994755114721</text:p>
              </table:table-cell>
              <table:table-cell office:value-type="float" office:value="373.192481190623">
                <text:p>373.192481190623</text:p>
              </table:table-cell>
              <table:table-cell office:value-type="float" office:value="370.078843497181">
                <text:p>370.078843497181</text:p>
              </table:table-cell>
              <table:table-cell office:value-type="float" office:value="366.653842034395">
                <text:p>366.653842034395</text:p>
              </table:table-cell>
              <table:table-cell office:value-type="float" office:value="362.917476802264">
                <text:p>362.917476802264</text:p>
              </table:table-cell>
              <table:table-cell office:value-type="float" office:value="358.86974780079">
                <text:p>358.86974780079</text:p>
              </table:table-cell>
              <table:table-cell office:value-type="float" office:value="354.510655029971">
                <text:p>354.510655029971</text:p>
              </table:table-cell>
              <table:table-cell office:value-type="float" office:value="349.840198489808">
                <text:p>349.840198489808</text:p>
              </table:table-cell>
              <table:table-cell office:value-type="float" office:value="344.8583781803">
                <text:p>344.8583781803</text:p>
              </table:table-cell>
              <table:table-cell office:value-type="float" office:value="339.565194101448">
                <text:p>339.565194101448</text:p>
              </table:table-cell>
              <table:table-cell office:value-type="float" office:value="333.960646253252">
                <text:p>333.960646253252</text:p>
              </table:table-cell>
              <table:table-cell office:value-type="float" office:value="328.08404354353">
                <text:p>328.08404354353</text:p>
              </table:table-cell>
              <table:table-cell office:value-type="float" office:value="300.712339140244">
                <text:p>300.712339140244</text:p>
              </table:table-cell>
              <table:table-cell office:value-type="float" office:value="294.89828046181">
                <text:p>294.89828046181</text:p>
              </table:table-cell>
              <table:table-cell office:value-type="float" office:value="290.934551980941">
                <text:p>290.93455198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B39:'SS Rod Radial Profile_20'.B39</svg:desc>
                </draw:g>
              </table:table-cell>
              <table:table-cell office:value-type="float" office:value="386.826377037037">
                <text:p>386.826377037037</text:p>
                <draw:g>
                  <svg:desc>'SS Rod Radial Profile_20'.C39:'SS Rod Radial Profile_20'.AO39</svg:desc>
                </draw:g>
              </table:table-cell>
              <table:table-cell office:value-type="float" office:value="386.735183888889">
                <text:p>386.735183888889</text:p>
              </table:table-cell>
              <table:table-cell office:value-type="float" office:value="386.461604444444">
                <text:p>386.461604444444</text:p>
              </table:table-cell>
              <table:table-cell office:value-type="float" office:value="385.903688888889">
                <text:p>385.903688888889</text:p>
              </table:table-cell>
              <table:table-cell office:value-type="float" office:value="385.027304444444">
                <text:p>385.027304444444</text:p>
              </table:table-cell>
              <table:table-cell office:value-type="float" office:value="383.832693888889">
                <text:p>383.832693888889</text:p>
              </table:table-cell>
              <table:table-cell office:value-type="float" office:value="382.321507222222">
                <text:p>382.321507222222</text:p>
              </table:table-cell>
              <table:table-cell office:value-type="float" office:value="380.495031666667">
                <text:p>380.495031666667</text:p>
              </table:table-cell>
              <table:table-cell office:value-type="float" office:value="378.354179444444">
                <text:p>378.354179444444</text:p>
              </table:table-cell>
              <table:table-cell office:value-type="float" office:value="375.899601111111">
                <text:p>375.899601111111</text:p>
              </table:table-cell>
              <table:table-cell office:value-type="float" office:value="373.131767777778">
                <text:p>373.131767777778</text:p>
              </table:table-cell>
              <table:table-cell office:value-type="float" office:value="370.051026111111">
                <text:p>370.051026111111</text:p>
              </table:table-cell>
              <table:table-cell office:value-type="float" office:value="366.657635">
                <text:p>366.657635</text:p>
              </table:table-cell>
              <table:table-cell office:value-type="float" office:value="362.951788888889">
                <text:p>362.951788888889</text:p>
              </table:table-cell>
              <table:table-cell office:value-type="float" office:value="358.933632777778">
                <text:p>358.933632777778</text:p>
              </table:table-cell>
              <table:table-cell office:value-type="float" office:value="354.603276666667">
                <text:p>354.603276666667</text:p>
              </table:table-cell>
              <table:table-cell office:value-type="float" office:value="349.960801666667">
                <text:p>349.960801666667</text:p>
              </table:table-cell>
              <table:table-cell office:value-type="float" office:value="345.006266111111">
                <text:p>345.006266111111</text:p>
              </table:table-cell>
              <table:table-cell office:value-type="float" office:value="339.739712222222">
                <text:p>339.739712222222</text:p>
              </table:table-cell>
              <table:table-cell office:value-type="float" office:value="334.161166111111">
                <text:p>334.161166111111</text:p>
              </table:table-cell>
              <table:table-cell office:value-type="float" office:value="328.273556111111">
                <text:p>328.273556111111</text:p>
              </table:table-cell>
              <table:table-cell office:value-type="float" office:value="300.938252222222">
                <text:p>300.938252222222</text:p>
              </table:table-cell>
              <table:table-cell office:value-type="float" office:value="295.34576">
                <text:p>295.34576</text:p>
              </table:table-cell>
              <table:table-cell office:value-type="float" office:value="290.934551980941">
                <text:p>290.93455198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17566806308479">
                <text:p>-0.00117566806308479</text:p>
              </table:table-cell>
              <table:table-cell office:value-type="float" office:value="-0.00121038807140561">
                <text:p>-0.00121038807140561</text:p>
              </table:table-cell>
              <table:table-cell office:value-type="float" office:value="-0.00111370112306633">
                <text:p>-0.00111370112306633</text:p>
              </table:table-cell>
              <table:table-cell office:value-type="float" office:value="-0.000947707153317945">
                <text:p>-0.000947707153317945</text:p>
              </table:table-cell>
              <table:table-cell office:value-type="float" office:value="-0.000800247098971396">
                <text:p>-0.000800247098971396</text:p>
              </table:table-cell>
              <table:table-cell office:value-type="float" office:value="-0.000670465479168619">
                <text:p>-0.000670465479168619</text:p>
              </table:table-cell>
              <table:table-cell office:value-type="float" office:value="-0.00055390470976098">
                <text:p>-0.00055390470976098</text:p>
              </table:table-cell>
              <table:table-cell office:value-type="float" office:value="-0.000447059471176693">
                <text:p>-0.000447059471176693</text:p>
              </table:table-cell>
              <table:table-cell office:value-type="float" office:value="-0.000347399748777786">
                <text:p>-0.000347399748777786</text:p>
              </table:table-cell>
              <table:table-cell office:value-type="float" office:value="-0.000253072688689844">
                <text:p>-0.000253072688689844</text:p>
              </table:table-cell>
              <table:table-cell office:value-type="float" office:value="-0.00016268659178725">
                <text:p>-0.00016268659178725</text:p>
              </table:table-cell>
              <table:table-cell office:value-type="float" office:value="-0.000075166107328139">
                <text:p>-0.000075166107328139</text:p>
              </table:table-cell>
              <table:table-cell office:value-type="float" office:value="0.0000103448134732617">
                <text:p>0.0000103448134732617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B40:'SS Rod Radial Profile_20'.B40</svg:desc>
                </draw:g>
              </table:table-cell>
              <table:table-cell office:value-type="float" office:value="386.988709074074">
                <text:p>386.988709074074</text:p>
                <draw:g>
                  <svg:desc>'SS Rod Radial Profile_20'.C40:'SS Rod Radial Profile_20'.AO40</svg:desc>
                </draw:g>
              </table:table-cell>
              <table:table-cell office:value-type="float" office:value="386.897316111111">
                <text:p>386.897316111111</text:p>
              </table:table-cell>
              <table:table-cell office:value-type="float" office:value="386.623137222222">
                <text:p>386.623137222222</text:p>
              </table:table-cell>
              <table:table-cell office:value-type="float" office:value="386.064002222222">
                <text:p>386.064002222222</text:p>
              </table:table-cell>
              <table:table-cell office:value-type="float" office:value="385.185711666667">
                <text:p>385.185711666667</text:p>
              </table:table-cell>
              <table:table-cell office:value-type="float" office:value="383.988520555556">
                <text:p>383.988520555556</text:p>
              </table:table-cell>
              <table:table-cell office:value-type="float" office:value="382.474099444445">
                <text:p>382.474099444445</text:p>
              </table:table-cell>
              <table:table-cell office:value-type="float" office:value="380.643758333333">
                <text:p>380.643758333333</text:p>
              </table:table-cell>
              <table:table-cell office:value-type="float" office:value="378.498436666667">
                <text:p>378.498436666667</text:p>
              </table:table-cell>
              <table:table-cell office:value-type="float" office:value="376.038813888889">
                <text:p>376.038813888889</text:p>
              </table:table-cell>
              <table:table-cell office:value-type="float" office:value="373.265393888889">
                <text:p>373.265393888889</text:p>
              </table:table-cell>
              <table:table-cell office:value-type="float" office:value="370.178559444445">
                <text:p>370.178559444445</text:p>
              </table:table-cell>
              <table:table-cell office:value-type="float" office:value="366.778607777778">
                <text:p>366.778607777778</text:p>
              </table:table-cell>
              <table:table-cell office:value-type="float" office:value="363.065773888889">
                <text:p>363.065773888889</text:p>
              </table:table-cell>
              <table:table-cell office:value-type="float" office:value="359.040248333333">
                <text:p>359.040248333333</text:p>
              </table:table-cell>
              <table:table-cell office:value-type="float" office:value="354.702186111111">
                <text:p>354.702186111111</text:p>
              </table:table-cell>
              <table:table-cell office:value-type="float" office:value="350.051716111111">
                <text:p>350.051716111111</text:p>
              </table:table-cell>
              <table:table-cell office:value-type="float" office:value="345.088945555556">
                <text:p>345.088945555556</text:p>
              </table:table-cell>
              <table:table-cell office:value-type="float" office:value="339.813966666667">
                <text:p>339.813966666667</text:p>
              </table:table-cell>
              <table:table-cell office:value-type="float" office:value="334.226857777778">
                <text:p>334.226857777778</text:p>
              </table:table-cell>
              <table:table-cell office:value-type="float" office:value="328.3306">
                <text:p>328.3306</text:p>
              </table:table-cell>
              <table:table-cell office:value-type="float" office:value="300.954915">
                <text:p>300.954915</text:p>
              </table:table-cell>
              <table:table-cell office:value-type="float" office:value="295.353951666667">
                <text:p>295.353951666667</text:p>
              </table:table-cell>
              <table:table-cell office:value-type="float" office:value="290.934551980941">
                <text:p>290.93455198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756510533840144">
                <text:p>-0.000756510533840144</text:p>
              </table:table-cell>
              <table:table-cell office:value-type="float" office:value="-0.00079166232298485">
                <text:p>-0.00079166232298485</text:p>
              </table:table-cell>
              <table:table-cell office:value-type="float" office:value="-0.00069618777455719">
                <text:p>-0.00069618777455719</text:p>
              </table:table-cell>
              <table:table-cell office:value-type="float" office:value="-0.000532677683913974">
                <text:p>-0.000532677683913974</text:p>
              </table:table-cell>
              <table:table-cell office:value-type="float" office:value="-0.000389158182743359">
                <text:p>-0.000389158182743359</text:p>
              </table:table-cell>
              <table:table-cell office:value-type="float" office:value="-0.000264762179931019">
                <text:p>-0.000264762179931019</text:p>
              </table:table-cell>
              <table:table-cell office:value-type="float" office:value="-0.000155005621452403">
                <text:p>-0.000155005621452403</text:p>
              </table:table-cell>
              <table:table-cell office:value-type="float" office:value="-0.0000563574524129902">
                <text:p>-0.0000563574524129902</text:p>
              </table:table-cell>
              <table:table-cell office:value-type="float" office:value="0.0000337434105533016">
                <text:p>0.0000337434105533016</text:p>
              </table:table-cell>
              <table:table-cell office:value-type="float" office:value="0.000117179225423642">
                <text:p>0.000117179225423642</text:p>
              </table:table-cell>
              <table:table-cell office:value-type="float" office:value="0.000195375582147142">
                <text:p>0.000195375582147142</text:p>
              </table:table-cell>
              <table:table-cell office:value-type="float" office:value="0.000269445143961585">
                <text:p>0.000269445143961585</text:p>
              </table:table-cell>
              <table:table-cell office:value-type="float" office:value="0.00034028211102505">
                <text:p>0.000340282111025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39cm" svg:height="10.899cm" xlink:href=".." xlink:type="simple" chart:class="chart:scatter" chart:style-name="ch1">
        <chart:title svg:x="5.674cm" svg:y="0.353cm" chart:style-name="ch2">
          <text:p>Relative Temperature Difference</text:p>
        </chart:title>
        <chart:subtitle svg:x="0cm" svg:y="0cm" chart:style-name="ch3">
          <text:p/>
        </chart:subtitle>
        <chart:legend chart:legend-position="end" svg:x="13.585cm" svg:y="4.403cm" style:legend-expansion="high" chart:style-name="ch4"/>
        <chart:plot-area chart:style-name="ch5" table:cell-range-address="'SS Rod Radial Profile_20'.C30:'SS Rod Radial Profile_20'.AO34 'SS Rod Radial Profile_20'.B31:'SS Rod Radial Profile_20'.B34" chart:data-source-has-labels="column" svg:x="1.367cm" svg:y="1.375cm" svg:width="11.862cm" svg:height="8.326cm">
          <chartooo:coordinate-region svg:x="2.835cm" svg:y="1.575cm" svg:width="9.969cm" svg:height="7.479cm"/>
          <chart:axis chart:dimension="x" chart:name="primary-x" chart:style-name="ch6">
            <chart:title svg:x="6.394cm" svg:y="9.918cm" chart:style-name="ch7">
              <text:p>Radius [cm]</text:p>
            </chart:title>
          </chart:axis>
          <chart:axis chart:dimension="y" chart:name="primary-y" chart:style-name="ch6">
            <chart:title svg:x="0.451cm" svg:y="6.733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_20'.C31:'SS Rod Radial Profile_20'.AO31" chart:label-cell-address="'SS Rod Radial Profile_20'.B31:'SS Rod Radial Profile_20'.B31" chart:class="chart:scatter">
            <chart:domain table:cell-range-address="'SS Rod Radial Profile_20'.C30:'SS Rod Radial Profile_20'.AO30"/>
            <chart:data-point chart:repeated="39"/>
          </chart:series>
          <chart:series chart:style-name="ch11" chart:values-cell-range-address="'SS Rod Radial Profile_20'.C32:'SS Rod Radial Profile_20'.AO32" chart:label-cell-address="'SS Rod Radial Profile_20'.B32:'SS Rod Radial Profile_20'.B32" chart:class="chart:scatter">
            <chart:data-point chart:repeated="39"/>
          </chart:series>
          <chart:series chart:style-name="ch12" chart:values-cell-range-address="'SS Rod Radial Profile_20'.C33:'SS Rod Radial Profile_20'.AO33" chart:label-cell-address="'SS Rod Radial Profile_20'.B33:'SS Rod Radial Profile_20'.B33" chart:class="chart:scatter">
            <chart:data-point chart:repeated="39"/>
          </chart:series>
          <chart:series chart:style-name="ch13" chart:values-cell-range-address="'SS Rod Radial Profile_20'.C34:'SS Rod Radial Profile_20'.AO34" chart:label-cell-address="'SS Rod Radial Profile_20'.B34:'SS Rod Radial Profile_20'.B34" chart:class="chart:scatter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20'.C30:'SS Rod Radial Profile_20'.AO30</svg:desc>
                </draw:g>
              </table:table-cell>
              <table:table-cell office:value-type="float" office:value="0.0148529173234228">
                <text:p>0.0148529173234228</text:p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  <table:table-cell office:value-type="float" office:value="0.220804490028241">
                <text:p>0.220804490028241</text:p>
              </table:table-cell>
              <table:table-cell office:value-type="float" office:value="0.241787976436701">
                <text:p>0.241787976436701</text:p>
              </table:table-cell>
              <table:table-cell office:value-type="float" office:value="0.262774932012442">
                <text:p>0.262774932012442</text:p>
              </table:table-cell>
              <table:table-cell office:value-type="float" office:value="0.283764587027695">
                <text:p>0.283764587027695</text:p>
              </table:table-cell>
              <table:table-cell office:value-type="float" office:value="0.304756383722997">
                <text:p>0.304756383722997</text:p>
              </table:table-cell>
              <table:table-cell office:value-type="float" office:value="0.325749908059701">
                <text:p>0.325749908059701</text:p>
              </table:table-cell>
              <table:table-cell office:value-type="float" office:value="0.346744846239934">
                <text:p>0.346744846239934</text:p>
              </table:table-cell>
              <table:table-cell office:value-type="float" office:value="0.367740956107794">
                <text:p>0.367740956107794</text:p>
              </table:table-cell>
              <table:table-cell office:value-type="float" office:value="0.38873804781145">
                <text:p>0.38873804781145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20'.B31:'SS Rod Radial Profile_20'.B31</svg:desc>
                </draw:g>
              </table:table-cell>
              <table:table-cell office:value-type="float" office:value="92.3834112916388">
                <text:p>92.3834112916388</text:p>
                <draw:g>
                  <svg:desc>'SS Rod Radial Profile_20'.C31:'SS Rod Radial Profile_20'.AO31</svg:desc>
                </draw:g>
              </table:table-cell>
              <table:table-cell office:value-type="float" office:value="92.3055703493028">
                <text:p>92.3055703493028</text:p>
              </table:table-cell>
              <table:table-cell office:value-type="float" office:value="91.9942065799586">
                <text:p>91.9942065799586</text:p>
              </table:table-cell>
              <table:table-cell office:value-type="float" office:value="91.3714790412701">
                <text:p>91.3714790412701</text:p>
              </table:table-cell>
              <table:table-cell office:value-type="float" office:value="90.4373877332375">
                <text:p>90.4373877332375</text:p>
              </table:table-cell>
              <table:table-cell office:value-type="float" office:value="89.1919326558606">
                <text:p>89.1919326558606</text:p>
              </table:table-cell>
              <table:table-cell office:value-type="float" office:value="87.6351138091396">
                <text:p>87.6351138091396</text:p>
              </table:table-cell>
              <table:table-cell office:value-type="float" office:value="85.7669311930743">
                <text:p>85.7669311930743</text:p>
              </table:table-cell>
              <table:table-cell office:value-type="float" office:value="83.5873848076648">
                <text:p>83.5873848076648</text:p>
              </table:table-cell>
              <table:table-cell office:value-type="float" office:value="81.0964746529111">
                <text:p>81.0964746529111</text:p>
              </table:table-cell>
              <table:table-cell office:value-type="float" office:value="78.2942007288132">
                <text:p>78.2942007288132</text:p>
              </table:table-cell>
              <table:table-cell office:value-type="float" office:value="75.1805630353711">
                <text:p>75.1805630353711</text:p>
              </table:table-cell>
              <table:table-cell office:value-type="float" office:value="71.7555615725847">
                <text:p>71.7555615725847</text:p>
              </table:table-cell>
              <table:table-cell office:value-type="float" office:value="68.0191963404542">
                <text:p>68.0191963404542</text:p>
              </table:table-cell>
              <table:table-cell office:value-type="float" office:value="63.9714673389794">
                <text:p>63.9714673389794</text:p>
              </table:table-cell>
              <table:table-cell office:value-type="float" office:value="59.6123745681604">
                <text:p>59.6123745681604</text:p>
              </table:table-cell>
              <table:table-cell office:value-type="float" office:value="54.9419180279975">
                <text:p>54.9419180279975</text:p>
              </table:table-cell>
              <table:table-cell office:value-type="float" office:value="49.9600977184901">
                <text:p>49.9600977184901</text:p>
              </table:table-cell>
              <table:table-cell office:value-type="float" office:value="44.6669136396378">
                <text:p>44.6669136396378</text:p>
              </table:table-cell>
              <table:table-cell office:value-type="float" office:value="39.0623657914423">
                <text:p>39.0623657914423</text:p>
              </table:table-cell>
              <table:table-cell office:value-type="float" office:value="33.1857630817195">
                <text:p>33.185763081719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  <table:table-cell office:value-type="float" office:value="-3.96372848086904">
                <text:p>-3.9637284808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79425460183">
                <text:p>-0.90279425460183</text:p>
              </table:table-cell>
              <table:table-cell office:value-type="float" office:value="-0.916146460413898">
                <text:p>-0.916146460413898</text:p>
              </table:table-cell>
              <table:table-cell office:value-type="float" office:value="-0.878362135514124">
                <text:p>-0.878362135514124</text:p>
              </table:table-cell>
              <table:table-cell office:value-type="float" office:value="-0.813550152381296">
                <text:p>-0.813550152381296</text:p>
              </table:table-cell>
              <table:table-cell office:value-type="float" office:value="-0.755843288793116">
                <text:p>-0.755843288793116</text:p>
              </table:table-cell>
              <table:table-cell office:value-type="float" office:value="-0.704998766971755">
                <text:p>-0.704998766971755</text:p>
              </table:table-cell>
              <table:table-cell office:value-type="float" office:value="-0.659366586917358">
                <text:p>-0.659366586917358</text:p>
              </table:table-cell>
              <table:table-cell office:value-type="float" office:value="-0.617659526407635">
                <text:p>-0.617659526407635</text:p>
              </table:table-cell>
              <table:table-cell office:value-type="float" office:value="-0.578965363220405">
                <text:p>-0.578965363220405</text:p>
              </table:table-cell>
              <table:table-cell office:value-type="float" office:value="-0.542633541800015">
                <text:p>-0.542633541800015</text:p>
              </table:table-cell>
              <table:table-cell office:value-type="float" office:value="-0.508192951035412">
                <text:p>-0.508192951035412</text:p>
              </table:table-cell>
              <table:table-cell office:value-type="float" office:value="-0.475296924259993">
                <text:p>-0.47529692425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B32:'SS Rod Radial Profile_20'.B32</svg:desc>
                </draw:g>
              </table:table-cell>
              <table:table-cell office:value-type="float" office:value="91.480617037037">
                <text:p>91.480617037037</text:p>
                <draw:g>
                  <svg:desc>'SS Rod Radial Profile_20'.C32:'SS Rod Radial Profile_20'.AO32</svg:desc>
                </draw:g>
              </table:table-cell>
              <table:table-cell office:value-type="float" office:value="91.3894238888889">
                <text:p>91.3894238888889</text:p>
              </table:table-cell>
              <table:table-cell office:value-type="float" office:value="91.1158444444444">
                <text:p>91.1158444444444</text:p>
              </table:table-cell>
              <table:table-cell office:value-type="float" office:value="90.5579288888888">
                <text:p>90.5579288888888</text:p>
              </table:table-cell>
              <table:table-cell office:value-type="float" office:value="89.6815444444444">
                <text:p>89.6815444444444</text:p>
              </table:table-cell>
              <table:table-cell office:value-type="float" office:value="88.4869338888889">
                <text:p>88.4869338888889</text:p>
              </table:table-cell>
              <table:table-cell office:value-type="float" office:value="86.9757472222222">
                <text:p>86.9757472222222</text:p>
              </table:table-cell>
              <table:table-cell office:value-type="float" office:value="85.1492716666667">
                <text:p>85.1492716666667</text:p>
              </table:table-cell>
              <table:table-cell office:value-type="float" office:value="83.0084194444444">
                <text:p>83.0084194444444</text:p>
              </table:table-cell>
              <table:table-cell office:value-type="float" office:value="80.5538411111111">
                <text:p>80.5538411111111</text:p>
              </table:table-cell>
              <table:table-cell office:value-type="float" office:value="77.7860077777778">
                <text:p>77.7860077777778</text:p>
              </table:table-cell>
              <table:table-cell office:value-type="float" office:value="74.7052661111111">
                <text:p>74.7052661111111</text:p>
              </table:table-cell>
              <table:table-cell office:value-type="float" office:value="71.311875">
                <text:p>71.311875</text:p>
              </table:table-cell>
              <table:table-cell office:value-type="float" office:value="67.6060288888889">
                <text:p>67.6060288888889</text:p>
              </table:table-cell>
              <table:table-cell office:value-type="float" office:value="63.5878727777778">
                <text:p>63.5878727777778</text:p>
              </table:table-cell>
              <table:table-cell office:value-type="float" office:value="59.2575166666666">
                <text:p>59.2575166666666</text:p>
              </table:table-cell>
              <table:table-cell office:value-type="float" office:value="54.6150416666666">
                <text:p>54.6150416666666</text:p>
              </table:table-cell>
              <table:table-cell office:value-type="float" office:value="49.6605061111111">
                <text:p>49.6605061111111</text:p>
              </table:table-cell>
              <table:table-cell office:value-type="float" office:value="44.3939522222222">
                <text:p>44.3939522222222</text:p>
              </table:table-cell>
              <table:table-cell office:value-type="float" office:value="38.8154061111111">
                <text:p>38.8154061111111</text:p>
              </table:table-cell>
              <table:table-cell office:value-type="float" office:value="32.9277961111111">
                <text:p>32.9277961111111</text:p>
              </table:table-cell>
              <table:table-cell office:value-type="float" office:value="5.59249222222219">
                <text:p>5.59249222222219</text:p>
              </table:table-cell>
              <table:table-cell office:value-type="float" office:value="0">
                <text:p>0</text:p>
              </table:table-cell>
              <table:table-cell office:value-type="float" office:value="-4.41120801905893">
                <text:p>-4.4112080190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8653884231445">
                <text:p>-0.748653884231445</text:p>
              </table:table-cell>
              <table:table-cell office:value-type="float" office:value="-0.76220590485832">
                <text:p>-0.76220590485832</text:p>
              </table:table-cell>
              <table:table-cell office:value-type="float" office:value="-0.725021024402992">
                <text:p>-0.725021024402992</text:p>
              </table:table-cell>
              <table:table-cell office:value-type="float" office:value="-0.661428485714566">
                <text:p>-0.661428485714566</text:p>
              </table:table-cell>
              <table:table-cell office:value-type="float" office:value="-0.605627733237483">
                <text:p>-0.605627733237483</text:p>
              </table:table-cell>
              <table:table-cell office:value-type="float" office:value="-0.557363766971733">
                <text:p>-0.557363766971733</text:p>
              </table:table-cell>
              <table:table-cell office:value-type="float" office:value="-0.514966031361766">
                <text:p>-0.514966031361766</text:p>
              </table:table-cell>
              <table:table-cell office:value-type="float" office:value="-0.477124526407621">
                <text:p>-0.477124526407621</text:p>
              </table:table-cell>
              <table:table-cell office:value-type="float" office:value="-0.442899807664801">
                <text:p>-0.442899807664801</text:p>
              </table:table-cell>
              <table:table-cell office:value-type="float" office:value="-0.411612430688876">
                <text:p>-0.411612430688876</text:p>
              </table:table-cell>
              <table:table-cell office:value-type="float" office:value="-0.382758506590974">
                <text:p>-0.382758506590974</text:p>
              </table:table-cell>
              <table:table-cell office:value-type="float" office:value="-0.355955257593294">
                <text:p>-0.35595525759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B33:'SS Rod Radial Profile_20'.B33</svg:desc>
                </draw:g>
              </table:table-cell>
              <table:table-cell office:value-type="float" office:value="91.6347574074074">
                <text:p>91.6347574074074</text:p>
                <draw:g>
                  <svg:desc>'SS Rod Radial Profile_20'.C33:'SS Rod Radial Profile_20'.AO33</svg:desc>
                </draw:g>
              </table:table-cell>
              <table:table-cell office:value-type="float" office:value="91.5433644444444">
                <text:p>91.5433644444444</text:p>
              </table:table-cell>
              <table:table-cell office:value-type="float" office:value="91.2691855555556">
                <text:p>91.2691855555556</text:p>
              </table:table-cell>
              <table:table-cell office:value-type="float" office:value="90.7100505555556">
                <text:p>90.7100505555556</text:p>
              </table:table-cell>
              <table:table-cell office:value-type="float" office:value="89.83176">
                <text:p>89.83176</text:p>
              </table:table-cell>
              <table:table-cell office:value-type="float" office:value="88.6345688888889">
                <text:p>88.6345688888889</text:p>
              </table:table-cell>
              <table:table-cell office:value-type="float" office:value="87.1201477777778">
                <text:p>87.1201477777778</text:p>
              </table:table-cell>
              <table:table-cell office:value-type="float" office:value="85.2898066666667">
                <text:p>85.2898066666667</text:p>
              </table:table-cell>
              <table:table-cell office:value-type="float" office:value="83.144485">
                <text:p>83.144485</text:p>
              </table:table-cell>
              <table:table-cell office:value-type="float" office:value="80.6848622222222">
                <text:p>80.6848622222222</text:p>
              </table:table-cell>
              <table:table-cell office:value-type="float" office:value="77.9114422222222">
                <text:p>77.9114422222222</text:p>
              </table:table-cell>
              <table:table-cell office:value-type="float" office:value="74.8246077777778">
                <text:p>74.8246077777778</text:p>
              </table:table-cell>
              <table:table-cell office:value-type="float" office:value="71.4246561111111">
                <text:p>71.4246561111111</text:p>
              </table:table-cell>
              <table:table-cell office:value-type="float" office:value="67.7118222222222">
                <text:p>67.7118222222222</text:p>
              </table:table-cell>
              <table:table-cell office:value-type="float" office:value="63.6862966666667">
                <text:p>63.6862966666667</text:p>
              </table:table-cell>
              <table:table-cell office:value-type="float" office:value="59.3482344444444">
                <text:p>59.3482344444444</text:p>
              </table:table-cell>
              <table:table-cell office:value-type="float" office:value="54.6977644444444">
                <text:p>54.6977644444444</text:p>
              </table:table-cell>
              <table:table-cell office:value-type="float" office:value="49.7349938888889">
                <text:p>49.7349938888889</text:p>
              </table:table-cell>
              <table:table-cell office:value-type="float" office:value="44.460015">
                <text:p>44.460015</text:p>
              </table:table-cell>
              <table:table-cell office:value-type="float" office:value="38.8729061111111">
                <text:p>38.8729061111111</text:p>
              </table:table-cell>
              <table:table-cell office:value-type="float" office:value="32.9766483333333">
                <text:p>32.9766483333333</text:p>
              </table:table-cell>
              <table:table-cell office:value-type="float" office:value="5.60096333333332">
                <text:p>5.60096333333332</text:p>
              </table:table-cell>
              <table:table-cell office:value-type="float" office:value="0">
                <text:p>0</text:p>
              </table:table-cell>
              <table:table-cell office:value-type="float" office:value="-4.41939968572557">
                <text:p>-4.4193996857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0741662009169">
                <text:p>-0.930741662009169</text:p>
              </table:table-cell>
              <table:table-cell office:value-type="float" office:value="-0.944057571524965">
                <text:p>-0.944057571524965</text:p>
              </table:table-cell>
              <table:table-cell office:value-type="float" office:value="-0.906164357736316">
                <text:p>-0.906164357736316</text:p>
              </table:table-cell>
              <table:table-cell office:value-type="float" office:value="-0.841131263492315">
                <text:p>-0.841131263492315</text:p>
              </table:table-cell>
              <table:table-cell office:value-type="float" office:value="-0.783078844348552">
                <text:p>-0.783078844348552</text:p>
              </table:table-cell>
              <table:table-cell office:value-type="float" office:value="-0.731766544749533">
                <text:p>-0.731766544749533</text:p>
              </table:table-cell>
              <table:table-cell office:value-type="float" office:value="-0.685547142472885">
                <text:p>-0.685547142472885</text:p>
              </table:table-cell>
              <table:table-cell office:value-type="float" office:value="-0.643139526407595">
                <text:p>-0.643139526407595</text:p>
              </table:table-cell>
              <table:table-cell office:value-type="float" office:value="-0.603635363220334">
                <text:p>-0.603635363220334</text:p>
              </table:table-cell>
              <table:table-cell office:value-type="float" office:value="-0.566388541799981">
                <text:p>-0.566388541799981</text:p>
              </table:table-cell>
              <table:table-cell office:value-type="float" office:value="-0.530935173257632">
                <text:p>-0.530935173257632</text:p>
              </table:table-cell>
              <table:table-cell office:value-type="float" office:value="-0.496934146482161">
                <text:p>-0.49693414648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20'.B34:'SS Rod Radial Profile_20'.B34</svg:desc>
                </draw:g>
              </table:table-cell>
              <table:table-cell office:value-type="float" office:value="91.4526696296297">
                <text:p>91.4526696296297</text:p>
                <draw:g>
                  <svg:desc>'SS Rod Radial Profile_20'.C34:'SS Rod Radial Profile_20'.AO34</svg:desc>
                </draw:g>
              </table:table-cell>
              <table:table-cell office:value-type="float" office:value="91.3615127777778">
                <text:p>91.3615127777778</text:p>
              </table:table-cell>
              <table:table-cell office:value-type="float" office:value="91.0880422222222">
                <text:p>91.0880422222222</text:p>
              </table:table-cell>
              <table:table-cell office:value-type="float" office:value="90.5303477777778">
                <text:p>90.5303477777778</text:p>
              </table:table-cell>
              <table:table-cell office:value-type="float" office:value="89.6543088888889">
                <text:p>89.6543088888889</text:p>
              </table:table-cell>
              <table:table-cell office:value-type="float" office:value="88.4601661111111">
                <text:p>88.4601661111111</text:p>
              </table:table-cell>
              <table:table-cell office:value-type="float" office:value="86.9495666666667">
                <text:p>86.9495666666667</text:p>
              </table:table-cell>
              <table:table-cell office:value-type="float" office:value="85.1237916666667">
                <text:p>85.1237916666667</text:p>
              </table:table-cell>
              <table:table-cell office:value-type="float" office:value="82.9837494444445">
                <text:p>82.9837494444445</text:p>
              </table:table-cell>
              <table:table-cell office:value-type="float" office:value="80.5300861111111">
                <text:p>80.5300861111111</text:p>
              </table:table-cell>
              <table:table-cell office:value-type="float" office:value="77.7632655555556">
                <text:p>77.7632655555556</text:p>
              </table:table-cell>
              <table:table-cell office:value-type="float" office:value="74.6836288888889">
                <text:p>74.6836288888889</text:p>
              </table:table-cell>
              <table:table-cell office:value-type="float" office:value="71.2914272222222">
                <text:p>71.2914272222222</text:p>
              </table:table-cell>
              <table:table-cell office:value-type="float" office:value="67.5868477777778">
                <text:p>67.5868477777778</text:p>
              </table:table-cell>
              <table:table-cell office:value-type="float" office:value="63.5700277777778">
                <text:p>63.5700277777778</text:p>
              </table:table-cell>
              <table:table-cell office:value-type="float" office:value="59.2410688888889">
                <text:p>59.2410688888889</text:p>
              </table:table-cell>
              <table:table-cell office:value-type="float" office:value="54.6000433333333">
                <text:p>54.6000433333333</text:p>
              </table:table-cell>
              <table:table-cell office:value-type="float" office:value="49.6470016666667">
                <text:p>49.6470016666667</text:p>
              </table:table-cell>
              <table:table-cell office:value-type="float" office:value="44.381975">
                <text:p>44.381975</text:p>
              </table:table-cell>
              <table:table-cell office:value-type="float" office:value="38.8049816666667">
                <text:p>38.8049816666667</text:p>
              </table:table-cell>
              <table:table-cell office:value-type="float" office:value="32.9189388888889">
                <text:p>32.9189388888889</text:p>
              </table:table-cell>
              <table:table-cell office:value-type="float" office:value="5.59095666666666">
                <text:p>5.59095666666666</text:p>
              </table:table-cell>
              <table:table-cell office:value-type="float" office:value="0">
                <text:p>0</text:p>
              </table:table-cell>
              <table:table-cell office:value-type="float" office:value="-4.40972635239221">
                <text:p>-4.4097263523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